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widows="1"/>
      <style:text-properties fo:font-variant="normal" fo:text-transform="none" fo:color="#557799" fo:letter-spacing="normal" fo:font-style="normal" fo:font-weight="normal"/>
    </style:style>
    <style:style style:name="P2" style:family="paragraph" style:parent-style-name="Preformatted_20_Text">
      <style:paragraph-properties fo:widows="1"/>
      <style:text-properties fo:font-variant="normal" fo:text-transform="none" fo:color="#557799" fo:letter-spacing="normal"/>
    </style:style>
    <style:style style:name="P3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4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5" style:family="paragraph" style:parent-style-name="Preformatted_20_Text">
      <style:paragraph-properties fo:widows="1"/>
      <style:text-properties fo:font-variant="normal" fo:text-transform="none" fo:color="#888888" fo:letter-spacing="normal" fo:font-style="normal" fo:font-weight="normal"/>
    </style:style>
    <style:style style:name="P6" style:family="paragraph" style:parent-style-name="Preformatted_20_Text">
      <style:paragraph-properties fo:widows="1"/>
      <style:text-properties fo:font-variant="normal" fo:text-transform="none" fo:color="#888888" fo:letter-spacing="normal"/>
    </style:style>
    <style:style style:name="P7" style:family="paragraph" style:parent-style-name="Preformatted_20_Text">
      <style:paragraph-properties fo:widows="1"/>
      <style:text-properties fo:font-variant="normal" fo:text-transform="none" fo:color="#997700" fo:letter-spacing="normal" fo:font-style="normal" fo:font-weight="bold"/>
    </style:style>
    <style:style style:name="P8" style:family="paragraph" style:parent-style-name="Preformatted_20_Text">
      <style:paragraph-properties fo:widows="1"/>
    </style:style>
    <style:style style:name="P9" style:family="paragraph" style:parent-style-name="Preformatted_20_Text">
      <style:paragraph-properties fo:text-align="center" style:justify-single-word="false" fo:widows="1"/>
    </style:style>
    <style:style style:name="P10" style:family="paragraph" style:parent-style-name="Preformatted_20_Text">
      <style:paragraph-properties fo:margin-left="0in" fo:margin-right="0in" fo:widows="1" fo:text-indent="0in" style:auto-text-indent="false"/>
      <style:text-properties fo:font-variant="normal" fo:text-transform="none" fo:color="#557799" fo:letter-spacing="normal" fo:font-style="normal" fo:font-weight="normal"/>
    </style:style>
    <style:style style:name="P11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0pt" fo:letter-spacing="normal" fo:font-style="normal" fo:font-weight="bold" officeooo:rsid="0005bddd" officeooo:paragraph-rsid="0005bddd" style:font-size-asian="20pt" style:font-weight-asian="bold" style:font-size-complex="20pt" style:font-weight-complex="bold"/>
    </style:style>
    <style:style style:name="P12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0pt" fo:letter-spacing="normal" fo:font-style="normal" fo:font-weight="bold" officeooo:rsid="00067b15" officeooo:paragraph-rsid="00067b15" style:font-size-asian="20pt" style:font-weight-asian="bold" style:font-size-complex="20pt" style:font-weight-complex="bold"/>
    </style:style>
    <style:style style:name="P13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letter-spacing="normal" fo:font-style="normal" fo:font-weight="normal"/>
    </style:style>
    <style:style style:name="P14" style:family="paragraph" style:parent-style-name="Preformatted_20_Text">
      <style:text-properties fo:font-variant="normal" fo:text-transform="none" fo:color="#557799" fo:letter-spacing="normal" fo:font-style="normal" fo:font-weight="normal"/>
    </style:style>
    <style:style style:name="P15" style:family="paragraph" style:parent-style-name="Preformatted_20_Text">
      <style:paragraph-properties fo:widows="1"/>
      <style:text-properties fo:font-variant="normal" fo:text-transform="none" fo:color="#557799" fo:letter-spacing="normal" fo:font-style="normal" fo:font-weight="normal"/>
    </style:style>
    <style:style style:name="P16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/>
    </style:style>
    <style:style style:name="P17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0846c7"/>
    </style:style>
    <style:style style:name="P18" style:family="paragraph" style:parent-style-name="Preformatted_20_Text">
      <style:paragraph-properties fo:widows="1"/>
      <style:text-properties fo:font-variant="normal" fo:text-transform="none" fo:color="#333333" fo:letter-spacing="normal" fo:font-style="normal" fo:font-weight="normal" officeooo:paragraph-rsid="0009e779"/>
    </style:style>
    <style:style style:name="P19" style:family="paragraph" style:parent-style-name="Preformatted_20_Text">
      <style:paragraph-properties fo:text-align="center" style:justify-single-word="false" fo:widows="1"/>
      <style:text-properties fo:font-variant="normal" fo:text-transform="none" fo:color="#333333" fo:letter-spacing="normal" fo:font-style="normal" fo:font-weight="normal" officeooo:rsid="000846c7" officeooo:paragraph-rsid="000846c7"/>
    </style:style>
    <style:style style:name="P20" style:family="paragraph" style:parent-style-name="Preformatted_20_Text">
      <style:paragraph-properties fo:widows="1"/>
      <style:text-properties fo:font-variant="normal" fo:text-transform="none" fo:color="#333333" fo:letter-spacing="normal"/>
    </style:style>
    <style:style style:name="P21" style:family="paragraph" style:parent-style-name="Preformatted_20_Text">
      <style:paragraph-properties fo:widows="1"/>
      <style:text-properties fo:font-variant="normal" fo:text-transform="none" fo:color="#888888" fo:letter-spacing="normal" fo:font-style="normal" fo:font-weight="normal"/>
    </style:style>
    <style:style style:name="P22" style:family="paragraph" style:parent-style-name="Preformatted_20_Text">
      <style:paragraph-properties fo:widows="1"/>
      <style:text-properties fo:font-variant="normal" fo:text-transform="none" fo:color="#888888" fo:letter-spacing="normal"/>
    </style:style>
    <style:style style:name="P23" style:family="paragraph" style:parent-style-name="Preformatted_20_Text">
      <style:paragraph-properties fo:widows="1"/>
      <style:text-properties fo:font-variant="normal" fo:text-transform="none" fo:color="#997700" fo:letter-spacing="normal" fo:font-style="normal" fo:font-weight="bold"/>
    </style:style>
    <style:style style:name="P24" style:family="paragraph" style:parent-style-name="Preformatted_20_Text">
      <style:paragraph-properties fo:widows="1"/>
    </style:style>
    <style:style style:name="P25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0pt" fo:letter-spacing="normal" fo:font-style="normal" fo:font-weight="bold" officeooo:rsid="00067b15" officeooo:paragraph-rsid="00067b15" style:font-size-asian="20pt" style:font-weight-asian="bold" style:font-size-complex="20pt" style:font-weight-complex="bold"/>
    </style:style>
    <style:style style:name="P26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0pt" fo:letter-spacing="normal" fo:font-style="normal" fo:font-weight="bold" officeooo:rsid="0005bddd" officeooo:paragraph-rsid="000846c7" style:font-size-asian="20pt" style:font-weight-asian="bold" style:font-size-complex="20pt" style:font-weight-complex="bold"/>
    </style:style>
    <style:style style:name="P27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0pt" fo:letter-spacing="normal" fo:font-style="normal" fo:font-weight="bold" officeooo:rsid="000846c7" officeooo:paragraph-rsid="000846c7" style:font-size-asian="20pt" style:font-weight-asian="bold" style:font-size-complex="20pt" style:font-weight-complex="bold"/>
    </style:style>
    <style:style style:name="P28" style:family="paragraph" style:parent-style-name="Preformatted_20_Text">
      <style:paragraph-properties fo:margin-left="0in" fo:margin-right="0in" fo:text-align="center" style:justify-single-word="false" fo:widows="1" fo:text-indent="0in" style:auto-text-indent="false"/>
      <style:text-properties fo:font-variant="normal" fo:text-transform="none" fo:color="#000000" fo:font-size="20pt" fo:letter-spacing="normal" fo:font-style="normal" fo:font-weight="bold" officeooo:rsid="000846c7" officeooo:paragraph-rsid="0009e779" style:font-size-asian="20pt" style:font-weight-asian="bold" style:font-size-complex="20pt" style:font-weight-complex="bold"/>
    </style:style>
    <style:style style:name="P29" style:family="paragraph" style:parent-style-name="Preformatted_20_Text">
      <style:paragraph-properties fo:margin-left="0in" fo:margin-right="0in" fo:text-align="start" style:justify-single-word="false" fo:widows="1" fo:text-indent="0in" style:auto-text-indent="false"/>
      <style:text-properties fo:font-variant="normal" fo:text-transform="none" fo:color="#557799" fo:font-size="10pt" fo:letter-spacing="normal" fo:font-style="normal" fo:font-weight="normal" officeooo:rsid="0005bddd" officeooo:paragraph-rsid="000846c7" style:font-size-asian="10pt" style:font-weight-asian="bold" style:font-size-complex="10pt" style:font-weight-complex="bold"/>
    </style:style>
    <style:style style:name="P30" style:family="paragraph" style:parent-style-name="Preformatted_20_Text">
      <style:paragraph-properties fo:margin-left="0in" fo:margin-right="0in" fo:text-align="center" style:justify-single-word="false" fo:widows="1" fo:text-indent="0in" style:auto-text-indent="false" fo:break-before="page"/>
      <style:text-properties fo:font-variant="normal" fo:text-transform="none" fo:color="#000000" fo:font-size="20pt" fo:letter-spacing="normal" fo:font-style="normal" fo:font-weight="bold" officeooo:rsid="00067b15" officeooo:paragraph-rsid="00067b15" style:font-size-asian="20pt" style:font-weight-asian="bold" style:font-size-complex="20pt" style:font-weight-complex="bold"/>
    </style:style>
    <style:style style:name="P31" style:family="paragraph" style:parent-style-name="Preformatted_20_Text">
      <style:paragraph-properties fo:margin-left="0in" fo:margin-right="0in" fo:text-align="center" style:justify-single-word="false" fo:widows="1" fo:text-indent="0in" style:auto-text-indent="false" fo:break-before="page"/>
      <style:text-properties fo:font-variant="normal" fo:text-transform="none" fo:color="#000000" fo:font-size="20pt" fo:letter-spacing="normal" fo:font-style="normal" fo:font-weight="bold" officeooo:rsid="00067b15" officeooo:paragraph-rsid="000846c7" style:font-size-asian="20pt" style:font-weight-asian="bold" style:font-size-complex="20pt" style:font-weight-complex="bold"/>
    </style:style>
    <style:style style:name="P32" style:family="paragraph" style:parent-style-name="Preformatted_20_Text">
      <style:paragraph-properties fo:margin-top="0in" fo:margin-bottom="0.1965in" loext:contextual-spacing="false" fo:widows="1"/>
      <style:text-properties fo:font-variant="normal" fo:text-transform="none" fo:color="#333333" fo:letter-spacing="normal" fo:font-style="normal" fo:font-weight="normal"/>
    </style:style>
    <style:style style:name="P33" style:family="paragraph" style:parent-style-name="Preformatted_20_Text">
      <style:paragraph-properties fo:widows="1" fo:break-before="page"/>
      <style:text-properties fo:font-variant="normal" fo:text-transform="none" fo:color="#333333" fo:letter-spacing="normal" fo:font-style="normal" fo:font-weight="normal" officeooo:paragraph-rsid="000846c7"/>
    </style:style>
    <style:style style:name="P34" style:family="paragraph" style:parent-style-name="Footer">
      <style:paragraph-properties fo:text-align="center" style:justify-single-word="false"/>
      <style:text-properties fo:background-color="transparent"/>
    </style:style>
    <style:style style:name="T1" style:family="text">
      <style:text-properties fo:color="#008800" fo:font-weight="bold"/>
    </style:style>
    <style:style style:name="T2" style:family="text">
      <style:text-properties fo:color="#008800" fo:font-style="normal" fo:font-weight="bold"/>
    </style:style>
    <style:style style:name="T3" style:family="text">
      <style:text-properties fo:color="#333399" fo:font-weight="bold"/>
    </style:style>
    <style:style style:name="T4" style:family="text">
      <style:text-properties fo:color="#333399" fo:font-style="normal" fo:font-weight="bold"/>
    </style:style>
    <style:style style:name="T5" style:family="text">
      <style:text-properties fo:color="#888888"/>
    </style:style>
    <style:style style:name="T6" style:family="text">
      <style:text-properties fo:color="#888888" fo:font-style="normal" fo:font-weight="normal"/>
    </style:style>
    <style:style style:name="T7" style:family="text">
      <style:text-properties fo:color="#557799"/>
    </style:style>
    <style:style style:name="T8" style:family="text">
      <style:text-properties fo:color="#0066bb" fo:font-weight="bold"/>
    </style:style>
    <style:style style:name="T9" style:family="text">
      <style:text-properties fo:color="#0066bb" fo:font-style="normal" fo:font-weight="bold"/>
    </style:style>
    <style:style style:name="T10" style:family="text">
      <style:text-properties fo:font-style="normal" fo:font-weight="normal"/>
    </style:style>
    <style:style style:name="T11" style:family="text">
      <style:text-properties fo:font-style="normal" fo:font-weight="normal" fo:background-color="#fff0f0" loext:char-shading-value="0"/>
    </style:style>
    <style:style style:name="T12" style:family="text">
      <style:text-properties fo:color="#666666" fo:font-style="normal" fo:font-weight="bold" fo:background-color="#fff0f0" loext:char-shading-value="0"/>
    </style:style>
    <style:style style:name="T13" style:family="text">
      <style:text-properties fo:color="#0000dd" fo:font-style="normal" fo:font-weight="bold"/>
    </style:style>
    <style:style style:name="T14" style:family="text">
      <style:text-properties fo:color="#0000dd" fo:font-weight="bold"/>
    </style:style>
    <style:style style:name="T15" style:family="text">
      <style:text-properties fo:color="#007020" fo:font-style="normal" fo:font-weight="normal"/>
    </style:style>
    <style:style style:name="T16" style:family="text">
      <style:text-properties fo:color="#0044dd" fo:font-style="normal" fo:font-weight="normal"/>
    </style:style>
    <style:style style:name="T17" style:family="text">
      <style:text-properties fo:color="#bb0066" fo:font-weight="bold"/>
    </style:style>
    <style:style style:name="T18" style:family="text">
      <style:text-properties officeooo:rsid="00067b15"/>
    </style:style>
    <style:style style:name="T19" style:family="text">
      <style:text-properties fo:font-variant="normal" fo:text-transform="none" fo:color="#000000" fo:font-size="20pt" fo:letter-spacing="normal" fo:font-style="normal" fo:font-weight="bold" style:font-size-asian="20pt" style:font-weight-asian="bold" style:font-size-complex="20pt" style:font-weight-complex="bold"/>
    </style:style>
    <style:style style:name="T20" style:family="text">
      <style:text-properties fo:font-variant="normal" fo:text-transform="none" fo:color="#000000" fo:font-size="20pt" fo:letter-spacing="normal" fo:font-style="normal" fo:font-weight="bold" officeooo:rsid="00067b15" style:font-size-asian="20pt" style:font-weight-asian="bold" style:font-size-complex="20pt" style:font-weight-complex="bold"/>
    </style:style>
    <style:style style:name="T21" style:family="text">
      <style:text-properties fo:color="#997700" fo:font-weight="bold"/>
    </style:style>
    <style:style style:name="T22" style:family="text">
      <style:text-properties officeooo:rsid="000846c7"/>
    </style:style>
    <style:style style:name="T2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4" style:family="text">
      <style:text-properties fo:color="#000000" fo:font-size="20pt" fo:font-weight="bold" officeooo:rsid="00067b15" style:font-size-asian="20pt" style:font-weight-asian="bold" style:font-size-complex="20pt" style:font-weight-complex="bold"/>
    </style:style>
    <style:style style:name="T25" style:family="text">
      <style:text-properties fo:color="#000000" fo:font-size="20pt" fo:font-weight="bold" officeooo:rsid="000846c7" style:font-size-asian="20pt" style:font-weight-asian="bold" style:font-size-complex="20pt" style:font-weight-complex="bold"/>
    </style:style>
    <style:style style:name="T26" style:family="text">
      <style:text-properties fo:color="#6600ee" fo:font-weight="bold"/>
    </style:style>
    <style:style style:name="T27" style:family="text">
      <style:text-properties fo:color="#6600ee" fo:font-style="normal" fo:font-weight="bold"/>
    </style:style>
    <style:style style:name="T28" style:family="text">
      <style:text-properties officeooo:rsid="0009e77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------------- Chapter <text:span text:style-name="T22">2</text:span> ---------------</text:p>
      <text:p text:style-name="P26"><text:span text:style-name="T18">01-Array Vector</text:span></text:p>
      <text:p text:style-name="P26"/>
      <text:p text:style-name="P29">#include &lt;cstdio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arr[</text:span><text:span text:style-name="T13">5</text:span><text:span text:style-name="T10">] = {</text:span><text:span text:style-name="T13">7</text:span><text:span text:style-name="T10">,</text:span><text:span text:style-name="T13">7</text:span><text:span text:style-name="T10">,</text:span><text:span text:style-name="T13">7</text:span><text:span text:style-name="T10">}; <text:s text:c="2"/></text:span><text:span text:style-name="T6">// initial size (5) and initial value {7,7,7,0,0}</text:span></text:p>
      <text:p text:style-name="P4"><text:s text:c="2"/><text:span text:style-name="T10">vector&lt;</text:span><text:span text:style-name="T4">int</text:span><text:span text:style-name="T10">&gt; v(</text:span><text:span text:style-name="T13">5</text:span><text:span text:style-name="T10">, </text:span><text:span text:style-name="T13">5</text:span><text:span text:style-name="T10">); <text:s text:c="3"/></text:span><text:span text:style-name="T6">// initial size (5) and initial value {5,5,5,5,5}</text:span></text:p>
      <text:p text:style-name="P8"/>
      <text:p text:style-name="P4"><text:s text:c="2"/><text:span text:style-name="T10">printf(</text:span><text:span text:style-name="T11">"arr[2] = %d and v[2] = %d</text:span><text:span text:style-name="T12">\n</text:span><text:span text:style-name="T11">"</text:span><text:span text:style-name="T10">, arr[</text:span><text:span text:style-name="T13">2</text:span><text:span text:style-name="T10">], v[</text:span><text:span text:style-name="T13">2</text:span><text:span text:style-name="T10">]); <text:s text:c="10"/></text:span><text:span text:style-name="T6">// 7 and 5</text:span></text:p>
      <text:p text:style-name="P8"/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5</text:span><text:span text:style-name="T10">; i++) {</text:span></text:p>
      <text:p text:style-name="P4"><text:s text:c="4"/><text:span text:style-name="T10">arr[i] = i;</text:span></text:p>
      <text:p text:style-name="P4"><text:s text:c="4"/><text:span text:style-name="T10">v[i] = i;</text:span></text:p>
      <text:p text:style-name="P4"><text:s text:c="2"/><text:span text:style-name="T10">}</text:span></text:p>
      <text:p text:style-name="P8"/>
      <text:p text:style-name="P4"><text:s text:c="2"/><text:span text:style-name="T10">printf(</text:span><text:span text:style-name="T11">"arr[2] = %d and v[2] = %d</text:span><text:span text:style-name="T12">\n</text:span><text:span text:style-name="T11">"</text:span><text:span text:style-name="T10">, arr[</text:span><text:span text:style-name="T13">2</text:span><text:span text:style-name="T10">], v[</text:span><text:span text:style-name="T13">2</text:span><text:span text:style-name="T10">]); <text:s text:c="10"/></text:span><text:span text:style-name="T6">// 2 and 2</text:span></text:p>
      <text:p text:style-name="P8"/>
      <text:p text:style-name="P4"><text:s text:c="2"/><text:span text:style-name="T6">// arr[5] = 5; <text:s text:c="4"/>// static array will generate index out of bound error</text:span></text:p>
      <text:p text:style-name="P4"><text:s text:c="2"/><text:span text:style-name="T6">// uncomment the line above to see the error</text:span></text:p>
      <text:p text:style-name="P8"/>
      <text:p text:style-name="P4"><text:s text:c="2"/><text:span text:style-name="T10">v.push_back(</text:span><text:span text:style-name="T13">5</text:span><text:span text:style-name="T10">); <text:s text:c="25"/></text:span><text:span text:style-name="T6">// but vector will resize itself</text:span></text:p>
      <text:p text:style-name="P4"><text:s text:c="2"/><text:span text:style-name="T10">printf(</text:span><text:span text:style-name="T11">"v[5] = %d</text:span><text:span text:style-name="T12">\n</text:span><text:span text:style-name="T11">"</text:span><text:span text:style-name="T10">, v[</text:span><text:span text:style-name="T13">5</text:span><text:span text:style-name="T10">]); <text:s text:c="40"/></text:span><text:span text:style-name="T6">// 5</text:span></text:p>
      <text:p text:style-name="P4"><text:s text:c="2"/></text:p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17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2-Algorithm Collections</text:span></text:p>
      <text:p text:style-name="P1">#include &lt;algorithm&gt;</text:p>
      <text:p text:style-name="P1">#include &lt;cstdio&gt;</text:p>
      <text:p text:style-name="P1">#include &lt;string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<text:span text:style-name="T1">struct</text:span> {</text:p>
      <text:p text:style-name="P4"><text:s text:c="2"/><text:span text:style-name="T4">int</text:span><text:span text:style-name="T10"> id;</text:span></text:p>
      <text:p text:style-name="P4"><text:s text:c="2"/><text:span text:style-name="T4">int</text:span><text:span text:style-name="T10"> solved;</text:span></text:p>
      <text:p text:style-name="P4"><text:s text:c="2"/><text:span text:style-name="T4">int</text:span><text:span text:style-name="T10"> penalty;</text:span></text:p>
      <text:p text:style-name="P3">} team;</text:p>
      <text:p text:style-name="P8"/>
      <text:p text:style-name="P3"><text:span text:style-name="T3">bool</text:span> <text:span text:style-name="T8">icpc_cmp</text:span>(team a, team b) {</text:p>
      <text:p text:style-name="P4"><text:s text:c="2"/><text:span text:style-name="T2">if</text:span><text:span text:style-name="T10"> (a.solved != b.solved) </text:span><text:span text:style-name="T6">// can use this primary field to decide sorted order</text:span></text:p>
      <text:p text:style-name="P4"><text:s text:c="4"/><text:span text:style-name="T2">return</text:span><text:span text:style-name="T10"> a.solved &gt; b.solved; <text:s text:c="2"/></text:span><text:span text:style-name="T6">// ICPC rule: sort by number of problem solved</text:span></text:p>
      <text:p text:style-name="P4"><text:s text:c="2"/><text:span text:style-name="T2">else</text:span><text:span text:style-name="T10"> </text:span><text:span text:style-name="T2">if</text:span><text:span text:style-name="T10"> (a.penalty != b.penalty) <text:s text:c="6"/></text:span><text:span text:style-name="T6">// a.solved == b.solved, but we can use</text:span></text:p>
      <text:p text:style-name="P4"><text:s text:c="39"/><text:span text:style-name="T6">// secondary field to decide sorted order</text:span></text:p>
      <text:p text:style-name="P4"><text:s text:c="4"/><text:span text:style-name="T2">return</text:span><text:span text:style-name="T10"> a.penalty &lt; b.penalty; <text:s text:c="6"/></text:span><text:span text:style-name="T6">// ICPC rule: sort by descending penalty</text:span></text:p>
      <text:p text:style-name="P4"><text:s text:c="2"/><text:span text:style-name="T2">else</text:span><text:span text:style-name="T10"> <text:s text:c="23"/></text:span><text:span text:style-name="T6">// a.solved == b.solved AND a.penalty == b.penalty</text:span></text:p>
      <text:p text:style-name="P4"><text:s text:c="4"/><text:span text:style-name="T2">return</text:span><text:span text:style-name="T10"> a.id &lt; b.id; <text:s text:c="21"/></text:span><text:span text:style-name="T6">// sort based on increasing team ID</text:span></text:p>
      <text:p text:style-name="P3">}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*pos, arr[] = {</text:span><text:span text:style-name="T13">10</text:span><text:span text:style-name="T10">, </text:span><text:span text:style-name="T13">7</text:span><text:span text:style-name="T10">, </text:span><text:span text:style-name="T13">2</text:span><text:span text:style-name="T10">, </text:span><text:span text:style-name="T13">15</text:span><text:span text:style-name="T10">, </text:span><text:span text:style-name="T13">4</text:span><text:span text:style-name="T10">};</text:span></text:p>
      <text:p text:style-name="P4"><text:s text:c="2"/><text:span text:style-name="T10">vector&lt;</text:span><text:span text:style-name="T4">int</text:span><text:span text:style-name="T10">&gt; v(arr, arr + </text:span><text:span text:style-name="T13">5</text:span><text:span text:style-name="T10">); <text:s text:c="9"/></text:span><text:span text:style-name="T6">// another way to initialize vector</text:span></text:p>
      <text:p text:style-name="P4"><text:s text:c="2"/><text:span text:style-name="T10">vector&lt;</text:span><text:span text:style-name="T4">int</text:span><text:span text:style-name="T10">&gt;::iterator j;</text:span></text:p>
      <text:p text:style-name="P8"/>
      <text:p text:style-name="P4"><text:s text:c="2"/><text:span text:style-name="T6">// sort descending with vector</text:span></text:p>
      <text:p text:style-name="P4"><text:s text:c="2"/><text:span text:style-name="T10">sort(v.rbegin(), v.rend()); <text:s text:c="7"/></text:span><text:span text:style-name="T6">// example of using 'reverse iterator'</text:span></text:p>
      <text:p text:style-name="P4"><text:s text:c="2"/><text:span text:style-name="T2">for</text:span><text:span text:style-name="T10"> (vector&lt;</text:span><text:span text:style-name="T4">int</text:span><text:span text:style-name="T10">&gt;::iterator it = v.begin(); it != v.end(); it++)</text:span></text:p>
      <text:p text:style-name="P4"><text:s text:c="4"/><text:span text:style-name="T10">printf(</text:span><text:span text:style-name="T11">"%d "</text:span><text:span text:style-name="T10">, *it); <text:s text:c="20"/></text:span><text:span text:style-name="T6">// access the value of iterator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sort descending with integer array</text:span></text:p>
      <text:p text:style-name="P4"><text:s text:c="2"/><text:span text:style-name="T10">sort(arr, arr + </text:span><text:span text:style-name="T13">5</text:span><text:span text:style-name="T10">); <text:s text:c="41"/></text:span><text:span text:style-name="T6">// ascending</text:span></text:p>
      <text:p text:style-name="P4"><text:s text:c="2"/><text:span text:style-name="T10">reverse(arr, arr + </text:span><text:span text:style-name="T13">5</text:span><text:span text:style-name="T10">); <text:s text:c="35"/></text:span><text:span text:style-name="T6">// then reverse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5</text:span><text:span text:style-name="T10">; i++)</text:span></text:p>
      <text:p text:style-name="P4"><text:s text:c="4"/><text:span text:style-name="T10">printf(</text:span><text:span text:style-name="T11">"%d "</text:span><text:span text:style-name="T10">, arr[i]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random_shuffle(v.begin(), v.end()); <text:s text:c="9"/></text:span><text:span text:style-name="T6">// shuffle the content again</text:span></text:p>
      <text:p text:style-name="P4"><text:s text:c="2"/><text:span text:style-name="T2">for</text:span><text:span text:style-name="T10"> (vector&lt;</text:span><text:span text:style-name="T4">int</text:span><text:span text:style-name="T10">&gt;::iterator it = v.begin(); it != v.end(); it++)</text:span></text:p>
      <text:p text:style-name="P4"><text:s text:c="4"/><text:span text:style-name="T10">printf(</text:span><text:span text:style-name="T11">"%d "</text:span><text:span text:style-name="T10">, *i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10">partial_sort(v.begin(), v.begin() + </text:span><text:span text:style-name="T13">2</text:span><text:span text:style-name="T10">, v.end()); <text:s text:c="4"/></text:span><text:span text:style-name="T6">// partial_sort demo</text:span></text:p>
      <text:p text:style-name="P4"><text:s text:c="2"/><text:span text:style-name="T2">for</text:span><text:span text:style-name="T10"> (vector&lt;</text:span><text:span text:style-name="T4">int</text:span><text:span text:style-name="T10">&gt;::iterator it = v.begin(); it != v.end(); it++)</text:span></text:p>
      <text:p text:style-name="P4"><text:s text:c="4"/><text:span text:style-name="T10">printf(</text:span><text:span text:style-name="T11">"%d "</text:span><text:span text:style-name="T10">, *i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sort ascending</text:span></text:p>
      <text:p text:style-name="P4"><text:s text:c="2"/><text:span text:style-name="T10">sort(arr, arr + </text:span><text:span text:style-name="T13">5</text:span><text:span text:style-name="T10">); <text:s text:c="26"/></text:span><text:span text:style-name="T6">// arr should be sorted now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5</text:span><text:span text:style-name="T10">; i++) <text:s text:c="27"/></text:span><text:span text:style-name="T6">// 2, 4, 7, 10, 15</text:span></text:p>
      <text:p text:style-name="P4"><text:s text:c="4"/><text:span text:style-name="T10">printf(</text:span><text:span text:style-name="T11">"%d "</text:span><text:span text:style-name="T10">, arr[i]);</text:span></text:p>
      <text:p text:style-name="P4"><text:soft-page-break/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sort(v.begin(), v.end()); <text:s text:c="15"/></text:span><text:span text:style-name="T6">// sorting a vector, same output</text:span></text:p>
      <text:p text:style-name="P4"><text:s text:c="2"/><text:span text:style-name="T2">for</text:span><text:span text:style-name="T10"> (vector&lt;</text:span><text:span text:style-name="T4">int</text:span><text:span text:style-name="T10">&gt;::iterator it = v.begin(); it != v.end(); it++)</text:span></text:p>
      <text:p text:style-name="P4"><text:s text:c="4"/><text:span text:style-name="T10">printf(</text:span><text:span text:style-name="T11">"%d "</text:span><text:span text:style-name="T10">, *i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multi-field sorting example, suppose we have 4 ICPC teams</text:span></text:p>
      <text:p text:style-name="P4"><text:s text:c="2"/><text:span text:style-name="T10">team nus[</text:span><text:span text:style-name="T13">4</text:span><text:span text:style-name="T10">] = { {</text:span><text:span text:style-name="T13">1</text:span><text:span text:style-name="T10">, </text:span><text:span text:style-name="T13">1</text:span><text:span text:style-name="T10">, </text:span><text:span text:style-name="T13">10</text:span><text:span text:style-name="T10">}, </text:span></text:p>
      <text:p text:style-name="P4"><text:s text:c="18"/><text:span text:style-name="T10">{</text:span><text:span text:style-name="T13">2</text:span><text:span text:style-name="T10">, </text:span><text:span text:style-name="T13">3</text:span><text:span text:style-name="T10">, </text:span><text:span text:style-name="T13">60</text:span><text:span text:style-name="T10">},</text:span></text:p>
      <text:p text:style-name="P4"><text:s text:c="18"/><text:span text:style-name="T10">{</text:span><text:span text:style-name="T13">3</text:span><text:span text:style-name="T10">, </text:span><text:span text:style-name="T13">1</text:span><text:span text:style-name="T10">, </text:span><text:span text:style-name="T13">20</text:span><text:span text:style-name="T10">},</text:span></text:p>
      <text:p text:style-name="P4"><text:s text:c="18"/><text:span text:style-name="T10">{</text:span><text:span text:style-name="T13">4</text:span><text:span text:style-name="T10">, </text:span><text:span text:style-name="T13">3</text:span><text:span text:style-name="T10">, </text:span><text:span text:style-name="T13">60</text:span><text:span text:style-name="T10">} };</text:span></text:p>
      <text:p text:style-name="P8"/>
      <text:p text:style-name="P4"><text:s text:c="2"/><text:span text:style-name="T6">// without sorting, they will be ranked like this: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4</text:span><text:span text:style-name="T10">; i++)</text:span></text:p>
      <text:p text:style-name="P4"><text:s text:c="4"/><text:span text:style-name="T10">printf(</text:span><text:span text:style-name="T11">"id: %d, solved: %d, penalty: %d</text:span><text:span text:style-name="T12">\n</text:span><text:span text:style-name="T11">"</text:span><text:span text:style-name="T10">,</text:span></text:p>
      <text:p text:style-name="P4"><text:s text:c="11"/><text:span text:style-name="T10">nus[i].id, nus[i].solved, nus[i].penalty);</text:span></text:p>
      <text:p text:style-name="P8"/>
      <text:p text:style-name="P4"><text:s text:c="2"/><text:span text:style-name="T10">sort(nus, nus + </text:span><text:span text:style-name="T13">4</text:span><text:span text:style-name="T10">, icpc_cmp); <text:s text:c="8"/></text:span><text:span text:style-name="T6">// sort using a comparison function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6">// after sorting using ICPC rule, they will be ranked like this: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4</text:span><text:span text:style-name="T10">; i++)</text:span></text:p>
      <text:p text:style-name="P4"><text:s text:c="4"/><text:span text:style-name="T10">printf(</text:span><text:span text:style-name="T11">"id: %d, solved: %d, penalty: %d</text:span><text:span text:style-name="T12">\n</text:span><text:span text:style-name="T11">"</text:span><text:span text:style-name="T10">,</text:span></text:p>
      <text:p text:style-name="P4"><text:s text:c="11"/><text:span text:style-name="T10">nus[i].id, nus[i].solved, nus[i].penalty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there is a trick for multi-field sorting if the sort order is "standard"</text:span></text:p>
      <text:p text:style-name="P4"><text:s text:c="2"/><text:span text:style-name="T6">// use "chained" pair class in C++ and put the highest priority in front</text:span></text:p>
      <text:p text:style-name="P4"><text:s text:c="2"/><text:span text:style-name="T2">typedef</text:span><text:span text:style-name="T10"> pair &lt; </text:span><text:span text:style-name="T4">int</text:span><text:span text:style-name="T10">, pair &lt; string, string &gt; &gt; state;</text:span></text:p>
      <text:p text:style-name="P4"><text:s text:c="2"/><text:span text:style-name="T10">state a = make_pair(</text:span><text:span text:style-name="T13">10</text:span><text:span text:style-name="T10">, make_pair(</text:span><text:span text:style-name="T11">"steven"</text:span><text:span text:style-name="T10">, </text:span><text:span text:style-name="T11">"grace"</text:span><text:span text:style-name="T10">));</text:span></text:p>
      <text:p text:style-name="P4"><text:s text:c="2"/><text:span text:style-name="T10">state b = make_pair(</text:span><text:span text:style-name="T13">7</text:span><text:span text:style-name="T10">, make_pair(</text:span><text:span text:style-name="T11">"steven"</text:span><text:span text:style-name="T10">, </text:span><text:span text:style-name="T11">"halim"</text:span><text:span text:style-name="T10">));</text:span></text:p>
      <text:p text:style-name="P4"><text:s text:c="2"/><text:span text:style-name="T10">state c = make_pair(</text:span><text:span text:style-name="T13">7</text:span><text:span text:style-name="T10">, make_pair(</text:span><text:span text:style-name="T11">"steven"</text:span><text:span text:style-name="T10">, </text:span><text:span text:style-name="T11">"felix"</text:span><text:span text:style-name="T10">));</text:span></text:p>
      <text:p text:style-name="P4"><text:s text:c="2"/><text:span text:style-name="T10">state d = make_pair(</text:span><text:span text:style-name="T13">9</text:span><text:span text:style-name="T10">, make_pair(</text:span><text:span text:style-name="T11">"a"</text:span><text:span text:style-name="T10">, </text:span><text:span text:style-name="T11">"b"</text:span><text:span text:style-name="T10">));</text:span></text:p>
      <text:p text:style-name="P4"><text:s text:c="2"/><text:span text:style-name="T10">vector&lt;state&gt; test;</text:span></text:p>
      <text:p text:style-name="P4"><text:s text:c="2"/><text:span text:style-name="T10">test.push_back(a);</text:span></text:p>
      <text:p text:style-name="P4"><text:s text:c="2"/><text:span text:style-name="T10">test.push_back(b);</text:span></text:p>
      <text:p text:style-name="P4"><text:s text:c="2"/><text:span text:style-name="T10">test.push_back(c);</text:span></text:p>
      <text:p text:style-name="P4"><text:s text:c="2"/><text:span text:style-name="T10">test.push_back(d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4</text:span><text:span text:style-name="T10">; i++)</text:span></text:p>
      <text:p text:style-name="P4"><text:s text:c="4"/><text:span text:style-name="T10">printf(</text:span><text:span text:style-name="T11">"value: %d, name1 = %s, name2 = %s</text:span><text:span text:style-name="T12">\n</text:span><text:span text:style-name="T11">"</text:span><text:span text:style-name="T10">, test[i].first,</text:span></text:p>
      <text:p text:style-name="P4"><text:s text:c="4"/><text:span text:style-name="T10">((string)test[i].second.first).c_str(), ((string)test[i].second.second).c_str()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10">sort(test.begin(), test.end()); <text:s text:c="2"/></text:span><text:span text:style-name="T6">// no need to use a comparison function</text:span></text:p>
      <text:p text:style-name="P4"><text:s text:c="2"/><text:span text:style-name="T6">// sorted ascending based on value, then based on name1,</text:span></text:p>
      <text:p text:style-name="P4"><text:s text:c="2"/><text:span text:style-name="T6">// then based on name2, in that order!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4</text:span><text:span text:style-name="T10">; i++)</text:span></text:p>
      <text:p text:style-name="P4"><text:s text:c="4"/><text:span text:style-name="T10">printf(</text:span><text:span text:style-name="T11">"value: %d, name1 = %s, name2 = %s</text:span><text:span text:style-name="T12">\n</text:span><text:span text:style-name="T11">"</text:span><text:span text:style-name="T10">, test[i].first,</text:span></text:p>
      <text:p text:style-name="P4"><text:s text:c="6"/><text:span text:style-name="T10">((string)test[i].second.first).c_str(), ((string)test[i].second.second).c_str()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binary search using lower bound</text:span></text:p>
      <text:p text:style-name="P4"><text:s text:c="2"/><text:span text:style-name="T10">pos = lower_bound(arr, arr + </text:span><text:span text:style-name="T13">5</text:span><text:span text:style-name="T10">, </text:span><text:span text:style-name="T13">7</text:span><text:span text:style-name="T10">); <text:s text:c="29"/></text:span><text:span text:style-name="T6">// found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*pos);</text:span></text:p>
      <text:p text:style-name="P4"><text:s text:c="2"/><text:span text:style-name="T10">j = lower_bound(v.begin(), v.end(), </text:span><text:span text:style-name="T13">7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*j);</text:span></text:p>
      <text:p text:style-name="P8"/>
      <text:p text:style-name="P4"><text:s text:c="2"/><text:span text:style-name="T10">pos = lower_bound(arr, arr + </text:span><text:span text:style-name="T13">5</text:span><text:span text:style-name="T10">, </text:span><text:span text:style-name="T13">77</text:span><text:span text:style-name="T10">); <text:s text:c="24"/></text:span><text:span text:style-name="T6">// not found</text:span></text:p>
      <text:p text:style-name="P4"><text:s text:c="2"/><text:span text:style-name="T2">if</text:span><text:span text:style-name="T10"> (pos - arr == </text:span><text:span text:style-name="T13">5</text:span><text:span text:style-name="T10">) </text:span><text:span text:style-name="T6">// arr is of size 5 -&gt; </text:span></text:p>
      <text:p text:style-name="P4"><text:s text:c="22"/><text:span text:style-name="T6">// <text:s text:c="3"/>arr[0], arr[1], arr[2], arr[3], arr[4]</text:span></text:p>
      <text:p text:style-name="P4"><text:soft-page-break/><text:s text:c="22"/><text:span text:style-name="T6">// if lower_bound cannot find the required value,</text:span></text:p>
      <text:p text:style-name="P4"><text:s text:c="22"/><text:span text:style-name="T6">// <text:s text:c="2"/>it will set return arr index +1 of arr size, i.e.</text:span></text:p>
      <text:p text:style-name="P4"><text:s text:c="22"/><text:span text:style-name="T6">// <text:s text:c="2"/>the 'non existent' arr[5]</text:span></text:p>
      <text:p text:style-name="P4"><text:s text:c="22"/><text:span text:style-name="T6">// thus, testing whether pos - arr == 5 blocks </text:span></text:p>
      <text:p text:style-name="P4"><text:s text:c="22"/><text:span text:style-name="T6">// <text:s text:c="2"/>can detect this "not found" issue</text:span></text:p>
      <text:p text:style-name="P4"><text:s text:c="4"/><text:span text:style-name="T10">printf(</text:span><text:span text:style-name="T11">"77 not found</text:span><text:span text:style-name="T12">\n</text:span><text:span text:style-name="T11">"</text:span><text:span text:style-name="T10">);</text:span></text:p>
      <text:p text:style-name="P4"><text:s text:c="2"/><text:span text:style-name="T10">j = lower_bound(v.begin(), v.end(), </text:span><text:span text:style-name="T13">77</text:span><text:span text:style-name="T10">);</text:span></text:p>
      <text:p text:style-name="P4"><text:s text:c="2"/><text:span text:style-name="T2">if</text:span><text:span text:style-name="T10"> (j == v.end()) </text:span><text:span text:style-name="T6">// with vector, lower_bound will do the same:</text:span></text:p>
      <text:p text:style-name="P4"><text:s text:c="20"/><text:span text:style-name="T6">// <text:s text:c="2"/>return vector index +1 of vector size</text:span></text:p>
      <text:p text:style-name="P4"><text:s text:c="20"/><text:span text:style-name="T6">// but this is exactly the position of vector.end()</text:span></text:p>
      <text:p text:style-name="P4"><text:s text:c="20"/><text:span text:style-name="T6">// <text:s text:c="2"/>so we can test "not found" this way</text:span></text:p>
      <text:p text:style-name="P4"><text:s text:c="4"/><text:span text:style-name="T10">printf(</text:span><text:span text:style-name="T11">"77 not found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useful if you want to generate permutations of set</text:span></text:p>
      <text:p text:style-name="P4"><text:s text:c="2"/><text:span text:style-name="T10">next_permutation(arr, arr + </text:span><text:span text:style-name="T13">5</text:span><text:span text:style-name="T10">); </text:span><text:span text:style-name="T6">// 2, 4, 7, 10, 15 -&gt; 2, 4, 7, 15, 10</text:span></text:p>
      <text:p text:style-name="P4"><text:s text:c="2"/><text:span text:style-name="T10">next_permutation(arr, arr + </text:span><text:span text:style-name="T13">5</text:span><text:span text:style-name="T10">); </text:span><text:span text:style-name="T6">// 2, 4, 7, 15, 10 -&gt; 2, 4, 10, 7, 15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5</text:span><text:span text:style-name="T10">; i++)</text:span></text:p>
      <text:p text:style-name="P4"><text:s text:c="4"/><text:span text:style-name="T10">printf(</text:span><text:span text:style-name="T11">"%d "</text:span><text:span text:style-name="T10">, arr[i]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next_permutation(v.begin(), v.end());</text:span></text:p>
      <text:p text:style-name="P4"><text:s text:c="2"/><text:span text:style-name="T10">next_permutation(v.begin(), v.end());</text:span></text:p>
      <text:p text:style-name="P4"><text:s text:c="2"/><text:span text:style-name="T2">for</text:span><text:span text:style-name="T10"> (vector&lt;</text:span><text:span text:style-name="T4">int</text:span><text:span text:style-name="T10">&gt;::iterator it = v.begin(); it != v.end(); it++)</text:span></text:p>
      <text:p text:style-name="P4"><text:s text:c="4"/><text:span text:style-name="T10">printf(</text:span><text:span text:style-name="T11">"%d "</text:span><text:span text:style-name="T10">, *i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sometimes these two useful simple macros are used</text:span></text:p>
      <text:p text:style-name="P4"><text:s text:c="2"/><text:span text:style-name="T10">printf(</text:span><text:span text:style-name="T11">"min(10, 7) = %d</text:span><text:span text:style-name="T12">\n</text:span><text:span text:style-name="T11">"</text:span><text:span text:style-name="T10">, min(</text:span><text:span text:style-name="T13">10</text:span><text:span text:style-name="T10">, </text:span><text:span text:style-name="T13">7</text:span><text:span text:style-name="T10">));</text:span></text:p>
      <text:p text:style-name="P4"><text:s text:c="2"/><text:span text:style-name="T10">printf(</text:span><text:span text:style-name="T11">"max(10, 7) = %d</text:span><text:span text:style-name="T12">\n</text:span><text:span text:style-name="T11">"</text:span><text:span text:style-name="T10">, max(</text:span><text:span text:style-name="T13">10</text:span><text:span text:style-name="T10">, </text:span><text:span text:style-name="T13">7</text:span><text:span text:style-name="T10">)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3-bit manipulation</text:span></text:p>
      <text:p text:style-name="P5">// note: for example usage of bitset, see ch5_06_primes.cpp</text:p>
      <text:p text:style-name="P8"/>
      <text:p text:style-name="P1">#include &lt;cmath&gt;</text:p>
      <text:p text:style-name="P1">#include &lt;cstdio&gt;</text:p>
      <text:p text:style-name="P1">#include &lt;stack&gt;</text:p>
      <text:p text:style-name="P3"><text:span text:style-name="T1">using</text:span> <text:span text:style-name="T1">namespace</text:span> std;</text:p>
      <text:p text:style-name="P8"/>
      <text:p text:style-name="P1">#define isOn(S, j) (S &amp; (1 &lt;&lt; j))</text:p>
      <text:p text:style-name="P1">#define setBit(S, j) (S |= (1 &lt;&lt; j))</text:p>
      <text:p text:style-name="P1">#define clearBit(S, j) (S &amp;= ~(1 &lt;&lt; j))</text:p>
      <text:p text:style-name="P1">#define toggleBit(S, j) (S ^= (1 &lt;&lt; j))</text:p>
      <text:p text:style-name="P1">#define lowBit(S) (S &amp; (-S))</text:p>
      <text:p text:style-name="P1">#define setAll(S, n) (S = (1 &lt;&lt; n) - 1)</text:p>
      <text:p text:style-name="P8"/>
      <text:p text:style-name="P3"><text:span text:style-name="T7">#define modulo(S, N) ((S) &amp; (N - 1)) <text:s text:c="2"/></text:span><text:span text:style-name="T5">// returns S % N, where N is a power of 2</text:span></text:p>
      <text:p text:style-name="P1">#define isPowerOfTwo(S) (!(S &amp; (S - 1)))</text:p>
      <text:p text:style-name="P1">#define nearestPowerOfTwo(S) ((int)pow(2.0, (int)((log((double)S) / log(2.0)) + 0.5)))</text:p>
      <text:p text:style-name="P1">#define turnOffLastBit(S) ((S) &amp; (S - 1))</text:p>
      <text:p text:style-name="P1">#define turnOnLastZero(S) ((S) | (S + 1))</text:p>
      <text:p text:style-name="P1">#define turnOffLastConsecutiveBits(S) ((S) &amp; (S + 1))</text:p>
      <text:p text:style-name="P1">#define turnOnLastConsecutiveZeroes(S) ((S) | (S - 1))</text:p>
      <text:p text:style-name="P8"/>
      <text:p text:style-name="P3"><text:span text:style-name="T3">void</text:span> <text:span text:style-name="T8">printSet</text:span>(<text:span text:style-name="T3">int</text:span> vS) { <text:s text:c="24"/><text:span text:style-name="T5">// in binary representation</text:span></text:p>
      <text:p text:style-name="P4"><text:s text:c="2"/><text:span text:style-name="T10">printf(</text:span><text:span text:style-name="T11">"S = %2d = "</text:span><text:span text:style-name="T10">, vS);</text:span></text:p>
      <text:p text:style-name="P4"><text:s text:c="2"/><text:span text:style-name="T10">stack&lt;</text:span><text:span text:style-name="T4">int</text:span><text:span text:style-name="T10">&gt; st;</text:span></text:p>
      <text:p text:style-name="P4"><text:s text:c="2"/><text:span text:style-name="T2">while</text:span><text:span text:style-name="T10"> (vS)</text:span></text:p>
      <text:p text:style-name="P4"><text:s text:c="4"/><text:span text:style-name="T10">st.push(vS % </text:span><text:span text:style-name="T13">2</text:span><text:span text:style-name="T10">), vS /= </text:span><text:span text:style-name="T13">2</text:span><text:span text:style-name="T10">;</text:span></text:p>
      <text:p text:style-name="P4"><text:s text:c="2"/><text:span text:style-name="T2">while</text:span><text:span text:style-name="T10"> (!st.empty()) <text:s text:c="24"/></text:span><text:span text:style-name="T6">// to reverse the print order</text:span></text:p>
      <text:p text:style-name="P4"><text:s text:c="4"/><text:span text:style-name="T10">printf(</text:span><text:span text:style-name="T11">"%d"</text:span><text:span text:style-name="T10">, st.top()), st.pop(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3">}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S, T;</text:span></text:p>
      <text:p text:style-name="P8"/>
      <text:p text:style-name="P4"><text:s text:c="2"/><text:span text:style-name="T10">printf(</text:span><text:span text:style-name="T11">"1. Representation (all indexing are 0-based and counted from right)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34</text:span><text:span text:style-name="T10">; printSet(S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2. Multiply S by 2, then divide S by 4 (2x2), then by 2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34</text:span><text:span text:style-name="T10">; printSet(S);</text:span></text:p>
      <text:p text:style-name="P4"><text:s text:c="2"/><text:span text:style-name="T10">S = S &lt;&lt; </text:span><text:span text:style-name="T13">1</text:span><text:span text:style-name="T10">; printSet(S);</text:span></text:p>
      <text:p text:style-name="P4"><text:s text:c="2"/><text:span text:style-name="T10">S = S &gt;&gt; </text:span><text:span text:style-name="T13">2</text:span><text:span text:style-name="T10">; printSet(S);</text:span></text:p>
      <text:p text:style-name="P4"><text:s text:c="2"/><text:span text:style-name="T10">S = S &gt;&gt; </text:span><text:span text:style-name="T13">1</text:span><text:span text:style-name="T10">; printSet(S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3. Set/turn on the 3-th item of the set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34</text:span><text:span text:style-name="T10">; printSet(S);</text:span></text:p>
      <text:p text:style-name="P4"><text:s text:c="2"/><text:span text:style-name="T10">setBit(S, </text:span><text:span text:style-name="T13">3</text:span><text:span text:style-name="T10">); printSet(S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4. Check if the 3-th and then 2-nd item of the set is on?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42</text:span><text:span text:style-name="T10">; printSet(S);</text:span></text:p>
      <text:p text:style-name="P4"><text:s text:c="2"/><text:span text:style-name="T10">T = isOn(S, </text:span><text:span text:style-name="T13">3</text:span><text:span text:style-name="T10">); printf(</text:span><text:span text:style-name="T11">"T = %d, %s</text:span><text:span text:style-name="T12">\n</text:span><text:span text:style-name="T11">"</text:span><text:span text:style-name="T10">, T, T ? </text:span><text:span text:style-name="T11">"ON"</text:span><text:span text:style-name="T10"> : </text:span><text:span text:style-name="T11">"OFF"</text:span><text:span text:style-name="T10">);</text:span></text:p>
      <text:p text:style-name="P4"><text:s text:c="2"/><text:span text:style-name="T10">T = isOn(S, </text:span><text:span text:style-name="T13">2</text:span><text:span text:style-name="T10">); printf(</text:span><text:span text:style-name="T11">"T = %d, %s</text:span><text:span text:style-name="T12">\n</text:span><text:span text:style-name="T11">"</text:span><text:span text:style-name="T10">, T, T ? </text:span><text:span text:style-name="T11">"ON"</text:span><text:span text:style-name="T10"> : </text:span><text:span text:style-name="T11">"OFF"</text:span><text:span text:style-name="T10">);</text:span></text:p>
      <text:p text:style-name="P4"><text:soft-page-break/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5. Clear/turn off the 1-st item of the set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42</text:span><text:span text:style-name="T10">; printSet(S);</text:span></text:p>
      <text:p text:style-name="P4"><text:s text:c="2"/><text:span text:style-name="T10">clearBit(S, </text:span><text:span text:style-name="T13">1</text:span><text:span text:style-name="T10">); printSet(S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6. Toggle the 2-nd item and then 3-rd item of the set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40</text:span><text:span text:style-name="T10">; printSet(S);</text:span></text:p>
      <text:p text:style-name="P4"><text:s text:c="2"/><text:span text:style-name="T10">toggleBit(S, </text:span><text:span text:style-name="T13">2</text:span><text:span text:style-name="T10">); printSet(S);</text:span></text:p>
      <text:p text:style-name="P4"><text:s text:c="2"/><text:span text:style-name="T10">toggleBit(S, </text:span><text:span text:style-name="T13">3</text:span><text:span text:style-name="T10">); printSet(S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7. Check the first bit from right that is on</text:span><text:span text:style-name="T12">\n</text:span><text:span text:style-name="T11">"</text:span><text:span text:style-name="T10">);</text:span></text:p>
      <text:p text:style-name="P4"><text:s text:c="2"/><text:span text:style-name="T10">S = </text:span><text:span text:style-name="T13">40</text:span><text:span text:style-name="T10">; printSet(S);</text:span></text:p>
      <text:p text:style-name="P4"><text:s text:c="2"/><text:span text:style-name="T10">T = lowBit(S); printf(</text:span><text:span text:style-name="T11">"T = %d (this is always a power of 2)</text:span><text:span text:style-name="T12">\n</text:span><text:span text:style-name="T11">"</text:span><text:span text:style-name="T10">, T);</text:span></text:p>
      <text:p text:style-name="P4"><text:s text:c="2"/><text:span text:style-name="T10">S = </text:span><text:span text:style-name="T13">52</text:span><text:span text:style-name="T10">; printSet(S);</text:span></text:p>
      <text:p text:style-name="P4"><text:s text:c="2"/><text:span text:style-name="T10">T = lowBit(S); printf(</text:span><text:span text:style-name="T11">"T = %d (this is always a power of 2)</text:span><text:span text:style-name="T12">\n</text:span><text:span text:style-name="T11">"</text:span><text:span text:style-name="T10">, 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8. Turn on all bits in a set of size n = 6</text:span><text:span text:style-name="T12">\n</text:span><text:span text:style-name="T11">"</text:span><text:span text:style-name="T10">);</text:span></text:p>
      <text:p text:style-name="P4"><text:s text:c="2"/><text:span text:style-name="T10">setAll(S, </text:span><text:span text:style-name="T13">6</text:span><text:span text:style-name="T10">); printSet(S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9. Other tricks (not shown in the book)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8 %c 4 = %d</text:span><text:span text:style-name="T12">\n</text:span><text:span text:style-name="T11">"</text:span><text:span text:style-name="T10">, </text:span><text:span text:style-name="T16">'%'</text:span><text:span text:style-name="T10">, modulo(</text:span><text:span text:style-name="T13">8</text:span><text:span text:style-name="T10">, </text:span><text:span text:style-name="T13">4</text:span><text:span text:style-name="T10">));</text:span></text:p>
      <text:p text:style-name="P4"><text:s text:c="2"/><text:span text:style-name="T10">printf(</text:span><text:span text:style-name="T11">"7 %c 4 = %d</text:span><text:span text:style-name="T12">\n</text:span><text:span text:style-name="T11">"</text:span><text:span text:style-name="T10">, </text:span><text:span text:style-name="T16">'%'</text:span><text:span text:style-name="T10">, modulo(</text:span><text:span text:style-name="T13">7</text:span><text:span text:style-name="T10">, </text:span><text:span text:style-name="T13">4</text:span><text:span text:style-name="T10">));</text:span></text:p>
      <text:p text:style-name="P4"><text:s text:c="2"/><text:span text:style-name="T10">printf(</text:span><text:span text:style-name="T11">"6 %c 4 = %d</text:span><text:span text:style-name="T12">\n</text:span><text:span text:style-name="T11">"</text:span><text:span text:style-name="T10">, </text:span><text:span text:style-name="T16">'%'</text:span><text:span text:style-name="T10">, modulo(</text:span><text:span text:style-name="T13">6</text:span><text:span text:style-name="T10">, </text:span><text:span text:style-name="T13">4</text:span><text:span text:style-name="T10">));</text:span></text:p>
      <text:p text:style-name="P4"><text:s text:c="2"/><text:span text:style-name="T10">printf(</text:span><text:span text:style-name="T11">"5 %c 4 = %d</text:span><text:span text:style-name="T12">\n</text:span><text:span text:style-name="T11">"</text:span><text:span text:style-name="T10">, </text:span><text:span text:style-name="T16">'%'</text:span><text:span text:style-name="T10">, modulo(</text:span><text:span text:style-name="T13">5</text:span><text:span text:style-name="T10">, </text:span><text:span text:style-name="T13">4</text:span><text:span text:style-name="T10">));</text:span></text:p>
      <text:p text:style-name="P4"><text:s text:c="2"/><text:span text:style-name="T10">printf(</text:span><text:span text:style-name="T11">"is %d power of two? %d</text:span><text:span text:style-name="T12">\n</text:span><text:span text:style-name="T11">"</text:span><text:span text:style-name="T10">, </text:span><text:span text:style-name="T13">9</text:span><text:span text:style-name="T10">, isPowerOfTwo(</text:span><text:span text:style-name="T13">9</text:span><text:span text:style-name="T10">));</text:span></text:p>
      <text:p text:style-name="P4"><text:s text:c="2"/><text:span text:style-name="T10">printf(</text:span><text:span text:style-name="T11">"is %d power of two? %d</text:span><text:span text:style-name="T12">\n</text:span><text:span text:style-name="T11">"</text:span><text:span text:style-name="T10">, </text:span><text:span text:style-name="T13">8</text:span><text:span text:style-name="T10">, isPowerOfTwo(</text:span><text:span text:style-name="T13">8</text:span><text:span text:style-name="T10">));</text:span></text:p>
      <text:p text:style-name="P4"><text:s text:c="2"/><text:span text:style-name="T10">printf(</text:span><text:span text:style-name="T11">"is %d power of two? %d</text:span><text:span text:style-name="T12">\n</text:span><text:span text:style-name="T11">"</text:span><text:span text:style-name="T10">, </text:span><text:span text:style-name="T13">7</text:span><text:span text:style-name="T10">, isPowerOfTwo(</text:span><text:span text:style-name="T13">7</text:span><text:span text:style-name="T10">)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= </text:span><text:span text:style-name="T13">16</text:span><text:span text:style-name="T10">; i++)</text:span></text:p>
      <text:p text:style-name="P4"><text:s text:c="4"/><text:span text:style-name="T10">printf(</text:span><text:span text:style-name="T11">"Nearest power of two of %d is %d</text:span><text:span text:style-name="T12">\n</text:span><text:span text:style-name="T11">"</text:span><text:span text:style-name="T10">, i, nearestPowerOfTwo(i));</text:span></text:p>
      <text:p text:style-name="P4"><text:s text:c="2"/><text:span text:style-name="T10">printf(</text:span><text:span text:style-name="T11">"S = %d, turn off last bit in S, S = %d</text:span><text:span text:style-name="T12">\n</text:span><text:span text:style-name="T11">"</text:span><text:span text:style-name="T10">, </text:span><text:span text:style-name="T13">40</text:span><text:span text:style-name="T10">, turnOffLastBit(</text:span><text:span text:style-name="T13">40</text:span><text:span text:style-name="T10">));</text:span></text:p>
      <text:p text:style-name="P4"><text:s text:c="2"/><text:span text:style-name="T10">printf(</text:span><text:span text:style-name="T11">"S = %d, turn on last zero in S, S = %d</text:span><text:span text:style-name="T12">\n</text:span><text:span text:style-name="T11">"</text:span><text:span text:style-name="T10">, </text:span><text:span text:style-name="T13">41</text:span><text:span text:style-name="T10">, turnOnLastZero(</text:span><text:span text:style-name="T13">41</text:span><text:span text:style-name="T10">));</text:span></text:p>
      <text:p text:style-name="P4"><text:s text:c="2"/><text:span text:style-name="T10">printf(</text:span><text:span text:style-name="T11">"S = %d, turn off last consectuve bits in S, S = %d</text:span><text:span text:style-name="T12">\n</text:span><text:span text:style-name="T11">"</text:span><text:span text:style-name="T10">, </text:span><text:span text:style-name="T13">39</text:span><text:span text:style-name="T10">, turnOffLastConsecutiveBits(</text:span><text:span text:style-name="T13">39</text:span><text:span text:style-name="T10">));</text:span></text:p>
      <text:p text:style-name="P4"><text:s text:c="2"/><text:span text:style-name="T10">printf(</text:span><text:span text:style-name="T11">"S = %d, turn on last consecutive zeroes in S, S = %d</text:span><text:span text:style-name="T12">\n</text:span><text:span text:style-name="T11">"</text:span><text:span text:style-name="T10">, </text:span><text:span text:style-name="T13">36</text:span><text:span text:style-name="T10">, turnOnLastConsecutiveZeroes(</text:span><text:span text:style-name="T13">36</text:span><text:span text:style-name="T10">)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4-Stack queue</text:span></text:p>
      <text:p text:style-name="P1">#include &lt;cstdio&gt;</text:p>
      <text:p text:style-name="P1">#include &lt;stack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3">int</text:span> <text:span text:style-name="T8">main</text:span>() {</text:p>
      <text:p text:style-name="P4"><text:s text:c="2"/><text:span text:style-name="T10">stack&lt;</text:span><text:span text:style-name="T4">char</text:span><text:span text:style-name="T10">&gt; s;</text:span></text:p>
      <text:p text:style-name="P4"><text:s text:c="2"/><text:span text:style-name="T10">queue&lt;</text:span><text:span text:style-name="T4">char</text:span><text:span text:style-name="T10">&gt; q;</text:span></text:p>
      <text:p text:style-name="P4"><text:s text:c="2"/><text:span text:style-name="T10">deque&lt;</text:span><text:span text:style-name="T4">char</text:span><text:span text:style-name="T10">&gt; d;</text:span></text:p>
      <text:p text:style-name="P8"/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s.empty()); <text:s text:c="18"/></text:span><text:span text:style-name="T6">// currently s is empty, true (1)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10">s.push(</text:span><text:span text:style-name="T16">'a'</text:span><text:span text:style-name="T10">);</text:span></text:p>
      <text:p text:style-name="P4"><text:s text:c="2"/><text:span text:style-name="T10">s.push(</text:span><text:span text:style-name="T16">'b'</text:span><text:span text:style-name="T10">);</text:span></text:p>
      <text:p text:style-name="P4"><text:s text:c="2"/><text:span text:style-name="T10">s.push(</text:span><text:span text:style-name="T16">'c'</text:span><text:span text:style-name="T10">);</text:span></text:p>
      <text:p text:style-name="P4"><text:s text:c="2"/><text:span text:style-name="T6">// stack is LIFO, thus the content of s is currently like this:</text:span></text:p>
      <text:p text:style-name="P4"><text:s text:c="2"/><text:span text:style-name="T6">// c &lt;- top</text:span></text:p>
      <text:p text:style-name="P4"><text:s text:c="2"/><text:span text:style-name="T6">// b</text:span></text:p>
      <text:p text:style-name="P4"><text:s text:c="2"/><text:span text:style-name="T6">// a</text:span></text:p>
      <text:p text:style-name="P4"><text:s text:c="2"/><text:span text:style-name="T10">printf(</text:span><text:span text:style-name="T11">"%c</text:span><text:span text:style-name="T12">\n</text:span><text:span text:style-name="T11">"</text:span><text:span text:style-name="T10">, s.top()); <text:s text:c="34"/></text:span><text:span text:style-name="T6">// output 'c'</text:span></text:p>
      <text:p text:style-name="P4"><text:s text:c="2"/><text:span text:style-name="T10">s.pop(); <text:s text:c="49"/></text:span><text:span text:style-name="T6">// pop topmost</text:span></text:p>
      <text:p text:style-name="P4"><text:s text:c="2"/><text:span text:style-name="T10">printf(</text:span><text:span text:style-name="T11">"%c</text:span><text:span text:style-name="T12">\n</text:span><text:span text:style-name="T11">"</text:span><text:span text:style-name="T10">, s.top()); <text:s text:c="34"/></text:span><text:span text:style-name="T6">// output 'b'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s.empty()); <text:s text:c="7"/></text:span><text:span text:style-name="T6">// currently s is not empty, false (0)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q.empty()); <text:s text:c="12"/></text:span><text:span text:style-name="T6">// currently q is empty, true (1)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2">while</text:span><text:span text:style-name="T10"> (!s.empty()) { <text:s text:c="18"/></text:span><text:span text:style-name="T6">// stack s still has 2 more items</text:span></text:p>
      <text:p text:style-name="P4"><text:s text:c="4"/><text:span text:style-name="T10">q.push(s.top()); <text:s text:c="25"/></text:span><text:span text:style-name="T6">// enqueue 'b', and then 'a'</text:span></text:p>
      <text:p text:style-name="P4"><text:s text:c="4"/><text:span text:style-name="T10">s.pop();</text:span></text:p>
      <text:p text:style-name="P4"><text:s text:c="2"/><text:span text:style-name="T10">}</text:span></text:p>
      <text:p text:style-name="P4"><text:s text:c="2"/><text:span text:style-name="T10">q.push(</text:span><text:span text:style-name="T16">'z'</text:span><text:span text:style-name="T10">); <text:s text:c="39"/></text:span><text:span text:style-name="T6">// add one more item</text:span></text:p>
      <text:p text:style-name="P4"><text:s text:c="2"/><text:span text:style-name="T10">printf(</text:span><text:span text:style-name="T11">"%c</text:span><text:span text:style-name="T12">\n</text:span><text:span text:style-name="T11">"</text:span><text:span text:style-name="T10">, q.front()); <text:s text:c="33"/></text:span><text:span text:style-name="T6">// prints 'b'</text:span></text:p>
      <text:p text:style-name="P4"><text:s text:c="2"/><text:span text:style-name="T10">printf(</text:span><text:span text:style-name="T11">"%c</text:span><text:span text:style-name="T12">\n</text:span><text:span text:style-name="T11">"</text:span><text:span text:style-name="T10">, q.back()); <text:s text:c="34"/></text:span><text:span text:style-name="T6">// prints 'z'</text:span></text:p>
      <text:p text:style-name="P8"/>
      <text:p text:style-name="P4"><text:s text:c="2"/><text:span text:style-name="T6">// output 'b', 'a', then 'z' (until queue is empty), according to the insertion order above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2">while</text:span><text:span text:style-name="T10"> (!q.empty()) {</text:span></text:p>
      <text:p text:style-name="P4"><text:s text:c="4"/><text:span text:style-name="T10">printf(</text:span><text:span text:style-name="T11">"%c</text:span><text:span text:style-name="T12">\n</text:span><text:span text:style-name="T11">"</text:span><text:span text:style-name="T10">, q.front()); <text:s text:c="21"/></text:span><text:span text:style-name="T6">// take the front first</text:span></text:p>
      <text:p text:style-name="P4"><text:s text:c="4"/><text:span text:style-name="T10">q.pop(); <text:s text:c="28"/></text:span><text:span text:style-name="T6">// before popping (dequeue-ing) it</text:span></text:p>
      <text:p text:style-name="P4"><text:s text:c="2"/><text:span text:style-name="T10">}</text:span></text:p>
      <text:p text:style-name="P8"/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4"><text:s text:c="2"/><text:span text:style-name="T10">d.push_back(</text:span><text:span text:style-name="T16">'a'</text:span><text:span text:style-name="T10">);</text:span></text:p>
      <text:p text:style-name="P4"><text:s text:c="2"/><text:span text:style-name="T10">d.push_back(</text:span><text:span text:style-name="T16">'b'</text:span><text:span text:style-name="T10">);</text:span></text:p>
      <text:p text:style-name="P4"><text:s text:c="2"/><text:span text:style-name="T10">d.push_back(</text:span><text:span text:style-name="T16">'c'</text:span><text:span text:style-name="T10">);</text:span></text:p>
      <text:p text:style-name="P4"><text:s text:c="2"/><text:span text:style-name="T10">printf(</text:span><text:span text:style-name="T11">"%c - %c</text:span><text:span text:style-name="T12">\n</text:span><text:span text:style-name="T11">"</text:span><text:span text:style-name="T10">, d.front(), d.back()); <text:s text:c="14"/></text:span><text:span text:style-name="T6">// prints 'a - c'</text:span></text:p>
      <text:p text:style-name="P4"><text:s text:c="2"/><text:span text:style-name="T10">d.push_front(</text:span><text:span text:style-name="T16">'d'</text:span><text:span text:style-name="T10">);</text:span></text:p>
      <text:p text:style-name="P4"><text:s text:c="2"/><text:span text:style-name="T10">printf(</text:span><text:span text:style-name="T11">"%c - %c</text:span><text:span text:style-name="T12">\n</text:span><text:span text:style-name="T11">"</text:span><text:span text:style-name="T10">, d.front(), d.back()); <text:s text:c="14"/></text:span><text:span text:style-name="T6">// prints 'd - c'</text:span></text:p>
      <text:p text:style-name="P4"><text:s text:c="2"/><text:span text:style-name="T10">d.pop_back();</text:span></text:p>
      <text:p text:style-name="P4"><text:s text:c="2"/><text:span text:style-name="T10">printf(</text:span><text:span text:style-name="T11">"%c - %c</text:span><text:span text:style-name="T12">\n</text:span><text:span text:style-name="T11">"</text:span><text:span text:style-name="T10">, d.front(), d.back()); <text:s text:c="14"/></text:span><text:span text:style-name="T6">// prints 'd - b'</text:span></text:p>
      <text:p text:style-name="P4"><text:s text:c="2"/><text:span text:style-name="T10">d.pop_front();</text:span></text:p>
      <text:p text:style-name="P4"><text:s text:c="2"/><text:span text:style-name="T10">printf(</text:span><text:span text:style-name="T11">"%c - %c</text:span><text:span text:style-name="T12">\n</text:span><text:span text:style-name="T11">"</text:span><text:span text:style-name="T10">, d.front(), d.back()); <text:s text:c="14"/></text:span><text:span text:style-name="T6">// prints 'a - b'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33"><text:span text:style-name="T24">----------------------------------------</text:span></text:p>
      <text:p text:style-name="P19"><text:span text:style-name="T24">0</text:span><text:span text:style-name="T23">5-map set</text:span></text:p>
      <text:p text:style-name="P1">#include &lt;cstdio&gt;</text:p>
      <text:p text:style-name="P1">#include &lt;map&gt;</text:p>
      <text:p text:style-name="P1">#include &lt;set&gt;</text:p>
      <text:p text:style-name="P1">#include &lt;string&gt;</text:p>
      <text:p text:style-name="P3"><text:span text:style-name="T1">using</text:span> <text:span text:style-name="T1">namespace</text:span> std;</text:p>
      <text:p text:style-name="P8"/>
      <text:p text:style-name="P3"><text:span text:style-name="T3">int</text:span> <text:span text:style-name="T8">main</text:span>() {</text:p>
      <text:p text:style-name="P4"><text:s text:c="2"/><text:span text:style-name="T4">char</text:span><text:span text:style-name="T10"> name[</text:span><text:span text:style-name="T13">20</text:span><text:span text:style-name="T10">];</text:span></text:p>
      <text:p text:style-name="P4"><text:s text:c="2"/><text:span text:style-name="T4">int</text:span><text:span text:style-name="T10"> value;</text:span></text:p>
      <text:p text:style-name="P4"><text:s text:c="2"/><text:span text:style-name="T6">// note: there are many clever usages of this set/map</text:span></text:p>
      <text:p text:style-name="P4"><text:s text:c="2"/><text:span text:style-name="T6">// that you can learn by looking at top coder's codes</text:span></text:p>
      <text:p text:style-name="P4"><text:s text:c="2"/><text:span text:style-name="T6">// note, we don't have to use .clear() if we have just initialized the set/map</text:span></text:p>
      <text:p text:style-name="P4"><text:s text:c="2"/><text:span text:style-name="T10">set&lt;</text:span><text:span text:style-name="T4">int</text:span><text:span text:style-name="T10">&gt; used_values; </text:span><text:span text:style-name="T6">// used_values.clear();</text:span></text:p>
      <text:p text:style-name="P4"><text:s text:c="2"/><text:span text:style-name="T10">map&lt;string, </text:span><text:span text:style-name="T4">int</text:span><text:span text:style-name="T10">&gt; mapper; </text:span><text:span text:style-name="T6">// mapper.clear();</text:span></text:p>
      <text:p text:style-name="P8"/>
      <text:p text:style-name="P4"><text:s text:c="2"/><text:span text:style-name="T6">// suppose we enter these 7 name-score pairs below</text:span></text:p>
      <text:p text:style-name="P4"><text:s text:c="2"/><text:span text:style-name="T6">/*</text:span></text:p>
      <text:p text:style-name="P6"><text:s text:c="2"/><text:span text:style-name="T10">john 78</text:span></text:p>
      <text:p text:style-name="P6"><text:s text:c="2"/><text:span text:style-name="T10">billy 69</text:span></text:p>
      <text:p text:style-name="P6"><text:s text:c="2"/><text:span text:style-name="T10">andy 80</text:span></text:p>
      <text:p text:style-name="P6"><text:s text:c="2"/><text:span text:style-name="T10">steven 77</text:span></text:p>
      <text:p text:style-name="P6"><text:s text:c="2"/><text:span text:style-name="T10">felix 82</text:span></text:p>
      <text:p text:style-name="P6"><text:s text:c="2"/><text:span text:style-name="T10">grace 75</text:span></text:p>
      <text:p text:style-name="P6"><text:s text:c="2"/><text:span text:style-name="T10">martin 81</text:span></text:p>
      <text:p text:style-name="P6"><text:s text:c="2"/><text:span text:style-name="T10">*/</text:span></text:p>
      <text:p text:style-name="P4"><text:s text:c="2"/><text:span text:style-name="T10">mapper[</text:span><text:span text:style-name="T11">"john"</text:span><text:span text:style-name="T10">] = </text:span><text:span text:style-name="T13">78</text:span><text:span text:style-name="T10">; <text:s text:c="2"/>used_values.insert(</text:span><text:span text:style-name="T13">78</text:span><text:span text:style-name="T10">);</text:span></text:p>
      <text:p text:style-name="P4"><text:s text:c="2"/><text:span text:style-name="T10">mapper[</text:span><text:span text:style-name="T11">"billy"</text:span><text:span text:style-name="T10">] = </text:span><text:span text:style-name="T13">69</text:span><text:span text:style-name="T10">; <text:s/>used_values.insert(</text:span><text:span text:style-name="T13">69</text:span><text:span text:style-name="T10">);</text:span></text:p>
      <text:p text:style-name="P4"><text:s text:c="2"/><text:span text:style-name="T10">mapper[</text:span><text:span text:style-name="T11">"andy"</text:span><text:span text:style-name="T10">] = </text:span><text:span text:style-name="T13">80</text:span><text:span text:style-name="T10">; <text:s text:c="2"/>used_values.insert(</text:span><text:span text:style-name="T13">80</text:span><text:span text:style-name="T10">);</text:span></text:p>
      <text:p text:style-name="P4"><text:s text:c="2"/><text:span text:style-name="T10">mapper[</text:span><text:span text:style-name="T11">"steven"</text:span><text:span text:style-name="T10">] = </text:span><text:span text:style-name="T13">77</text:span><text:span text:style-name="T10">; used_values.insert(</text:span><text:span text:style-name="T13">77</text:span><text:span text:style-name="T10">);</text:span></text:p>
      <text:p text:style-name="P4"><text:s text:c="2"/><text:span text:style-name="T10">mapper[</text:span><text:span text:style-name="T11">"felix"</text:span><text:span text:style-name="T10">] = </text:span><text:span text:style-name="T13">82</text:span><text:span text:style-name="T10">; <text:s/>used_values.insert(</text:span><text:span text:style-name="T13">82</text:span><text:span text:style-name="T10">);</text:span></text:p>
      <text:p text:style-name="P4"><text:s text:c="2"/><text:span text:style-name="T10">mapper[</text:span><text:span text:style-name="T11">"grace"</text:span><text:span text:style-name="T10">] = </text:span><text:span text:style-name="T13">75</text:span><text:span text:style-name="T10">; <text:s/>used_values.insert(</text:span><text:span text:style-name="T13">75</text:span><text:span text:style-name="T10">);</text:span></text:p>
      <text:p text:style-name="P4"><text:s text:c="2"/><text:span text:style-name="T10">mapper[</text:span><text:span text:style-name="T11">"martin"</text:span><text:span text:style-name="T10">] = </text:span><text:span text:style-name="T13">81</text:span><text:span text:style-name="T10">; used_values.insert(</text:span><text:span text:style-name="T13">81</text:span><text:span text:style-name="T10">);</text:span></text:p>
      <text:p text:style-name="P8"/>
      <text:p text:style-name="P4"><text:s text:c="2"/><text:span text:style-name="T6">// then the internal content of mapper MAY be something like this:</text:span></text:p>
      <text:p text:style-name="P4"><text:s text:c="2"/><text:span text:style-name="T6">// re-read balanced BST concept if you do not understand this diagram</text:span></text:p>
      <text:p text:style-name="P4"><text:s text:c="2"/><text:span text:style-name="T6">// the keys are names (string)!</text:span></text:p>
      <text:p text:style-name="P4"><text:s text:c="2"/><text:span text:style-name="T6">// <text:s text:c="23"/>(grace,75) </text:span></text:p>
      <text:p text:style-name="P4"><text:s text:c="2"/><text:span text:style-name="T6">// <text:s text:c="10"/>(billy,69) <text:s text:c="14"/>(martin,81) <text:s text:c="2"/></text:span></text:p>
      <text:p text:style-name="P4"><text:s text:c="2"/><text:span text:style-name="T6">// <text:s text:c="4"/>(andy,80) <text:s text:c="2"/>(felix,82) <text:s text:c="3"/>(john,78) <text:s/>(steven,77)</text:span></text:p>
      <text:p text:style-name="P8"/>
      <text:p text:style-name="P4"><text:s text:c="2"/><text:span text:style-name="T6">// iterating through the content of mapper will give a sorted output</text:span></text:p>
      <text:p text:style-name="P4"><text:s text:c="2"/><text:span text:style-name="T6">// based on keys (names)</text:span></text:p>
      <text:p text:style-name="P4"><text:s text:c="2"/><text:span text:style-name="T2">for</text:span><text:span text:style-name="T10"> (map&lt;string, </text:span><text:span text:style-name="T4">int</text:span><text:span text:style-name="T10">&gt;::iterator it = mapper.begin(); it != mapper.end(); it++)</text:span></text:p>
      <text:p text:style-name="P4"><text:s text:c="4"/><text:span text:style-name="T10">printf(</text:span><text:span text:style-name="T11">"%s %d</text:span><text:span text:style-name="T12">\n</text:span><text:span text:style-name="T11">"</text:span><text:span text:style-name="T10">, ((string)it-&gt;first).c_str(), it-&gt;second);</text:span></text:p>
      <text:p text:style-name="P8"/>
      <text:p text:style-name="P4"><text:s text:c="2"/><text:span text:style-name="T6">// map can also be used like this</text:span></text:p>
      <text:p text:style-name="P4"><text:s text:c="2"/><text:span text:style-name="T10">printf(</text:span><text:span text:style-name="T11">"steven's score is %d, grace's score is %d</text:span><text:span text:style-name="T12">\n</text:span><text:span text:style-name="T11">"</text:span><text:span text:style-name="T10">,</text:span></text:p>
      <text:p text:style-name="P4"><text:s text:c="4"/><text:span text:style-name="T10">mapper[</text:span><text:span text:style-name="T11">"steven"</text:span><text:span text:style-name="T10">], mapper[</text:span><text:span text:style-name="T11">"grace"</text:span><text:span text:style-name="T10">]);</text:span></text:p>
      <text:p text:style-name="P4"><text:s text:c="2"/><text:span text:style-name="T10">printf(</text:span><text:span text:style-name="T11">"==================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6">// interesting usage of lower_bound and upper_bound</text:span></text:p>
      <text:p text:style-name="P4"><text:s text:c="2"/><text:span text:style-name="T6">// display data between ["f".."m") ('felix' is included, martin' is excluded)</text:span></text:p>
      <text:p text:style-name="P4"><text:s text:c="2"/><text:span text:style-name="T2">for</text:span><text:span text:style-name="T10"> (map&lt;string, </text:span><text:span text:style-name="T4">int</text:span><text:span text:style-name="T10">&gt;::iterator it = mapper.lower_bound(</text:span><text:span text:style-name="T11">"f"</text:span><text:span text:style-name="T10">); it != mapper.upper_bound(</text:span><text:span text:style-name="T11">"m"</text:span><text:span text:style-name="T10">); it++)</text:span></text:p>
      <text:p text:style-name="P4"><text:s text:c="4"/><text:span text:style-name="T10">printf(</text:span><text:span text:style-name="T11">"%s %d</text:span><text:span text:style-name="T12">\n</text:span><text:span text:style-name="T11">"</text:span><text:span text:style-name="T10">, ((string)it-&gt;first).c_str(), it-&gt;second);</text:span></text:p>
      <text:p text:style-name="P8"/>
      <text:p text:style-name="P4"><text:s text:c="2"/><text:span text:style-name="T6">// the internal content of used_values MAY be something like this</text:span></text:p>
      <text:p text:style-name="P4"><text:soft-page-break/><text:s text:c="2"/><text:span text:style-name="T6">// the keys are values (integers)!</text:span></text:p>
      <text:p text:style-name="P4"><text:s text:c="2"/><text:span text:style-name="T6">// <text:s text:c="16"/>(78) </text:span></text:p>
      <text:p text:style-name="P4"><text:s text:c="2"/><text:span text:style-name="T6">// <text:s text:c="8"/>(75) <text:s text:c="11"/>(81) <text:s text:c="2"/></text:span></text:p>
      <text:p text:style-name="P4"><text:s text:c="2"/><text:span text:style-name="T6">// <text:s text:c="4"/>(69) <text:s text:c="3"/>(77) <text:s text:c="3"/>(80) <text:s text:c="3"/>(82)</text:span></text:p>
      <text:p text:style-name="P8"/>
      <text:p text:style-name="P4"><text:s text:c="2"/><text:span text:style-name="T6">// O(log n) search, found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*used_values.find(</text:span><text:span text:style-name="T13">77</text:span><text:span text:style-name="T10">));</text:span></text:p>
      <text:p text:style-name="P4"><text:s text:c="2"/><text:span text:style-name="T6">// returns [69, 75] (these two are before 77 in the inorder traversal of this BST)</text:span></text:p>
      <text:p text:style-name="P4"><text:s text:c="2"/><text:span text:style-name="T2">for</text:span><text:span text:style-name="T10"> (set&lt;</text:span><text:span text:style-name="T4">int</text:span><text:span text:style-name="T10">&gt;::iterator it = used_values.begin(); it != used_values.lower_bound(</text:span><text:span text:style-name="T13">77</text:span><text:span text:style-name="T10">); it++)</text:span></text:p>
      <text:p text:style-name="P4"><text:s text:c="4"/><text:span text:style-name="T10">printf(</text:span><text:span text:style-name="T11">"%d,"</text:span><text:span text:style-name="T10">, *i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6">// returns [77, 78, 80, 81, 82] (these five are equal or after 77 in the inorder traversal of this BST)</text:span></text:p>
      <text:p text:style-name="P4"><text:s text:c="2"/><text:span text:style-name="T2">for</text:span><text:span text:style-name="T10"> (set&lt;</text:span><text:span text:style-name="T4">int</text:span><text:span text:style-name="T10">&gt;::iterator it = used_values.lower_bound(</text:span><text:span text:style-name="T13">77</text:span><text:span text:style-name="T10">); it != used_values.end(); it++)</text:span></text:p>
      <text:p text:style-name="P4"><text:s text:c="4"/><text:span text:style-name="T10">printf(</text:span><text:span text:style-name="T11">"%d,"</text:span><text:span text:style-name="T10">, *it);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6">// O(log n) search, not found</text:span></text:p>
      <text:p text:style-name="P4"><text:s text:c="2"/><text:span text:style-name="T2">if</text:span><text:span text:style-name="T10"> (used_values.find(</text:span><text:span text:style-name="T13">79</text:span><text:span text:style-name="T10">) == used_values.end())</text:span></text:p>
      <text:p text:style-name="P4"><text:s text:c="4"/><text:span text:style-name="T10">printf(</text:span><text:span text:style-name="T11">"79 not found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6-priority queue</text:span></text:p>
      <text:p text:style-name="P1">#include &lt;cstdio&gt;</text:p>
      <text:p text:style-name="P1">#include &lt;iostream&gt;</text:p>
      <text:p text:style-name="P1">#include &lt;string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money;</text:span></text:p>
      <text:p text:style-name="P4"><text:s text:c="2"/><text:span text:style-name="T4">char</text:span><text:span text:style-name="T10"> name[</text:span><text:span text:style-name="T13">20</text:span><text:span text:style-name="T10">];</text:span></text:p>
      <text:p text:style-name="P4"><text:s text:c="2"/><text:span text:style-name="T10">priority_queue&lt; pair&lt;</text:span><text:span text:style-name="T4">int</text:span><text:span text:style-name="T10">, string&gt; &gt; pq; <text:s text:c="12"/></text:span><text:span text:style-name="T6">// introducing 'pair'</text:span></text:p>
      <text:p text:style-name="P4"><text:s text:c="2"/><text:span text:style-name="T10">pair&lt;</text:span><text:span text:style-name="T4">int</text:span><text:span text:style-name="T10">, string&gt; result;</text:span></text:p>
      <text:p text:style-name="P8"/>
      <text:p text:style-name="P4"><text:s text:c="2"/><text:span text:style-name="T6">// suppose we enter these 7 money-name pairs below</text:span></text:p>
      <text:p text:style-name="P4"><text:s text:c="2"/><text:span text:style-name="T6">/*</text:span></text:p>
      <text:p text:style-name="P6"><text:s text:c="2"/><text:span text:style-name="T10">100 john</text:span></text:p>
      <text:p text:style-name="P6"><text:s text:c="2"/><text:span text:style-name="T10">10 billy</text:span></text:p>
      <text:p text:style-name="P6"><text:s text:c="2"/><text:span text:style-name="T10">20 andy</text:span></text:p>
      <text:p text:style-name="P6"><text:s text:c="2"/><text:span text:style-name="T10">100 steven</text:span></text:p>
      <text:p text:style-name="P6"><text:s text:c="2"/><text:span text:style-name="T10">70 felix</text:span></text:p>
      <text:p text:style-name="P6"><text:s text:c="2"/><text:span text:style-name="T10">2000 grace</text:span></text:p>
      <text:p text:style-name="P6"><text:s text:c="2"/><text:span text:style-name="T10">70 martin</text:span></text:p>
      <text:p text:style-name="P6"><text:s text:c="2"/><text:span text:style-name="T10">*/</text:span></text:p>
      <text:p text:style-name="P4"><text:s text:c="2"/><text:span text:style-name="T10">pq.push(make_pair(</text:span><text:span text:style-name="T13">100</text:span><text:span text:style-name="T10">, </text:span><text:span text:style-name="T11">"john"</text:span><text:span text:style-name="T10">)); <text:s text:c="9"/></text:span><text:span text:style-name="T6">// inserting a pair in O(log n)</text:span></text:p>
      <text:p text:style-name="P4"><text:s text:c="2"/><text:span text:style-name="T10">pq.push(make_pair(</text:span><text:span text:style-name="T13">10</text:span><text:span text:style-name="T10">, </text:span><text:span text:style-name="T11">"billy"</text:span><text:span text:style-name="T10">));</text:span></text:p>
      <text:p text:style-name="P4"><text:s text:c="2"/><text:span text:style-name="T10">pq.push(make_pair(</text:span><text:span text:style-name="T13">20</text:span><text:span text:style-name="T10">, </text:span><text:span text:style-name="T11">"andy"</text:span><text:span text:style-name="T10">));</text:span></text:p>
      <text:p text:style-name="P4"><text:s text:c="2"/><text:span text:style-name="T10">pq.push(make_pair(</text:span><text:span text:style-name="T13">100</text:span><text:span text:style-name="T10">, </text:span><text:span text:style-name="T11">"steven"</text:span><text:span text:style-name="T10">));</text:span></text:p>
      <text:p text:style-name="P4"><text:s text:c="2"/><text:span text:style-name="T10">pq.push(make_pair(</text:span><text:span text:style-name="T13">70</text:span><text:span text:style-name="T10">, </text:span><text:span text:style-name="T11">"felix"</text:span><text:span text:style-name="T10">));</text:span></text:p>
      <text:p text:style-name="P4"><text:s text:c="2"/><text:span text:style-name="T10">pq.push(make_pair(</text:span><text:span text:style-name="T13">2000</text:span><text:span text:style-name="T10">, </text:span><text:span text:style-name="T11">"grace"</text:span><text:span text:style-name="T10">));</text:span></text:p>
      <text:p text:style-name="P4"><text:s text:c="2"/><text:span text:style-name="T10">pq.push(make_pair(</text:span><text:span text:style-name="T13">70</text:span><text:span text:style-name="T10">, </text:span><text:span text:style-name="T11">"martin"</text:span><text:span text:style-name="T10">));</text:span></text:p>
      <text:p text:style-name="P4"><text:s text:c="2"/><text:span text:style-name="T6">// priority queue will arrange items in 'heap' based</text:span></text:p>
      <text:p text:style-name="P4"><text:s text:c="2"/><text:span text:style-name="T6">// on the first key in pair, which is money (integer), largest first</text:span></text:p>
      <text:p text:style-name="P4"><text:s text:c="2"/><text:span text:style-name="T6">// if first keys tie, use second key, which is name, largest first</text:span></text:p>
      <text:p text:style-name="P4"><text:s text:c="2"/></text:p>
      <text:p text:style-name="P4"><text:s text:c="2"/><text:span text:style-name="T6">// the internal content of pq heap MAY be something like this:</text:span></text:p>
      <text:p text:style-name="P4"><text:s text:c="2"/><text:span text:style-name="T6">// re-read (max) heap concept if you do not understand this diagram</text:span></text:p>
      <text:p text:style-name="P4"><text:s text:c="2"/><text:span text:style-name="T6">// the primary keys are money (integer), secondary keys are names (string)!</text:span></text:p>
      <text:p text:style-name="P4"><text:s text:c="2"/><text:span text:style-name="T6">// <text:s text:c="23"/>(2000,grace)</text:span></text:p>
      <text:p text:style-name="P4"><text:s text:c="2"/><text:span text:style-name="T6">// <text:s text:c="10"/>(100,steven) <text:s text:c="14"/>(70,martin) <text:s text:c="2"/></text:span></text:p>
      <text:p text:style-name="P4"><text:s text:c="2"/><text:span text:style-name="T6">// <text:s text:c="4"/>(100,john) <text:s text:c="2"/>(10,billy) <text:s text:c="4"/>(20,andy) <text:s/>(70,felix)</text:span></text:p>
      <text:p text:style-name="P8"/>
      <text:p text:style-name="P4"><text:s text:c="2"/><text:span text:style-name="T6">// let's print out the top 3 person with most money</text:span></text:p>
      <text:p text:style-name="P4"><text:s text:c="2"/><text:span text:style-name="T10">result = pq.top(); <text:s text:c="15"/></text:span><text:span text:style-name="T6">// O(1) to access the top / max element</text:span></text:p>
      <text:p text:style-name="P4"><text:s text:c="2"/><text:span text:style-name="T10">pq.pop(); <text:s text:c="9"/></text:span><text:span text:style-name="T6">// O(log n) to delete the top and repair the structure</text:span></text:p>
      <text:p text:style-name="P4"><text:s text:c="2"/><text:span text:style-name="T10">printf(</text:span><text:span text:style-name="T11">"%s has %d $</text:span><text:span text:style-name="T12">\n</text:span><text:span text:style-name="T11">"</text:span><text:span text:style-name="T10">, ((string)result.second).c_str(), result.first);</text:span></text:p>
      <text:p text:style-name="P4"><text:s text:c="2"/><text:span text:style-name="T10">result = pq.top(); pq.pop();</text:span></text:p>
      <text:p text:style-name="P4"><text:s text:c="2"/><text:span text:style-name="T10">printf(</text:span><text:span text:style-name="T11">"%s has %d $</text:span><text:span text:style-name="T12">\n</text:span><text:span text:style-name="T11">"</text:span><text:span text:style-name="T10">, ((string)result.second).c_str(), result.first);</text:span></text:p>
      <text:p text:style-name="P4"><text:s text:c="2"/><text:span text:style-name="T10">result = pq.top(); pq.pop();</text:span></text:p>
      <text:p text:style-name="P4"><text:s text:c="2"/><text:span text:style-name="T10">printf(</text:span><text:span text:style-name="T11">"%s has %d $</text:span><text:span text:style-name="T12">\n</text:span><text:span text:style-name="T11">"</text:span><text:span text:style-name="T10">, ((string)result.second).c_str(), result.first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7-graph ds</text:span></text:p>
      <text:p text:style-name="P1">#include &lt;cstdio&gt;</text:p>
      <text:p text:style-name="P1">#include &lt;iostream&gt;</text:p>
      <text:p text:style-name="P1">#include &lt;vector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</text:p>
      <text:p text:style-name="P3"><text:span text:style-name="T1">typedef</text:span> vector&lt;ii&gt; vii;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E, total_neighbors, id, weight, a, b;</text:span></text:p>
      <text:p text:style-name="P4"><text:s text:c="2"/><text:span text:style-name="T4">int</text:span><text:span text:style-name="T10"> AdjMat[</text:span><text:span text:style-name="T13">100</text:span><text:span text:style-name="T10">][</text:span><text:span text:style-name="T13">100</text:span><text:span text:style-name="T10">];</text:span></text:p>
      <text:p text:style-name="P4"><text:s text:c="2"/><text:span text:style-name="T10">vector&lt;vii&gt; AdjList;</text:span></text:p>
      <text:p text:style-name="P4"><text:s text:c="2"/><text:span text:style-name="T10">priority_queue&lt; pair&lt;</text:span><text:span text:style-name="T4">int</text:span><text:span text:style-name="T10">, ii&gt; &gt; EdgeList; <text:s text:c="2"/></text:span><text:span text:style-name="T6">// one way to store Edge List</text:span></text:p>
      <text:p text:style-name="P8"/>
      <text:p text:style-name="P4"><text:s text:c="2"/><text:span text:style-name="T6">// Try this input for Adjacency Matrix/List/EdgeList</text:span></text:p>
      <text:p text:style-name="P4"><text:s text:c="2"/><text:span text:style-name="T6">// Adj Matrix</text:span></text:p>
      <text:p text:style-name="P4"><text:s text:c="2"/><text:span text:style-name="T6">// <text:s text:c="2"/>for each line: |V| entries, 0 or the weight</text:span></text:p>
      <text:p text:style-name="P4"><text:s text:c="2"/><text:span text:style-name="T6">// Adj List</text:span></text:p>
      <text:p text:style-name="P4"><text:s text:c="2"/><text:span text:style-name="T6">// <text:s text:c="2"/>for each line: num neighbors, list of neighbors + weight pairs</text:span></text:p>
      <text:p text:style-name="P4"><text:s text:c="2"/><text:span text:style-name="T6">// Edge List</text:span></text:p>
      <text:p text:style-name="P4"><text:s text:c="2"/><text:span text:style-name="T6">// <text:s text:c="2"/>for each line: a-b of edge(a,b) and weight</text:span></text:p>
      <text:p text:style-name="P4"><text:s text:c="2"/><text:span text:style-name="T6">/*</text:span></text:p>
      <text:p text:style-name="P6"><text:s text:c="2"/><text:span text:style-name="T10">6</text:span></text:p>
      <text:p text:style-name="P6"><text:s text:c="4"/><text:span text:style-name="T10">0 <text:s/>10 <text:s text:c="2"/>0 <text:s text:c="2"/>0 100 <text:s text:c="2"/>0</text:span></text:p>
      <text:p text:style-name="P6"><text:s text:c="3"/><text:span text:style-name="T10">10 <text:s text:c="2"/>0 <text:s text:c="2"/>7 <text:s text:c="2"/>0 <text:s text:c="2"/>8 <text:s text:c="2"/>0</text:span></text:p>
      <text:p text:style-name="P6"><text:s text:c="4"/><text:span text:style-name="T10">0 <text:s text:c="2"/>7 <text:s text:c="2"/>0 <text:s text:c="2"/>9 <text:s text:c="2"/>0 <text:s text:c="2"/>0</text:span></text:p>
      <text:p text:style-name="P6"><text:s text:c="4"/><text:span text:style-name="T10">0 <text:s text:c="2"/>0 <text:s text:c="2"/>9 <text:s text:c="2"/>0 <text:s/>20 <text:s text:c="2"/>5</text:span></text:p>
      <text:p text:style-name="P6"><text:s text:c="2"/><text:span text:style-name="T10">100 <text:s text:c="2"/>8 <text:s text:c="2"/>0 <text:s/>20 <text:s text:c="2"/>0 <text:s text:c="2"/>0</text:span></text:p>
      <text:p text:style-name="P6"><text:s text:c="4"/><text:span text:style-name="T10">0 <text:s text:c="2"/>0 <text:s text:c="2"/>0 <text:s text:c="2"/>5 <text:s text:c="2"/>0 <text:s text:c="2"/>0</text:span></text:p>
      <text:p text:style-name="P6"><text:s text:c="2"/><text:span text:style-name="T10">6</text:span></text:p>
      <text:p text:style-name="P6"><text:s text:c="2"/><text:span text:style-name="T10">2 2 10 5 100</text:span></text:p>
      <text:p text:style-name="P6"><text:s text:c="2"/><text:span text:style-name="T10">3 1 10 3 7 5 8</text:span></text:p>
      <text:p text:style-name="P6"><text:s text:c="2"/><text:span text:style-name="T10">2 2 7 4 9</text:span></text:p>
      <text:p text:style-name="P6"><text:s text:c="2"/><text:span text:style-name="T10">3 3 9 5 20 6 5</text:span></text:p>
      <text:p text:style-name="P6"><text:s text:c="2"/><text:span text:style-name="T10">3 1 100 2 8 4 20</text:span></text:p>
      <text:p text:style-name="P6"><text:s text:c="2"/><text:span text:style-name="T10">1 4 5</text:span></text:p>
      <text:p text:style-name="P6"><text:s text:c="2"/><text:span text:style-name="T10">7</text:span></text:p>
      <text:p text:style-name="P6"><text:s text:c="2"/><text:span text:style-name="T10">1 2 10</text:span></text:p>
      <text:p text:style-name="P6"><text:s text:c="2"/><text:span text:style-name="T10">1 5 100</text:span></text:p>
      <text:p text:style-name="P6"><text:s text:c="2"/><text:span text:style-name="T10">2 3 7</text:span></text:p>
      <text:p text:style-name="P6"><text:s text:c="2"/><text:span text:style-name="T10">2 5 8</text:span></text:p>
      <text:p text:style-name="P6"><text:s text:c="2"/><text:span text:style-name="T10">3 4 9</text:span></text:p>
      <text:p text:style-name="P6"><text:s text:c="2"/><text:span text:style-name="T10">4 5 20</text:span></text:p>
      <text:p text:style-name="P6"><text:s text:c="2"/><text:span text:style-name="T10">4 6 5</text:span></text:p>
      <text:p text:style-name="P6"><text:s text:c="2"/><text:span text:style-name="T10">*/</text:span></text:p>
      <text:p text:style-name="P4"><text:s text:c="2"/><text:span text:style-name="T10">freopen(</text:span><text:span text:style-name="T11">"in_07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"</text:span><text:span text:style-name="T10">, &amp;V); <text:s text:c="24"/></text:span><text:span text:style-name="T6">// we must know this size first!</text:span></text:p>
      <text:p text:style-name="P4"><text:s text:c="21"/><text:span text:style-name="T6">// remember that if V is &gt; 100, try NOT to use AdjMat!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V; j++)</text:span></text:p>
      <text:p text:style-name="P4"><text:s text:c="6"/><text:span text:style-name="T10">scanf(</text:span><text:span text:style-name="T11">"%d"</text:span><text:span text:style-name="T10">, &amp;AdjMat[i][j]);</text:span></text:p>
      <text:p text:style-name="P8"/>
      <text:p text:style-name="P4"><text:s text:c="2"/><text:span text:style-name="T10">printf(</text:span><text:span text:style-name="T11">"Neighbors of vertex 0:</text:span><text:span text:style-name="T12">\n</text:span><text:span text:style-name="T11">"</text:span><text:span text:style-name="T10">);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V; j++) <text:s text:c="36"/></text:span><text:span text:style-name="T6">// O(|V|)</text:span></text:p>
      <text:p text:style-name="P4"><text:s text:c="4"/><text:span text:style-name="T2">if</text:span><text:span text:style-name="T10"> (AdjMat[</text:span><text:span text:style-name="T13">0</text:span><text:span text:style-name="T10">][j])</text:span></text:p>
      <text:p text:style-name="P4"><text:soft-page-break/><text:s text:c="6"/><text:span text:style-name="T10">printf(</text:span><text:span text:style-name="T11">"Edge 0-%d (weight = %d)</text:span><text:span text:style-name="T12">\n</text:span><text:span text:style-name="T11">"</text:span><text:span text:style-name="T10">, j, AdjMat[</text:span><text:span text:style-name="T13">0</text:span><text:span text:style-name="T10">][j]);</text:span></text:p>
      <text:p text:style-name="P8"/>
      <text:p text:style-name="P4"><text:s text:c="2"/><text:span text:style-name="T10">scanf(</text:span><text:span text:style-name="T11">"%d"</text:span><text:span text:style-name="T10">, &amp;V);</text:span></text:p>
      <text:p text:style-name="P4"><text:s text:c="2"/><text:span text:style-name="T10">AdjList.assign(V, vii()); </text:span><text:span text:style-name="T6">// quick way to initialize AdjList with V entries of vii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{</text:span></text:p>
      <text:p text:style-name="P4"><text:s text:c="4"/><text:span text:style-name="T10">scanf(</text:span><text:span text:style-name="T11">"%d"</text:span><text:span text:style-name="T10">, &amp;total_neighbors);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total_neighbors; j++) {</text:span></text:p>
      <text:p text:style-name="P4"><text:s text:c="6"/><text:span text:style-name="T10">scanf(</text:span><text:span text:style-name="T11">"%d %d"</text:span><text:span text:style-name="T10">, &amp;id, &amp;weight);</text:span></text:p>
      <text:p text:style-name="P4"><text:s text:c="6"/><text:span text:style-name="T10">AdjList[i].push_back(ii(id - </text:span><text:span text:style-name="T13">1</text:span><text:span text:style-name="T10">, weight)); <text:s text:c="3"/></text:span><text:span text:style-name="T6">// some index adjustment</text:span></text:p>
      <text:p text:style-name="P4"><text:s text:c="4"/><text:span text:style-name="T10">}</text:span></text:p>
      <text:p text:style-name="P4"><text:s text:c="2"/><text:span text:style-name="T10">}</text:span></text:p>
      <text:p text:style-name="P8"/>
      <text:p text:style-name="P4"><text:s text:c="2"/><text:span text:style-name="T10">printf(</text:span><text:span text:style-name="T11">"Neighbors of vertex 0:</text:span><text:span text:style-name="T12">\n</text:span><text:span text:style-name="T11">"</text:span><text:span text:style-name="T10">);</text:span></text:p>
      <text:p text:style-name="P4"><text:s text:c="2"/><text:span text:style-name="T2">for</text:span><text:span text:style-name="T10"> (vii::iterator j = AdjList[</text:span><text:span text:style-name="T13">0</text:span><text:span text:style-name="T10">].begin(); j != AdjList[</text:span><text:span text:style-name="T13">0</text:span><text:span text:style-name="T10">].end(); j++)</text:span></text:p>
      <text:p text:style-name="P4"><text:s text:c="4"/><text:span text:style-name="T6">// AdjList[0] contains the required information</text:span></text:p>
      <text:p text:style-name="P4"><text:s text:c="4"/><text:span text:style-name="T6">// O(k), where k is the number of neighbors</text:span></text:p>
      <text:p text:style-name="P4"><text:s text:c="4"/><text:span text:style-name="T10">printf(</text:span><text:span text:style-name="T11">"Edge 0-%d (weight = %d)</text:span><text:span text:style-name="T12">\n</text:span><text:span text:style-name="T11">"</text:span><text:span text:style-name="T10">, j-&gt;first, j-&gt;second);</text:span></text:p>
      <text:p text:style-name="P8"/>
      <text:p text:style-name="P4"><text:s text:c="2"/><text:span text:style-name="T10">scanf(</text:span><text:span text:style-name="T11">"%d"</text:span><text:span text:style-name="T10">, &amp;E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scanf(</text:span><text:span text:style-name="T11">"%d %d %d"</text:span><text:span text:style-name="T10">, &amp;a, &amp;b, &amp;weight);</text:span></text:p>
      <text:p text:style-name="P4"><text:s text:c="4"/><text:span text:style-name="T10">EdgeList.push(make_pair(-weight, ii(a, b))); </text:span><text:span text:style-name="T6">// trick to reverse sort order</text:span></text:p>
      <text:p text:style-name="P4"><text:s text:c="2"/><text:span text:style-name="T10">}</text:span></text:p>
      <text:p text:style-name="P8"/>
      <text:p text:style-name="P4"><text:s text:c="2"/><text:span text:style-name="T6">// edges sorted by weight (smallest-&gt;largest)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pair&lt;</text:span><text:span text:style-name="T4">int</text:span><text:span text:style-name="T10">, ii&gt; edge = EdgeList.top(); EdgeList.pop();</text:span></text:p>
      <text:p text:style-name="P4"><text:s text:c="4"/><text:span text:style-name="T6">// negate the weight again</text:span></text:p>
      <text:p text:style-name="P4"><text:s text:c="4"/><text:span text:style-name="T10">printf(</text:span><text:span text:style-name="T11">"weight: %d (%d-%d)</text:span><text:span text:style-name="T12">\n</text:span><text:span text:style-name="T11">"</text:span><text:span text:style-name="T10">, -edge.first, edge.second.first, edge.second.second);</text:span></text:p>
      <text:p text:style-name="P4"><text:s text:c="2"/><text:span text:style-name="T10">}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8-union find ds</text:span></text:p>
      <text:p text:style-name="P1">#include &lt;cstdio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vector&lt;<text:span text:style-name="T3">int</text:span>&gt; vi;</text:p>
      <text:p text:style-name="P8"/>
      <text:p text:style-name="P5">// Union-Find Disjoint Sets Library written in OOP manner, using both path compression and union by rank heuristics</text:p>
      <text:p text:style-name="P3"><text:span text:style-name="T1">class</text:span> <text:span text:style-name="T17">UnionFind</text:span> { <text:s text:c="45"/><text:span text:style-name="T5">// OOP style</text:span></text:p>
      <text:p text:style-name="P7">private:</text:p>
      <text:p text:style-name="P4"><text:s text:c="2"/><text:span text:style-name="T10">vi p, rank, setSize; <text:s text:c="22"/></text:span><text:span text:style-name="T6">// remember: vi is vector&lt;int&gt;</text:span></text:p>
      <text:p text:style-name="P4"><text:s text:c="2"/><text:span text:style-name="T4">int</text:span><text:span text:style-name="T10"> numSets;</text:span></text:p>
      <text:p text:style-name="P7">public:</text:p>
      <text:p text:style-name="P4"><text:s text:c="2"/><text:span text:style-name="T10">UnionFind(</text:span><text:span text:style-name="T4">int</text:span><text:span text:style-name="T10"> N) {</text:span></text:p>
      <text:p text:style-name="P4"><text:s text:c="4"/><text:span text:style-name="T10">setSize.assign(N, </text:span><text:span text:style-name="T13">1</text:span><text:span text:style-name="T10">); numSets = N; rank.assign(N, </text:span><text:span text:style-name="T13">0</text:span><text:span text:style-name="T10">);</text:span></text:p>
      <text:p text:style-name="P4"><text:s text:c="4"/><text:span text:style-name="T10">p.assign(N, </text:span><text:span text:style-name="T13">0</text:span><text:span text:style-name="T10">); </text:span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N; i++) p[i] = i; }</text:span></text:p>
      <text:p text:style-name="P4"><text:s text:c="2"/><text:span text:style-name="T4">int</text:span><text:span text:style-name="T10"> findSet(</text:span><text:span text:style-name="T4">int</text:span><text:span text:style-name="T10"> i) { </text:span><text:span text:style-name="T2">return</text:span><text:span text:style-name="T10"> (p[i] == i) ? i : (p[i] = findSet(p[i])); }</text:span></text:p>
      <text:p text:style-name="P4"><text:s text:c="2"/><text:span text:style-name="T4">bool</text:span><text:span text:style-name="T10"> isSameSet(</text:span><text:span text:style-name="T4">int</text:span><text:span text:style-name="T10"> i, </text:span><text:span text:style-name="T4">int</text:span><text:span text:style-name="T10"> j) { </text:span><text:span text:style-name="T2">return</text:span><text:span text:style-name="T10"> findSet(i) == findSet(j); }</text:span></text:p>
      <text:p text:style-name="P4"><text:s text:c="2"/><text:span text:style-name="T4">void</text:span><text:span text:style-name="T10"> unionSet(</text:span><text:span text:style-name="T4">int</text:span><text:span text:style-name="T10"> i, </text:span><text:span text:style-name="T4">int</text:span><text:span text:style-name="T10"> j) { </text:span></text:p>
      <text:p text:style-name="P4"><text:s text:c="4"/><text:span text:style-name="T2">if</text:span><text:span text:style-name="T10"> (!isSameSet(i, j)) { numSets--; </text:span></text:p>
      <text:p text:style-name="P4"><text:s text:c="4"/><text:span text:style-name="T4">int</text:span><text:span text:style-name="T10"> x = findSet(i), y = findSet(j);</text:span></text:p>
      <text:p text:style-name="P4"><text:s text:c="4"/><text:span text:style-name="T6">// rank is used to keep the tree short</text:span></text:p>
      <text:p text:style-name="P4"><text:s text:c="4"/><text:span text:style-name="T2">if</text:span><text:span text:style-name="T10"> (rank[x] &gt; rank[y]) { p[y] = x; setSize[x] += setSize[y]; }</text:span></text:p>
      <text:p text:style-name="P4"><text:s text:c="4"/><text:span text:style-name="T2">else</text:span><text:span text:style-name="T10"> <text:s text:c="18"/>{ p[x] = y; setSize[y] += setSize[x];</text:span></text:p>
      <text:p text:style-name="P4"><text:s text:c="29"/><text:span text:style-name="T2">if</text:span><text:span text:style-name="T10"> (rank[x] == rank[y]) rank[y]++; } } }</text:span></text:p>
      <text:p text:style-name="P4"><text:s text:c="2"/><text:span text:style-name="T4">int</text:span><text:span text:style-name="T10"> numDisjointSets() { </text:span><text:span text:style-name="T2">return</text:span><text:span text:style-name="T10"> numSets; }</text:span></text:p>
      <text:p text:style-name="P4"><text:s text:c="2"/><text:span text:style-name="T4">int</text:span><text:span text:style-name="T10"> sizeOfSet(</text:span><text:span text:style-name="T4">int</text:span><text:span text:style-name="T10"> i) { </text:span><text:span text:style-name="T2">return</text:span><text:span text:style-name="T10"> setSize[findSet(i)]; }</text:span></text:p>
      <text:p text:style-name="P3">};</text:p>
      <text:p text:style-name="P8"/>
      <text:p text:style-name="P3"><text:span text:style-name="T3">int</text:span> <text:span text:style-name="T8">main</text:span>() {</text:p>
      <text:p text:style-name="P4"><text:s text:c="2"/><text:span text:style-name="T10">printf(</text:span><text:span text:style-name="T11">"Assume that there are 5 disjoint sets initially</text:span><text:span text:style-name="T12">\n</text:span><text:span text:style-name="T11">"</text:span><text:span text:style-name="T10">);</text:span></text:p>
      <text:p text:style-name="P4"><text:s text:c="2"/><text:span text:style-name="T10">UnionFind UF(</text:span><text:span text:style-name="T13">5</text:span><text:span text:style-name="T10">); </text:span><text:span text:style-name="T6">// create 5 disjoint sets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UF.numDisjointSets()); </text:span><text:span text:style-name="T6">// 5</text:span></text:p>
      <text:p text:style-name="P4"><text:s text:c="2"/><text:span text:style-name="T10">UF.unionSet(</text:span><text:span text:style-name="T13">0</text:span><text:span text:style-name="T10">, </text:span><text:span text:style-name="T13">1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UF.numDisjointSets()); </text:span><text:span text:style-name="T6">// 4</text:span></text:p>
      <text:p text:style-name="P4"><text:s text:c="2"/><text:span text:style-name="T10">UF.unionSet(</text:span><text:span text:style-name="T13">2</text:span><text:span text:style-name="T10">, </text:span><text:span text:style-name="T13">3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UF.numDisjointSets()); </text:span><text:span text:style-name="T6">// 3</text:span></text:p>
      <text:p text:style-name="P4"><text:s text:c="2"/><text:span text:style-name="T10">UF.unionSet(</text:span><text:span text:style-name="T13">4</text:span><text:span text:style-name="T10">, </text:span><text:span text:style-name="T13">3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UF.numDisjointSets()); </text:span><text:span text:style-name="T6">// 2</text:span></text:p>
      <text:p text:style-name="P4"><text:s text:c="2"/><text:span text:style-name="T10">printf(</text:span><text:span text:style-name="T11">"isSameSet(0, 3) = %d</text:span><text:span text:style-name="T12">\n</text:span><text:span text:style-name="T11">"</text:span><text:span text:style-name="T10">, UF.isSameSet(</text:span><text:span text:style-name="T13">0</text:span><text:span text:style-name="T10">, </text:span><text:span text:style-name="T13">3</text:span><text:span text:style-name="T10">)); </text:span><text:span text:style-name="T6">// will return 0 (false)</text:span></text:p>
      <text:p text:style-name="P4"><text:s text:c="2"/><text:span text:style-name="T10">printf(</text:span><text:span text:style-name="T11">"isSameSet(4, 3) = %d</text:span><text:span text:style-name="T12">\n</text:span><text:span text:style-name="T11">"</text:span><text:span text:style-name="T10">, UF.isSameSet(</text:span><text:span text:style-name="T13">4</text:span><text:span text:style-name="T10">, </text:span><text:span text:style-name="T13">3</text:span><text:span text:style-name="T10">)); </text:span><text:span text:style-name="T6">// will return 1 (true)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5</text:span><text:span text:style-name="T10">; i++) </text:span><text:span text:style-name="T6">// findSet will return 1 for {0, 1} and 3 for {2, 3, 4}</text:span></text:p>
      <text:p text:style-name="P4"><text:s text:c="4"/><text:span text:style-name="T10">printf(</text:span><text:span text:style-name="T11">"findSet(%d) = %d, sizeOfSet(%d) = %d</text:span><text:span text:style-name="T12">\n</text:span><text:span text:style-name="T11">"</text:span><text:span text:style-name="T10">, i, UF.findSet(i), i, UF.sizeOfSet(i));</text:span></text:p>
      <text:p text:style-name="P4"><text:s text:c="2"/><text:span text:style-name="T10">UF.unionSet(</text:span><text:span text:style-name="T13">0</text:span><text:span text:style-name="T10">, </text:span><text:span text:style-name="T13">3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UF.numDisjointSets()); </text:span><text:span text:style-name="T6">// 1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5</text:span><text:span text:style-name="T10">; i++) </text:span><text:span text:style-name="T6">// findSet will return 3 for {0, 1, 2, 3, 4}</text:span></text:p>
      <text:p text:style-name="P4"><text:s text:c="4"/><text:span text:style-name="T10">printf(</text:span><text:span text:style-name="T11">"findSet(%d) = %d, sizeOfSet(%d) = %d</text:span><text:span text:style-name="T12">\n</text:span><text:span text:style-name="T11">"</text:span><text:span text:style-name="T10">, i, UF.findSet(i), i, UF.sizeOfSet(i));</text:span></text:p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4">0</text:span><text:span text:style-name="T23">9-Segment Tree ds</text:span></text:p>
      <text:p text:style-name="P1">#include &lt;cmath&gt;</text:p>
      <text:p text:style-name="P1">#include &lt;cstdio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vector&lt;<text:span text:style-name="T3">int</text:span>&gt; vi;</text:p>
      <text:p text:style-name="P8"/>
      <text:p text:style-name="P3"><text:span text:style-name="T1">class</text:span> <text:span text:style-name="T17">SegmentTree</text:span> { <text:s text:c="8"/><text:span text:style-name="T5">// the segment tree is stored like a heap array</text:span></text:p>
      <text:p text:style-name="P3"><text:span text:style-name="T21">private:</text:span> vi st, A; <text:s text:c="11"/><text:span text:style-name="T5">// recall that vi is: typedef vector&lt;int&gt; vi;</text:span></text:p>
      <text:p text:style-name="P4"><text:s text:c="2"/><text:span text:style-name="T4">int</text:span><text:span text:style-name="T10"> n;</text:span></text:p>
      <text:p text:style-name="P4"><text:s text:c="2"/><text:span text:style-name="T4">int</text:span><text:span text:style-name="T10"> </text:span><text:span text:style-name="T9">left</text:span><text:span text:style-name="T10"> (</text:span><text:span text:style-name="T4">int</text:span><text:span text:style-name="T10"> p) { </text:span><text:span text:style-name="T2">return</text:span><text:span text:style-name="T10"> p &lt;&lt; </text:span><text:span text:style-name="T13">1</text:span><text:span text:style-name="T10">; } <text:s text:c="4"/></text:span><text:span text:style-name="T6">// same as binary heap operations</text:span></text:p>
      <text:p text:style-name="P4"><text:s text:c="2"/><text:span text:style-name="T4">int</text:span><text:span text:style-name="T10"> </text:span><text:span text:style-name="T9">right</text:span><text:span text:style-name="T10">(</text:span><text:span text:style-name="T4">int</text:span><text:span text:style-name="T10"> p) { </text:span><text:span text:style-name="T2">return</text:span><text:span text:style-name="T10"> (p &lt;&lt; </text:span><text:span text:style-name="T13">1</text:span><text:span text:style-name="T10">) + </text:span><text:span text:style-name="T13">1</text:span><text:span text:style-name="T10">; }</text:span></text:p>
      <text:p text:style-name="P8"/>
      <text:p text:style-name="P4"><text:s text:c="2"/><text:span text:style-name="T4">void</text:span><text:span text:style-name="T10"> </text:span><text:span text:style-name="T9">build</text:span><text:span text:style-name="T10">(</text:span><text:span text:style-name="T4">int</text:span><text:span text:style-name="T10"> p, </text:span><text:span text:style-name="T4">int</text:span><text:span text:style-name="T10"> L, </text:span><text:span text:style-name="T4">int</text:span><text:span text:style-name="T10"> R) { <text:s text:c="26"/></text:span><text:span text:style-name="T6">// O(n log n)</text:span></text:p>
      <text:p text:style-name="P4"><text:s text:c="4"/><text:span text:style-name="T2">if</text:span><text:span text:style-name="T10"> (L == R) <text:s text:c="27"/></text:span><text:span text:style-name="T6">// as L == R, either one is fine</text:span></text:p>
      <text:p text:style-name="P4"><text:s text:c="6"/><text:span text:style-name="T10">st[p] = L; <text:s text:c="40"/></text:span><text:span text:style-name="T6">// store the index</text:span></text:p>
      <text:p text:style-name="P4"><text:s text:c="4"/><text:span text:style-name="T2">else</text:span><text:span text:style-name="T10"> { <text:s text:c="31"/></text:span><text:span text:style-name="T6">// recursively compute the values</text:span></text:p>
      <text:p text:style-name="P4"><text:s text:c="6"/><text:span text:style-name="T10">build(left(p) , L <text:s text:c="13"/>, (L + R) / </text:span><text:span text:style-name="T13">2</text:span><text:span text:style-name="T10">);</text:span></text:p>
      <text:p text:style-name="P4"><text:s text:c="6"/><text:span text:style-name="T10">build(right(p), (L + R) / </text:span><text:span text:style-name="T13">2</text:span><text:span text:style-name="T10"> + </text:span><text:span text:style-name="T13">1</text:span><text:span text:style-name="T10">, R <text:s text:c="9"/>);</text:span></text:p>
      <text:p text:style-name="P4"><text:s text:c="6"/><text:span text:style-name="T4">int</text:span><text:span text:style-name="T10"> p1 = st[left(p)], p2 = st[right(p)];</text:span></text:p>
      <text:p text:style-name="P4"><text:s text:c="6"/><text:span text:style-name="T10">st[p] = (A[p1] &lt;= A[p2]) ? p1 : p2;</text:span></text:p>
      <text:p text:style-name="P4"><text:s text:c="2"/><text:span text:style-name="T10">} }</text:span></text:p>
      <text:p text:style-name="P8"/>
      <text:p text:style-name="P4"><text:s text:c="2"/><text:span text:style-name="T4">int</text:span><text:span text:style-name="T10"> </text:span><text:span text:style-name="T9">rmq</text:span><text:span text:style-name="T10">(</text:span><text:span text:style-name="T4">int</text:span><text:span text:style-name="T10"> p, </text:span><text:span text:style-name="T4">int</text:span><text:span text:style-name="T10"> L, </text:span><text:span text:style-name="T4">int</text:span><text:span text:style-name="T10"> R, </text:span><text:span text:style-name="T4">int</text:span><text:span text:style-name="T10"> i, </text:span><text:span text:style-name="T4">int</text:span><text:span text:style-name="T10"> j) { <text:s text:c="17"/></text:span><text:span text:style-name="T6">// O(log n)</text:span></text:p>
      <text:p text:style-name="P4"><text:s text:c="4"/><text:span text:style-name="T2">if</text:span><text:span text:style-name="T10"> (i &gt; <text:s/>R || j &lt; <text:s/>L) </text:span><text:span text:style-name="T2">return</text:span><text:span text:style-name="T10"> -</text:span><text:span text:style-name="T13">1</text:span><text:span text:style-name="T10">; </text:span><text:span text:style-name="T6">// current segment outside query range</text:span></text:p>
      <text:p text:style-name="P4"><text:s text:c="4"/><text:span text:style-name="T2">if</text:span><text:span text:style-name="T10"> (L &gt;= i &amp;&amp; R &lt;= j) </text:span><text:span text:style-name="T2">return</text:span><text:span text:style-name="T10"> st[p]; <text:s text:c="14"/></text:span><text:span text:style-name="T6">// inside query range</text:span></text:p>
      <text:p text:style-name="P8"/>
      <text:p text:style-name="P4"><text:s text:c="5"/><text:span text:style-name="T6">// compute the min position in the left and right part of the interval</text:span></text:p>
      <text:p text:style-name="P4"><text:s text:c="4"/><text:span text:style-name="T4">int</text:span><text:span text:style-name="T10"> p1 = rmq(left(p) , L <text:s text:c="13"/>, (L+R) / </text:span><text:span text:style-name="T13">2</text:span><text:span text:style-name="T10">, i, j);</text:span></text:p>
      <text:p text:style-name="P4"><text:s text:c="4"/><text:span text:style-name="T4">int</text:span><text:span text:style-name="T10"> p2 = rmq(right(p), (L+R) / </text:span><text:span text:style-name="T13">2</text:span><text:span text:style-name="T10"> + </text:span><text:span text:style-name="T13">1</text:span><text:span text:style-name="T10">, R <text:s text:c="9"/>, i, j);</text:span></text:p>
      <text:p text:style-name="P8"/>
      <text:p text:style-name="P4"><text:s text:c="4"/><text:span text:style-name="T2">if</text:span><text:span text:style-name="T10"> (p1 == -</text:span><text:span text:style-name="T13">1</text:span><text:span text:style-name="T10">) </text:span><text:span text:style-name="T2">return</text:span><text:span text:style-name="T10"> p2; <text:s text:c="2"/></text:span><text:span text:style-name="T6">// if we try to access segment outside query</text:span></text:p>
      <text:p text:style-name="P4"><text:s text:c="4"/><text:span text:style-name="T2">if</text:span><text:span text:style-name="T10"> (p2 == -</text:span><text:span text:style-name="T13">1</text:span><text:span text:style-name="T10">) </text:span><text:span text:style-name="T2">return</text:span><text:span text:style-name="T10"> p1; <text:s text:c="30"/></text:span><text:span text:style-name="T6">// same as above</text:span></text:p>
      <text:p text:style-name="P4"><text:s text:c="4"/><text:span text:style-name="T2">return</text:span><text:span text:style-name="T10"> (A[p1] &lt;= A[p2]) ? p1 : p2; } <text:s text:c="9"/></text:span><text:span text:style-name="T6">// as as in build routine</text:span></text:p>
      <text:p text:style-name="P8"/>
      <text:p text:style-name="P4"><text:s text:c="2"/><text:span text:style-name="T4">int</text:span><text:span text:style-name="T10"> </text:span><text:span text:style-name="T9">update_point</text:span><text:span text:style-name="T10">(</text:span><text:span text:style-name="T4">int</text:span><text:span text:style-name="T10"> p, </text:span><text:span text:style-name="T4">int</text:span><text:span text:style-name="T10"> L, </text:span><text:span text:style-name="T4">int</text:span><text:span text:style-name="T10"> R, </text:span><text:span text:style-name="T4">int</text:span><text:span text:style-name="T10"> idx, </text:span><text:span text:style-name="T4">int</text:span><text:span text:style-name="T10"> new_value) {</text:span></text:p>
      <text:p text:style-name="P4"><text:s text:c="4"/><text:span text:style-name="T6">// this update code is still preliminary, i == j</text:span></text:p>
      <text:p text:style-name="P4"><text:s text:c="4"/><text:span text:style-name="T6">// must be able to update range in the future!</text:span></text:p>
      <text:p text:style-name="P4"><text:s text:c="4"/><text:span text:style-name="T4">int</text:span><text:span text:style-name="T10"> i = idx, j = idx;</text:span></text:p>
      <text:p text:style-name="P8"/>
      <text:p text:style-name="P4"><text:s text:c="4"/><text:span text:style-name="T6">// if the current interval does not intersect </text:span></text:p>
      <text:p text:style-name="P4"><text:s text:c="4"/><text:span text:style-name="T6">// the update interval, return this st node value!</text:span></text:p>
      <text:p text:style-name="P4"><text:s text:c="4"/><text:span text:style-name="T2">if</text:span><text:span text:style-name="T10"> (i &gt; R || j &lt; L)</text:span></text:p>
      <text:p text:style-name="P4"><text:s text:c="6"/><text:span text:style-name="T2">return</text:span><text:span text:style-name="T10"> st[p];</text:span></text:p>
      <text:p text:style-name="P8"/>
      <text:p text:style-name="P4"><text:s text:c="4"/><text:span text:style-name="T6">// if the current interval is included in the update range,</text:span></text:p>
      <text:p text:style-name="P4"><text:s text:c="4"/><text:span text:style-name="T6">// update that st[node]</text:span></text:p>
      <text:p text:style-name="P4"><text:s text:c="4"/><text:span text:style-name="T2">if</text:span><text:span text:style-name="T10"> (L == i &amp;&amp; R == j) {</text:span></text:p>
      <text:p text:style-name="P4"><text:s text:c="6"/><text:span text:style-name="T10">A[i] = new_value; </text:span><text:span text:style-name="T6">// update the underlying array</text:span></text:p>
      <text:p text:style-name="P4"><text:s text:c="6"/><text:span text:style-name="T2">return</text:span><text:span text:style-name="T10"> st[p] = L; </text:span><text:span text:style-name="T6">// this index</text:span></text:p>
      <text:p text:style-name="P4"><text:s text:c="4"/><text:span text:style-name="T10">}</text:span></text:p>
      <text:p text:style-name="P8"/>
      <text:p text:style-name="P4"><text:s text:c="4"/><text:span text:style-name="T6">// compute the minimum pition in the </text:span></text:p>
      <text:p text:style-name="P4"><text:s text:c="4"/><text:span text:style-name="T6">// left and right part of the interval</text:span></text:p>
      <text:p text:style-name="P4"><text:s text:c="4"/><text:span text:style-name="T4">int</text:span><text:span text:style-name="T10"> p1, p2;</text:span></text:p>
      <text:p text:style-name="P4"><text:s text:c="4"/><text:span text:style-name="T10">p1 = update_point(left(p) , L <text:s text:c="13"/>, (L + R) / </text:span><text:span text:style-name="T13">2</text:span><text:span text:style-name="T10">, idx, new_value);</text:span></text:p>
      <text:p text:style-name="P4"><text:s text:c="4"/><text:span text:style-name="T10">p2 = update_point(right(p), (L + R) / </text:span><text:span text:style-name="T13">2</text:span><text:span text:style-name="T10"> + </text:span><text:span text:style-name="T13">1</text:span><text:span text:style-name="T10">, R <text:s text:c="9"/>, idx, new_value);</text:span></text:p>
      <text:p text:style-name="P8"><text:soft-page-break/></text:p>
      <text:p text:style-name="P4"><text:s text:c="4"/><text:span text:style-name="T6">// return the pition where the overall minimum is</text:span></text:p>
      <text:p text:style-name="P4"><text:s text:c="4"/><text:span text:style-name="T2">return</text:span><text:span text:style-name="T10"> st[p] = (A[p1] &lt;= A[p2]) ? p1 : p2;</text:span></text:p>
      <text:p text:style-name="P4"><text:s text:c="2"/><text:span text:style-name="T10">}</text:span></text:p>
      <text:p text:style-name="P8"/>
      <text:p text:style-name="P7">public:</text:p>
      <text:p text:style-name="P4"><text:s text:c="2"/><text:span text:style-name="T10">SegmentTree(</text:span><text:span text:style-name="T2">const</text:span><text:span text:style-name="T10"> vi &amp;_A) {</text:span></text:p>
      <text:p text:style-name="P4"><text:s text:c="4"/><text:span text:style-name="T10">A = _A; n = (</text:span><text:span text:style-name="T4">int</text:span><text:span text:style-name="T10">)A.size(); <text:s text:c="13"/></text:span><text:span text:style-name="T6">// copy content for local usage</text:span></text:p>
      <text:p text:style-name="P4"><text:s text:c="4"/><text:span text:style-name="T10">st.assign(</text:span><text:span text:style-name="T13">4</text:span><text:span text:style-name="T10"> * n, </text:span><text:span text:style-name="T13">0</text:span><text:span text:style-name="T10">); <text:s text:c="11"/></text:span><text:span text:style-name="T6">// create large enough vector of zeroes</text:span></text:p>
      <text:p text:style-name="P4"><text:s text:c="4"/><text:span text:style-name="T10">build(</text:span><text:span text:style-name="T13">1</text:span><text:span text:style-name="T10">, </text:span><text:span text:style-name="T13">0</text:span><text:span text:style-name="T10">, n - </text:span><text:span text:style-name="T13">1</text:span><text:span text:style-name="T10">); <text:s text:c="33"/></text:span><text:span text:style-name="T6">// recursive build</text:span></text:p>
      <text:p text:style-name="P4"><text:s text:c="2"/><text:span text:style-name="T10">}</text:span></text:p>
      <text:p text:style-name="P8"/>
      <text:p text:style-name="P4"><text:s text:c="2"/><text:span text:style-name="T4">int</text:span><text:span text:style-name="T10"> rmq(</text:span><text:span text:style-name="T4">int</text:span><text:span text:style-name="T10"> i, </text:span><text:span text:style-name="T4">int</text:span><text:span text:style-name="T10"> j) { </text:span><text:span text:style-name="T2">return</text:span><text:span text:style-name="T10"> rmq(</text:span><text:span text:style-name="T13">1</text:span><text:span text:style-name="T10">, </text:span><text:span text:style-name="T13">0</text:span><text:span text:style-name="T10">, n - </text:span><text:span text:style-name="T13">1</text:span><text:span text:style-name="T10">, i, j); } <text:s text:c="2"/></text:span><text:span text:style-name="T6">// overloading</text:span></text:p>
      <text:p text:style-name="P8"/>
      <text:p text:style-name="P4"><text:s text:c="2"/><text:span text:style-name="T4">int</text:span><text:span text:style-name="T10"> update_point(</text:span><text:span text:style-name="T4">int</text:span><text:span text:style-name="T10"> idx, </text:span><text:span text:style-name="T4">int</text:span><text:span text:style-name="T10"> new_value) {</text:span></text:p>
      <text:p text:style-name="P4"><text:s text:c="4"/><text:span text:style-name="T2">return</text:span><text:span text:style-name="T10"> update_point(</text:span><text:span text:style-name="T13">1</text:span><text:span text:style-name="T10">, </text:span><text:span text:style-name="T13">0</text:span><text:span text:style-name="T10">, n - </text:span><text:span text:style-name="T13">1</text:span><text:span text:style-name="T10">, idx, new_value); }</text:span></text:p>
      <text:p text:style-name="P3">};</text:p>
      <text:p text:style-name="P4"><text:s text:c="2"/></text:p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arr[] = { </text:span><text:span text:style-name="T13">18</text:span><text:span text:style-name="T10">, </text:span><text:span text:style-name="T13">17</text:span><text:span text:style-name="T10">, </text:span><text:span text:style-name="T13">13</text:span><text:span text:style-name="T10">, </text:span><text:span text:style-name="T13">19</text:span><text:span text:style-name="T10">, </text:span><text:span text:style-name="T13">15</text:span><text:span text:style-name="T10">, </text:span><text:span text:style-name="T13">11</text:span><text:span text:style-name="T10">, </text:span><text:span text:style-name="T13">20</text:span><text:span text:style-name="T10"> }; <text:s text:c="8"/></text:span><text:span text:style-name="T6">// the original array</text:span></text:p>
      <text:p text:style-name="P4"><text:s text:c="2"/><text:span text:style-name="T10">vi A(arr, arr + </text:span><text:span text:style-name="T13">7</text:span><text:span text:style-name="T10">); <text:s text:c="21"/></text:span><text:span text:style-name="T6">// copy the contents to a vector</text:span></text:p>
      <text:p text:style-name="P4"><text:s text:c="2"/><text:span text:style-name="T10">SegmentTree st(A);</text:span></text:p>
      <text:p text:style-name="P8"/>
      <text:p text:style-name="P4"><text:s text:c="2"/><text:span text:style-name="T10">printf(</text:span><text:span text:style-name="T11">" <text:s text:c="13"/>idx <text:s text:c="3"/>0, 1, 2, 3, 4, <text:s/>5, 6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 <text:s text:c="13"/>A is {18,17,13,19,15, 11,20}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RMQ(1, 3) = %d</text:span><text:span text:style-name="T12">\n</text:span><text:span text:style-name="T11">"</text:span><text:span text:style-name="T10">, st.rmq(</text:span><text:span text:style-name="T13">1</text:span><text:span text:style-name="T10">, </text:span><text:span text:style-name="T13">3</text:span><text:span text:style-name="T10">)); <text:s text:c="12"/></text:span><text:span text:style-name="T6">// answer = index 2</text:span></text:p>
      <text:p text:style-name="P4"><text:s text:c="2"/><text:span text:style-name="T10">printf(</text:span><text:span text:style-name="T11">"RMQ(4, 6) = %d</text:span><text:span text:style-name="T12">\n</text:span><text:span text:style-name="T11">"</text:span><text:span text:style-name="T10">, st.rmq(</text:span><text:span text:style-name="T13">4</text:span><text:span text:style-name="T10">, </text:span><text:span text:style-name="T13">6</text:span><text:span text:style-name="T10">)); <text:s text:c="12"/></text:span><text:span text:style-name="T6">// answer = index 5</text:span></text:p>
      <text:p text:style-name="P4"><text:s text:c="2"/><text:span text:style-name="T10">printf(</text:span><text:span text:style-name="T11">"RMQ(3, 4) = %d</text:span><text:span text:style-name="T12">\n</text:span><text:span text:style-name="T11">"</text:span><text:span text:style-name="T10">, st.rmq(</text:span><text:span text:style-name="T13">3</text:span><text:span text:style-name="T10">, </text:span><text:span text:style-name="T13">4</text:span><text:span text:style-name="T10">)); <text:s text:c="12"/></text:span><text:span text:style-name="T6">// answer = index 4</text:span></text:p>
      <text:p text:style-name="P4"><text:s text:c="2"/><text:span text:style-name="T10">printf(</text:span><text:span text:style-name="T11">"RMQ(0, 0) = %d</text:span><text:span text:style-name="T12">\n</text:span><text:span text:style-name="T11">"</text:span><text:span text:style-name="T10">, st.rmq(</text:span><text:span text:style-name="T13">0</text:span><text:span text:style-name="T10">, </text:span><text:span text:style-name="T13">0</text:span><text:span text:style-name="T10">)); <text:s text:c="12"/></text:span><text:span text:style-name="T6">// answer = index 0</text:span></text:p>
      <text:p text:style-name="P4"><text:s text:c="2"/><text:span text:style-name="T10">printf(</text:span><text:span text:style-name="T11">"RMQ(0, 1) = %d</text:span><text:span text:style-name="T12">\n</text:span><text:span text:style-name="T11">"</text:span><text:span text:style-name="T10">, st.rmq(</text:span><text:span text:style-name="T13">0</text:span><text:span text:style-name="T10">, </text:span><text:span text:style-name="T13">1</text:span><text:span text:style-name="T10">)); <text:s text:c="12"/></text:span><text:span text:style-name="T6">// answer = index 1</text:span></text:p>
      <text:p text:style-name="P4"><text:s text:c="2"/><text:span text:style-name="T10">printf(</text:span><text:span text:style-name="T11">"RMQ(0, 6) = %d</text:span><text:span text:style-name="T12">\n</text:span><text:span text:style-name="T11">"</text:span><text:span text:style-name="T10">, st.rmq(</text:span><text:span text:style-name="T13">0</text:span><text:span text:style-name="T10">, </text:span><text:span text:style-name="T13">6</text:span><text:span text:style-name="T10">)); <text:s text:c="12"/></text:span><text:span text:style-name="T6">// answer = index 5</text:span></text:p>
      <text:p text:style-name="P8"/>
      <text:p text:style-name="P4"><text:s text:c="2"/><text:span text:style-name="T10">printf(</text:span><text:span text:style-name="T11">" <text:s text:c="13"/>idx <text:s text:c="3"/>0, 1, 2, 3, 4, <text:s/>5, 6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Now, modify A into {18,17,13,19,15,100,20}</text:span><text:span text:style-name="T12">\n</text:span><text:span text:style-name="T11">"</text:span><text:span text:style-name="T10">);</text:span></text:p>
      <text:p text:style-name="P4"><text:s text:c="2"/><text:span text:style-name="T10">st.update_point(</text:span><text:span text:style-name="T13">5</text:span><text:span text:style-name="T10">, </text:span><text:span text:style-name="T13">100</text:span><text:span text:style-name="T10">); <text:s text:c="19"/></text:span><text:span text:style-name="T6">// update A[5] from 11 to 100</text:span></text:p>
      <text:p text:style-name="P4"><text:s text:c="2"/><text:span text:style-name="T10">printf(</text:span><text:span text:style-name="T11">"These values do not change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RMQ(1, 3) = %d</text:span><text:span text:style-name="T12">\n</text:span><text:span text:style-name="T11">"</text:span><text:span text:style-name="T10">, st.rmq(</text:span><text:span text:style-name="T13">1</text:span><text:span text:style-name="T10">, </text:span><text:span text:style-name="T13">3</text:span><text:span text:style-name="T10">)); <text:s text:c="27"/></text:span><text:span text:style-name="T6">// 2</text:span></text:p>
      <text:p text:style-name="P4"><text:s text:c="2"/><text:span text:style-name="T10">printf(</text:span><text:span text:style-name="T11">"RMQ(3, 4) = %d</text:span><text:span text:style-name="T12">\n</text:span><text:span text:style-name="T11">"</text:span><text:span text:style-name="T10">, st.rmq(</text:span><text:span text:style-name="T13">3</text:span><text:span text:style-name="T10">, </text:span><text:span text:style-name="T13">4</text:span><text:span text:style-name="T10">)); <text:s text:c="27"/></text:span><text:span text:style-name="T6">// 4</text:span></text:p>
      <text:p text:style-name="P4"><text:s text:c="2"/><text:span text:style-name="T10">printf(</text:span><text:span text:style-name="T11">"RMQ(0, 0) = %d</text:span><text:span text:style-name="T12">\n</text:span><text:span text:style-name="T11">"</text:span><text:span text:style-name="T10">, st.rmq(</text:span><text:span text:style-name="T13">0</text:span><text:span text:style-name="T10">, </text:span><text:span text:style-name="T13">0</text:span><text:span text:style-name="T10">)); <text:s text:c="27"/></text:span><text:span text:style-name="T6">// 0</text:span></text:p>
      <text:p text:style-name="P4"><text:s text:c="2"/><text:span text:style-name="T10">printf(</text:span><text:span text:style-name="T11">"RMQ(0, 1) = %d</text:span><text:span text:style-name="T12">\n</text:span><text:span text:style-name="T11">"</text:span><text:span text:style-name="T10">, st.rmq(</text:span><text:span text:style-name="T13">0</text:span><text:span text:style-name="T10">, </text:span><text:span text:style-name="T13">1</text:span><text:span text:style-name="T10">)); <text:s text:c="27"/></text:span><text:span text:style-name="T6">// 1</text:span></text:p>
      <text:p text:style-name="P4"><text:s text:c="2"/><text:span text:style-name="T10">printf(</text:span><text:span text:style-name="T11">"These values change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RMQ(0, 6) = %d</text:span><text:span text:style-name="T12">\n</text:span><text:span text:style-name="T11">"</text:span><text:span text:style-name="T10">, st.rmq(</text:span><text:span text:style-name="T13">0</text:span><text:span text:style-name="T10">, </text:span><text:span text:style-name="T13">6</text:span><text:span text:style-name="T10">)); <text:s text:c="24"/></text:span><text:span text:style-name="T6">// 5-&gt;2</text:span></text:p>
      <text:p text:style-name="P4"><text:s text:c="2"/><text:span text:style-name="T10">printf(</text:span><text:span text:style-name="T11">"RMQ(4, 6) = %d</text:span><text:span text:style-name="T12">\n</text:span><text:span text:style-name="T11">"</text:span><text:span text:style-name="T10">, st.rmq(</text:span><text:span text:style-name="T13">4</text:span><text:span text:style-name="T10">, </text:span><text:span text:style-name="T13">6</text:span><text:span text:style-name="T10">)); <text:s text:c="24"/></text:span><text:span text:style-name="T6">// 5-&gt;4</text:span></text:p>
      <text:p text:style-name="P4"><text:s text:c="2"/><text:span text:style-name="T10">printf(</text:span><text:span text:style-name="T11">"RMQ(4, 5) = %d</text:span><text:span text:style-name="T12">\n</text:span><text:span text:style-name="T11">"</text:span><text:span text:style-name="T10">, st.rmq(</text:span><text:span text:style-name="T13">4</text:span><text:span text:style-name="T10">, </text:span><text:span text:style-name="T13">5</text:span><text:span text:style-name="T10">)); <text:s text:c="24"/></text:span><text:span text:style-name="T6">// 5-&gt;4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7"><text:span text:style-name="T24"/></text:p>
      <text:p text:style-name="P33"><text:span text:style-name="T24">----------------------------------------</text:span></text:p>
      <text:p text:style-name="P19"><text:span text:style-name="T23">1</text:span><text:span text:style-name="T24">0</text:span><text:span text:style-name="T23">-Fenwick Tree ds</text:span></text:p>
      <text:p text:style-name="P1">#include &lt;cstdio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vector&lt;<text:span text:style-name="T3">int</text:span>&gt; vi;</text:p>
      <text:p text:style-name="P1">#define LSOne(S) (S &amp; (-S))</text:p>
      <text:p text:style-name="P8"/>
      <text:p text:style-name="P3"><text:span text:style-name="T1">class</text:span> <text:span text:style-name="T17">FenwickTree</text:span> {</text:p>
      <text:p text:style-name="P7">private:</text:p>
      <text:p text:style-name="P4"><text:s text:c="2"/><text:span text:style-name="T10">vi ft;</text:span></text:p>
      <text:p text:style-name="P8"/>
      <text:p text:style-name="P7">public:</text:p>
      <text:p text:style-name="P4"><text:s text:c="2"/><text:span text:style-name="T10">FenwickTree() {}</text:span></text:p>
      <text:p text:style-name="P4"><text:s text:c="2"/><text:span text:style-name="T6">// initialization: n + 1 zeroes, ignore index 0</text:span></text:p>
      <text:p text:style-name="P4"><text:s text:c="2"/><text:span text:style-name="T10">FenwickTree(</text:span><text:span text:style-name="T4">int</text:span><text:span text:style-name="T10"> n) { ft.assign(n + </text:span><text:span text:style-name="T13">1</text:span><text:span text:style-name="T10">, </text:span><text:span text:style-name="T13">0</text:span><text:span text:style-name="T10">); }</text:span></text:p>
      <text:p text:style-name="P8"/>
      <text:p text:style-name="P4"><text:s text:c="2"/><text:span text:style-name="T4">int</text:span><text:span text:style-name="T10"> rsq(</text:span><text:span text:style-name="T4">int</text:span><text:span text:style-name="T10"> b) { <text:s text:c="36"/></text:span><text:span text:style-name="T6">// returns RSQ(1, b)</text:span></text:p>
      <text:p text:style-name="P4"><text:s text:c="4"/><text:span text:style-name="T4">int</text:span><text:span text:style-name="T10"> sum = </text:span><text:span text:style-name="T13">0</text:span><text:span text:style-name="T10">; </text:span><text:span text:style-name="T2">for</text:span><text:span text:style-name="T10"> (; b; b -= LSOne(b)) sum += ft[b];</text:span></text:p>
      <text:p text:style-name="P4"><text:s text:c="4"/><text:span text:style-name="T2">return</text:span><text:span text:style-name="T10"> sum; }</text:span></text:p>
      <text:p text:style-name="P8"/>
      <text:p text:style-name="P4"><text:s text:c="2"/><text:span text:style-name="T4">int</text:span><text:span text:style-name="T10"> rsq(</text:span><text:span text:style-name="T4">int</text:span><text:span text:style-name="T10"> a, </text:span><text:span text:style-name="T4">int</text:span><text:span text:style-name="T10"> b) { <text:s text:c="29"/></text:span><text:span text:style-name="T6">// returns RSQ(a, b)</text:span></text:p>
      <text:p text:style-name="P4"><text:s text:c="4"/><text:span text:style-name="T2">return</text:span><text:span text:style-name="T10"> rsq(b) - (a == </text:span><text:span text:style-name="T13">1</text:span><text:span text:style-name="T10"> ? </text:span><text:span text:style-name="T13">0</text:span><text:span text:style-name="T10"> : rsq(a - </text:span><text:span text:style-name="T13">1</text:span><text:span text:style-name="T10">)); }</text:span></text:p>
      <text:p text:style-name="P8"/>
      <text:p text:style-name="P4"><text:s text:c="2"/><text:span text:style-name="T6">// adjusts value of the k-th element by v (v can be +ve/inc or -ve/dec)</text:span></text:p>
      <text:p text:style-name="P4"><text:s text:c="2"/><text:span text:style-name="T4">void</text:span><text:span text:style-name="T10"> adjust(</text:span><text:span text:style-name="T4">int</text:span><text:span text:style-name="T10"> k, </text:span><text:span text:style-name="T4">int</text:span><text:span text:style-name="T10"> v) { <text:s text:c="19"/></text:span><text:span text:style-name="T6">// note: n = ft.size() - 1</text:span></text:p>
      <text:p text:style-name="P4"><text:s text:c="4"/><text:span text:style-name="T2">for</text:span><text:span text:style-name="T10"> (; k &lt; (</text:span><text:span text:style-name="T4">int</text:span><text:span text:style-name="T10">)ft.size(); k += LSOne(k)) ft[k] += v; }</text:span></text:p>
      <text:p text:style-name="P3">};</text:p>
      <text:p text:style-name="P8"/>
      <text:p text:style-name="P3"><text:span text:style-name="T3">int</text:span> <text:span text:style-name="T8">main</text:span>() { <text:s text:c="13"/><text:span text:style-name="T5">// idx <text:s text:c="2"/>0 1 2 3 4 5 6 7 <text:s/>8 9 10, no index 0!</text:span></text:p>
      <text:p text:style-name="P4"><text:s text:c="2"/><text:span text:style-name="T10">FenwickTree ft(</text:span><text:span text:style-name="T13">10</text:span><text:span text:style-name="T10">); <text:s text:c="4"/></text:span><text:span text:style-name="T6">// ft = {-,0,0,0,0,0,0,0, 0,0,0}</text:span></text:p>
      <text:p text:style-name="P4"><text:s text:c="2"/><text:span text:style-name="T10">ft.adjust(</text:span><text:span text:style-name="T13">2</text:span><text:span text:style-name="T10">, </text:span><text:span text:style-name="T13">1</text:span><text:span text:style-name="T10">); <text:s text:c="7"/></text:span><text:span text:style-name="T6">// ft = {-,0,1,0,1,0,0,0, 1,0,0}, idx 2,4,8 =&gt; +1</text:span></text:p>
      <text:p text:style-name="P4"><text:s text:c="2"/><text:span text:style-name="T10">ft.adjust(</text:span><text:span text:style-name="T13">4</text:span><text:span text:style-name="T10">, </text:span><text:span text:style-name="T13">1</text:span><text:span text:style-name="T10">); <text:s text:c="7"/></text:span><text:span text:style-name="T6">// ft = {-,0,1,0,2,0,0,0, 2,0,0}, idx 4,8 =&gt; +1</text:span></text:p>
      <text:p text:style-name="P4"><text:s text:c="2"/><text:span text:style-name="T10">ft.adjust(</text:span><text:span text:style-name="T13">5</text:span><text:span text:style-name="T10">, </text:span><text:span text:style-name="T13">2</text:span><text:span text:style-name="T10">); <text:s text:c="7"/></text:span><text:span text:style-name="T6">// ft = {-,0,1,0,2,2,2,0, 4,0,0}, idx 5,6,8 =&gt; +2</text:span></text:p>
      <text:p text:style-name="P4"><text:s text:c="2"/><text:span text:style-name="T10">ft.adjust(</text:span><text:span text:style-name="T13">6</text:span><text:span text:style-name="T10">, </text:span><text:span text:style-name="T13">3</text:span><text:span text:style-name="T10">); <text:s text:c="7"/></text:span><text:span text:style-name="T6">// ft = {-,0,1,0,2,2,5,0, 7,0,0}, idx 6,8 =&gt; +3</text:span></text:p>
      <text:p text:style-name="P4"><text:s text:c="2"/><text:span text:style-name="T10">ft.adjust(</text:span><text:span text:style-name="T13">7</text:span><text:span text:style-name="T10">, </text:span><text:span text:style-name="T13">2</text:span><text:span text:style-name="T10">); <text:s text:c="7"/></text:span><text:span text:style-name="T6">// ft = {-,0,1,0,2,2,5,2, 9,0,0}, idx 7,8 =&gt; +2</text:span></text:p>
      <text:p text:style-name="P4"><text:s text:c="2"/><text:span text:style-name="T10">ft.adjust(</text:span><text:span text:style-name="T13">8</text:span><text:span text:style-name="T10">, </text:span><text:span text:style-name="T13">1</text:span><text:span text:style-name="T10">); <text:s text:c="7"/></text:span><text:span text:style-name="T6">// ft = {-,0,1,0,2,2,5,2,10,0,0}, idx 8 =&gt; +1</text:span></text:p>
      <text:p text:style-name="P4"><text:s text:c="2"/><text:span text:style-name="T10">ft.adjust(</text:span><text:span text:style-name="T13">9</text:span><text:span text:style-name="T10">, </text:span><text:span text:style-name="T13">1</text:span><text:span text:style-name="T10">); <text:s text:c="7"/></text:span><text:span text:style-name="T6">// ft = {-,0,1,0,2,2,5,2,10,1,1}, idx 9,10 =&gt; +1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ft.rsq(</text:span><text:span text:style-name="T13">1</text:span><text:span text:style-name="T10">, </text:span><text:span text:style-name="T13">1</text:span><text:span text:style-name="T10">)); <text:s/></text:span><text:span text:style-name="T6">// 0 =&gt; ft[1] = 0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ft.rsq(</text:span><text:span text:style-name="T13">1</text:span><text:span text:style-name="T10">, </text:span><text:span text:style-name="T13">2</text:span><text:span text:style-name="T10">)); <text:s/></text:span><text:span text:style-name="T6">// 1 =&gt; ft[2] = 1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ft.rsq(</text:span><text:span text:style-name="T13">1</text:span><text:span text:style-name="T10">, </text:span><text:span text:style-name="T13">6</text:span><text:span text:style-name="T10">)); <text:s/></text:span><text:span text:style-name="T6">// 7 =&gt; ft[6] + ft[4] = 5 + 2 = 7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ft.rsq(</text:span><text:span text:style-name="T13">1</text:span><text:span text:style-name="T10">, </text:span><text:span text:style-name="T13">10</text:span><text:span text:style-name="T10">)); </text:span><text:span text:style-name="T6">// 11 =&gt; ft[10] + ft[8] = 1 + 10 = 11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ft.rsq(</text:span><text:span text:style-name="T13">3</text:span><text:span text:style-name="T10">, </text:span><text:span text:style-name="T13">6</text:span><text:span text:style-name="T10">)); <text:s/></text:span><text:span text:style-name="T6">// 6 =&gt; rsq(1, 6) - rsq(1, 2) = 7 - 1</text:span></text:p>
      <text:p text:style-name="P8"/>
      <text:p text:style-name="P4"><text:s text:c="2"/><text:span text:style-name="T10">ft.adjust(</text:span><text:span text:style-name="T13">5</text:span><text:span text:style-name="T10">, </text:span><text:span text:style-name="T13">2</text:span><text:span text:style-name="T10">); </text:span><text:span text:style-name="T6">// update demo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ft.rsq(</text:span><text:span text:style-name="T13">1</text:span><text:span text:style-name="T10">, </text:span><text:span text:style-name="T13">10</text:span><text:span text:style-name="T10">)); </text:span><text:span text:style-name="T6">// now 13</text:span></text:p>
      <text:p text:style-name="P13">} <text:span text:style-name="T5">// return 0;</text:span></text:p>
      <text:p text:style-name="P26"/>
      <text:p text:style-name="P30">------------- Chapter 4 ---------------</text:p>
      <text:p text:style-name="P11"><text:span text:style-name="T18">01-</text:span>DFS</text:p>
      <text:p text:style-name="P10"/>
      <text:p text:style-name="P10">#include &lt;algorithm&gt;</text:p>
      <text:p text:style-name="P1">#include &lt;cstdio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 <text:s text:c="5"/><text:span text:style-name="T5">// In this chapter, we will frequently use these</text:span></text:p>
      <text:p text:style-name="P3"><text:span text:style-name="T1">typedef</text:span> vector&lt;ii&gt; vii; <text:s text:c="5"/><text:span text:style-name="T5">// three data type shortcuts. They may look cryptic</text:span></text:p>
      <text:p text:style-name="P3"><text:span text:style-name="T1">typedef</text:span> vector&lt;<text:span text:style-name="T3">int</text:span>&gt; vi; <text:s text:c="2"/><text:span text:style-name="T5">// but shortcuts are useful in competitive programming</text:span></text:p>
      <text:p text:style-name="P8"/>
      <text:p text:style-name="P3"><text:span text:style-name="T7">#define DFS_WHITE -1 </text:span><text:span text:style-name="T5">// normal DFS, do not change this with other values (other than 0), because we usually use memset with conjunction with DFS_WHITE</text:span></text:p>
      <text:p text:style-name="P1">#define DFS_BLACK 1</text:p>
      <text:p text:style-name="P8"/>
      <text:p text:style-name="P3">vector&lt;vii&gt; AdjList;</text:p>
      <text:p text:style-name="P8"/>
      <text:p text:style-name="P3"><text:span text:style-name="T3">void</text:span> <text:span text:style-name="T8">printThis</text:span>(<text:span text:style-name="T3">char</text:span>* message) {</text:p>
      <text:p text:style-name="P4"><text:s text:c="2"/><text:span text:style-name="T10">printf(</text:span><text:span text:style-name="T11">"==================================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%s</text:span><text:span text:style-name="T12">\n</text:span><text:span text:style-name="T11">"</text:span><text:span text:style-name="T10">, message);</text:span></text:p>
      <text:p text:style-name="P4"><text:s text:c="2"/><text:span text:style-name="T10">printf(</text:span><text:span text:style-name="T11">"==================================</text:span><text:span text:style-name="T12">\n</text:span><text:span text:style-name="T11">"</text:span><text:span text:style-name="T10">);</text:span></text:p>
      <text:p text:style-name="P3">}</text:p>
      <text:p text:style-name="P8"/>
      <text:p text:style-name="P3">vi dfs_num; <text:s text:c="4"/><text:span text:style-name="T5">// this variable has to be global, we cannot put it in recursion</text:span></text:p>
      <text:p text:style-name="P3"><text:span text:style-name="T3">int</text:span> numCC;</text:p>
      <text:p text:style-name="P8"/>
      <text:p text:style-name="P3"><text:span text:style-name="T3">void</text:span> <text:span text:style-name="T8">dfs</text:span>(<text:span text:style-name="T3">int</text:span> u) { <text:s text:c="9"/><text:span text:style-name="T5">// DFS for normal usage: as graph traversal algorithm</text:span></text:p>
      <text:p text:style-name="P4"><text:s text:c="2"/><text:span text:style-name="T10">printf(</text:span><text:span text:style-name="T11">" %d"</text:span><text:span text:style-name="T10">, u); <text:s text:c="35"/></text:span><text:span text:style-name="T6">// this vertex is visited</text:span></text:p>
      <text:p text:style-name="P4"><text:s text:c="2"/><text:span text:style-name="T10">dfs_num[u] = DFS_BLACK; <text:s text:c="5"/></text:span><text:span text:style-name="T6">// important step: we mark this vertex as visited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4"/><text:span text:style-name="T10">ii v = AdjList[u][j]; <text:s text:c="21"/></text:span><text:span text:style-name="T6">// v is a (neighbor, weight) pair</text:span></text:p>
      <text:p text:style-name="P4"><text:s text:c="4"/><text:span text:style-name="T2">if</text:span><text:span text:style-name="T10"> (dfs_num[v.first] == DFS_WHITE) <text:s text:c="8"/></text:span><text:span text:style-name="T6">// important check to avoid cycle</text:span></text:p>
      <text:p text:style-name="P4"><text:s text:c="6"/><text:span text:style-name="T10">dfs(v.first); <text:s text:c="5"/></text:span><text:span text:style-name="T6">// recursively visits unvisited neighbors v of vertex u</text:span></text:p>
      <text:p text:style-name="P3">} }</text:p>
      <text:p text:style-name="P8"/>
      <text:p text:style-name="P5">// note: this is not the version on implicit graph</text:p>
      <text:p text:style-name="P3"><text:span text:style-name="T3">void</text:span> <text:span text:style-name="T8">floodfill</text:span>(<text:span text:style-name="T3">int</text:span> u, <text:span text:style-name="T3">int</text:span> color) {</text:p>
      <text:p text:style-name="P4"><text:s text:c="2"/><text:span text:style-name="T10">dfs_num[u] = color; <text:s text:c="27"/></text:span><text:span text:style-name="T6">// not just a generic DFS_BLACK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4"/><text:span text:style-name="T10">ii v = AdjList[u][j];</text:span></text:p>
      <text:p text:style-name="P4"><text:s text:c="4"/><text:span text:style-name="T2">if</text:span><text:span text:style-name="T10"> (dfs_num[v.first] == DFS_WHITE)</text:span></text:p>
      <text:p text:style-name="P4"><text:s text:c="6"/><text:span text:style-name="T10">floodfill(v.first, color);</text:span></text:p>
      <text:p text:style-name="P3">} }</text:p>
      <text:p text:style-name="P8"/>
      <text:p text:style-name="P3">vi topoSort; <text:s text:c="12"/><text:span text:style-name="T5">// global vector to store the toposort in reverse order</text:span></text:p>
      <text:p text:style-name="P8"/>
      <text:p text:style-name="P3"><text:span text:style-name="T3">void</text:span> <text:span text:style-name="T8">dfs2</text:span>(<text:span text:style-name="T3">int</text:span> u) { <text:s text:c="3"/><text:span text:style-name="T5">// change function name to differentiate with original dfs</text:span></text:p>
      <text:p text:style-name="P4"><text:s text:c="2"/><text:span text:style-name="T10">dfs_num[u] = DFS_BLACK;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4"/><text:span text:style-name="T10">ii v = AdjList[u][j];</text:span></text:p>
      <text:p text:style-name="P4"><text:s text:c="4"/><text:span text:style-name="T2">if</text:span><text:span text:style-name="T10"> (dfs_num[v.first] == DFS_WHITE)</text:span></text:p>
      <text:p text:style-name="P4"><text:s text:c="6"/><text:span text:style-name="T10">dfs2(v.first);</text:span></text:p>
      <text:p text:style-name="P4"><text:s text:c="2"/><text:span text:style-name="T10">}</text:span></text:p>
      <text:p text:style-name="P4"><text:s text:c="2"/><text:span text:style-name="T10">topoSort.push_back(u); } <text:s text:c="18"/></text:span><text:span text:style-name="T6">// that is, this is the only change</text:span></text:p>
      <text:p text:style-name="P8"/>
      <text:p text:style-name="P3"><text:span text:style-name="T7">#define DFS_GRAY 2 <text:s text:c="13"/></text:span><text:span text:style-name="T5">// one more color for graph edges property check</text:span></text:p>
      <text:p text:style-name="P3">vi dfs_parent; <text:s text:c="5"/><text:span text:style-name="T5">// to differentiate real back edge versus bidirectional edge</text:span></text:p>
      <text:p text:style-name="P8"/>
      <text:p text:style-name="P3"><text:soft-page-break/><text:span text:style-name="T3">void</text:span> <text:span text:style-name="T8">graphCheck</text:span>(<text:span text:style-name="T3">int</text:span> u) { <text:s text:c="14"/><text:span text:style-name="T5">// DFS for checking graph edge properties</text:span></text:p>
      <text:p text:style-name="P4"><text:s text:c="2"/><text:span text:style-name="T10">dfs_num[u] = DFS_GRAY; <text:s text:c="2"/></text:span><text:span text:style-name="T6">// color this as DFS_GRAY (temp) instead of DFS_BLACK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4"/><text:span text:style-name="T10">ii v = AdjList[u][j];</text:span></text:p>
      <text:p text:style-name="P4"><text:s text:c="4"/><text:span text:style-name="T2">if</text:span><text:span text:style-name="T10"> (dfs_num[v.first] == DFS_WHITE) { <text:s text:c="4"/></text:span><text:span text:style-name="T6">// Tree Edge, DFS_GRAY to DFS_WHITE</text:span></text:p>
      <text:p text:style-name="P4"><text:s text:c="6"/><text:span text:style-name="T10">dfs_parent[v.first] = u; <text:s text:c="17"/></text:span><text:span text:style-name="T6">// parent of this children is me</text:span></text:p>
      <text:p text:style-name="P4"><text:s text:c="6"/><text:span text:style-name="T10">graphCheck(v.first);</text:span></text:p>
      <text:p text:style-name="P4"><text:s text:c="4"/><text:span text:style-name="T10">}</text:span></text:p>
      <text:p text:style-name="P4"><text:s text:c="4"/><text:span text:style-name="T2">else</text:span><text:span text:style-name="T10"> </text:span><text:span text:style-name="T2">if</text:span><text:span text:style-name="T10"> (dfs_num[v.first] == DFS_GRAY) { <text:s text:c="12"/></text:span><text:span text:style-name="T6">// DFS_GRAY to DFS_GRAY</text:span></text:p>
      <text:p text:style-name="P4"><text:s text:c="6"/><text:span text:style-name="T2">if</text:span><text:span text:style-name="T10"> (v.first == dfs_parent[u]) <text:s text:c="9"/></text:span><text:span text:style-name="T6">// to differentiate these two cases</text:span></text:p>
      <text:p text:style-name="P4"><text:s text:c="8"/><text:span text:style-name="T10">printf(</text:span><text:span text:style-name="T11">" Bidirectional (%d, %d) - (%d, %d)</text:span><text:span text:style-name="T12">\n</text:span><text:span text:style-name="T11">"</text:span><text:span text:style-name="T10">, u, v.first, v.first, u);</text:span></text:p>
      <text:p text:style-name="P4"><text:s text:c="6"/><text:span text:style-name="T2">else</text:span><text:span text:style-name="T10"> <text:s/></text:span><text:span text:style-name="T6">// the most frequent application: check if the given graph is cyclic</text:span></text:p>
      <text:p text:style-name="P4"><text:s text:c="8"/><text:span text:style-name="T10">printf(</text:span><text:span text:style-name="T11">" Back Edge (%d, %d) (Cycle)</text:span><text:span text:style-name="T12">\n</text:span><text:span text:style-name="T11">"</text:span><text:span text:style-name="T10">, u, v.first);</text:span></text:p>
      <text:p text:style-name="P4"><text:s text:c="4"/><text:span text:style-name="T10">}</text:span></text:p>
      <text:p text:style-name="P4"><text:s text:c="4"/><text:span text:style-name="T2">else</text:span><text:span text:style-name="T10"> </text:span><text:span text:style-name="T2">if</text:span><text:span text:style-name="T10"> (dfs_num[v.first] == DFS_BLACK) <text:s text:c="12"/></text:span><text:span text:style-name="T6">// DFS_GRAY to DFS_BLACK</text:span></text:p>
      <text:p text:style-name="P4"><text:s text:c="6"/><text:span text:style-name="T10">printf(</text:span><text:span text:style-name="T11">" Forward/Cross Edge (%d, %d)</text:span><text:span text:style-name="T12">\n</text:span><text:span text:style-name="T11">"</text:span><text:span text:style-name="T10">, u, v.first);</text:span></text:p>
      <text:p text:style-name="P4"><text:s text:c="2"/><text:span text:style-name="T10">}</text:span></text:p>
      <text:p text:style-name="P4"><text:s text:c="2"/><text:span text:style-name="T10">dfs_num[u] = DFS_BLACK; <text:s text:c="4"/></text:span><text:span text:style-name="T6">// after recursion, color this as DFS_BLACK (DONE)</text:span></text:p>
      <text:p text:style-name="P3">}</text:p>
      <text:p text:style-name="P8"/>
      <text:p text:style-name="P3">vi dfs_low; <text:s text:c="6"/><text:span text:style-name="T5">// additional information for articulation points/bridges/SCCs</text:span></text:p>
      <text:p text:style-name="P3">vi articulation_vertex;</text:p>
      <text:p text:style-name="P3"><text:span text:style-name="T3">int</text:span> dfsNumberCounter, dfsRoot, rootChildren;</text:p>
      <text:p text:style-name="P8"/>
      <text:p text:style-name="P3"><text:span text:style-name="T3">void</text:span> <text:span text:style-name="T8">articulationPointAndBridge</text:span>(<text:span text:style-name="T3">int</text:span> u) {</text:p>
      <text:p text:style-name="P4"><text:s text:c="2"/><text:span text:style-name="T10">dfs_low[u] = dfs_num[u] = dfsNumberCounter++; <text:s text:c="5"/></text:span><text:span text:style-name="T6">// dfs_low[u] &lt;= dfs_num[u]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4"/><text:span text:style-name="T10">ii v = AdjList[u][j];</text:span></text:p>
      <text:p text:style-name="P4"><text:s text:c="4"/><text:span text:style-name="T2">if</text:span><text:span text:style-name="T10"> (dfs_num[v.first] == DFS_WHITE) { <text:s text:c="25"/></text:span><text:span text:style-name="T6">// a tree edge</text:span></text:p>
      <text:p text:style-name="P4"><text:s text:c="6"/><text:span text:style-name="T10">dfs_parent[v.first] = u;</text:span></text:p>
      <text:p text:style-name="P4"><text:s text:c="6"/><text:span text:style-name="T2">if</text:span><text:span text:style-name="T10"> (u == dfsRoot) rootChildren++; <text:s/></text:span><text:span text:style-name="T6">// special case, count children of root</text:span></text:p>
      <text:p text:style-name="P8"/>
      <text:p text:style-name="P4"><text:s text:c="6"/><text:span text:style-name="T10">articulationPointAndBridge(v.first);</text:span></text:p>
      <text:p text:style-name="P8"/>
      <text:p text:style-name="P4"><text:s text:c="6"/><text:span text:style-name="T2">if</text:span><text:span text:style-name="T10"> (dfs_low[v.first] &gt;= dfs_num[u]) <text:s text:c="13"/></text:span><text:span text:style-name="T6">// for articulation point</text:span></text:p>
      <text:p text:style-name="P4"><text:s text:c="8"/><text:span text:style-name="T10">articulation_vertex[u] = </text:span><text:span text:style-name="T15">true</text:span><text:span text:style-name="T10">; <text:s text:c="10"/></text:span><text:span text:style-name="T6">// store this information first</text:span></text:p>
      <text:p text:style-name="P4"><text:s text:c="6"/><text:span text:style-name="T2">if</text:span><text:span text:style-name="T10"> (dfs_low[v.first] &gt; dfs_num[u]) <text:s text:c="26"/></text:span><text:span text:style-name="T6">// for bridge</text:span></text:p>
      <text:p text:style-name="P4"><text:s text:c="8"/><text:span text:style-name="T10">printf(</text:span><text:span text:style-name="T11">" Edge (%d, %d) is a bridge</text:span><text:span text:style-name="T12">\n</text:span><text:span text:style-name="T11">"</text:span><text:span text:style-name="T10">, u, v.first);</text:span></text:p>
      <text:p text:style-name="P4"><text:s text:c="6"/><text:span text:style-name="T10">dfs_low[u] = min(dfs_low[u], dfs_low[v.first]); <text:s text:c="6"/></text:span><text:span text:style-name="T6">// update dfs_low[u]</text:span></text:p>
      <text:p text:style-name="P4"><text:s text:c="4"/><text:span text:style-name="T10">}</text:span></text:p>
      <text:p text:style-name="P4"><text:s text:c="4"/><text:span text:style-name="T2">else</text:span><text:span text:style-name="T10"> </text:span><text:span text:style-name="T2">if</text:span><text:span text:style-name="T10"> (v.first != dfs_parent[u]) <text:s text:c="6"/></text:span><text:span text:style-name="T6">// a back edge and not direct cycle</text:span></text:p>
      <text:p text:style-name="P4"><text:s text:c="6"/><text:span text:style-name="T10">dfs_low[u] = min(dfs_low[u], dfs_num[v.first]); <text:s text:c="6"/></text:span><text:span text:style-name="T6">// update dfs_low[u]</text:span></text:p>
      <text:p text:style-name="P3">} }</text:p>
      <text:p text:style-name="P8"/>
      <text:p text:style-name="P3">vi S, visited; <text:s text:c="35"/><text:span text:style-name="T5">// additional global variables</text:span></text:p>
      <text:p text:style-name="P3"><text:span text:style-name="T3">int</text:span> numSCC;</text:p>
      <text:p text:style-name="P8"/>
      <text:p text:style-name="P3"><text:span text:style-name="T3">void</text:span> <text:span text:style-name="T8">tarjanSCC</text:span>(<text:span text:style-name="T3">int</text:span> u) {</text:p>
      <text:p text:style-name="P4"><text:s text:c="2"/><text:span text:style-name="T10">dfs_low[u] = dfs_num[u] = dfsNumberCounter++; <text:s text:c="5"/></text:span><text:span text:style-name="T6">// dfs_low[u] &lt;= dfs_num[u]</text:span></text:p>
      <text:p text:style-name="P4"><text:s text:c="2"/><text:span text:style-name="T10">S.push_back(u); <text:s text:c="10"/></text:span><text:span text:style-name="T6">// stores u in a vector based on order of visitation</text:span></text:p>
      <text:p text:style-name="P4"><text:s text:c="2"/><text:span text:style-name="T10">visited[u] = </text:span><text:span text:style-name="T13">1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4"/><text:span text:style-name="T10">ii v = AdjList[u][j];</text:span></text:p>
      <text:p text:style-name="P4"><text:s text:c="4"/><text:span text:style-name="T2">if</text:span><text:span text:style-name="T10"> (dfs_num[v.first] == DFS_WHITE)</text:span></text:p>
      <text:p text:style-name="P4"><text:s text:c="6"/><text:span text:style-name="T10">tarjanSCC(v.first);</text:span></text:p>
      <text:p text:style-name="P4"><text:s text:c="4"/><text:span text:style-name="T2">if</text:span><text:span text:style-name="T10"> (visited[v.first]) <text:s text:c="31"/></text:span><text:span text:style-name="T6">// condition for update</text:span></text:p>
      <text:p text:style-name="P4"><text:s text:c="6"/><text:span text:style-name="T10">dfs_low[u] = min(dfs_low[u], dfs_low[v.first]);</text:span></text:p>
      <text:p text:style-name="P4"><text:s text:c="2"/><text:span text:style-name="T10">}</text:span></text:p>
      <text:p text:style-name="P8"/>
      <text:p text:style-name="P4"><text:s text:c="2"/><text:span text:style-name="T2">if</text:span><text:span text:style-name="T10"> (dfs_low[u] == dfs_num[u]) { <text:s text:c="8"/></text:span><text:span text:style-name="T6">// if this is a root (start) of an SCC</text:span></text:p>
      <text:p text:style-name="P4"><text:s text:c="4"/><text:span text:style-name="T10">printf(</text:span><text:span text:style-name="T11">"SCC %d:"</text:span><text:span text:style-name="T10">, ++numSCC); <text:s text:c="11"/></text:span><text:span text:style-name="T6">// this part is done after recursion</text:span></text:p>
      <text:p text:style-name="P4"><text:soft-page-break/><text:s text:c="4"/><text:span text:style-name="T2">while</text:span><text:span text:style-name="T10"> (</text:span><text:span text:style-name="T13">1</text:span><text:span text:style-name="T10">) {</text:span></text:p>
      <text:p text:style-name="P4"><text:s text:c="6"/><text:span text:style-name="T4">int</text:span><text:span text:style-name="T10"> v = S.back(); S.pop_back(); visited[v] = </text:span><text:span text:style-name="T13">0</text:span><text:span text:style-name="T10">;</text:span></text:p>
      <text:p text:style-name="P4"><text:s text:c="6"/><text:span text:style-name="T10">printf(</text:span><text:span text:style-name="T11">" %d"</text:span><text:span text:style-name="T10">, v);</text:span></text:p>
      <text:p text:style-name="P4"><text:s text:c="6"/><text:span text:style-name="T2">if</text:span><text:span text:style-name="T10"> (u == v) </text:span><text:span text:style-name="T2">break</text:span><text:span text:style-name="T10">;</text:span></text:p>
      <text:p text:style-name="P4"><text:s text:c="4"/><text:span text:style-name="T10">}</text:span></text:p>
      <text:p text:style-name="P4"><text:s text:c="4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3">} }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total_neighbors, id, weight;</text:span></text:p>
      <text:p text:style-name="P8"/>
      <text:p text:style-name="P4"><text:s text:c="2"/><text:span text:style-name="T6">/*</text:span></text:p>
      <text:p text:style-name="P6"><text:s text:c="2"/><text:span text:style-name="T10">// Use the following input:</text:span></text:p>
      <text:p text:style-name="P6"><text:s text:c="2"/><text:span text:style-name="T10">// Graph in Figure 4.1</text:span></text:p>
      <text:p text:style-name="P6"><text:s text:c="2"/><text:span text:style-name="T10">9</text:span></text:p>
      <text:p text:style-name="P6"><text:s text:c="2"/><text:span text:style-name="T10">1 1 0</text:span></text:p>
      <text:p text:style-name="P6"><text:s text:c="2"/><text:span text:style-name="T10">3 0 0 2 0 3 0</text:span></text:p>
      <text:p text:style-name="P6"><text:s text:c="2"/><text:span text:style-name="T10">2 1 0 3 0</text:span></text:p>
      <text:p text:style-name="P6"><text:s text:c="2"/><text:span text:style-name="T10">3 1 0 2 0 4 0</text:span></text:p>
      <text:p text:style-name="P6"><text:s text:c="2"/><text:span text:style-name="T10">1 3 0</text:span></text:p>
      <text:p text:style-name="P6"><text:s text:c="2"/><text:span text:style-name="T10">0</text:span></text:p>
      <text:p text:style-name="P6"><text:s text:c="2"/><text:span text:style-name="T10">2 7 0 8 0</text:span></text:p>
      <text:p text:style-name="P6"><text:s text:c="2"/><text:span text:style-name="T10">1 6 0</text:span></text:p>
      <text:p text:style-name="P6"><text:s text:c="2"/><text:span text:style-name="T10">1 6 0</text:span></text:p>
      <text:p text:style-name="P8"/>
      <text:p text:style-name="P6"><text:s text:c="2"/><text:span text:style-name="T10">// Example of directed acyclic graph in Figure 4.4 (for toposort)</text:span></text:p>
      <text:p text:style-name="P6"><text:s text:c="2"/><text:span text:style-name="T10">8</text:span></text:p>
      <text:p text:style-name="P6"><text:s text:c="2"/><text:span text:style-name="T10">2 1 0 2 0</text:span></text:p>
      <text:p text:style-name="P6"><text:s text:c="2"/><text:span text:style-name="T10">2 2 0 3 0</text:span></text:p>
      <text:p text:style-name="P6"><text:s text:c="2"/><text:span text:style-name="T10">2 3 0 5 0</text:span></text:p>
      <text:p text:style-name="P6"><text:s text:c="2"/><text:span text:style-name="T10">1 4 0</text:span></text:p>
      <text:p text:style-name="P6"><text:s text:c="2"/><text:span text:style-name="T10">0</text:span></text:p>
      <text:p text:style-name="P6"><text:s text:c="2"/><text:span text:style-name="T10">0</text:span></text:p>
      <text:p text:style-name="P6"><text:s text:c="2"/><text:span text:style-name="T10">0</text:span></text:p>
      <text:p text:style-name="P6"><text:s text:c="2"/><text:span text:style-name="T10">1 6 0</text:span></text:p>
      <text:p text:style-name="P8"/>
      <text:p text:style-name="P6"><text:s text:c="2"/><text:span text:style-name="T10">// Example of directed graph with back edges</text:span></text:p>
      <text:p text:style-name="P6"><text:s text:c="2"/><text:span text:style-name="T10">3</text:span></text:p>
      <text:p text:style-name="P6"><text:s text:c="2"/><text:span text:style-name="T10">1 1 0</text:span></text:p>
      <text:p text:style-name="P6"><text:s text:c="2"/><text:span text:style-name="T10">1 2 0</text:span></text:p>
      <text:p text:style-name="P6"><text:s text:c="2"/><text:span text:style-name="T10">1 0 0</text:span></text:p>
      <text:p text:style-name="P8"/>
      <text:p text:style-name="P6"><text:s text:c="2"/><text:span text:style-name="T10">// Left graph in Figure 4.6/4.7/4.8</text:span></text:p>
      <text:p text:style-name="P6"><text:s text:c="2"/><text:span text:style-name="T10">6</text:span></text:p>
      <text:p text:style-name="P6"><text:s text:c="2"/><text:span text:style-name="T10">1 1 0</text:span></text:p>
      <text:p text:style-name="P6"><text:s text:c="2"/><text:span text:style-name="T10">3 0 0 2 0 4 0</text:span></text:p>
      <text:p text:style-name="P6"><text:s text:c="2"/><text:span text:style-name="T10">1 1 0</text:span></text:p>
      <text:p text:style-name="P6"><text:s text:c="2"/><text:span text:style-name="T10">1 4 0</text:span></text:p>
      <text:p text:style-name="P6"><text:s text:c="2"/><text:span text:style-name="T10">3 1 0 3 0 5 0</text:span></text:p>
      <text:p text:style-name="P6"><text:s text:c="2"/><text:span text:style-name="T10">1 4 0</text:span></text:p>
      <text:p text:style-name="P8"/>
      <text:p text:style-name="P6"><text:s text:c="2"/><text:span text:style-name="T10">// Right graph in Figure 4.6/4.7/4.8</text:span></text:p>
      <text:p text:style-name="P6"><text:s text:c="2"/><text:span text:style-name="T10">6</text:span></text:p>
      <text:p text:style-name="P6"><text:s text:c="2"/><text:span text:style-name="T10">1 1 0</text:span></text:p>
      <text:p text:style-name="P6"><text:s text:c="2"/><text:span text:style-name="T10">5 0 0 2 0 3 0 4 0 5 0</text:span></text:p>
      <text:p text:style-name="P6"><text:s text:c="2"/><text:span text:style-name="T10">1 1 0</text:span></text:p>
      <text:p text:style-name="P6"><text:s text:c="2"/><text:span text:style-name="T10">1 1 0</text:span></text:p>
      <text:p text:style-name="P6"><text:s text:c="2"/><text:span text:style-name="T10">2 1 0 5 0</text:span></text:p>
      <text:p text:style-name="P6"><text:s text:c="2"/><text:span text:style-name="T10">2 1 0 4 0</text:span></text:p>
      <text:p text:style-name="P8"/>
      <text:p text:style-name="P6"><text:s text:c="2"/><text:span text:style-name="T10">// Directed graph in Figure 4.9</text:span></text:p>
      <text:p text:style-name="P6"><text:soft-page-break/><text:s text:c="2"/><text:span text:style-name="T10">8</text:span></text:p>
      <text:p text:style-name="P6"><text:s text:c="2"/><text:span text:style-name="T10">1 1 0</text:span></text:p>
      <text:p text:style-name="P6"><text:s text:c="2"/><text:span text:style-name="T10">1 3 0</text:span></text:p>
      <text:p text:style-name="P6"><text:s text:c="2"/><text:span text:style-name="T10">1 1 0</text:span></text:p>
      <text:p text:style-name="P6"><text:s text:c="2"/><text:span text:style-name="T10">2 2 0 4 0</text:span></text:p>
      <text:p text:style-name="P6"><text:s text:c="2"/><text:span text:style-name="T10">1 5 0</text:span></text:p>
      <text:p text:style-name="P6"><text:s text:c="2"/><text:span text:style-name="T10">1 7 0</text:span></text:p>
      <text:p text:style-name="P6"><text:s text:c="2"/><text:span text:style-name="T10">1 4 0</text:span></text:p>
      <text:p text:style-name="P6"><text:s text:c="2"/><text:span text:style-name="T10">1 6 0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1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"</text:span><text:span text:style-name="T10">, &amp;V);</text:span></text:p>
      <text:p text:style-name="P4"><text:s text:c="2"/><text:span text:style-name="T10">AdjList.assign(V, vii()); </text:span><text:span text:style-name="T6">// assign blank vectors of pair&lt;int, int&gt;s to AdjList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{</text:span></text:p>
      <text:p text:style-name="P4"><text:s text:c="4"/><text:span text:style-name="T10">scanf(</text:span><text:span text:style-name="T11">"%d"</text:span><text:span text:style-name="T10">, &amp;total_neighbors);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total_neighbors; j++) {</text:span></text:p>
      <text:p text:style-name="P4"><text:s text:c="6"/><text:span text:style-name="T10">scanf(</text:span><text:span text:style-name="T11">"%d %d"</text:span><text:span text:style-name="T10">, &amp;id, &amp;weight);</text:span></text:p>
      <text:p text:style-name="P4"><text:s text:c="6"/><text:span text:style-name="T10">AdjList[i].push_back(ii(id, weight));</text:span></text:p>
      <text:p text:style-name="P4"><text:s text:c="4"/><text:span text:style-name="T10">}</text:span></text:p>
      <text:p text:style-name="P4"><text:s text:c="2"/><text:span text:style-name="T10">}</text:span></text:p>
      <text:p text:style-name="P8"/>
      <text:p text:style-name="P4"><text:s text:c="2"/><text:span text:style-name="T10">printThis(</text:span><text:span text:style-name="T11">"Standard DFS Demo (the input graph must be UNDIRECTED)"</text:span><text:span text:style-name="T10">);</text:span></text:p>
      <text:p text:style-name="P4"><text:s text:c="2"/><text:span text:style-name="T10">numCC = </text:span><text:span text:style-name="T13">0</text:span><text:span text:style-name="T10">;</text:span></text:p>
      <text:p text:style-name="P4"><text:s text:c="2"/><text:span text:style-name="T10">dfs_num.assign(V, DFS_WHITE); <text:s text:c="3"/></text:span><text:span text:style-name="T6">// this sets all vertices' state to DFS_WHITE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<text:s text:c="18"/></text:span><text:span text:style-name="T6">// for each vertex i in [0..V-1]</text:span></text:p>
      <text:p text:style-name="P4"><text:s text:c="4"/><text:span text:style-name="T2">if</text:span><text:span text:style-name="T10"> (dfs_num[i] == DFS_WHITE) <text:s text:c="11"/></text:span><text:span text:style-name="T6">// if that vertex is not visited yet</text:span></text:p>
      <text:p text:style-name="P4"><text:s text:c="6"/><text:span text:style-name="T10">printf(</text:span><text:span text:style-name="T11">"Component %d:"</text:span><text:span text:style-name="T10">, ++numCC), dfs(i), printf(</text:span><text:span text:style-name="T11">"</text:span><text:span text:style-name="T12">\n</text:span><text:span text:style-name="T11">"</text:span><text:span text:style-name="T10">); <text:s text:c="2"/></text:span><text:span text:style-name="T6">// 3 lines here!</text:span></text:p>
      <text:p text:style-name="P4"><text:s text:c="2"/><text:span text:style-name="T10">printf(</text:span><text:span text:style-name="T11">"There are %d connected components</text:span><text:span text:style-name="T12">\n</text:span><text:span text:style-name="T11">"</text:span><text:span text:style-name="T10">, numCC);</text:span></text:p>
      <text:p text:style-name="P8"/>
      <text:p text:style-name="P4"><text:s text:c="2"/><text:span text:style-name="T10">printThis(</text:span><text:span text:style-name="T11">"Flood Fill Demo (the input graph must be UNDIRECTED)"</text:span><text:span text:style-name="T10">);</text:span></text:p>
      <text:p text:style-name="P4"><text:s text:c="2"/><text:span text:style-name="T10">numCC = </text:span><text:span text:style-name="T13">0</text:span><text:span text:style-name="T10">;</text:span></text:p>
      <text:p text:style-name="P4"><text:s text:c="2"/><text:span text:style-name="T10">dfs_num.assign(V, DFS_WHITE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if</text:span><text:span text:style-name="T10"> (dfs_num[i] == DFS_WHITE)</text:span></text:p>
      <text:p text:style-name="P4"><text:s text:c="6"/><text:span text:style-name="T10">floodfill(i, ++numCC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10">printf(</text:span><text:span text:style-name="T11">"Vertex %d has color %d</text:span><text:span text:style-name="T12">\n</text:span><text:span text:style-name="T11">"</text:span><text:span text:style-name="T10">, i, dfs_num[i]);</text:span></text:p>
      <text:p text:style-name="P8"/>
      <text:p text:style-name="P4"><text:s text:c="2"/><text:span text:style-name="T6">// make sure that the given graph is DAG</text:span></text:p>
      <text:p text:style-name="P4"><text:s text:c="2"/><text:span text:style-name="T10">printThis(</text:span><text:span text:style-name="T11">"Topological Sort (the input graph must be DAG)"</text:span><text:span text:style-name="T10">);</text:span></text:p>
      <text:p text:style-name="P4"><text:s text:c="2"/><text:span text:style-name="T10">topoSort.clear();</text:span></text:p>
      <text:p text:style-name="P4"><text:s text:c="2"/><text:span text:style-name="T10">dfs_num.assign(V, DFS_WHITE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<text:s text:c="11"/></text:span><text:span text:style-name="T6">// this part is the same as finding CCs</text:span></text:p>
      <text:p text:style-name="P4"><text:s text:c="4"/><text:span text:style-name="T2">if</text:span><text:span text:style-name="T10"> (dfs_num[i] == DFS_WHITE)</text:span></text:p>
      <text:p text:style-name="P4"><text:s text:c="6"/><text:span text:style-name="T10">dfs2(i);</text:span></text:p>
      <text:p text:style-name="P4"><text:s text:c="2"/><text:span text:style-name="T10">reverse(topoSort.begin(), topoSort.end()); <text:s text:c="16"/></text:span><text:span text:style-name="T6">// reverse topoSort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(</text:span><text:span text:style-name="T4">int</text:span><text:span text:style-name="T10">)topoSort.size(); i++) <text:s text:c="6"/></text:span><text:span text:style-name="T6">// or you can simply read</text:span></text:p>
      <text:p text:style-name="P4"><text:s text:c="4"/><text:span text:style-name="T10">printf(</text:span><text:span text:style-name="T11">" %d"</text:span><text:span text:style-name="T10">, topoSort[i]); <text:s text:c="10"/></text:span><text:span text:style-name="T6">// the content of `topoSort' backwards</text:span></text:p>
      <text:p text:style-name="P4"><text:s text:c="2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8"/>
      <text:p text:style-name="P4"><text:s text:c="2"/><text:span text:style-name="T10">printThis(</text:span><text:span text:style-name="T11">"Graph Edges Property Check"</text:span><text:span text:style-name="T10">);</text:span></text:p>
      <text:p text:style-name="P4"><text:s text:c="2"/><text:span text:style-name="T10">numCC = </text:span><text:span text:style-name="T13">0</text:span><text:span text:style-name="T10">;</text:span></text:p>
      <text:p text:style-name="P4"><text:s text:c="2"/><text:span text:style-name="T10">dfs_num.assign(V, DFS_WHITE); dfs_parent.assign(V, -</text:span><text:span text:style-name="T13">1</text:span><text:span text:style-name="T10">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if</text:span><text:span text:style-name="T10"> (dfs_num[i] == DFS_WHITE)</text:span></text:p>
      <text:p text:style-name="P4"><text:s text:c="6"/><text:span text:style-name="T10">printf(</text:span><text:span text:style-name="T11">"Component %d:</text:span><text:span text:style-name="T12">\n</text:span><text:span text:style-name="T11">"</text:span><text:span text:style-name="T10">, ++numCC), graphCheck(i); <text:s text:c="6"/></text:span><text:span text:style-name="T6">// 2 lines in one</text:span></text:p>
      <text:p text:style-name="P8"/>
      <text:p text:style-name="P4"><text:soft-page-break/><text:s text:c="2"/><text:span text:style-name="T10">printThis(</text:span><text:span text:style-name="T11">"Articulation Points &amp; Bridges (the input graph must be UNDIRECTED)"</text:span><text:span text:style-name="T10">);</text:span></text:p>
      <text:p text:style-name="P4"><text:s text:c="2"/><text:span text:style-name="T10">dfsNumberCounter = </text:span><text:span text:style-name="T13">0</text:span><text:span text:style-name="T10">; dfs_num.assign(V, DFS_WHITE); dfs_low.assign(V, </text:span><text:span text:style-name="T13">0</text:span><text:span text:style-name="T10">);</text:span></text:p>
      <text:p text:style-name="P4"><text:s text:c="2"/><text:span text:style-name="T10">dfs_parent.assign(V, -</text:span><text:span text:style-name="T13">1</text:span><text:span text:style-name="T10">); articulation_vertex.assign(V, </text:span><text:span text:style-name="T13">0</text:span><text:span text:style-name="T10">);</text:span></text:p>
      <text:p text:style-name="P4"><text:s text:c="2"/><text:span text:style-name="T10">printf(</text:span><text:span text:style-name="T11">"Bridges:</text:span><text:span text:style-name="T12">\n</text:span><text:span text:style-name="T11">"</text:span><text:span text:style-name="T10">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if</text:span><text:span text:style-name="T10"> (dfs_num[i] == DFS_WHITE) {</text:span></text:p>
      <text:p text:style-name="P4"><text:s text:c="6"/><text:span text:style-name="T10">dfsRoot = i; rootChildren = </text:span><text:span text:style-name="T13">0</text:span><text:span text:style-name="T10">;</text:span></text:p>
      <text:p text:style-name="P4"><text:s text:c="6"/><text:span text:style-name="T10">articulationPointAndBridge(i);</text:span></text:p>
      <text:p text:style-name="P4"><text:s text:c="6"/><text:span text:style-name="T10">articulation_vertex[dfsRoot] = (rootChildren &gt; </text:span><text:span text:style-name="T13">1</text:span><text:span text:style-name="T10">); } <text:s text:c="6"/></text:span><text:span text:style-name="T6">// special case</text:span></text:p>
      <text:p text:style-name="P4"><text:s text:c="2"/><text:span text:style-name="T10">printf(</text:span><text:span text:style-name="T11">"Articulation Points:</text:span><text:span text:style-name="T12">\n</text:span><text:span text:style-name="T11">"</text:span><text:span text:style-name="T10">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if</text:span><text:span text:style-name="T10"> (articulation_vertex[i])</text:span></text:p>
      <text:p text:style-name="P4"><text:s text:c="6"/><text:span text:style-name="T10">printf(</text:span><text:span text:style-name="T11">" Vertex %d</text:span><text:span text:style-name="T12">\n</text:span><text:span text:style-name="T11">"</text:span><text:span text:style-name="T10">, i);</text:span></text:p>
      <text:p text:style-name="P8"/>
      <text:p text:style-name="P4"><text:s text:c="2"/><text:span text:style-name="T10">printThis(</text:span><text:span text:style-name="T11">"Strongly Connected Components (the input graph must be DIRECTED)"</text:span><text:span text:style-name="T10">);</text:span></text:p>
      <text:p text:style-name="P4"><text:s text:c="2"/><text:span text:style-name="T10">dfs_num.assign(V, DFS_WHITE); dfs_low.assign(V, </text:span><text:span text:style-name="T13">0</text:span><text:span text:style-name="T10">); visited.assign(V, </text:span><text:span text:style-name="T13">0</text:span><text:span text:style-name="T10">);</text:span></text:p>
      <text:p text:style-name="P4"><text:s text:c="2"/><text:span text:style-name="T10">dfsNumberCounter = numSCC = </text:span><text:span text:style-name="T13">0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if</text:span><text:span text:style-name="T10"> (dfs_num[i] == DFS_WHITE)</text:span></text:p>
      <text:p text:style-name="P4"><text:s text:c="6"/><text:span text:style-name="T10">tarjanSCC(i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5">/* Wetlands of Florida */</text:p>
      <text:p text:style-name="P12"/>
      <text:p text:style-name="P30">----------------------------------------</text:p>
      <text:p text:style-name="P9"><text:span text:style-name="T20">02-</text:span><text:span text:style-name="T19">classic DFS flood fill</text:span></text:p>
      <text:p text:style-name="P8"/>
      <text:p text:style-name="P1">#include &lt;cstdio&gt;</text:p>
      <text:p text:style-name="P1">#include &lt;cstring&gt;</text:p>
      <text:p text:style-name="P3"><text:span text:style-name="T1">using</text:span> <text:span text:style-name="T1">namespace</text:span> std;</text:p>
      <text:p text:style-name="P8"/>
      <text:p text:style-name="P1">#define REP(i, a, b) \</text:p>
      <text:p text:style-name="P2"><text:s text:c="2"/><text:span text:style-name="T10">for (int i = int(a); i &lt;= int(b); i++)</text:span></text:p>
      <text:p text:style-name="P8"/>
      <text:p text:style-name="P3"><text:span text:style-name="T3">char</text:span> line[<text:span text:style-name="T14">150</text:span>], grid[<text:span text:style-name="T14">150</text:span>][<text:span text:style-name="T14">150</text:span>];</text:p>
      <text:p text:style-name="P3"><text:span text:style-name="T3">int</text:span> TC, R, C, row, col;</text:p>
      <text:p text:style-name="P8"/>
      <text:p text:style-name="P3"><text:span text:style-name="T3">int</text:span> dr[] = {<text:span text:style-name="T14">1</text:span>,<text:span text:style-name="T14">1</text:span>,<text:span text:style-name="T14">0</text:span>,-<text:span text:style-name="T14">1</text:span>,-<text:span text:style-name="T14">1</text:span>,-<text:span text:style-name="T14">1</text:span>, <text:span text:style-name="T14">0</text:span>, <text:span text:style-name="T14">1</text:span>}; <text:span text:style-name="T5">// S,SE,E,NE,N,NW,W,SW</text:span></text:p>
      <text:p text:style-name="P3"><text:span text:style-name="T3">int</text:span> dc[] = {<text:span text:style-name="T14">0</text:span>,<text:span text:style-name="T14">1</text:span>,<text:span text:style-name="T14">1</text:span>, <text:span text:style-name="T14">1</text:span>, <text:span text:style-name="T14">0</text:span>,-<text:span text:style-name="T14">1</text:span>,-<text:span text:style-name="T14">1</text:span>,-<text:span text:style-name="T14">1</text:span>}; <text:span text:style-name="T5">// neighbors</text:span></text:p>
      <text:p text:style-name="P3"><text:span text:style-name="T3">int</text:span> <text:span text:style-name="T8">floodfill</text:span>(<text:span text:style-name="T3">int</text:span> r, <text:span text:style-name="T3">int</text:span> c, <text:span text:style-name="T3">char</text:span> c1, <text:span text:style-name="T3">char</text:span> c2) {</text:p>
      <text:p text:style-name="P4"><text:s text:c="2"/><text:span text:style-name="T2">if</text:span><text:span text:style-name="T10"> (r&lt;</text:span><text:span text:style-name="T13">0</text:span><text:span text:style-name="T10"> || r&gt;=R || c&lt;</text:span><text:span text:style-name="T13">0</text:span><text:span text:style-name="T10"> || c&gt;=C) </text:span><text:span text:style-name="T2">return</text:span><text:span text:style-name="T10"> </text:span><text:span text:style-name="T13">0</text:span><text:span text:style-name="T10">; </text:span><text:span text:style-name="T6">// outside</text:span></text:p>
      <text:p text:style-name="P4"><text:s text:c="2"/><text:span text:style-name="T2">if</text:span><text:span text:style-name="T10"> (grid[r][c] != c1) </text:span><text:span text:style-name="T2">return</text:span><text:span text:style-name="T10"> </text:span><text:span text:style-name="T13">0</text:span><text:span text:style-name="T10">; </text:span><text:span text:style-name="T6">// we want only c1</text:span></text:p>
      <text:p text:style-name="P4"><text:s text:c="2"/><text:span text:style-name="T10">grid[r][c] = c2; </text:span><text:span text:style-name="T6">// important step to avoid cycling!</text:span></text:p>
      <text:p text:style-name="P4"><text:s text:c="2"/><text:span text:style-name="T4">int</text:span><text:span text:style-name="T10"> ans = </text:span><text:span text:style-name="T13">1</text:span><text:span text:style-name="T10">; </text:span><text:span text:style-name="T6">// coloring c1 -&gt; c2, add 1 to answer</text:span></text:p>
      <text:p text:style-name="P4"><text:s text:c="2"/><text:span text:style-name="T10">REP (d, </text:span><text:span text:style-name="T13">0</text:span><text:span text:style-name="T10">, </text:span><text:span text:style-name="T13">7</text:span><text:span text:style-name="T10">) </text:span><text:span text:style-name="T6">// recurse to neighbors</text:span></text:p>
      <text:p text:style-name="P4"><text:s text:c="4"/><text:span text:style-name="T10">ans += floodfill(r + dr[d], c + dc[d], c1, c2);</text:span></text:p>
      <text:p text:style-name="P4"><text:s text:c="2"/><text:span text:style-name="T2">return</text:span><text:span text:style-name="T10"> ans;</text:span></text:p>
      <text:p text:style-name="P3">}</text:p>
      <text:p text:style-name="P8"/>
      <text:p text:style-name="P5">// inside the int main() of the solution for UVa 469 - Wetlands of Florida</text:p>
      <text:p text:style-name="P3"><text:span text:style-name="T3">int</text:span> <text:span text:style-name="T8">main</text:span>() {</text:p>
      <text:p text:style-name="P4"><text:s text:c="2"/><text:span text:style-name="T6">// read the implicit graph as global 2D array 'grid'/R/C and (row, col) query coordinate</text:span></text:p>
      <text:p text:style-name="P4"><text:s text:c="2"/><text:span text:style-name="T10">sscanf(gets(line), </text:span><text:span text:style-name="T11">"%d"</text:span><text:span text:style-name="T10">, &amp;TC);</text:span></text:p>
      <text:p text:style-name="P4"><text:s text:c="2"/><text:span text:style-name="T10">gets(line); </text:span><text:span text:style-name="T6">// remove dummy line</text:span></text:p>
      <text:p text:style-name="P8"/>
      <text:p text:style-name="P4"><text:s text:c="2"/><text:span text:style-name="T2">while</text:span><text:span text:style-name="T10"> (TC--) {</text:span></text:p>
      <text:p text:style-name="P4"><text:s text:c="4"/><text:span text:style-name="T10">R = </text:span><text:span text:style-name="T13">0</text:span><text:span text:style-name="T10">;</text:span></text:p>
      <text:p text:style-name="P4"><text:s text:c="4"/><text:span text:style-name="T2">while</text:span><text:span text:style-name="T10"> (</text:span><text:span text:style-name="T13">1</text:span><text:span text:style-name="T10">) {</text:span></text:p>
      <text:p text:style-name="P4"><text:s text:c="6"/><text:span text:style-name="T10">gets(grid[R]);</text:span></text:p>
      <text:p text:style-name="P4"><text:s text:c="6"/><text:span text:style-name="T2">if</text:span><text:span text:style-name="T10"> (grid[R][</text:span><text:span text:style-name="T13">0</text:span><text:span text:style-name="T10">] != </text:span><text:span text:style-name="T16">'L'</text:span><text:span text:style-name="T10"> &amp;&amp; grid[R][</text:span><text:span text:style-name="T13">0</text:span><text:span text:style-name="T10">] != </text:span><text:span text:style-name="T16">'W'</text:span><text:span text:style-name="T10">) </text:span><text:span text:style-name="T6">// start of query</text:span></text:p>
      <text:p text:style-name="P4"><text:s text:c="8"/><text:span text:style-name="T2">break</text:span><text:span text:style-name="T10">;</text:span></text:p>
      <text:p text:style-name="P4"><text:s text:c="6"/><text:span text:style-name="T10">R++;</text:span></text:p>
      <text:p text:style-name="P4"><text:s text:c="4"/><text:span text:style-name="T10">}</text:span></text:p>
      <text:p text:style-name="P4"><text:s text:c="4"/><text:span text:style-name="T10">C = (</text:span><text:span text:style-name="T4">int</text:span><text:span text:style-name="T10">)strlen(grid[</text:span><text:span text:style-name="T13">0</text:span><text:span text:style-name="T10">]);</text:span></text:p>
      <text:p text:style-name="P8"/>
      <text:p text:style-name="P4"><text:s text:c="4"/><text:span text:style-name="T10">strcpy(line, grid[R]);</text:span></text:p>
      <text:p text:style-name="P4"><text:s text:c="4"/><text:span text:style-name="T2">while</text:span><text:span text:style-name="T10"> (</text:span><text:span text:style-name="T13">1</text:span><text:span text:style-name="T10">) {</text:span></text:p>
      <text:p text:style-name="P4"><text:s text:c="6"/><text:span text:style-name="T10">sscanf(line, </text:span><text:span text:style-name="T11">"%d %d"</text:span><text:span text:style-name="T10">, &amp;row, &amp;col); row--; col--; </text:span><text:span text:style-name="T6">// index starts from 0!</text:span></text:p>
      <text:p text:style-name="P4"><text:s text:c="6"/><text:span text:style-name="T10">printf(</text:span><text:span text:style-name="T11">"%d</text:span><text:span text:style-name="T12">\n</text:span><text:span text:style-name="T11">"</text:span><text:span text:style-name="T10">, floodfill(row, col, </text:span><text:span text:style-name="T16">'W'</text:span><text:span text:style-name="T10">, </text:span><text:span text:style-name="T16">'.'</text:span><text:span text:style-name="T10">)); </text:span><text:span text:style-name="T6">// change water 'W' to '.'; count size of this lake</text:span></text:p>
      <text:p text:style-name="P4"><text:s text:c="6"/><text:span text:style-name="T10">floodfill(row, col, </text:span><text:span text:style-name="T16">'.'</text:span><text:span text:style-name="T10">, </text:span><text:span text:style-name="T16">'W'</text:span><text:span text:style-name="T10">); </text:span><text:span text:style-name="T6">// restore for next query</text:span></text:p>
      <text:p text:style-name="P4"><text:s text:c="6"/><text:span text:style-name="T10">gets(line);</text:span></text:p>
      <text:p text:style-name="P4"><text:s text:c="6"/><text:span text:style-name="T2">if</text:span><text:span text:style-name="T10"> (strcmp(line, </text:span><text:span text:style-name="T11">""</text:span><text:span text:style-name="T10">) == </text:span><text:span text:style-name="T13">0</text:span><text:span text:style-name="T10"> || feof(stdin)) </text:span><text:span text:style-name="T6">// next test case or last test case</text:span></text:p>
      <text:p text:style-name="P4"><text:s text:c="8"/><text:span text:style-name="T2">break</text:span><text:span text:style-name="T10">;</text:span></text:p>
      <text:p text:style-name="P4"><text:s text:c="4"/><text:span text:style-name="T10">}</text:span></text:p>
      <text:p text:style-name="P8"/>
      <text:p text:style-name="P4"><text:s text:c="4"/><text:span text:style-name="T2">if</text:span><text:span text:style-name="T10"> (TC)</text:span></text:p>
      <text:p text:style-name="P4"><text:s text:c="6"/><text:span text:style-name="T10">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}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<text:soft-page-break/>}</text:p>
      <text:p text:style-name="P12">----------------------------------------</text:p>
      <text:p text:style-name="P11"><text:span text:style-name="T18">03-</text:span>Kruskal Prim</text:p>
      <text:p text:style-name="P3"/>
      <text:p text:style-name="P1">#include &lt;algorithm&gt;</text:p>
      <text:p text:style-name="P1">#include &lt;cstdio&gt;</text:p>
      <text:p text:style-name="P1">#include &lt;vector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</text:p>
      <text:p text:style-name="P3"><text:span text:style-name="T1">typedef</text:span> vector&lt;<text:span text:style-name="T3">int</text:span>&gt; vi;</text:p>
      <text:p text:style-name="P3"><text:span text:style-name="T1">typedef</text:span> vector&lt;ii&gt; vii;</text:p>
      <text:p text:style-name="P8"/>
      <text:p text:style-name="P5">// Union-Find Disjoint Sets Library written in OOP manner, using both path compression and union by rank heuristics</text:p>
      <text:p text:style-name="P3"><text:span text:style-name="T1">class</text:span> <text:span text:style-name="T17">UnionFind</text:span> { <text:s text:c="45"/><text:span text:style-name="T5">// OOP style</text:span></text:p>
      <text:p text:style-name="P7">private:</text:p>
      <text:p text:style-name="P4"><text:s text:c="2"/><text:span text:style-name="T10">vi p, rank, setSize; <text:s text:c="22"/></text:span><text:span text:style-name="T6">// remember: vi is vector&lt;int&gt;</text:span></text:p>
      <text:p text:style-name="P4"><text:s text:c="2"/><text:span text:style-name="T4">int</text:span><text:span text:style-name="T10"> numSets;</text:span></text:p>
      <text:p text:style-name="P7">public:</text:p>
      <text:p text:style-name="P4"><text:s text:c="2"/><text:span text:style-name="T10">UnionFind(</text:span><text:span text:style-name="T4">int</text:span><text:span text:style-name="T10"> N) {</text:span></text:p>
      <text:p text:style-name="P4"><text:s text:c="4"/><text:span text:style-name="T10">setSize.assign(N, </text:span><text:span text:style-name="T13">1</text:span><text:span text:style-name="T10">); numSets = N; rank.assign(N, </text:span><text:span text:style-name="T13">0</text:span><text:span text:style-name="T10">);</text:span></text:p>
      <text:p text:style-name="P4"><text:s text:c="4"/><text:span text:style-name="T10">p.assign(N, </text:span><text:span text:style-name="T13">0</text:span><text:span text:style-name="T10">); </text:span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N; i++) p[i] = i; }</text:span></text:p>
      <text:p text:style-name="P4"><text:s text:c="2"/><text:span text:style-name="T4">int</text:span><text:span text:style-name="T10"> findSet(</text:span><text:span text:style-name="T4">int</text:span><text:span text:style-name="T10"> i) { </text:span><text:span text:style-name="T2">return</text:span><text:span text:style-name="T10"> (p[i] == i) ? i : (p[i] = findSet(p[i])); }</text:span></text:p>
      <text:p text:style-name="P4"><text:s text:c="2"/><text:span text:style-name="T4">bool</text:span><text:span text:style-name="T10"> isSameSet(</text:span><text:span text:style-name="T4">int</text:span><text:span text:style-name="T10"> i, </text:span><text:span text:style-name="T4">int</text:span><text:span text:style-name="T10"> j) { </text:span><text:span text:style-name="T2">return</text:span><text:span text:style-name="T10"> findSet(i) == findSet(j); }</text:span></text:p>
      <text:p text:style-name="P4"><text:s text:c="2"/><text:span text:style-name="T4">void</text:span><text:span text:style-name="T10"> unionSet(</text:span><text:span text:style-name="T4">int</text:span><text:span text:style-name="T10"> i, </text:span><text:span text:style-name="T4">int</text:span><text:span text:style-name="T10"> j) { </text:span></text:p>
      <text:p text:style-name="P4"><text:s text:c="4"/><text:span text:style-name="T2">if</text:span><text:span text:style-name="T10"> (!isSameSet(i, j)) { numSets--; </text:span></text:p>
      <text:p text:style-name="P4"><text:s text:c="4"/><text:span text:style-name="T4">int</text:span><text:span text:style-name="T10"> x = findSet(i), y = findSet(j);</text:span></text:p>
      <text:p text:style-name="P4"><text:s text:c="4"/><text:span text:style-name="T6">// rank is used to keep the tree short</text:span></text:p>
      <text:p text:style-name="P4"><text:s text:c="4"/><text:span text:style-name="T2">if</text:span><text:span text:style-name="T10"> (rank[x] &gt; rank[y]) { p[y] = x; setSize[x] += setSize[y]; }</text:span></text:p>
      <text:p text:style-name="P4"><text:s text:c="4"/><text:span text:style-name="T2">else</text:span><text:span text:style-name="T10"> <text:s text:c="18"/>{ p[x] = y; setSize[y] += setSize[x];</text:span></text:p>
      <text:p text:style-name="P4"><text:s text:c="29"/><text:span text:style-name="T2">if</text:span><text:span text:style-name="T10"> (rank[x] == rank[y]) rank[y]++; } } }</text:span></text:p>
      <text:p text:style-name="P4"><text:s text:c="2"/><text:span text:style-name="T4">int</text:span><text:span text:style-name="T10"> numDisjointSets() { </text:span><text:span text:style-name="T2">return</text:span><text:span text:style-name="T10"> numSets; }</text:span></text:p>
      <text:p text:style-name="P4"><text:s text:c="2"/><text:span text:style-name="T4">int</text:span><text:span text:style-name="T10"> sizeOfSet(</text:span><text:span text:style-name="T4">int</text:span><text:span text:style-name="T10"> i) { </text:span><text:span text:style-name="T2">return</text:span><text:span text:style-name="T10"> setSize[findSet(i)]; }</text:span></text:p>
      <text:p text:style-name="P3">};</text:p>
      <text:p text:style-name="P8"/>
      <text:p text:style-name="P3">vector&lt;vii&gt; AdjList;</text:p>
      <text:p text:style-name="P3">vi taken; <text:s text:c="33"/><text:span text:style-name="T5">// global boolean flag to avoid cycle</text:span></text:p>
      <text:p text:style-name="P3">priority_queue&lt;ii&gt; pq; <text:s text:c="11"/><text:span text:style-name="T5">// priority queue to help choose shorter edges</text:span></text:p>
      <text:p text:style-name="P8"/>
      <text:p text:style-name="P3"><text:span text:style-name="T3">void</text:span> <text:span text:style-name="T8">process</text:span>(<text:span text:style-name="T3">int</text:span> vtx) { <text:s text:c="3"/><text:span text:style-name="T5">// so, we use -ve sign to reverse the sort order</text:span></text:p>
      <text:p text:style-name="P4"><text:s text:c="2"/><text:span text:style-name="T10">taken[vtx] = </text:span><text:span text:style-name="T13">1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vtx].size(); j++) {</text:span></text:p>
      <text:p text:style-name="P4"><text:s text:c="4"/><text:span text:style-name="T10">ii v = AdjList[vtx][j];</text:span></text:p>
      <text:p text:style-name="P4"><text:s text:c="4"/><text:span text:style-name="T2">if</text:span><text:span text:style-name="T10"> (!taken[v.first]) pq.push(ii(-v.second, -v.first));</text:span></text:p>
      <text:p text:style-name="P3">} } <text:s text:c="31"/><text:span text:style-name="T5">// sort by (inc) weight then by (inc) id</text:span>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E, u, v, w;</text:span></text:p>
      <text:p text:style-name="P8"/>
      <text:p text:style-name="P4"><text:s text:c="2"/><text:span text:style-name="T6">/*</text:span></text:p>
      <text:p text:style-name="P6"><text:s text:c="2"/><text:span text:style-name="T10">// Graph in Figure 4.10 left, format: list of weighted edges</text:span></text:p>
      <text:p text:style-name="P6"><text:s text:c="2"/><text:span text:style-name="T10">// This example shows another form of reading graph input</text:span></text:p>
      <text:p text:style-name="P6"><text:s text:c="2"/><text:span text:style-name="T10">5 7</text:span></text:p>
      <text:p text:style-name="P6"><text:s text:c="2"/><text:span text:style-name="T10">0 1 4</text:span></text:p>
      <text:p text:style-name="P6"><text:s text:c="2"/><text:span text:style-name="T10">0 2 4</text:span></text:p>
      <text:p text:style-name="P6"><text:s text:c="2"/><text:span text:style-name="T10">0 3 6</text:span></text:p>
      <text:p text:style-name="P6"><text:s text:c="2"/><text:span text:style-name="T10">0 4 6</text:span></text:p>
      <text:p text:style-name="P6"><text:soft-page-break/><text:s text:c="2"/><text:span text:style-name="T10">1 2 2</text:span></text:p>
      <text:p text:style-name="P6"><text:s text:c="2"/><text:span text:style-name="T10">2 3 8</text:span></text:p>
      <text:p text:style-name="P6"><text:s text:c="2"/><text:span text:style-name="T10">3 4 9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3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 %d"</text:span><text:span text:style-name="T10">, &amp;V, &amp;E);</text:span></text:p>
      <text:p text:style-name="P4"><text:s text:c="2"/><text:span text:style-name="T6">// Kruskal's algorithm merged with Prim's algorithm</text:span></text:p>
      <text:p text:style-name="P4"><text:s text:c="2"/><text:span text:style-name="T10">AdjList.assign(V, vii());</text:span></text:p>
      <text:p text:style-name="P4"><text:s text:c="2"/><text:span text:style-name="T10">vector&lt; pair&lt;</text:span><text:span text:style-name="T4">int</text:span><text:span text:style-name="T10">, ii&gt; &gt; EdgeList; <text:s text:c="2"/></text:span><text:span text:style-name="T6">// (weight, two vertices) of the edge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scanf(</text:span><text:span text:style-name="T11">"%d %d %d"</text:span><text:span text:style-name="T10">, &amp;u, &amp;v, &amp;w); <text:s text:c="11"/></text:span><text:span text:style-name="T6">// read the triple: (u, v, w)</text:span></text:p>
      <text:p text:style-name="P4"><text:s text:c="4"/><text:span text:style-name="T10">EdgeList.push_back(make_pair(w, ii(u, v))); <text:s text:c="15"/></text:span><text:span text:style-name="T6">// (w, u, v)</text:span></text:p>
      <text:p text:style-name="P4"><text:s text:c="4"/><text:span text:style-name="T10">AdjList[u].push_back(ii(v, w));</text:span></text:p>
      <text:p text:style-name="P4"><text:s text:c="4"/><text:span text:style-name="T10">AdjList[v].push_back(ii(u, w));</text:span></text:p>
      <text:p text:style-name="P4"><text:s text:c="2"/><text:span text:style-name="T10">}</text:span></text:p>
      <text:p text:style-name="P4"><text:s text:c="2"/><text:span text:style-name="T10">sort(EdgeList.begin(), EdgeList.end()); </text:span><text:span text:style-name="T6">// sort by edge weight O(E log E)</text:span></text:p>
      <text:p text:style-name="P4"><text:s text:c="22"/><text:span text:style-name="T6">// note: pair object has built-in comparison function</text:span></text:p>
      <text:p text:style-name="P8"/>
      <text:p text:style-name="P4"><text:s text:c="2"/><text:span text:style-name="T4">int</text:span><text:span text:style-name="T10"> mst_cost = </text:span><text:span text:style-name="T13">0</text:span><text:span text:style-name="T10">;</text:span></text:p>
      <text:p text:style-name="P4"><text:s text:c="2"/><text:span text:style-name="T10">UnionFind UF(V); <text:s text:c="20"/></text:span><text:span text:style-name="T6">// all V are disjoint sets initially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 <text:s text:c="21"/></text:span><text:span text:style-name="T6">// for each edge, O(E)</text:span></text:p>
      <text:p text:style-name="P4"><text:s text:c="4"/><text:span text:style-name="T10">pair&lt;</text:span><text:span text:style-name="T4">int</text:span><text:span text:style-name="T10">, ii&gt; front = EdgeList[i];</text:span></text:p>
      <text:p text:style-name="P4"><text:s text:c="4"/><text:span text:style-name="T2">if</text:span><text:span text:style-name="T10"> (!UF.isSameSet(front.second.first, front.second.second)) { <text:s/></text:span><text:span text:style-name="T6">// check</text:span></text:p>
      <text:p text:style-name="P4"><text:s text:c="6"/><text:span text:style-name="T10">mst_cost += front.first; <text:s text:c="15"/></text:span><text:span text:style-name="T6">// add the weight of e to MST</text:span></text:p>
      <text:p text:style-name="P4"><text:s text:c="6"/><text:span text:style-name="T10">UF.unionSet(front.second.first, front.second.second); <text:s text:c="3"/></text:span><text:span text:style-name="T6">// link them</text:span></text:p>
      <text:p text:style-name="P4"><text:s text:c="2"/><text:span text:style-name="T10">} } <text:s text:c="22"/></text:span><text:span text:style-name="T6">// note: the runtime cost of UFDS is very light</text:span></text:p>
      <text:p text:style-name="P8"/>
      <text:p text:style-name="P4"><text:s text:c="2"/><text:span text:style-name="T6">// note: the number of disjoint sets must eventually be 1 for a valid MST</text:span></text:p>
      <text:p text:style-name="P4"><text:s text:c="2"/><text:span text:style-name="T10">printf(</text:span><text:span text:style-name="T11">"MST cost = %d (Kruskal's)</text:span><text:span text:style-name="T12">\n</text:span><text:span text:style-name="T11">"</text:span><text:span text:style-name="T10">, mst_cost);</text:span></text:p>
      <text:p text:style-name="P8"/>
      <text:p text:style-name="P8"/>
      <text:p text:style-name="P8"/>
      <text:p text:style-name="P5">// inside int main() --- assume the graph is stored in AdjList, pq is empty</text:p>
      <text:p text:style-name="P4"><text:s text:c="2"/><text:span text:style-name="T10">taken.assign(V, </text:span><text:span text:style-name="T13">0</text:span><text:span text:style-name="T10">); <text:s text:c="15"/></text:span><text:span text:style-name="T6">// no vertex is taken at the beginning</text:span></text:p>
      <text:p text:style-name="P4"><text:s text:c="2"/><text:span text:style-name="T10">process(</text:span><text:span text:style-name="T13">0</text:span><text:span text:style-name="T10">); <text:s text:c="2"/></text:span><text:span text:style-name="T6">// take vertex 0 and process all edges incident to vertex 0</text:span></text:p>
      <text:p text:style-name="P4"><text:s text:c="2"/><text:span text:style-name="T10">mst_cost = </text:span><text:span text:style-name="T13">0</text:span><text:span text:style-name="T10">;</text:span></text:p>
      <text:p text:style-name="P4"><text:s text:c="2"/><text:span text:style-name="T2">while</text:span><text:span text:style-name="T10"> (!pq.empty()) { <text:s/></text:span><text:span text:style-name="T6">// repeat until V vertices (E=V-1 edges) are taken</text:span></text:p>
      <text:p text:style-name="P4"><text:s text:c="4"/><text:span text:style-name="T10">ii front = pq.top(); pq.pop();</text:span></text:p>
      <text:p text:style-name="P4"><text:s text:c="4"/><text:span text:style-name="T10">u = -front.second, w = -front.first; <text:s/></text:span><text:span text:style-name="T6">// negate the id and weight again</text:span></text:p>
      <text:p text:style-name="P4"><text:s text:c="4"/><text:span text:style-name="T2">if</text:span><text:span text:style-name="T10"> (!taken[u]) <text:s text:c="16"/></text:span><text:span text:style-name="T6">// we have not connected this vertex yet</text:span></text:p>
      <text:p text:style-name="P4"><text:s text:c="6"/><text:span text:style-name="T10">mst_cost += w, process(u); </text:span><text:span text:style-name="T6">// take u, process all edges incident to u</text:span></text:p>
      <text:p text:style-name="P4"><text:s text:c="2"/><text:span text:style-name="T10">} <text:s text:c="39"/></text:span><text:span text:style-name="T6">// each edge is in pq only once!</text:span></text:p>
      <text:p text:style-name="P4"><text:s text:c="2"/><text:span text:style-name="T10">printf(</text:span><text:span text:style-name="T11">"MST cost = %d (Prim's)</text:span><text:span text:style-name="T12">\n</text:span><text:span text:style-name="T11">"</text:span><text:span text:style-name="T10">, mst_cost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2"/>
      <text:p text:style-name="P30">----------------------------------------</text:p>
      <text:p text:style-name="P12">04-BFS</text:p>
      <text:p text:style-name="P1">#include &lt;algorithm&gt;</text:p>
      <text:p text:style-name="P1">#include &lt;cstdio&gt;</text:p>
      <text:p text:style-name="P1">#include &lt;vector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 <text:s text:c="5"/><text:span text:style-name="T5">// In this chapter, we will frequently use these</text:span></text:p>
      <text:p text:style-name="P3"><text:span text:style-name="T1">typedef</text:span> vector&lt;ii&gt; vii; <text:s text:c="5"/><text:span text:style-name="T5">// three data type shortcuts. They may look cryptic</text:span></text:p>
      <text:p text:style-name="P3"><text:span text:style-name="T1">typedef</text:span> vector&lt;<text:span text:style-name="T3">int</text:span>&gt; vi; <text:s text:c="2"/><text:span text:style-name="T5">// but shortcuts are useful in competitive programming</text:span></text:p>
      <text:p text:style-name="P8"/>
      <text:p text:style-name="P3"><text:span text:style-name="T3">int</text:span> V, E, a, b, s;</text:p>
      <text:p text:style-name="P3">vector&lt;vii&gt; AdjList;</text:p>
      <text:p text:style-name="P3">vi p; <text:s text:c="32"/><text:span text:style-name="T5">// addition: the predecessor/parent vector</text:span></text:p>
      <text:p text:style-name="P8"/>
      <text:p text:style-name="P3"><text:span text:style-name="T3">void</text:span> <text:span text:style-name="T8">printPath</text:span>(<text:span text:style-name="T3">int</text:span> u) { <text:s text:c="3"/><text:span text:style-name="T5">// simple function to extract information from `vi p'</text:span></text:p>
      <text:p text:style-name="P4"><text:s text:c="2"/><text:span text:style-name="T2">if</text:span><text:span text:style-name="T10"> (u == s) { printf(</text:span><text:span text:style-name="T11">"%d"</text:span><text:span text:style-name="T10">, u); </text:span><text:span text:style-name="T2">return</text:span><text:span text:style-name="T10">; }</text:span></text:p>
      <text:p text:style-name="P4"><text:s text:c="2"/><text:span text:style-name="T10">printPath(p[u]); <text:s text:c="2"/></text:span><text:span text:style-name="T6">// recursive call: to make the output format: s -&gt; ... -&gt; t</text:span></text:p>
      <text:p text:style-name="P4"><text:s text:c="2"/><text:span text:style-name="T10">printf(</text:span><text:span text:style-name="T11">" %d"</text:span><text:span text:style-name="T10">, u); }</text:span></text:p>
      <text:p text:style-name="P8"/>
      <text:p text:style-name="P3"><text:span text:style-name="T3">int</text:span> <text:span text:style-name="T8">main</text:span>() {</text:p>
      <text:p text:style-name="P4"><text:s text:c="2"/><text:span text:style-name="T6">/*</text:span></text:p>
      <text:p text:style-name="P6"><text:s text:c="2"/><text:span text:style-name="T10">// Graph in Figure 4.3, format: list of unweighted edges</text:span></text:p>
      <text:p text:style-name="P6"><text:s text:c="2"/><text:span text:style-name="T10">// This example shows another form of reading graph input</text:span></text:p>
      <text:p text:style-name="P6"><text:s text:c="2"/><text:span text:style-name="T10">13 16</text:span></text:p>
      <text:p text:style-name="P6"><text:s text:c="2"/><text:span text:style-name="T10">0 1 <text:s text:c="3"/>1 2 <text:s text:c="3"/>2 <text:s/>3 <text:s text:c="2"/>0 <text:s/>4 <text:s text:c="2"/>1 <text:s/>5 <text:s text:c="2"/>2 <text:s/>6 <text:s text:c="3"/>3 <text:s/>7 <text:s text:c="2"/>5 <text:s/>6</text:span></text:p>
      <text:p text:style-name="P6"><text:s text:c="2"/><text:span text:style-name="T10">4 8 <text:s text:c="3"/>8 9 <text:s text:c="3"/>5 10 <text:s text:c="2"/>6 11 <text:s text:c="2"/>7 12 <text:s text:c="2"/>9 10 <text:s text:c="2"/>10 11 <text:s/>11 12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4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 %d"</text:span><text:span text:style-name="T10">, &amp;V, &amp;E);</text:span></text:p>
      <text:p text:style-name="P8"/>
      <text:p text:style-name="P4"><text:s text:c="2"/><text:span text:style-name="T10">AdjList.assign(V, vii()); </text:span><text:span text:style-name="T6">// assign blank vectors of pair&lt;int, int&gt;s to AdjList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scanf(</text:span><text:span text:style-name="T11">"%d %d"</text:span><text:span text:style-name="T10">, &amp;a, &amp;b);</text:span></text:p>
      <text:p text:style-name="P4"><text:s text:c="4"/><text:span text:style-name="T10">AdjList[a].push_back(ii(b, </text:span><text:span text:style-name="T13">0</text:span><text:span text:style-name="T10">));</text:span></text:p>
      <text:p text:style-name="P4"><text:s text:c="4"/><text:span text:style-name="T10">AdjList[b].push_back(ii(a, </text:span><text:span text:style-name="T13">0</text:span><text:span text:style-name="T10">));</text:span></text:p>
      <text:p text:style-name="P4"><text:s text:c="2"/><text:span text:style-name="T10">}</text:span></text:p>
      <text:p text:style-name="P8"/>
      <text:p text:style-name="P4"><text:s text:c="2"/><text:span text:style-name="T6">// as an example, we start from this source, see Figure 4.3</text:span></text:p>
      <text:p text:style-name="P4"><text:s text:c="2"/><text:span text:style-name="T10">s = </text:span><text:span text:style-name="T13">5</text:span><text:span text:style-name="T10">;</text:span></text:p>
      <text:p text:style-name="P8"/>
      <text:p text:style-name="P4"><text:s text:c="2"/><text:span text:style-name="T6">// BFS routine</text:span></text:p>
      <text:p text:style-name="P4"><text:s text:c="2"/><text:span text:style-name="T6">// inside int main() -- we do not use recursion, thus we do not need to create separate function!</text:span></text:p>
      <text:p text:style-name="P4"><text:s text:c="2"/><text:span text:style-name="T10">vi dist(V, </text:span><text:span text:style-name="T13">1000000000</text:span><text:span text:style-name="T10">); dist[s] = </text:span><text:span text:style-name="T13">0</text:span><text:span text:style-name="T10">; <text:s text:c="5"/></text:span><text:span text:style-name="T6">// distance to source is 0 (default)</text:span></text:p>
      <text:p text:style-name="P4"><text:s text:c="2"/><text:span text:style-name="T10">queue&lt;</text:span><text:span text:style-name="T4">int</text:span><text:span text:style-name="T10">&gt; q; q.push(s); <text:s text:c="33"/></text:span><text:span text:style-name="T6">// start from source</text:span></text:p>
      <text:p text:style-name="P4"><text:s text:c="2"/><text:span text:style-name="T10">p.assign(V, -</text:span><text:span text:style-name="T13">1</text:span><text:span text:style-name="T10">); </text:span><text:span text:style-name="T6">// to store parent information (p must be a global variable!)</text:span></text:p>
      <text:p text:style-name="P4"><text:s text:c="2"/><text:span text:style-name="T4">int</text:span><text:span text:style-name="T10"> layer = -</text:span><text:span text:style-name="T13">1</text:span><text:span text:style-name="T10">; <text:s text:c="28"/></text:span><text:span text:style-name="T6">// for our output printing purpose</text:span></text:p>
      <text:p text:style-name="P4"><text:s text:c="2"/><text:span text:style-name="T4">bool</text:span><text:span text:style-name="T10"> isBipartite = </text:span><text:span text:style-name="T15">true</text:span><text:span text:style-name="T10">; <text:s text:c="6"/></text:span><text:span text:style-name="T6">// addition of one boolean flag, initially true</text:span></text:p>
      <text:p text:style-name="P8"/>
      <text:p text:style-name="P4"><text:s text:c="2"/><text:span text:style-name="T2">while</text:span><text:span text:style-name="T10"> (!q.empty()) {</text:span></text:p>
      <text:p text:style-name="P4"><text:s text:c="4"/><text:span text:style-name="T4">int</text:span><text:span text:style-name="T10"> u = q.front(); q.pop(); <text:s text:c="23"/></text:span><text:span text:style-name="T6">// queue: layer by layer!</text:span></text:p>
      <text:p text:style-name="P4"><text:s text:c="4"/><text:span text:style-name="T2">if</text:span><text:span text:style-name="T10"> (dist[u] != layer) printf(</text:span><text:span text:style-name="T11">"</text:span><text:span text:style-name="T12">\n</text:span><text:span text:style-name="T11">Layer %d: "</text:span><text:span text:style-name="T10">, dist[u]);</text:span></text:p>
      <text:p text:style-name="P4"><text:s text:c="4"/><text:span text:style-name="T10">layer = dist[u];</text:span></text:p>
      <text:p text:style-name="P4"><text:s text:c="4"/><text:span text:style-name="T10">printf(</text:span><text:span text:style-name="T11">"visit %d, "</text:span><text:span text:style-name="T10">, u);</text:span></text:p>
      <text:p text:style-name="P4"><text:soft-page-break/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6"/><text:span text:style-name="T10">ii v = AdjList[u][j]; <text:s text:c="26"/></text:span><text:span text:style-name="T6">// for each neighbors of u</text:span></text:p>
      <text:p text:style-name="P4"><text:s text:c="6"/><text:span text:style-name="T2">if</text:span><text:span text:style-name="T10"> (dist[v.first] == </text:span><text:span text:style-name="T13">1000000000</text:span><text:span text:style-name="T10">) {</text:span></text:p>
      <text:p text:style-name="P4"><text:s text:c="8"/><text:span text:style-name="T10">dist[v.first] = dist[u] + </text:span><text:span text:style-name="T13">1</text:span><text:span text:style-name="T10">; <text:s text:c="17"/></text:span><text:span text:style-name="T6">// v unvisited + reachable</text:span></text:p>
      <text:p text:style-name="P4"><text:s text:c="8"/><text:span text:style-name="T10">p[v.first] = u; <text:s text:c="9"/></text:span><text:span text:style-name="T6">// addition: the parent of vertex v-&gt;first is u</text:span></text:p>
      <text:p text:style-name="P4"><text:s text:c="8"/><text:span text:style-name="T10">q.push(v.first); <text:s text:c="29"/></text:span><text:span text:style-name="T6">// enqueue v for next step</text:span></text:p>
      <text:p text:style-name="P4"><text:s text:c="6"/><text:span text:style-name="T10">}</text:span></text:p>
      <text:p text:style-name="P4"><text:s text:c="6"/><text:span text:style-name="T2">else</text:span><text:span text:style-name="T10"> </text:span><text:span text:style-name="T2">if</text:span><text:span text:style-name="T10"> ((dist[v.first] % </text:span><text:span text:style-name="T13">2</text:span><text:span text:style-name="T10">) == (dist[u] % </text:span><text:span text:style-name="T13">2</text:span><text:span text:style-name="T10">)) <text:s text:c="13"/></text:span><text:span text:style-name="T6">// same parity</text:span></text:p>
      <text:p text:style-name="P4"><text:s text:c="8"/><text:span text:style-name="T10">isBipartite = </text:span><text:span text:style-name="T15">false</text:span><text:span text:style-name="T10">;</text:span></text:p>
      <text:p text:style-name="P4"><text:s text:c="2"/><text:span text:style-name="T10">} }</text:span></text:p>
      <text:p text:style-name="P8"/>
      <text:p text:style-name="P4"><text:s text:c="2"/><text:span text:style-name="T10">printf(</text:span><text:span text:style-name="T11">"</text:span><text:span text:style-name="T12">\n</text:span><text:span text:style-name="T11">Shortest path: "</text:span><text:span text:style-name="T10">);</text:span></text:p>
      <text:p text:style-name="P4"><text:s text:c="2"/><text:span text:style-name="T10">printPath(</text:span><text:span text:style-name="T13">7</text:span><text:span text:style-name="T10">), printf(</text:span><text:span text:style-name="T11">"</text:span><text:span text:style-name="T12">\n</text:span><text:span text:style-name="T11">"</text:span><text:span text:style-name="T10">);</text:span></text:p>
      <text:p text:style-name="P4"><text:s text:c="2"/><text:span text:style-name="T10">printf(</text:span><text:span text:style-name="T11">"isBipartite? %d</text:span><text:span text:style-name="T12">\n</text:span><text:span text:style-name="T11">"</text:span><text:span text:style-name="T10">, isBipartite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2"/>
      <text:p text:style-name="P30">----------------------------------------</text:p>
      <text:p text:style-name="P12">05-Dijkstra</text:p>
      <text:p text:style-name="P1">#include &lt;cstdio&gt;</text:p>
      <text:p text:style-name="P1">#include &lt;vector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</text:p>
      <text:p text:style-name="P3"><text:span text:style-name="T1">typedef</text:span> vector&lt;<text:span text:style-name="T3">int</text:span>&gt; vi;</text:p>
      <text:p text:style-name="P3"><text:span text:style-name="T1">typedef</text:span> vector&lt;ii&gt; vii;</text:p>
      <text:p text:style-name="P1">#define INF 1000000000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E, s, u, v, w;</text:span></text:p>
      <text:p text:style-name="P4"><text:s text:c="2"/><text:span text:style-name="T10">vector&lt;vii&gt; AdjList;</text:span></text:p>
      <text:p text:style-name="P8"/>
      <text:p text:style-name="P4"><text:s text:c="2"/><text:span text:style-name="T6">/*</text:span></text:p>
      <text:p text:style-name="P6"><text:s text:c="2"/><text:span text:style-name="T10">// Graph in Figure 4.17</text:span></text:p>
      <text:p text:style-name="P6"><text:s text:c="2"/><text:span text:style-name="T10">5 7 2</text:span></text:p>
      <text:p text:style-name="P6"><text:s text:c="2"/><text:span text:style-name="T10">2 1 2</text:span></text:p>
      <text:p text:style-name="P6"><text:s text:c="2"/><text:span text:style-name="T10">2 3 7</text:span></text:p>
      <text:p text:style-name="P6"><text:s text:c="2"/><text:span text:style-name="T10">2 0 6</text:span></text:p>
      <text:p text:style-name="P6"><text:s text:c="2"/><text:span text:style-name="T10">1 3 3</text:span></text:p>
      <text:p text:style-name="P6"><text:s text:c="2"/><text:span text:style-name="T10">1 4 6</text:span></text:p>
      <text:p text:style-name="P6"><text:s text:c="2"/><text:span text:style-name="T10">3 4 5</text:span></text:p>
      <text:p text:style-name="P6"><text:s text:c="2"/><text:span text:style-name="T10">0 4 1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5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 %d %d"</text:span><text:span text:style-name="T10">, &amp;V, &amp;E, &amp;s);</text:span></text:p>
      <text:p text:style-name="P8"/>
      <text:p text:style-name="P4"><text:s text:c="2"/><text:span text:style-name="T10">AdjList.assign(V, vii()); </text:span><text:span text:style-name="T6">// assign blank vectors of pair&lt;int, int&gt;s to AdjList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scanf(</text:span><text:span text:style-name="T11">"%d %d %d"</text:span><text:span text:style-name="T10">, &amp;u, &amp;v, &amp;w);</text:span></text:p>
      <text:p text:style-name="P4"><text:s text:c="4"/><text:span text:style-name="T10">AdjList[u].push_back(ii(v, w)); <text:s text:c="29"/></text:span><text:span text:style-name="T6">// directed graph</text:span></text:p>
      <text:p text:style-name="P4"><text:s text:c="2"/><text:span text:style-name="T10">}</text:span></text:p>
      <text:p text:style-name="P8"/>
      <text:p text:style-name="P4"><text:s text:c="2"/><text:span text:style-name="T6">// Dijkstra routine</text:span></text:p>
      <text:p text:style-name="P4"><text:s text:c="2"/><text:span text:style-name="T10">vi dist(V, INF); dist[s] = </text:span><text:span text:style-name="T13">0</text:span><text:span text:style-name="T10">; <text:s text:c="19"/></text:span><text:span text:style-name="T6">// INF = 1B to avoid overflow</text:span></text:p>
      <text:p text:style-name="P4"><text:s text:c="2"/><text:span text:style-name="T10">priority_queue&lt; ii, vector&lt;ii&gt;, greater&lt;ii&gt; &gt; pq; pq.push(ii(</text:span><text:span text:style-name="T13">0</text:span><text:span text:style-name="T10">, s));</text:span></text:p>
      <text:p text:style-name="P4"><text:s text:c="29"/><text:span text:style-name="T6">// ^to sort the pairs by increasing distance from s</text:span></text:p>
      <text:p text:style-name="P4"><text:s text:c="2"/><text:span text:style-name="T2">while</text:span><text:span text:style-name="T10"> (!pq.empty()) { <text:s text:c="44"/></text:span><text:span text:style-name="T6">// main loop</text:span></text:p>
      <text:p text:style-name="P4"><text:s text:c="4"/><text:span text:style-name="T10">ii front = pq.top(); pq.pop(); <text:s text:c="4"/></text:span><text:span text:style-name="T6">// greedy: pick shortest unvisited vertex</text:span></text:p>
      <text:p text:style-name="P4"><text:s text:c="4"/><text:span text:style-name="T4">int</text:span><text:span text:style-name="T10"> d = front.first, u = front.second;</text:span></text:p>
      <text:p text:style-name="P4"><text:s text:c="4"/><text:span text:style-name="T2">if</text:span><text:span text:style-name="T10"> (d &gt; dist[u]) </text:span><text:span text:style-name="T2">continue</text:span><text:span text:style-name="T10">; <text:s text:c="2"/></text:span><text:span text:style-name="T6">// this check is important, see the explanation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6"/><text:span text:style-name="T10">ii v = AdjList[u][j]; <text:s text:c="22"/></text:span><text:span text:style-name="T6">// all outgoing edges from u</text:span></text:p>
      <text:p text:style-name="P4"><text:s text:c="6"/><text:span text:style-name="T2">if</text:span><text:span text:style-name="T10"> (dist[u] + v.second &lt; dist[v.first]) {</text:span></text:p>
      <text:p text:style-name="P4"><text:s text:c="8"/><text:span text:style-name="T10">dist[v.first] = dist[u] + v.second; <text:s text:c="16"/></text:span><text:span text:style-name="T6">// relax operation</text:span></text:p>
      <text:p text:style-name="P4"><text:s text:c="8"/><text:span text:style-name="T10">pq.push(ii(dist[v.first], v.first));</text:span></text:p>
      <text:p text:style-name="P4"><text:s text:c="2"/><text:span text:style-name="T10">} } } <text:s/></text:span><text:span text:style-name="T6">// note: this variant can cause duplicate items in the priority queue</text:span></text:p>
      <text:p text:style-name="P8"/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</text:span><text:span text:style-name="T6">// index + 1 for final answer</text:span></text:p>
      <text:p text:style-name="P4"><text:s text:c="4"/><text:span text:style-name="T10">printf(</text:span><text:span text:style-name="T11">"SSSP(%d, %d) = %d</text:span><text:span text:style-name="T12">\n</text:span><text:span text:style-name="T11">"</text:span><text:span text:style-name="T10">, s, i, dist[i]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<text:soft-page-break/>}</text:p>
      <text:p text:style-name="P12">----------------------------------------</text:p>
      <text:p text:style-name="P12">06-Bellman Ford</text:p>
      <text:p text:style-name="P1">#include &lt;algorithm&gt;</text:p>
      <text:p text:style-name="P1">#include &lt;cstdio&gt;</text:p>
      <text:p text:style-name="P1">#include &lt;vector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</text:p>
      <text:p text:style-name="P3"><text:span text:style-name="T1">typedef</text:span> vector&lt;<text:span text:style-name="T3">int</text:span>&gt; vi;</text:p>
      <text:p text:style-name="P3"><text:span text:style-name="T1">typedef</text:span> vector&lt;ii&gt; vii;</text:p>
      <text:p text:style-name="P1">#define INF 1000000000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E, s, a, b, w;</text:span></text:p>
      <text:p text:style-name="P4"><text:s text:c="2"/><text:span text:style-name="T10">vector&lt;vii&gt; AdjList;</text:span></text:p>
      <text:p text:style-name="P8"/>
      <text:p text:style-name="P4"><text:s text:c="2"/><text:span text:style-name="T6">/*</text:span></text:p>
      <text:p text:style-name="P6"><text:s text:c="2"/><text:span text:style-name="T10">// Graph in Figure 4.18, has negative weight, but no negative cycle</text:span></text:p>
      <text:p text:style-name="P6"><text:s text:c="2"/><text:span text:style-name="T10">5 5 0</text:span></text:p>
      <text:p text:style-name="P6"><text:s text:c="2"/><text:span text:style-name="T10">0 1 1</text:span></text:p>
      <text:p text:style-name="P6"><text:s text:c="2"/><text:span text:style-name="T10">0 2 10</text:span></text:p>
      <text:p text:style-name="P6"><text:s text:c="2"/><text:span text:style-name="T10">1 3 2</text:span></text:p>
      <text:p text:style-name="P6"><text:s text:c="2"/><text:span text:style-name="T10">2 3 -10</text:span></text:p>
      <text:p text:style-name="P6"><text:s text:c="2"/><text:span text:style-name="T10">3 4 3</text:span></text:p>
      <text:p text:style-name="P8"/>
      <text:p text:style-name="P6"><text:s text:c="2"/><text:span text:style-name="T10">// Graph in Figure 4.19, negative cycle exists</text:span></text:p>
      <text:p text:style-name="P6"><text:s text:c="2"/><text:span text:style-name="T10">3 3 0</text:span></text:p>
      <text:p text:style-name="P6"><text:s text:c="2"/><text:span text:style-name="T10">0 1 1000</text:span></text:p>
      <text:p text:style-name="P6"><text:s text:c="2"/><text:span text:style-name="T10">1 2 15</text:span></text:p>
      <text:p text:style-name="P6"><text:s text:c="2"/><text:span text:style-name="T10">2 1 -42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6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 %d %d"</text:span><text:span text:style-name="T10">, &amp;V, &amp;E, &amp;s);</text:span></text:p>
      <text:p text:style-name="P8"/>
      <text:p text:style-name="P4"><text:s text:c="2"/><text:span text:style-name="T10">AdjList.assign(V, vii()); </text:span><text:span text:style-name="T6">// assign blank vectors of pair&lt;int, int&gt;s to AdjList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scanf(</text:span><text:span text:style-name="T11">"%d %d %d"</text:span><text:span text:style-name="T10">, &amp;a, &amp;b, &amp;w);</text:span></text:p>
      <text:p text:style-name="P4"><text:s text:c="4"/><text:span text:style-name="T10">AdjList[a].push_back(ii(b, w));</text:span></text:p>
      <text:p text:style-name="P4"><text:s text:c="2"/><text:span text:style-name="T10">}</text:span></text:p>
      <text:p text:style-name="P8"/>
      <text:p text:style-name="P4"><text:s text:c="2"/><text:span text:style-name="T6">// Bellman Ford routine</text:span></text:p>
      <text:p text:style-name="P4"><text:s text:c="2"/><text:span text:style-name="T10">vi dist(V, INF); dist[s] = </text:span><text:span text:style-name="T13">0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 - </text:span><text:span text:style-name="T13">1</text:span><text:span text:style-name="T10">; i++) <text:s/></text:span><text:span text:style-name="T6">// relax all E edges V-1 times, overall O(VE)</text:span></text:p>
      <text:p text:style-name="P4"><text:s text:c="4"/><text:span text:style-name="T2">for</text:span><text:span text:style-name="T10"> (</text:span><text:span text:style-name="T4">int</text:span><text:span text:style-name="T10"> u = </text:span><text:span text:style-name="T13">0</text:span><text:span text:style-name="T10">; u &lt; V; u++) <text:s text:c="23"/></text:span><text:span text:style-name="T6">// these two loops = O(E)</text:span></text:p>
      <text:p text:style-name="P4"><text:s text:c="6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8"/><text:span text:style-name="T10">ii v = AdjList[u][j]; <text:s text:c="7"/></text:span><text:span text:style-name="T6">// we can record SP spanning here if needed</text:span></text:p>
      <text:p text:style-name="P4"><text:s text:c="8"/><text:span text:style-name="T10">dist[v.first] = min(dist[v.first], dist[u] + v.second); <text:s text:c="8"/></text:span><text:span text:style-name="T6">// relax</text:span></text:p>
      <text:p text:style-name="P4"><text:s text:c="6"/><text:span text:style-name="T10">}</text:span></text:p>
      <text:p text:style-name="P8"/>
      <text:p text:style-name="P4"><text:s text:c="2"/><text:span text:style-name="T4">bool</text:span><text:span text:style-name="T10"> hasNegativeCycle = </text:span><text:span text:style-name="T15">false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u = </text:span><text:span text:style-name="T13">0</text:span><text:span text:style-name="T10">; u &lt; V; u++) <text:s text:c="25"/></text:span><text:span text:style-name="T6">// one more pass to check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u].size(); j++) {</text:span></text:p>
      <text:p text:style-name="P4"><text:s text:c="6"/><text:span text:style-name="T10">ii v = AdjList[u][j];</text:span></text:p>
      <text:p text:style-name="P4"><text:s text:c="6"/><text:span text:style-name="T2">if</text:span><text:span text:style-name="T10"> (dist[v.first] &gt; dist[u] + v.second) <text:s text:c="16"/></text:span><text:span text:style-name="T6">// should be false</text:span></text:p>
      <text:p text:style-name="P4"><text:soft-page-break/><text:s text:c="8"/><text:span text:style-name="T10">hasNegativeCycle = </text:span><text:span text:style-name="T15">true</text:span><text:span text:style-name="T10">; <text:s text:c="4"/></text:span><text:span text:style-name="T6">// but if true, then negative cycle exists!</text:span></text:p>
      <text:p text:style-name="P4"><text:s text:c="4"/><text:span text:style-name="T10">}</text:span></text:p>
      <text:p text:style-name="P4"><text:s text:c="2"/><text:span text:style-name="T10">printf(</text:span><text:span text:style-name="T11">"Negative Cycle Exist? %s</text:span><text:span text:style-name="T12">\n</text:span><text:span text:style-name="T11">"</text:span><text:span text:style-name="T10">, hasNegativeCycle ? </text:span><text:span text:style-name="T11">"Yes"</text:span><text:span text:style-name="T10"> : </text:span><text:span text:style-name="T11">"No"</text:span><text:span text:style-name="T10">);</text:span></text:p>
      <text:p text:style-name="P8"/>
      <text:p text:style-name="P4"><text:s text:c="2"/><text:span text:style-name="T2">if</text:span><text:span text:style-name="T10"> (!hasNegativeCycle)</text:span></text:p>
      <text:p text:style-name="P4"><text:s text:c="4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6"/><text:span text:style-name="T10">printf(</text:span><text:span text:style-name="T11">"SSSP(%d, %d) = %d</text:span><text:span text:style-name="T12">\n</text:span><text:span text:style-name="T11">"</text:span><text:span text:style-name="T10">, s, i, dist[i]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2">----------------------------------------</text:p>
      <text:p text:style-name="P12">07-Floyd Warshall</text:p>
      <text:p text:style-name="P1">#include &lt;algorithm&gt;</text:p>
      <text:p text:style-name="P1">#include &lt;cstdio&gt;</text:p>
      <text:p text:style-name="P3"><text:span text:style-name="T1">using</text:span> <text:span text:style-name="T1">namespace</text:span> std;</text:p>
      <text:p text:style-name="P8"/>
      <text:p text:style-name="P1">#define INF 1000000000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E, u, v, w, AdjMatrix[</text:span><text:span text:style-name="T13">200</text:span><text:span text:style-name="T10">][</text:span><text:span text:style-name="T13">200</text:span><text:span text:style-name="T10">];</text:span></text:p>
      <text:p text:style-name="P8"/>
      <text:p text:style-name="P4"><text:s text:c="2"/><text:span text:style-name="T6">/*</text:span></text:p>
      <text:p text:style-name="P6"><text:s text:c="2"/><text:span text:style-name="T10">// Graph in Figure 4.30</text:span></text:p>
      <text:p text:style-name="P6"><text:s text:c="2"/><text:span text:style-name="T10">5 9</text:span></text:p>
      <text:p text:style-name="P6"><text:s text:c="2"/><text:span text:style-name="T10">0 1 2</text:span></text:p>
      <text:p text:style-name="P6"><text:s text:c="2"/><text:span text:style-name="T10">0 2 1</text:span></text:p>
      <text:p text:style-name="P6"><text:s text:c="2"/><text:span text:style-name="T10">0 4 3</text:span></text:p>
      <text:p text:style-name="P6"><text:s text:c="2"/><text:span text:style-name="T10">1 3 4</text:span></text:p>
      <text:p text:style-name="P6"><text:s text:c="2"/><text:span text:style-name="T10">2 1 1</text:span></text:p>
      <text:p text:style-name="P6"><text:s text:c="2"/><text:span text:style-name="T10">2 4 1</text:span></text:p>
      <text:p text:style-name="P6"><text:s text:c="2"/><text:span text:style-name="T10">3 0 1</text:span></text:p>
      <text:p text:style-name="P6"><text:s text:c="2"/><text:span text:style-name="T10">3 2 3</text:span></text:p>
      <text:p text:style-name="P6"><text:s text:c="2"/><text:span text:style-name="T10">3 4 5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7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 %d"</text:span><text:span text:style-name="T10">, &amp;V, &amp;E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{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V; j++)</text:span></text:p>
      <text:p text:style-name="P4"><text:s text:c="6"/><text:span text:style-name="T10">AdjMatrix[i][j] = INF;</text:span></text:p>
      <text:p text:style-name="P4"><text:s text:c="4"/><text:span text:style-name="T10">AdjMatrix[i][i] = </text:span><text:span text:style-name="T13">0</text:span><text:span text:style-name="T10">;</text:span></text:p>
      <text:p text:style-name="P4"><text:s text:c="2"/><text:span text:style-name="T10">}</text:span></text:p>
      <text:p text:style-name="P8"/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E; i++) {</text:span></text:p>
      <text:p text:style-name="P4"><text:s text:c="4"/><text:span text:style-name="T10">scanf(</text:span><text:span text:style-name="T11">"%d %d %d"</text:span><text:span text:style-name="T10">, &amp;u, &amp;v, &amp;w);</text:span></text:p>
      <text:p text:style-name="P4"><text:s text:c="4"/><text:span text:style-name="T10">AdjMatrix[u][v] = w; </text:span><text:span text:style-name="T6">// directed graph</text:span></text:p>
      <text:p text:style-name="P4"><text:s text:c="2"/><text:span text:style-name="T10">}</text:span></text:p>
      <text:p text:style-name="P8"/>
      <text:p text:style-name="P4"><text:s text:c="2"/><text:span text:style-name="T2">for</text:span><text:span text:style-name="T10"> (</text:span><text:span text:style-name="T4">int</text:span><text:span text:style-name="T10"> k = </text:span><text:span text:style-name="T13">0</text:span><text:span text:style-name="T10">; k &lt; V; k++) </text:span><text:span text:style-name="T6">// common error: remember that loop order is k-&gt;i-&gt;j</text:span></text:p>
      <text:p text:style-name="P4"><text:s text:c="4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6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V; j++)</text:span></text:p>
      <text:p text:style-name="P4"><text:s text:c="8"/><text:span text:style-name="T10">AdjMatrix[i][j] = min(AdjMatrix[i][j], AdjMatrix[i][k] + AdjMatrix[k][j]);</text:span></text:p>
      <text:p text:style-name="P8"/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V; j++)</text:span></text:p>
      <text:p text:style-name="P4"><text:s text:c="6"/><text:span text:style-name="T10">printf(</text:span><text:span text:style-name="T11">"APSP(%d, %d) = %d</text:span><text:span text:style-name="T12">\n</text:span><text:span text:style-name="T11">"</text:span><text:span text:style-name="T10">, i, j, AdjMatrix[i][j]);</text:span></text:p>
      <text:p text:style-name="P8"><text:soft-page-break/></text:p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12">----------------------------------------</text:p>
      <text:p text:style-name="P12">08-Edmonds Karp</text:p>
      <text:p text:style-name="P1">#include &lt;algorithm&gt;</text:p>
      <text:p text:style-name="P1">#include &lt;cstdio&gt;</text:p>
      <text:p text:style-name="P1">#include &lt;vector&gt;</text:p>
      <text:p text:style-name="P1">#include &lt;queue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vector&lt;<text:span text:style-name="T3">int</text:span>&gt; vi;</text:p>
      <text:p text:style-name="P8"/>
      <text:p text:style-name="P3"><text:span text:style-name="T7">#define MAX_V 40 </text:span><text:span text:style-name="T5">// enough for sample graph in Figure 4.24/4.25/4.26/UVa 259</text:span></text:p>
      <text:p text:style-name="P1">#define INF 1000000000</text:p>
      <text:p text:style-name="P8"/>
      <text:p text:style-name="P3"><text:span text:style-name="T3">int</text:span> res[MAX_V][MAX_V], mf, f, s, t; <text:s text:c="25"/><text:span text:style-name="T5">// global variables</text:span></text:p>
      <text:p text:style-name="P3">vi p;</text:p>
      <text:p text:style-name="P8"/>
      <text:p text:style-name="P3"><text:span text:style-name="T3">void</text:span> <text:span text:style-name="T8">augment</text:span>(<text:span text:style-name="T3">int</text:span> v, <text:span text:style-name="T3">int</text:span> minEdge) { <text:s text:c="4"/><text:span text:style-name="T5">// traverse BFS spanning tree from s to t</text:span></text:p>
      <text:p text:style-name="P4"><text:s text:c="2"/><text:span text:style-name="T2">if</text:span><text:span text:style-name="T10"> (v == s) { f = minEdge; </text:span><text:span text:style-name="T2">return</text:span><text:span text:style-name="T10">; } <text:s/></text:span><text:span text:style-name="T6">// record minEdge in a global variable f</text:span></text:p>
      <text:p text:style-name="P4"><text:s text:c="2"/><text:span text:style-name="T2">else</text:span><text:span text:style-name="T10"> </text:span><text:span text:style-name="T2">if</text:span><text:span text:style-name="T10"> (p[v] != -</text:span><text:span text:style-name="T13">1</text:span><text:span text:style-name="T10">) { augment(p[v], min(minEdge, res[p[v]][v])); </text:span><text:span text:style-name="T6">// recursive</text:span></text:p>
      <text:p text:style-name="P4"><text:s text:c="25"/><text:span text:style-name="T10">res[p[v]][v] -= f; res[v][p[v]] += f; } <text:s text:c="6"/></text:span><text:span text:style-name="T6">// update</text:span></text:p>
      <text:p text:style-name="P3">}</text:p>
      <text:p text:style-name="P8"/>
      <text:p text:style-name="P3"><text:span text:style-name="T3">int</text:span> <text:span text:style-name="T8">main</text:span>() {</text:p>
      <text:p text:style-name="P4"><text:s text:c="2"/><text:span text:style-name="T4">int</text:span><text:span text:style-name="T10"> V, k, vertex, weight;</text:span></text:p>
      <text:p text:style-name="P8"/>
      <text:p text:style-name="P4"><text:s text:c="2"/><text:span text:style-name="T6">/*</text:span></text:p>
      <text:p text:style-name="P6"><text:s text:c="2"/><text:span text:style-name="T10">// Graph in Figure 4.24</text:span></text:p>
      <text:p text:style-name="P6"><text:s text:c="2"/><text:span text:style-name="T10">4 0 1</text:span></text:p>
      <text:p text:style-name="P6"><text:s text:c="2"/><text:span text:style-name="T10">2 2 70 3 30</text:span></text:p>
      <text:p text:style-name="P6"><text:s text:c="2"/><text:span text:style-name="T10">2 2 25 3 70</text:span></text:p>
      <text:p text:style-name="P6"><text:s text:c="2"/><text:span text:style-name="T10">3 0 70 3 5 1 25</text:span></text:p>
      <text:p text:style-name="P6"><text:s text:c="2"/><text:span text:style-name="T10">3 0 30 2 5 1 70</text:span></text:p>
      <text:p text:style-name="P8"/>
      <text:p text:style-name="P6"><text:s text:c="2"/><text:span text:style-name="T10">// Graph in Figure 4.25</text:span></text:p>
      <text:p text:style-name="P6"><text:s text:c="2"/><text:span text:style-name="T10">4 0 3</text:span></text:p>
      <text:p text:style-name="P6"><text:s text:c="2"/><text:span text:style-name="T10">2 1 100 3 100</text:span></text:p>
      <text:p text:style-name="P6"><text:s text:c="2"/><text:span text:style-name="T10">2 2 1 3 100</text:span></text:p>
      <text:p text:style-name="P6"><text:s text:c="2"/><text:span text:style-name="T10">1 3 100</text:span></text:p>
      <text:p text:style-name="P6"><text:s text:c="2"/><text:span text:style-name="T10">0</text:span></text:p>
      <text:p text:style-name="P8"/>
      <text:p text:style-name="P6"><text:s text:c="2"/><text:span text:style-name="T10">// Graph in Figure 4.26.A</text:span></text:p>
      <text:p text:style-name="P6"><text:s text:c="2"/><text:span text:style-name="T10">5 1 0</text:span></text:p>
      <text:p text:style-name="P6"><text:s text:c="2"/><text:span text:style-name="T10">0</text:span></text:p>
      <text:p text:style-name="P6"><text:s text:c="2"/><text:span text:style-name="T10">2 2 100 3 50</text:span></text:p>
      <text:p text:style-name="P6"><text:s text:c="2"/><text:span text:style-name="T10">3 3 50 4 50 0 50</text:span></text:p>
      <text:p text:style-name="P6"><text:s text:c="2"/><text:span text:style-name="T10">1 4 100</text:span></text:p>
      <text:p text:style-name="P6"><text:s text:c="2"/><text:span text:style-name="T10">1 0 125</text:span></text:p>
      <text:p text:style-name="P8"/>
      <text:p text:style-name="P6"><text:s text:c="2"/><text:span text:style-name="T10">// Graph in Figure 4.26.B</text:span></text:p>
      <text:p text:style-name="P6"><text:s text:c="2"/><text:span text:style-name="T10">5 1 0</text:span></text:p>
      <text:p text:style-name="P6"><text:s text:c="2"/><text:span text:style-name="T10">0</text:span></text:p>
      <text:p text:style-name="P6"><text:s text:c="2"/><text:span text:style-name="T10">2 2 100 3 50</text:span></text:p>
      <text:p text:style-name="P6"><text:s text:c="2"/><text:span text:style-name="T10">3 3 50 4 50 0 50</text:span></text:p>
      <text:p text:style-name="P6"><text:s text:c="2"/><text:span text:style-name="T10">1 4 100</text:span></text:p>
      <text:p text:style-name="P6"><text:s text:c="2"/><text:span text:style-name="T10">1 0 75</text:span></text:p>
      <text:p text:style-name="P8"/>
      <text:p text:style-name="P6"><text:soft-page-break/><text:s text:c="2"/><text:span text:style-name="T10">// Graph in Figure 4.26.C</text:span></text:p>
      <text:p text:style-name="P6"><text:s text:c="2"/><text:span text:style-name="T10">5 1 0</text:span></text:p>
      <text:p text:style-name="P6"><text:s text:c="2"/><text:span text:style-name="T10">0</text:span></text:p>
      <text:p text:style-name="P6"><text:s text:c="2"/><text:span text:style-name="T10">2 2 100 3 50</text:span></text:p>
      <text:p text:style-name="P6"><text:s text:c="2"/><text:span text:style-name="T10">2 4 5 0 5</text:span></text:p>
      <text:p text:style-name="P6"><text:s text:c="2"/><text:span text:style-name="T10">1 4 100</text:span></text:p>
      <text:p text:style-name="P6"><text:s text:c="2"/><text:span text:style-name="T10">1 0 125</text:span></text:p>
      <text:p text:style-name="P6"><text:s text:c="2"/><text:span text:style-name="T10">*/</text:span></text:p>
      <text:p text:style-name="P8"/>
      <text:p text:style-name="P4"><text:s text:c="2"/><text:span text:style-name="T10">freopen(</text:span><text:span text:style-name="T11">"in_08.txt"</text:span><text:span text:style-name="T10">, </text:span><text:span text:style-name="T11">"r"</text:span><text:span text:style-name="T10">, stdin);</text:span></text:p>
      <text:p text:style-name="P8"/>
      <text:p text:style-name="P4"><text:s text:c="2"/><text:span text:style-name="T10">scanf(</text:span><text:span text:style-name="T11">"%d %d %d"</text:span><text:span text:style-name="T10">, &amp;V, &amp;s, &amp;t);</text:span></text:p>
      <text:p text:style-name="P8"/>
      <text:p text:style-name="P4"><text:s text:c="2"/><text:span text:style-name="T10">memset(res, </text:span><text:span text:style-name="T13">0</text:span><text:span text:style-name="T10">, </text:span><text:span text:style-name="T2">sizeof</text:span><text:span text:style-name="T10"> res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V; i++) {</text:span></text:p>
      <text:p text:style-name="P4"><text:s text:c="4"/><text:span text:style-name="T10">scanf(</text:span><text:span text:style-name="T11">"%d"</text:span><text:span text:style-name="T10">, &amp;k);</text:span></text:p>
      <text:p text:style-name="P4"><text:s text:c="4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k; j++) {</text:span></text:p>
      <text:p text:style-name="P4"><text:s text:c="6"/><text:span text:style-name="T10">scanf(</text:span><text:span text:style-name="T11">"%d %d"</text:span><text:span text:style-name="T10">, &amp;vertex, &amp;weight);</text:span></text:p>
      <text:p text:style-name="P4"><text:s text:c="6"/><text:span text:style-name="T10">res[i][vertex] = weight;</text:span></text:p>
      <text:p text:style-name="P4"><text:s text:c="4"/><text:span text:style-name="T10">}</text:span></text:p>
      <text:p text:style-name="P4"><text:s text:c="2"/><text:span text:style-name="T10">}</text:span></text:p>
      <text:p text:style-name="P8"/>
      <text:p text:style-name="P4"><text:s text:c="2"/><text:span text:style-name="T10">mf = </text:span><text:span text:style-name="T13">0</text:span><text:span text:style-name="T10">; <text:s text:c="45"/></text:span><text:span text:style-name="T6">// mf stands for max_flow</text:span></text:p>
      <text:p text:style-name="P4"><text:s text:c="2"/><text:span text:style-name="T2">while</text:span><text:span text:style-name="T10"> (</text:span><text:span text:style-name="T13">1</text:span><text:span text:style-name="T10">) { <text:s text:c="13"/></text:span><text:span text:style-name="T6">// O(VE^2) (actually O(V^3E) Edmonds Karp's algorithm</text:span></text:p>
      <text:p text:style-name="P4"><text:s text:c="4"/><text:span text:style-name="T10">f = </text:span><text:span text:style-name="T13">0</text:span><text:span text:style-name="T10">;</text:span></text:p>
      <text:p text:style-name="P4"><text:s text:c="4"/><text:span text:style-name="T6">// run BFS, compare with the original BFS shown in Section 4.2.2</text:span></text:p>
      <text:p text:style-name="P4"><text:s text:c="4"/><text:span text:style-name="T10">vi dist(MAX_V, INF); dist[s] = </text:span><text:span text:style-name="T13">0</text:span><text:span text:style-name="T10">; queue&lt;</text:span><text:span text:style-name="T4">int</text:span><text:span text:style-name="T10">&gt; q; q.push(s);</text:span></text:p>
      <text:p text:style-name="P4"><text:s text:c="4"/><text:span text:style-name="T10">p.assign(MAX_V, -</text:span><text:span text:style-name="T13">1</text:span><text:span text:style-name="T10">); <text:s text:c="10"/></text:span><text:span text:style-name="T6">// record the BFS spanning tree, from s to t!</text:span></text:p>
      <text:p text:style-name="P4"><text:s text:c="4"/><text:span text:style-name="T2">while</text:span><text:span text:style-name="T10"> (!q.empty()) {</text:span></text:p>
      <text:p text:style-name="P4"><text:s text:c="6"/><text:span text:style-name="T4">int</text:span><text:span text:style-name="T10"> u = q.front(); q.pop();</text:span></text:p>
      <text:p text:style-name="P4"><text:s text:c="6"/><text:span text:style-name="T2">if</text:span><text:span text:style-name="T10"> (u == t) </text:span><text:span text:style-name="T2">break</text:span><text:span text:style-name="T10">; <text:s text:c="5"/></text:span><text:span text:style-name="T6">// immediately stop BFS if we already reach sink t</text:span></text:p>
      <text:p text:style-name="P4"><text:s text:c="6"/><text:span text:style-name="T2">for</text:span><text:span text:style-name="T10"> (</text:span><text:span text:style-name="T4">int</text:span><text:span text:style-name="T10"> v = </text:span><text:span text:style-name="T13">0</text:span><text:span text:style-name="T10">; v &lt; MAX_V; v++) <text:s text:c="16"/></text:span><text:span text:style-name="T6">// note: this part is slow</text:span></text:p>
      <text:p text:style-name="P4"><text:s text:c="8"/><text:span text:style-name="T2">if</text:span><text:span text:style-name="T10"> (res[u][v] &gt; </text:span><text:span text:style-name="T13">0</text:span><text:span text:style-name="T10"> &amp;&amp; dist[v] == INF)</text:span></text:p>
      <text:p text:style-name="P4"><text:s text:c="10"/><text:span text:style-name="T10">dist[v] = dist[u] + </text:span><text:span text:style-name="T13">1</text:span><text:span text:style-name="T10">, q.push(v), p[v] = u;</text:span></text:p>
      <text:p text:style-name="P4"><text:s text:c="4"/><text:span text:style-name="T10">}</text:span></text:p>
      <text:p text:style-name="P4"><text:s text:c="4"/><text:span text:style-name="T10">augment(t, INF); <text:s text:c="4"/></text:span><text:span text:style-name="T6">// find the min edge weight `f' along this path, if any</text:span></text:p>
      <text:p text:style-name="P4"><text:s text:c="4"/><text:span text:style-name="T2">if</text:span><text:span text:style-name="T10"> (f == </text:span><text:span text:style-name="T13">0</text:span><text:span text:style-name="T10">) </text:span><text:span text:style-name="T2">break</text:span><text:span text:style-name="T10">; <text:s text:c="5"/></text:span><text:span text:style-name="T6">// we cannot send any more flow (`f' = 0), terminate</text:span></text:p>
      <text:p text:style-name="P4"><text:s text:c="4"/><text:span text:style-name="T10">mf += f; <text:s text:c="16"/></text:span><text:span text:style-name="T6">// we can still send a flow, increase the max flow!</text:span></text:p>
      <text:p text:style-name="P4"><text:s text:c="2"/><text:span text:style-name="T10">}</text:span></text:p>
      <text:p text:style-name="P8"/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mf); <text:s text:c="29"/></text:span><text:span text:style-name="T6">// this is the max flow value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8"/>
      <text:p text:style-name="P8"/>
      <text:p text:style-name="P8"/>
      <text:p text:style-name="P5">/*</text:p>
      <text:p text:style-name="P8"/>
      <text:p text:style-name="P5">#include &lt;algorithm&gt;</text:p>
      <text:p text:style-name="P5">#include &lt;bitset&gt;</text:p>
      <text:p text:style-name="P5">#include &lt;cstdio&gt;</text:p>
      <text:p text:style-name="P5">#include &lt;vector&gt;</text:p>
      <text:p text:style-name="P5">#include &lt;queue&gt;</text:p>
      <text:p text:style-name="P5">using namespace std;</text:p>
      <text:p text:style-name="P8"/>
      <text:p text:style-name="P5">typedef vector&lt;int&gt; vi;</text:p>
      <text:p text:style-name="P8"/>
      <text:p text:style-name="P5">#define MAX_V 40 // enough for sample graph in Figure 4.24/4.25/4.26/UVa 259</text:p>
      <text:p text:style-name="P5">#define INF 1000000000</text:p>
      <text:p text:style-name="P8"/>
      <text:p text:style-name="P5"><text:soft-page-break/>int res[MAX_V][MAX_V], mf, f, s, t; <text:s text:c="25"/>// global variables</text:p>
      <text:p text:style-name="P5">vi p;</text:p>
      <text:p text:style-name="P5">vector&lt;vi&gt; AdjList;</text:p>
      <text:p text:style-name="P8"/>
      <text:p text:style-name="P5">void augment(int v, int minEdge) { <text:s text:c="4"/>// traverse BFS spanning tree from s to t</text:p>
      <text:p text:style-name="P6"><text:s text:c="2"/><text:span text:style-name="T10">if (v == s) { f = minEdge; return; } <text:s/>// record minEdge in a global variable f</text:span></text:p>
      <text:p text:style-name="P6"><text:s text:c="2"/><text:span text:style-name="T10">else if (p[v] != -1) { augment(p[v], min(minEdge, res[p[v]][v])); // recursive</text:span></text:p>
      <text:p text:style-name="P6"><text:s text:c="25"/><text:span text:style-name="T10">res[p[v]][v] -= f; res[v][p[v]] += f; } <text:s text:c="6"/>// update</text:span></text:p>
      <text:p text:style-name="P5">}</text:p>
      <text:p text:style-name="P8"/>
      <text:p text:style-name="P5">int main() {</text:p>
      <text:p text:style-name="P6"><text:s text:c="2"/><text:span text:style-name="T10">int V, k, vertex, weight;</text:span></text:p>
      <text:p text:style-name="P8"/>
      <text:p text:style-name="P6"><text:s text:c="2"/><text:span text:style-name="T10">scanf("%d %d %d", &amp;V, &amp;s, &amp;t);</text:span></text:p>
      <text:p text:style-name="P8"/>
      <text:p text:style-name="P6"><text:s text:c="2"/><text:span text:style-name="T10">memset(res, 0, sizeof res);</text:span></text:p>
      <text:p text:style-name="P6"><text:s text:c="2"/><text:span text:style-name="T10">AdjList.assign(V, vi());</text:span></text:p>
      <text:p text:style-name="P6"><text:s text:c="2"/><text:span text:style-name="T10">for (int i = 0; i &lt; V; i++) {</text:span></text:p>
      <text:p text:style-name="P6"><text:s text:c="4"/><text:span text:style-name="T10">scanf("%d", &amp;k);</text:span></text:p>
      <text:p text:style-name="P6"><text:s text:c="4"/><text:span text:style-name="T10">for (int j = 0; j &lt; k; j++) {</text:span></text:p>
      <text:p text:style-name="P6"><text:s text:c="6"/><text:span text:style-name="T10">scanf("%d %d", &amp;vertex, &amp;weight);</text:span></text:p>
      <text:p text:style-name="P6"><text:s text:c="6"/><text:span text:style-name="T10">res[i][vertex] = weight;</text:span></text:p>
      <text:p text:style-name="P6"><text:s text:c="6"/><text:span text:style-name="T10">AdjList[i].push_back(vertex);</text:span></text:p>
      <text:p text:style-name="P6"><text:s text:c="4"/><text:span text:style-name="T10">}</text:span></text:p>
      <text:p text:style-name="P6"><text:s text:c="2"/><text:span text:style-name="T10">}</text:span></text:p>
      <text:p text:style-name="P8"/>
      <text:p text:style-name="P6"><text:s text:c="2"/><text:span text:style-name="T10">mf = 0;</text:span></text:p>
      <text:p text:style-name="P6"><text:s text:c="2"/><text:span text:style-name="T10">while (1) { <text:s text:c="20"/>// now a true O(VE^2) Edmonds Karp's algorithm</text:span></text:p>
      <text:p text:style-name="P6"><text:s text:c="4"/><text:span text:style-name="T10">f = 0;</text:span></text:p>
      <text:p text:style-name="P6"><text:s text:c="4"/><text:span text:style-name="T10">bitset&lt;MAX_V&gt; vis; vis[s] = true; <text:s text:c="11"/>// we change vi dist to bitset!</text:span></text:p>
      <text:p text:style-name="P6"><text:s text:c="4"/><text:span text:style-name="T10">queue&lt;int&gt; q; q.push(s);</text:span></text:p>
      <text:p text:style-name="P6"><text:s text:c="4"/><text:span text:style-name="T10">p.assign(MAX_V, -1);</text:span></text:p>
      <text:p text:style-name="P6"><text:s text:c="4"/><text:span text:style-name="T10">while (!q.empty()) {</text:span></text:p>
      <text:p text:style-name="P6"><text:s text:c="6"/><text:span text:style-name="T10">int u = q.front(); q.pop();</text:span></text:p>
      <text:p text:style-name="P6"><text:s text:c="6"/><text:span text:style-name="T10">if (u == t) break;</text:span></text:p>
      <text:p text:style-name="P6"><text:s text:c="6"/><text:span text:style-name="T10">for (int j = 0; j &lt; (int)AdjList[u].size(); j++) { <text:s/>// we use AdjList here!</text:span></text:p>
      <text:p text:style-name="P6"><text:s text:c="8"/><text:span text:style-name="T10">int v = AdjList[u][j];</text:span></text:p>
      <text:p text:style-name="P6"><text:s text:c="8"/><text:span text:style-name="T10">if (res[u][v] &gt; 0 &amp;&amp; !vis[v])</text:span></text:p>
      <text:p text:style-name="P6"><text:s text:c="10"/><text:span text:style-name="T10">vis[v] = true, q.push(v), p[v] = u;</text:span></text:p>
      <text:p text:style-name="P6"><text:s text:c="6"/><text:span text:style-name="T10">}</text:span></text:p>
      <text:p text:style-name="P6"><text:s text:c="4"/><text:span text:style-name="T10">}</text:span></text:p>
      <text:p text:style-name="P6"><text:s text:c="4"/><text:span text:style-name="T10">augment(t, INF);</text:span></text:p>
      <text:p text:style-name="P6"><text:s text:c="4"/><text:span text:style-name="T10">if (f == 0) break;</text:span></text:p>
      <text:p text:style-name="P6"><text:s text:c="4"/><text:span text:style-name="T10">mf += f;</text:span></text:p>
      <text:p text:style-name="P6"><text:s text:c="2"/><text:span text:style-name="T10">}</text:span></text:p>
      <text:p text:style-name="P8"/>
      <text:p text:style-name="P6"><text:s text:c="2"/><text:span text:style-name="T10">printf("%d\n", mf); <text:s text:c="29"/>// this is the max flow value</text:span></text:p>
      <text:p text:style-name="P8"/>
      <text:p text:style-name="P6"><text:s text:c="2"/><text:span text:style-name="T10">return 0;</text:span></text:p>
      <text:p text:style-name="P5">}</text:p>
      <text:p text:style-name="P12"/>
      <text:p text:style-name="P30">----------------------------------------</text:p>
      <text:p text:style-name="P12">09-mcbm</text:p>
      <text:p text:style-name="P5">*/</text:p>
      <text:p text:style-name="P1">#include &lt;cstdio&gt;</text:p>
      <text:p text:style-name="P1">#include &lt;iostream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3"><text:span text:style-name="T1">typedef</text:span> pair&lt;<text:span text:style-name="T3">int</text:span>, <text:span text:style-name="T3">int</text:span>&gt; ii;</text:p>
      <text:p text:style-name="P3"><text:span text:style-name="T1">typedef</text:span> vector&lt;<text:span text:style-name="T3">int</text:span>&gt; vi;</text:p>
      <text:p text:style-name="P8"/>
      <text:p text:style-name="P3">vector&lt;vi&gt; AdjList;</text:p>
      <text:p text:style-name="P3">vi match, vis; <text:s text:c="41"/><text:span text:style-name="T5">// global variables</text:span></text:p>
      <text:p text:style-name="P8"/>
      <text:p text:style-name="P3"><text:span text:style-name="T3">int</text:span> <text:span text:style-name="T8">Aug</text:span>(<text:span text:style-name="T3">int</text:span> l) { <text:s text:c="16"/><text:span text:style-name="T5">// return 1 if an augmenting path is found</text:span></text:p>
      <text:p text:style-name="P4"><text:s text:c="2"/><text:span text:style-name="T2">if</text:span><text:span text:style-name="T10"> (vis[l]) </text:span><text:span text:style-name="T2">return</text:span><text:span text:style-name="T10"> </text:span><text:span text:style-name="T13">0</text:span><text:span text:style-name="T10">; <text:s text:c="30"/></text:span><text:span text:style-name="T6">// return 0 otherwise</text:span></text:p>
      <text:p text:style-name="P4"><text:s text:c="2"/><text:span text:style-name="T10">vis[l] = </text:span><text:span text:style-name="T13">1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j = </text:span><text:span text:style-name="T13">0</text:span><text:span text:style-name="T10">; j &lt; (</text:span><text:span text:style-name="T4">int</text:span><text:span text:style-name="T10">)AdjList[l].size(); j++) {</text:span></text:p>
      <text:p text:style-name="P4"><text:s text:c="4"/><text:span text:style-name="T4">int</text:span><text:span text:style-name="T10"> r = AdjList[l][j];</text:span></text:p>
      <text:p text:style-name="P4"><text:s text:c="4"/><text:span text:style-name="T2">if</text:span><text:span text:style-name="T10"> (match[r] == -</text:span><text:span text:style-name="T13">1</text:span><text:span text:style-name="T10"> || Aug(match[r])) {</text:span></text:p>
      <text:p text:style-name="P4"><text:s text:c="6"/><text:span text:style-name="T10">match[r] = l; </text:span><text:span text:style-name="T2">return</text:span><text:span text:style-name="T10"> </text:span><text:span text:style-name="T13">1</text:span><text:span text:style-name="T10">; <text:s text:c="26"/></text:span><text:span text:style-name="T6">// found 1 matching</text:span></text:p>
      <text:p text:style-name="P4"><text:s text:c="2"/><text:span text:style-name="T10">} }</text:span></text:p>
      <text:p text:style-name="P4"><text:s text:c="2"/><text:span text:style-name="T2">return</text:span><text:span text:style-name="T10"> </text:span><text:span text:style-name="T13">0</text:span><text:span text:style-name="T10">; <text:s text:c="49"/></text:span><text:span text:style-name="T6">// no matching</text:span></text:p>
      <text:p text:style-name="P3">}</text:p>
      <text:p text:style-name="P8"/>
      <text:p text:style-name="P3"><text:span text:style-name="T3">bool</text:span> <text:span text:style-name="T8">isprime</text:span>(<text:span text:style-name="T3">int</text:span> v) {</text:p>
      <text:p text:style-name="P4"><text:s text:c="2"/><text:span text:style-name="T4">int</text:span><text:span text:style-name="T10"> primes[</text:span><text:span text:style-name="T13">10</text:span><text:span text:style-name="T10">] = {</text:span><text:span text:style-name="T13">2</text:span><text:span text:style-name="T10">,</text:span><text:span text:style-name="T13">3</text:span><text:span text:style-name="T10">,</text:span><text:span text:style-name="T13">5</text:span><text:span text:style-name="T10">,</text:span><text:span text:style-name="T13">7</text:span><text:span text:style-name="T10">,</text:span><text:span text:style-name="T13">11</text:span><text:span text:style-name="T10">,</text:span><text:span text:style-name="T13">13</text:span><text:span text:style-name="T10">,</text:span><text:span text:style-name="T13">17</text:span><text:span text:style-name="T10">,</text:span><text:span text:style-name="T13">19</text:span><text:span text:style-name="T10">,</text:span><text:span text:style-name="T13">23</text:span><text:span text:style-name="T10">,</text:span><text:span text:style-name="T13">29</text:span><text:span text:style-name="T10">}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</text:span><text:span text:style-name="T13">10</text:span><text:span text:style-name="T10">; i++)</text:span></text:p>
      <text:p text:style-name="P4"><text:s text:c="4"/><text:span text:style-name="T2">if</text:span><text:span text:style-name="T10"> (primes[i] == v)</text:span></text:p>
      <text:p text:style-name="P4"><text:s text:c="6"/><text:span text:style-name="T2">return</text:span><text:span text:style-name="T10"> </text:span><text:span text:style-name="T15">true</text:span><text:span text:style-name="T10">;</text:span></text:p>
      <text:p text:style-name="P4"><text:s text:c="2"/><text:span text:style-name="T2">return</text:span><text:span text:style-name="T10"> </text:span><text:span text:style-name="T15">false</text:span><text:span text:style-name="T10">;</text:span></text:p>
      <text:p text:style-name="P3">}</text:p>
      <text:p text:style-name="P8"/>
      <text:p text:style-name="P3"><text:span text:style-name="T3">int</text:span> <text:span text:style-name="T8">main</text:span>() {</text:p>
      <text:p text:style-name="P5">// inside int main()</text:p>
      <text:p text:style-name="P4"><text:s text:c="2"/><text:span text:style-name="T6">// build bipartite graph with directed edge from left to right set</text:span></text:p>
      <text:p text:style-name="P8"/>
      <text:p text:style-name="P5">/*</text:p>
      <text:p text:style-name="P6"><text:s text:c="2"/><text:span text:style-name="T10">// Graph in Figure 4.40 can be built on the fly</text:span></text:p>
      <text:p text:style-name="P6"><text:s text:c="2"/><text:span text:style-name="T10">// we know there are 6 vertices in this bipartite graph, left side are numbered 0,1,2, right side 3,4,5</text:span></text:p>
      <text:p text:style-name="P6"><text:s text:c="2"/><text:span text:style-name="T10">int V = 6, Vleft = 3, set1[3] = {1,7,11}, set2[3] = {4,10,12};</text:span></text:p>
      <text:p text:style-name="P8"/>
      <text:p text:style-name="P6"><text:s text:c="2"/><text:span text:style-name="T10">// Graph in Figure 4.41 can be built on the fly</text:span></text:p>
      <text:p text:style-name="P6"><text:s text:c="2"/><text:span text:style-name="T10">// we know there are 5 vertices in this bipartite graph, left side are numbered 0,1, right side 3,4,5</text:span></text:p>
      <text:p text:style-name="P6"><text:s text:c="2"/><text:span text:style-name="T10">//int V = 5, Vleft = 2, set1[2] = {1,7}, set2[3] = {4,10,12};</text:span></text:p>
      <text:p text:style-name="P8"/>
      <text:p text:style-name="P6"><text:s text:c="2"/><text:span text:style-name="T10">// build the bipartite graph, only directed edge from left to right is needed</text:span></text:p>
      <text:p text:style-name="P6"><text:s text:c="2"/><text:span text:style-name="T10">AdjList.assign(V, vi());</text:span></text:p>
      <text:p text:style-name="P6"><text:s text:c="2"/><text:span text:style-name="T10">for (int i = 0; i &lt; Vleft; i++)</text:span></text:p>
      <text:p text:style-name="P6"><text:s text:c="4"/><text:span text:style-name="T10">for (int j = 0; j &lt; 3; j++)</text:span></text:p>
      <text:p text:style-name="P6"><text:s text:c="6"/><text:span text:style-name="T10">if (isprime(set1[i] + set2[j]))</text:span></text:p>
      <text:p text:style-name="P6"><text:s text:c="8"/><text:span text:style-name="T10">AdjList[i].push_back(3 + j);</text:span></text:p>
      <text:p text:style-name="P5">*/</text:p>
      <text:p text:style-name="P8"/>
      <text:p text:style-name="P4"><text:s text:c="2"/><text:span text:style-name="T6">// For bipartite graph in Figure 4.44, V = 5, Vleft = 3 (vertex 0 unused)</text:span></text:p>
      <text:p text:style-name="P4"><text:s text:c="2"/><text:span text:style-name="T6">// AdjList[0] = {} // dummy vertex, but you can choose to use this vertex</text:span></text:p>
      <text:p text:style-name="P4"><text:s text:c="2"/><text:span text:style-name="T6">// AdjList[1] = {3, 4}</text:span></text:p>
      <text:p text:style-name="P4"><text:soft-page-break/><text:s text:c="2"/><text:span text:style-name="T6">// AdjList[2] = {3}</text:span></text:p>
      <text:p text:style-name="P4"><text:s text:c="2"/><text:span text:style-name="T6">// AdjList[3] = {} <text:s text:c="2"/>// we use directed edges from left to right set only</text:span></text:p>
      <text:p text:style-name="P4"><text:s text:c="2"/><text:span text:style-name="T6">// AdjList[4] = {}</text:span></text:p>
      <text:p text:style-name="P8"/>
      <text:p text:style-name="P4"><text:s text:c="2"/><text:span text:style-name="T4">int</text:span><text:span text:style-name="T10"> V = </text:span><text:span text:style-name="T13">5</text:span><text:span text:style-name="T10">, Vleft = </text:span><text:span text:style-name="T13">3</text:span><text:span text:style-name="T10">; <text:s text:c="30"/></text:span><text:span text:style-name="T6">// we ignore vertex 0</text:span></text:p>
      <text:p text:style-name="P4"><text:s text:c="2"/><text:span text:style-name="T10">AdjList.assign(V, vi());</text:span></text:p>
      <text:p text:style-name="P4"><text:s text:c="2"/><text:span text:style-name="T10">AdjList[</text:span><text:span text:style-name="T13">1</text:span><text:span text:style-name="T10">].push_back(</text:span><text:span text:style-name="T13">3</text:span><text:span text:style-name="T10">); AdjList[</text:span><text:span text:style-name="T13">1</text:span><text:span text:style-name="T10">].push_back(</text:span><text:span text:style-name="T13">4</text:span><text:span text:style-name="T10">);</text:span></text:p>
      <text:p text:style-name="P4"><text:s text:c="2"/><text:span text:style-name="T10">AdjList[</text:span><text:span text:style-name="T13">2</text:span><text:span text:style-name="T10">].push_back(</text:span><text:span text:style-name="T13">3</text:span><text:span text:style-name="T10">);</text:span></text:p>
      <text:p text:style-name="P8"/>
      <text:p text:style-name="P4"><text:s text:c="2"/><text:span text:style-name="T4">int</text:span><text:span text:style-name="T10"> MCBM = </text:span><text:span text:style-name="T13">0</text:span><text:span text:style-name="T10">;</text:span></text:p>
      <text:p text:style-name="P4"><text:s text:c="2"/><text:span text:style-name="T10">match.assign(V, -</text:span><text:span text:style-name="T13">1</text:span><text:span text:style-name="T10">); <text:s text:c="3"/></text:span><text:span text:style-name="T6">// V is the number of vertices in bipartite graph</text:span></text:p>
      <text:p text:style-name="P4"><text:s text:c="2"/><text:span text:style-name="T2">for</text:span><text:span text:style-name="T10"> (</text:span><text:span text:style-name="T4">int</text:span><text:span text:style-name="T10"> l = </text:span><text:span text:style-name="T13">0</text:span><text:span text:style-name="T10">; l &lt; Vleft; l++) { <text:s text:c="8"/></text:span><text:span text:style-name="T6">// Vleft = size of the left set</text:span></text:p>
      <text:p text:style-name="P4"><text:s text:c="4"/><text:span text:style-name="T10">vis.assign(Vleft, </text:span><text:span text:style-name="T13">0</text:span><text:span text:style-name="T10">); <text:s text:c="19"/></text:span><text:span text:style-name="T6">// reset before each recursion</text:span></text:p>
      <text:p text:style-name="P4"><text:s text:c="4"/><text:span text:style-name="T10">MCBM += Aug(l);</text:span></text:p>
      <text:p text:style-name="P4"><text:s text:c="2"/><text:span text:style-name="T10">}</text:span></text:p>
      <text:p text:style-name="P4"><text:s text:c="2"/><text:span text:style-name="T10">printf(</text:span><text:span text:style-name="T11">"Found %d matchings</text:span><text:span text:style-name="T12">\n</text:span><text:span text:style-name="T11">"</text:span><text:span text:style-name="T10">, MCBM); <text:s/></text:span><text:span text:style-name="T6">// the answer is 2 for Figure 4.42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13">}</text:p>
      <text:p text:style-name="Standard"/>
      <text:p text:style-name="P31">-------- Chapter <text:span text:style-name="T22">7: Geometria </text:span>----------</text:p>
      <text:p text:style-name="P27">01- Points lines</text:p>
      <text:p text:style-name="P14">#include &lt;algorithm&gt;</text:p>
      <text:p text:style-name="P1">#include &lt;cstdio&gt;</text:p>
      <text:p text:style-name="P1">#include &lt;cmath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1">#define INF 1e9</text:p>
      <text:p text:style-name="P1">#define EPS 1e-9</text:p>
      <text:p text:style-name="P3"><text:span text:style-name="T7">#define PI acos(-1.0) </text:span><text:span text:style-name="T5">// important constant; alternative #define PI (2.0 * acos(0.0))</text:span></text:p>
      <text:p text:style-name="P8"/>
      <text:p text:style-name="P3"><text:span text:style-name="T3">double</text:span> <text:span text:style-name="T8">DEG_to_RAD</text:span>(<text:span text:style-name="T3">double</text:span> d) { <text:span text:style-name="T1">return</text:span> d * PI / <text:span text:style-name="T26">180.0</text:span>; }</text:p>
      <text:p text:style-name="P8"/>
      <text:p text:style-name="P3"><text:span text:style-name="T3">double</text:span> <text:span text:style-name="T8">RAD_to_DEG</text:span>(<text:span text:style-name="T3">double</text:span> r) { <text:span text:style-name="T1">return</text:span> r * <text:span text:style-name="T26">180.0</text:span> / PI; }</text:p>
      <text:p text:style-name="P8"/>
      <text:p text:style-name="P5">// struct point_i { int x, y; }; <text:s text:c="3"/>// basic raw form, minimalist mode</text:p>
      <text:p text:style-name="P3"><text:span text:style-name="T1">struct</text:span> point_i { <text:span text:style-name="T3">int</text:span> x, y; <text:s text:c="4"/><text:span text:style-name="T5">// whenever possible, work with point_i</text:span></text:p>
      <text:p text:style-name="P4"><text:s text:c="2"/><text:span text:style-name="T10">point_i() { x = y = </text:span><text:span text:style-name="T13">0</text:span><text:span text:style-name="T10">; } <text:s text:c="21"/></text:span><text:span text:style-name="T6">// default constructor</text:span></text:p>
      <text:p text:style-name="P4"><text:s text:c="2"/><text:span text:style-name="T10">point_i(</text:span><text:span text:style-name="T4">int</text:span><text:span text:style-name="T10"> _x, </text:span><text:span text:style-name="T4">int</text:span><text:span text:style-name="T10"> _y) : x(_x), y(_y) {} }; <text:s text:c="8"/></text:span><text:span text:style-name="T6">// user-defined</text:span></text:p>
      <text:p text:style-name="P8"/>
      <text:p text:style-name="P3"><text:span text:style-name="T1">struct</text:span> point { <text:span text:style-name="T3">double</text:span> x, y; <text:s text:c="2"/><text:span text:style-name="T5">// only used if more precision is needed</text:span></text:p>
      <text:p text:style-name="P4"><text:s text:c="2"/><text:span text:style-name="T10">point() { x = y = </text:span><text:span text:style-name="T27">0.0</text:span><text:span text:style-name="T10">; } <text:s text:c="21"/></text:span><text:span text:style-name="T6">// default constructor</text:span></text:p>
      <text:p text:style-name="P4"><text:s text:c="2"/><text:span text:style-name="T10">point(</text:span><text:span text:style-name="T4">double</text:span><text:span text:style-name="T10"> _x, </text:span><text:span text:style-name="T4">double</text:span><text:span text:style-name="T10"> _y) : x(_x), y(_y) {} <text:s text:c="7"/></text:span><text:span text:style-name="T6">// user-defined</text:span></text:p>
      <text:p text:style-name="P4"><text:s text:c="2"/><text:span text:style-name="T4">bool</text:span><text:span text:style-name="T10"> </text:span><text:span text:style-name="T2">operator</text:span><text:span text:style-name="T10"> &lt; (point other) </text:span><text:span text:style-name="T2">const</text:span><text:span text:style-name="T10"> { </text:span><text:span text:style-name="T6">// override less than operator</text:span></text:p>
      <text:p text:style-name="P4"><text:s text:c="4"/><text:span text:style-name="T2">if</text:span><text:span text:style-name="T10"> (fabs(x - other.x) &gt; EPS) <text:s text:c="16"/></text:span><text:span text:style-name="T6">// useful for sorting</text:span></text:p>
      <text:p text:style-name="P4"><text:s text:c="6"/><text:span text:style-name="T2">return</text:span><text:span text:style-name="T10"> x &lt; other.x; <text:s text:c="9"/></text:span><text:span text:style-name="T6">// first criteria , by x-coordinate</text:span></text:p>
      <text:p text:style-name="P4"><text:s text:c="4"/><text:span text:style-name="T2">return</text:span><text:span text:style-name="T10"> y &lt; other.y; } <text:s text:c="9"/></text:span><text:span text:style-name="T6">// second criteria, by y-coordinate</text:span></text:p>
      <text:p text:style-name="P4"><text:s text:c="2"/><text:span text:style-name="T6">// use EPS (1e-9) when testing equality of two floating points</text:span></text:p>
      <text:p text:style-name="P4"><text:s text:c="2"/><text:span text:style-name="T4">bool</text:span><text:span text:style-name="T10"> </text:span><text:span text:style-name="T2">operator</text:span><text:span text:style-name="T10"> == (point other) </text:span><text:span text:style-name="T2">const</text:span><text:span text:style-name="T10"> {</text:span></text:p>
      <text:p text:style-name="P4"><text:s text:c="3"/><text:span text:style-name="T2">return</text:span><text:span text:style-name="T10"> (fabs(x - other.x) &lt; EPS &amp;&amp; (fabs(y - other.y) &lt; EPS)); } };</text:span></text:p>
      <text:p text:style-name="P8"/>
      <text:p text:style-name="P3"><text:span text:style-name="T3">double</text:span> <text:span text:style-name="T8">dist</text:span>(point p1, point p2) { <text:s text:c="15"/><text:span text:style-name="T5">// Euclidean distance</text:span></text:p>
      <text:p text:style-name="P4"><text:s text:c="22"/><text:span text:style-name="T6">// hypot(dx, dy) returns sqrt(dx * dx + dy * dy)</text:span></text:p>
      <text:p text:style-name="P4"><text:s text:c="2"/><text:span text:style-name="T2">return</text:span><text:span text:style-name="T10"> hypot(p1.x - p2.x, p1.y - p2.y); } <text:s text:c="10"/></text:span><text:span text:style-name="T6">// return double</text:span></text:p>
      <text:p text:style-name="P8"/>
      <text:p text:style-name="P5">// rotate p by theta degrees CCW w.r.t origin (0, 0)</text:p>
      <text:p text:style-name="P3">point <text:span text:style-name="T8">rotate</text:span>(point p, <text:span text:style-name="T3">double</text:span> theta) {</text:p>
      <text:p text:style-name="P4"><text:s text:c="2"/><text:span text:style-name="T4">double</text:span><text:span text:style-name="T10"> rad = DEG_to_RAD(theta); <text:s text:c="3"/></text:span><text:span text:style-name="T6">// multiply theta with PI / 180.0</text:span></text:p>
      <text:p text:style-name="P4"><text:s text:c="2"/><text:span text:style-name="T2">return</text:span><text:span text:style-name="T10"> point(p.x * cos(rad) - p.y * sin(rad),</text:span></text:p>
      <text:p text:style-name="P4"><text:s text:c="15"/><text:span text:style-name="T10">p.x * sin(rad) + p.y * cos(rad)); }</text:span></text:p>
      <text:p text:style-name="P8"/>
      <text:p text:style-name="P3"><text:span text:style-name="T1">struct</text:span> line { <text:span text:style-name="T3">double</text:span> a, b, c; }; <text:s text:c="9"/><text:span text:style-name="T5">// a way to represent a line</text:span></text:p>
      <text:p text:style-name="P8"/>
      <text:p text:style-name="P5">// the answer is stored in the third parameter (pass by reference)</text:p>
      <text:p text:style-name="P3"><text:span text:style-name="T3">void</text:span> <text:span text:style-name="T8">pointsToLine</text:span>(point p1, point p2, line &amp;l) {</text:p>
      <text:p text:style-name="P4"><text:s text:c="2"/><text:span text:style-name="T2">if</text:span><text:span text:style-name="T10"> (fabs(p1.x - p2.x) &lt; EPS) { <text:s text:c="13"/></text:span><text:span text:style-name="T6">// vertical line is fine</text:span></text:p>
      <text:p text:style-name="P4"><text:s text:c="4"/><text:span text:style-name="T10">l.a = </text:span><text:span text:style-name="T27">1.0</text:span><text:span text:style-name="T10">; <text:s text:c="2"/>l.b = </text:span><text:span text:style-name="T27">0.0</text:span><text:span text:style-name="T10">; <text:s text:c="2"/>l.c = -p1.x; <text:s text:c="10"/></text:span><text:span text:style-name="T6">// default values</text:span></text:p>
      <text:p text:style-name="P4"><text:s text:c="2"/><text:span text:style-name="T10">} </text:span><text:span text:style-name="T2">else</text:span><text:span text:style-name="T10"> {</text:span></text:p>
      <text:p text:style-name="P4"><text:s text:c="4"/><text:span text:style-name="T10">l.a = -(</text:span><text:span text:style-name="T4">double</text:span><text:span text:style-name="T10">)(p1.y - p2.y) / (p1.x - p2.x);</text:span></text:p>
      <text:p text:style-name="P4"><text:s text:c="4"/><text:span text:style-name="T10">l.b = </text:span><text:span text:style-name="T27">1.0</text:span><text:span text:style-name="T10">; <text:s text:c="13"/></text:span><text:span text:style-name="T6">// IMPORTANT: we fix the value of b to 1.0</text:span></text:p>
      <text:p text:style-name="P4"><text:s text:c="4"/><text:span text:style-name="T10">l.c = -(</text:span><text:span text:style-name="T4">double</text:span><text:span text:style-name="T10">)(l.a * p1.x) - p1.y;</text:span></text:p>
      <text:p text:style-name="P3">} }</text:p>
      <text:p text:style-name="P8"/>
      <text:p text:style-name="P5">// not needed since we will use the more robust form: ax + by + c = 0 (see above)</text:p>
      <text:p text:style-name="P3"><text:span text:style-name="T1">struct</text:span> line2 { <text:span text:style-name="T3">double</text:span> m, c; }; <text:s text:c="5"/><text:span text:style-name="T5">// another way to represent a line</text:span></text:p>
      <text:p text:style-name="P8"/>
      <text:p text:style-name="P3"><text:soft-page-break/><text:span text:style-name="T3">int</text:span> <text:span text:style-name="T8">pointsToLine2</text:span>(point p1, point p2, line2 &amp;l) {</text:p>
      <text:p text:style-name="P4"><text:s/><text:span text:style-name="T2">if</text:span><text:span text:style-name="T10"> (abs(p1.x - p2.x) &lt; EPS) { <text:s text:c="9"/></text:span><text:span text:style-name="T6">// special case: vertical line</text:span></text:p>
      <text:p text:style-name="P4"><text:s text:c="3"/><text:span text:style-name="T10">l.m = INF; <text:s text:c="19"/></text:span><text:span text:style-name="T6">// l contains m = INF and c = x_value</text:span></text:p>
      <text:p text:style-name="P4"><text:s text:c="3"/><text:span text:style-name="T10">l.c = p1.x; <text:s text:c="17"/></text:span><text:span text:style-name="T6">// to denote vertical line x = x_value</text:span></text:p>
      <text:p text:style-name="P4"><text:s text:c="3"/><text:span text:style-name="T2">return</text:span><text:span text:style-name="T10"> </text:span><text:span text:style-name="T13">0</text:span><text:span text:style-name="T10">; <text:s text:c="2"/></text:span><text:span text:style-name="T6">// we need this return variable to differentiate result</text:span></text:p>
      <text:p text:style-name="P4"><text:s/><text:span text:style-name="T10">}</text:span></text:p>
      <text:p text:style-name="P4"><text:s/><text:span text:style-name="T2">else</text:span><text:span text:style-name="T10"> {</text:span></text:p>
      <text:p text:style-name="P4"><text:s text:c="3"/><text:span text:style-name="T10">l.m = (</text:span><text:span text:style-name="T4">double</text:span><text:span text:style-name="T10">)(p1.y - p2.y) / (p1.x - p2.x);</text:span></text:p>
      <text:p text:style-name="P4"><text:s text:c="3"/><text:span text:style-name="T10">l.c = p1.y - l.m * p1.x;</text:span></text:p>
      <text:p text:style-name="P4"><text:s text:c="3"/><text:span text:style-name="T2">return</text:span><text:span text:style-name="T10"> </text:span><text:span text:style-name="T13">1</text:span><text:span text:style-name="T10">; <text:s text:c="4"/></text:span><text:span text:style-name="T6">// l contains m and c of the line equation y = mx + c</text:span></text:p>
      <text:p text:style-name="P3">} }</text:p>
      <text:p text:style-name="P8"/>
      <text:p text:style-name="P3"><text:span text:style-name="T3">bool</text:span> <text:span text:style-name="T8">areParallel</text:span>(line l1, line l2) { <text:s text:c="6"/><text:span text:style-name="T5">// check coefficients a &amp; b</text:span></text:p>
      <text:p text:style-name="P4"><text:s text:c="2"/><text:span text:style-name="T2">return</text:span><text:span text:style-name="T10"> (fabs(l1.a-l2.a) &lt; EPS) &amp;&amp; (fabs(l1.b-l2.b) &lt; EPS); }</text:span></text:p>
      <text:p text:style-name="P8"/>
      <text:p text:style-name="P3"><text:span text:style-name="T3">bool</text:span> <text:span text:style-name="T8">areSame</text:span>(line l1, line l2) { <text:s text:c="10"/><text:span text:style-name="T5">// also check coefficient c</text:span></text:p>
      <text:p text:style-name="P4"><text:s text:c="2"/><text:span text:style-name="T2">return</text:span><text:span text:style-name="T10"> areParallel(l1 ,l2) &amp;&amp; (fabs(l1.c - l2.c) &lt; EPS); }</text:span></text:p>
      <text:p text:style-name="P8"/>
      <text:p text:style-name="P5">// returns true (+ intersection point) if two lines are intersect</text:p>
      <text:p text:style-name="P3"><text:span text:style-name="T3">bool</text:span> <text:span text:style-name="T8">areIntersect</text:span>(line l1, line l2, point &amp;p) {</text:p>
      <text:p text:style-name="P4"><text:s text:c="2"/><text:span text:style-name="T2">if</text:span><text:span text:style-name="T10"> (areParallel(l1, l2)) </text:span><text:span text:style-name="T2">return</text:span><text:span text:style-name="T10"> </text:span><text:span text:style-name="T15">false</text:span><text:span text:style-name="T10">; <text:s text:c="11"/></text:span><text:span text:style-name="T6">// no intersection</text:span></text:p>
      <text:p text:style-name="P4"><text:s text:c="2"/><text:span text:style-name="T6">// solve system of 2 linear algebraic equations with 2 unknowns</text:span></text:p>
      <text:p text:style-name="P4"><text:s text:c="2"/><text:span text:style-name="T10">p.x = (l2.b * l1.c - l1.b * l2.c) / (l2.a * l1.b - l1.a * l2.b);</text:span></text:p>
      <text:p text:style-name="P4"><text:s text:c="2"/><text:span text:style-name="T6">// special case: test for vertical line to avoid division by zero</text:span></text:p>
      <text:p text:style-name="P4"><text:s text:c="2"/><text:span text:style-name="T2">if</text:span><text:span text:style-name="T10"> (fabs(l1.b) &gt; EPS) p.y = -(l1.a * p.x + l1.c);</text:span></text:p>
      <text:p text:style-name="P4"><text:s text:c="2"/><text:span text:style-name="T2">else</text:span><text:span text:style-name="T10"> <text:s text:c="17"/>p.y = -(l2.a * p.x + l2.c);</text:span></text:p>
      <text:p text:style-name="P4"><text:s text:c="2"/><text:span text:style-name="T2">return</text:span><text:span text:style-name="T10"> </text:span><text:span text:style-name="T15">true</text:span><text:span text:style-name="T10">; }</text:span></text:p>
      <text:p text:style-name="P8"/>
      <text:p text:style-name="P3"><text:span text:style-name="T1">struct</text:span> vec { <text:span text:style-name="T3">double</text:span> x, y; <text:s/><text:span text:style-name="T5">// name: `vec' is different from STL vector</text:span></text:p>
      <text:p text:style-name="P4"><text:s text:c="2"/><text:span text:style-name="T10">vec(</text:span><text:span text:style-name="T4">double</text:span><text:span text:style-name="T10"> _x, </text:span><text:span text:style-name="T4">double</text:span><text:span text:style-name="T10"> _y) : x(_x), y(_y) {} };</text:span></text:p>
      <text:p text:style-name="P8"/>
      <text:p text:style-name="P3">vec <text:span text:style-name="T8">toVec</text:span>(point a, point b) { <text:s text:c="6"/><text:span text:style-name="T5">// convert 2 points to vector a-&gt;b</text:span></text:p>
      <text:p text:style-name="P4"><text:s text:c="2"/><text:span text:style-name="T2">return</text:span><text:span text:style-name="T10"> vec(b.x - a.x, b.y - a.y); }</text:span></text:p>
      <text:p text:style-name="P8"/>
      <text:p text:style-name="P3">vec <text:span text:style-name="T8">scale</text:span>(vec v, <text:span text:style-name="T3">double</text:span> s) { <text:s text:c="7"/><text:span text:style-name="T5">// nonnegative s = [&lt;1 .. 1 .. &gt;1]</text:span></text:p>
      <text:p text:style-name="P4"><text:s text:c="2"/><text:span text:style-name="T2">return</text:span><text:span text:style-name="T10"> vec(v.x * s, v.y * s); } <text:s text:c="14"/></text:span><text:span text:style-name="T6">// shorter.same.longer</text:span></text:p>
      <text:p text:style-name="P8"/>
      <text:p text:style-name="P3">point <text:span text:style-name="T8">translate</text:span>(point p, vec v) { <text:s text:c="7"/><text:span text:style-name="T5">// translate p according to v</text:span></text:p>
      <text:p text:style-name="P4"><text:s text:c="2"/><text:span text:style-name="T2">return</text:span><text:span text:style-name="T10"> point(p.x + v.x , p.y + v.y); }</text:span></text:p>
      <text:p text:style-name="P8"/>
      <text:p text:style-name="P5">// convert point and gradient/slope to line</text:p>
      <text:p text:style-name="P3"><text:span text:style-name="T3">void</text:span> <text:span text:style-name="T8">pointSlopeToLine</text:span>(point p, <text:span text:style-name="T3">double</text:span> m, line &amp;l) {</text:p>
      <text:p text:style-name="P4"><text:s text:c="2"/><text:span text:style-name="T10">l.a = -m; <text:s text:c="46"/></text:span><text:span text:style-name="T6">// always -m</text:span></text:p>
      <text:p text:style-name="P4"><text:s text:c="2"/><text:span text:style-name="T10">l.b = </text:span><text:span text:style-name="T13">1</text:span><text:span text:style-name="T10">; <text:s text:c="48"/></text:span><text:span text:style-name="T6">// always 1</text:span></text:p>
      <text:p text:style-name="P4"><text:s text:c="2"/><text:span text:style-name="T10">l.c = -((l.a * p.x) + (l.b * p.y)); } <text:s text:c="15"/></text:span><text:span text:style-name="T6">// compute this</text:span></text:p>
      <text:p text:style-name="P8"/>
      <text:p text:style-name="P3"><text:span text:style-name="T3">void</text:span> <text:span text:style-name="T8">closestPoint</text:span>(line l, point p, point &amp;ans) {</text:p>
      <text:p text:style-name="P4"><text:s text:c="2"/><text:span text:style-name="T10">line perpendicular; <text:s text:c="8"/></text:span><text:span text:style-name="T6">// perpendicular to l and pass through p</text:span></text:p>
      <text:p text:style-name="P4"><text:s text:c="2"/><text:span text:style-name="T2">if</text:span><text:span text:style-name="T10"> (fabs(l.b) &lt; EPS) { <text:s text:c="13"/></text:span><text:span text:style-name="T6">// special case 1: vertical line</text:span></text:p>
      <text:p text:style-name="P4"><text:s text:c="4"/><text:span text:style-name="T10">ans.x = -(l.c); <text:s text:c="2"/>ans.y = p.y; <text:s text:c="5"/></text:span><text:span text:style-name="T2">return</text:span><text:span text:style-name="T10">; }</text:span></text:p>
      <text:p text:style-name="P8"/>
      <text:p text:style-name="P4"><text:s text:c="2"/><text:span text:style-name="T2">if</text:span><text:span text:style-name="T10"> (fabs(l.a) &lt; EPS) { <text:s text:c="11"/></text:span><text:span text:style-name="T6">// special case 2: horizontal line</text:span></text:p>
      <text:p text:style-name="P4"><text:s text:c="4"/><text:span text:style-name="T10">ans.x = p.x; <text:s text:c="5"/>ans.y = -(l.c); <text:s text:c="2"/></text:span><text:span text:style-name="T2">return</text:span><text:span text:style-name="T10">; }</text:span></text:p>
      <text:p text:style-name="P8"/>
      <text:p text:style-name="P4"><text:s text:c="2"/><text:span text:style-name="T10">pointSlopeToLine(p, </text:span><text:span text:style-name="T13">1</text:span><text:span text:style-name="T10"> / l.a, perpendicular); <text:s text:c="9"/></text:span><text:span text:style-name="T6">// normal line</text:span></text:p>
      <text:p text:style-name="P4"><text:s text:c="2"/><text:span text:style-name="T6">// intersect line l with this perpendicular line</text:span></text:p>
      <text:p text:style-name="P4"><text:s text:c="2"/><text:span text:style-name="T6">// the intersection point is the closest point</text:span></text:p>
      <text:p text:style-name="P4"><text:s text:c="2"/><text:span text:style-name="T10">areIntersect(l, perpendicular, ans); }</text:span></text:p>
      <text:p text:style-name="P8"/>
      <text:p text:style-name="P5">// returns the reflection of point on a line</text:p>
      <text:p text:style-name="P3"><text:span text:style-name="T3">void</text:span> <text:span text:style-name="T8">reflectionPoint</text:span>(line l, point p, point &amp;ans) {</text:p>
      <text:p text:style-name="P4"><text:soft-page-break/><text:s text:c="2"/><text:span text:style-name="T10">point b;</text:span></text:p>
      <text:p text:style-name="P4"><text:s text:c="2"/><text:span text:style-name="T10">closestPoint(l, p, b); <text:s text:c="20"/></text:span><text:span text:style-name="T6">// similar to distToLine</text:span></text:p>
      <text:p text:style-name="P4"><text:s text:c="2"/><text:span text:style-name="T10">vec v = toVec(p, b); <text:s text:c="28"/></text:span><text:span text:style-name="T6">// create a vector</text:span></text:p>
      <text:p text:style-name="P4"><text:s text:c="2"/><text:span text:style-name="T10">ans = translate(translate(p, v), v); } <text:s text:c="8"/></text:span><text:span text:style-name="T6">// translate p twice</text:span></text:p>
      <text:p text:style-name="P8"/>
      <text:p text:style-name="P3"><text:span text:style-name="T3">double</text:span> <text:span text:style-name="T8">dot</text:span>(vec a, vec b) { <text:span text:style-name="T1">return</text:span> (a.x * b.x + a.y * b.y); }</text:p>
      <text:p text:style-name="P8"/>
      <text:p text:style-name="P3"><text:span text:style-name="T3">double</text:span> <text:span text:style-name="T8">norm_sq</text:span>(vec v) { <text:span text:style-name="T1">return</text:span> v.x * v.x + v.y * v.y; }</text:p>
      <text:p text:style-name="P8"/>
      <text:p text:style-name="P5">// returns the distance from p to the line defined by</text:p>
      <text:p text:style-name="P5">// two points a and b (a and b must be different)</text:p>
      <text:p text:style-name="P5">// the closest point is stored in the 4th parameter (byref)</text:p>
      <text:p text:style-name="P3"><text:span text:style-name="T3">double</text:span> <text:span text:style-name="T8">distToLine</text:span>(point p, point a, point b, point &amp;c) {</text:p>
      <text:p text:style-name="P4"><text:s text:c="2"/><text:span text:style-name="T6">// formula: c = a + u * ab</text:span></text:p>
      <text:p text:style-name="P4"><text:s text:c="2"/><text:span text:style-name="T10">vec ap = toVec(a, p), ab = toVec(a, b);</text:span></text:p>
      <text:p text:style-name="P4"><text:s text:c="2"/><text:span text:style-name="T4">double</text:span><text:span text:style-name="T10"> u = dot(ap, ab) / norm_sq(ab);</text:span></text:p>
      <text:p text:style-name="P4"><text:s text:c="2"/><text:span text:style-name="T10">c = translate(a, scale(ab, u)); <text:s text:c="17"/></text:span><text:span text:style-name="T6">// translate a to c</text:span></text:p>
      <text:p text:style-name="P4"><text:s text:c="2"/><text:span text:style-name="T2">return</text:span><text:span text:style-name="T10"> dist(p, c); } <text:s text:c="10"/></text:span><text:span text:style-name="T6">// Euclidean distance between p and c</text:span></text:p>
      <text:p text:style-name="P8"/>
      <text:p text:style-name="P5">// returns the distance from p to the line segment ab defined by</text:p>
      <text:p text:style-name="P5">// two points a and b (still OK if a == b)</text:p>
      <text:p text:style-name="P5">// the closest point is stored in the 4th parameter (byref)</text:p>
      <text:p text:style-name="P3"><text:span text:style-name="T3">double</text:span> <text:span text:style-name="T8">distToLineSegment</text:span>(point p, point a, point b, point &amp;c) {</text:p>
      <text:p text:style-name="P4"><text:s text:c="2"/><text:span text:style-name="T10">vec ap = toVec(a, p), ab = toVec(a, b);</text:span></text:p>
      <text:p text:style-name="P4"><text:s text:c="2"/><text:span text:style-name="T4">double</text:span><text:span text:style-name="T10"> u = dot(ap, ab) / norm_sq(ab);</text:span></text:p>
      <text:p text:style-name="P4"><text:s text:c="2"/><text:span text:style-name="T2">if</text:span><text:span text:style-name="T10"> (u &lt; </text:span><text:span text:style-name="T27">0.0</text:span><text:span text:style-name="T10">) { c = point(a.x, a.y); <text:s text:c="18"/></text:span><text:span text:style-name="T6">// closer to a</text:span></text:p>
      <text:p text:style-name="P4"><text:s text:c="4"/><text:span text:style-name="T2">return</text:span><text:span text:style-name="T10"> dist(p, a); } <text:s text:c="8"/></text:span><text:span text:style-name="T6">// Euclidean distance between p and a</text:span></text:p>
      <text:p text:style-name="P4"><text:s text:c="2"/><text:span text:style-name="T2">if</text:span><text:span text:style-name="T10"> (u &gt; </text:span><text:span text:style-name="T27">1.0</text:span><text:span text:style-name="T10">) { c = point(b.x, b.y); <text:s text:c="18"/></text:span><text:span text:style-name="T6">// closer to b</text:span></text:p>
      <text:p text:style-name="P4"><text:s text:c="4"/><text:span text:style-name="T2">return</text:span><text:span text:style-name="T10"> dist(p, b); } <text:s text:c="8"/></text:span><text:span text:style-name="T6">// Euclidean distance between p and b</text:span></text:p>
      <text:p text:style-name="P4"><text:s text:c="2"/><text:span text:style-name="T2">return</text:span><text:span text:style-name="T10"> distToLine(p, a, b, c); } <text:s text:c="9"/></text:span><text:span text:style-name="T6">// run distToLine as above</text:span></text:p>
      <text:p text:style-name="P8"/>
      <text:p text:style-name="P3"><text:span text:style-name="T3">double</text:span> <text:span text:style-name="T8">angle</text:span>(point a, point o, point b) { <text:s/><text:span text:style-name="T5">// returns angle aob in rad</text:span></text:p>
      <text:p text:style-name="P4"><text:s text:c="2"/><text:span text:style-name="T10">vec oa = toVec(o, a), ob = toVec(o, b);</text:span></text:p>
      <text:p text:style-name="P4"><text:s text:c="2"/><text:span text:style-name="T2">return</text:span><text:span text:style-name="T10"> acos(dot(oa, ob) / sqrt(norm_sq(oa) * norm_sq(ob))); }</text:span></text:p>
      <text:p text:style-name="P8"/>
      <text:p text:style-name="P3"><text:span text:style-name="T3">double</text:span> <text:span text:style-name="T8">cross</text:span>(vec a, vec b) { <text:span text:style-name="T1">return</text:span> a.x * b.y - a.y * b.x; }</text:p>
      <text:p text:style-name="P8"/>
      <text:p text:style-name="P5">//// another variant</text:p>
      <text:p text:style-name="P5">//int area2(point p, point q, point r) { // returns 'twice' the area of this triangle A-B-c</text:p>
      <text:p text:style-name="P5">// <text:s/>return p.x * q.y - p.y * q.x +</text:p>
      <text:p text:style-name="P5">// <text:s text:c="8"/>q.x * r.y - q.y * r.x +</text:p>
      <text:p text:style-name="P5">// <text:s text:c="8"/>r.x * p.y - r.y * p.x;</text:p>
      <text:p text:style-name="P5">//}</text:p>
      <text:p text:style-name="P8"/>
      <text:p text:style-name="P5">// note: to accept collinear points, we have to change the `&gt; 0'</text:p>
      <text:p text:style-name="P5">// returns true if point r is on the left side of line pq</text:p>
      <text:p text:style-name="P3"><text:span text:style-name="T3">bool</text:span> <text:span text:style-name="T8">ccw</text:span>(point p, point q, point r) {</text:p>
      <text:p text:style-name="P4"><text:s text:c="2"/><text:span text:style-name="T2">return</text:span><text:span text:style-name="T10"> cross(toVec(p, q), toVec(p, r)) &gt; </text:span><text:span text:style-name="T13">0</text:span><text:span text:style-name="T10">; }</text:span></text:p>
      <text:p text:style-name="P8"/>
      <text:p text:style-name="P5">// returns true if point r is on the same line as the line pq</text:p>
      <text:p text:style-name="P3"><text:span text:style-name="T3">bool</text:span> <text:span text:style-name="T8">collinear</text:span>(point p, point q, point r) {</text:p>
      <text:p text:style-name="P4"><text:s text:c="2"/><text:span text:style-name="T2">return</text:span><text:span text:style-name="T10"> fabs(cross(toVec(p, q), toVec(p, r))) &lt; EPS; }</text:span></text:p>
      <text:p text:style-name="P8"/>
      <text:p text:style-name="P3"><text:span text:style-name="T3">int</text:span> <text:span text:style-name="T8">main</text:span>() {</text:p>
      <text:p text:style-name="P4"><text:s text:c="2"/><text:span text:style-name="T10">point P1, P2, P3(</text:span><text:span text:style-name="T13">0</text:span><text:span text:style-name="T10">, </text:span><text:span text:style-name="T13">1</text:span><text:span text:style-name="T10">); </text:span><text:span text:style-name="T6">// note that both P1 and P2 are (0.00, 0.00)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P1 == P2); <text:s text:c="35"/></text:span><text:span text:style-name="T6">// true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P1 == P3); <text:s text:c="34"/></text:span><text:span text:style-name="T6">// false</text:span></text:p>
      <text:p text:style-name="P8"/>
      <text:p text:style-name="P4"><text:s text:c="2"/><text:span text:style-name="T10">vector&lt;point&gt; P;</text:span></text:p>
      <text:p text:style-name="P4"><text:s text:c="2"/><text:span text:style-name="T10">P.push_back(point(</text:span><text:span text:style-name="T13">2</text:span><text:span text:style-name="T10">, </text:span><text:span text:style-name="T13">2</text:span><text:span text:style-name="T10">));</text:span></text:p>
      <text:p text:style-name="P4"><text:soft-page-break/><text:s text:c="2"/><text:span text:style-name="T10">P.push_back(point(</text:span><text:span text:style-name="T13">4</text:span><text:span text:style-name="T10">, </text:span><text:span text:style-name="T13">3</text:span><text:span text:style-name="T10">));</text:span></text:p>
      <text:p text:style-name="P4"><text:s text:c="2"/><text:span text:style-name="T10">P.push_back(point(</text:span><text:span text:style-name="T13">2</text:span><text:span text:style-name="T10">, </text:span><text:span text:style-name="T13">4</text:span><text:span text:style-name="T10">));</text:span></text:p>
      <text:p text:style-name="P4"><text:s text:c="2"/><text:span text:style-name="T10">P.push_back(point(</text:span><text:span text:style-name="T13">6</text:span><text:span text:style-name="T10">, </text:span><text:span text:style-name="T13">6</text:span><text:span text:style-name="T10">));</text:span></text:p>
      <text:p text:style-name="P4"><text:s text:c="2"/><text:span text:style-name="T10">P.push_back(point(</text:span><text:span text:style-name="T13">2</text:span><text:span text:style-name="T10">, </text:span><text:span text:style-name="T13">6</text:span><text:span text:style-name="T10">));</text:span></text:p>
      <text:p text:style-name="P4"><text:s text:c="2"/><text:span text:style-name="T10">P.push_back(point(</text:span><text:span text:style-name="T13">6</text:span><text:span text:style-name="T10">, </text:span><text:span text:style-name="T13">5</text:span><text:span text:style-name="T10">));</text:span></text:p>
      <text:p text:style-name="P8"/>
      <text:p text:style-name="P4"><text:s text:c="2"/><text:span text:style-name="T6">// sorting points demo</text:span></text:p>
      <text:p text:style-name="P4"><text:s text:c="2"/><text:span text:style-name="T10">sort(P.begin(), P.end())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(</text:span><text:span text:style-name="T4">int</text:span><text:span text:style-name="T10">)P.size(); i++)</text:span></text:p>
      <text:p text:style-name="P4"><text:s text:c="4"/><text:span text:style-name="T10">printf(</text:span><text:span text:style-name="T11">"(%.2lf, %.2lf)</text:span><text:span text:style-name="T12">\n</text:span><text:span text:style-name="T11">"</text:span><text:span text:style-name="T10">, P[i].x, P[i].y);</text:span></text:p>
      <text:p text:style-name="P8"/>
      <text:p text:style-name="P4"><text:s text:c="2"/><text:span text:style-name="T6">// rearrange the points as shown in the diagram below</text:span></text:p>
      <text:p text:style-name="P4"><text:s text:c="2"/><text:span text:style-name="T10">P.clear();</text:span></text:p>
      <text:p text:style-name="P4"><text:s text:c="2"/><text:span text:style-name="T10">P.push_back(point(</text:span><text:span text:style-name="T13">2</text:span><text:span text:style-name="T10">, </text:span><text:span text:style-name="T13">2</text:span><text:span text:style-name="T10">));</text:span></text:p>
      <text:p text:style-name="P4"><text:s text:c="2"/><text:span text:style-name="T10">P.push_back(point(</text:span><text:span text:style-name="T13">4</text:span><text:span text:style-name="T10">, </text:span><text:span text:style-name="T13">3</text:span><text:span text:style-name="T10">));</text:span></text:p>
      <text:p text:style-name="P4"><text:s text:c="2"/><text:span text:style-name="T10">P.push_back(point(</text:span><text:span text:style-name="T13">2</text:span><text:span text:style-name="T10">, </text:span><text:span text:style-name="T13">4</text:span><text:span text:style-name="T10">));</text:span></text:p>
      <text:p text:style-name="P4"><text:s text:c="2"/><text:span text:style-name="T10">P.push_back(point(</text:span><text:span text:style-name="T13">6</text:span><text:span text:style-name="T10">, </text:span><text:span text:style-name="T13">6</text:span><text:span text:style-name="T10">));</text:span></text:p>
      <text:p text:style-name="P4"><text:s text:c="2"/><text:span text:style-name="T10">P.push_back(point(</text:span><text:span text:style-name="T13">2</text:span><text:span text:style-name="T10">, </text:span><text:span text:style-name="T13">6</text:span><text:span text:style-name="T10">));</text:span></text:p>
      <text:p text:style-name="P4"><text:s text:c="2"/><text:span text:style-name="T10">P.push_back(point(</text:span><text:span text:style-name="T13">6</text:span><text:span text:style-name="T10">, </text:span><text:span text:style-name="T13">5</text:span><text:span text:style-name="T10">));</text:span></text:p>
      <text:p text:style-name="P4"><text:s text:c="2"/><text:span text:style-name="T10">P.push_back(point(</text:span><text:span text:style-name="T13">8</text:span><text:span text:style-name="T10">, </text:span><text:span text:style-name="T13">6</text:span><text:span text:style-name="T10">));</text:span></text:p>
      <text:p text:style-name="P8"/>
      <text:p text:style-name="P4"><text:s text:c="2"/><text:span text:style-name="T6">/*</text:span></text:p>
      <text:p text:style-name="P6"><text:s text:c="2"/><text:span text:style-name="T10">// the positions of these 7 points (0-based indexing)</text:span></text:p>
      <text:p text:style-name="P6"><text:s text:c="2"/><text:span text:style-name="T10">6 <text:s text:c="2"/>P4 <text:s text:c="5"/>P3 <text:s/>P6</text:span></text:p>
      <text:p text:style-name="P6"><text:s text:c="2"/><text:span text:style-name="T10">5 <text:s text:c="10"/>P5</text:span></text:p>
      <text:p text:style-name="P6"><text:s text:c="2"/><text:span text:style-name="T10">4 <text:s text:c="2"/>P2</text:span></text:p>
      <text:p text:style-name="P6"><text:s text:c="2"/><text:span text:style-name="T10">3 <text:s text:c="6"/>P1</text:span></text:p>
      <text:p text:style-name="P6"><text:s text:c="2"/><text:span text:style-name="T10">2 <text:s text:c="2"/>P0</text:span></text:p>
      <text:p text:style-name="P6"><text:s text:c="2"/><text:span text:style-name="T10">1</text:span></text:p>
      <text:p text:style-name="P6"><text:s text:c="2"/><text:span text:style-name="T10">0 1 2 3 4 5 6 7 8</text:span></text:p>
      <text:p text:style-name="P6"><text:s text:c="2"/><text:span text:style-name="T10">*/</text:span></text:p>
      <text:p text:style-name="P8"/>
      <text:p text:style-name="P4"><text:s text:c="2"/><text:span text:style-name="T4">double</text:span><text:span text:style-name="T10"> d = dist(P[</text:span><text:span text:style-name="T13">0</text:span><text:span text:style-name="T10">], P[</text:span><text:span text:style-name="T13">5</text:span><text:span text:style-name="T10">]);</text:span></text:p>
      <text:p text:style-name="P4"><text:s text:c="2"/><text:span text:style-name="T10">printf(</text:span><text:span text:style-name="T11">"Euclidean distance between P[0] and P[5] = %.2lf</text:span><text:span text:style-name="T12">\n</text:span><text:span text:style-name="T11">"</text:span><text:span text:style-name="T10">, d); </text:span><text:span text:style-name="T6">// should be 5.000</text:span></text:p>
      <text:p text:style-name="P8"/>
      <text:p text:style-name="P4"><text:s text:c="2"/><text:span text:style-name="T6">// line equations</text:span></text:p>
      <text:p text:style-name="P4"><text:s text:c="2"/><text:span text:style-name="T10">line l1, l2, l3, l4;</text:span></text:p>
      <text:p text:style-name="P4"><text:s text:c="2"/><text:span text:style-name="T10">pointsToLine(P[</text:span><text:span text:style-name="T13">0</text:span><text:span text:style-name="T10">], P[</text:span><text:span text:style-name="T13">1</text:span><text:span text:style-name="T10">], l1);</text:span></text:p>
      <text:p text:style-name="P4"><text:s text:c="2"/><text:span text:style-name="T10">printf(</text:span><text:span text:style-name="T11">"%.2lf * x + %.2lf * y + %.2lf = 0.00</text:span><text:span text:style-name="T12">\n</text:span><text:span text:style-name="T11">"</text:span><text:span text:style-name="T10">, l1.a, l1.b, l1.c); </text:span><text:span text:style-name="T6">// should be -0.50 * x + 1.00 * y - 1.00 = 0.00</text:span></text:p>
      <text:p text:style-name="P8"/>
      <text:p text:style-name="P4"><text:s text:c="2"/><text:span text:style-name="T10">pointsToLine(P[</text:span><text:span text:style-name="T13">0</text:span><text:span text:style-name="T10">], P[</text:span><text:span text:style-name="T13">2</text:span><text:span text:style-name="T10">], l2); </text:span><text:span text:style-name="T6">// a vertical line, not a problem in "ax + by + c = 0" representation</text:span></text:p>
      <text:p text:style-name="P4"><text:s text:c="2"/><text:span text:style-name="T10">printf(</text:span><text:span text:style-name="T11">"%.2lf * x + %.2lf * y + %.2lf = 0.00</text:span><text:span text:style-name="T12">\n</text:span><text:span text:style-name="T11">"</text:span><text:span text:style-name="T10">, l2.a, l2.b, l2.c); </text:span><text:span text:style-name="T6">// should be 1.00 * x + 0.00 * y - 2.00 = 0.00</text:span></text:p>
      <text:p text:style-name="P8"/>
      <text:p text:style-name="P4"><text:s text:c="2"/><text:span text:style-name="T6">// parallel, same, and line intersection tests</text:span></text:p>
      <text:p text:style-name="P4"><text:s text:c="2"/><text:span text:style-name="T10">pointsToLine(P[</text:span><text:span text:style-name="T13">2</text:span><text:span text:style-name="T10">], P[</text:span><text:span text:style-name="T13">3</text:span><text:span text:style-name="T10">], l3);</text:span></text:p>
      <text:p text:style-name="P4"><text:s text:c="2"/><text:span text:style-name="T10">printf(</text:span><text:span text:style-name="T11">"l1 &amp; l2 are parallel? %d</text:span><text:span text:style-name="T12">\n</text:span><text:span text:style-name="T11">"</text:span><text:span text:style-name="T10">, areParallel(l1, l2)); </text:span><text:span text:style-name="T6">// no</text:span></text:p>
      <text:p text:style-name="P4"><text:s text:c="2"/><text:span text:style-name="T10">printf(</text:span><text:span text:style-name="T11">"l1 &amp; l3 are parallel? %d</text:span><text:span text:style-name="T12">\n</text:span><text:span text:style-name="T11">"</text:span><text:span text:style-name="T10">, areParallel(l1, l3)); </text:span><text:span text:style-name="T6">// yes, l1 (P[0]-P[1]) and l3 (P[2]-P[3]) are parallel</text:span></text:p>
      <text:p text:style-name="P8"/>
      <text:p text:style-name="P4"><text:s text:c="2"/><text:span text:style-name="T10">pointsToLine(P[</text:span><text:span text:style-name="T13">2</text:span><text:span text:style-name="T10">], P[</text:span><text:span text:style-name="T13">4</text:span><text:span text:style-name="T10">], l4);</text:span></text:p>
      <text:p text:style-name="P4"><text:s text:c="2"/><text:span text:style-name="T10">printf(</text:span><text:span text:style-name="T11">"l1 &amp; l2 are the same? %d</text:span><text:span text:style-name="T12">\n</text:span><text:span text:style-name="T11">"</text:span><text:span text:style-name="T10">, areSame(l1, l2)); </text:span><text:span text:style-name="T6">// no</text:span></text:p>
      <text:p text:style-name="P4"><text:s text:c="2"/><text:span text:style-name="T10">printf(</text:span><text:span text:style-name="T11">"l2 &amp; l4 are the same? %d</text:span><text:span text:style-name="T12">\n</text:span><text:span text:style-name="T11">"</text:span><text:span text:style-name="T10">, areSame(l2, l4)); </text:span><text:span text:style-name="T6">// yes, l2 (P[0]-P[2]) and l4 (P[2]-P[4]) are the same line (note, they are two different line segments, but same line)</text:span></text:p>
      <text:p text:style-name="P8"/>
      <text:p text:style-name="P4"><text:s text:c="2"/><text:span text:style-name="T10">point p12;</text:span></text:p>
      <text:p text:style-name="P4"><text:soft-page-break/><text:s text:c="2"/><text:span text:style-name="T4">bool</text:span><text:span text:style-name="T10"> res = areIntersect(l1, l2, p12); </text:span><text:span text:style-name="T6">// yes, l1 (P[0]-P[1]) and l2 (P[0]-P[2]) are intersect at (2.0, 2.0)</text:span></text:p>
      <text:p text:style-name="P4"><text:s text:c="2"/><text:span text:style-name="T10">printf(</text:span><text:span text:style-name="T11">"l1 &amp; l2 are intersect? %d, at (%.2lf, %.2lf)</text:span><text:span text:style-name="T12">\n</text:span><text:span text:style-name="T11">"</text:span><text:span text:style-name="T10">, res, p12.x, p12.y);</text:span></text:p>
      <text:p text:style-name="P8"/>
      <text:p text:style-name="P4"><text:s text:c="2"/><text:span text:style-name="T6">// other distances</text:span></text:p>
      <text:p text:style-name="P4"><text:s text:c="2"/><text:span text:style-name="T10">point ans;</text:span></text:p>
      <text:p text:style-name="P4"><text:s text:c="2"/><text:span text:style-name="T10">d = distToLine(P[</text:span><text:span text:style-name="T13">0</text:span><text:span text:style-name="T10">], P[</text:span><text:span text:style-name="T13">2</text:span><text:span text:style-name="T10">], P[</text:span><text:span text:style-name="T13">3</text:span><text:span text:style-name="T10">], ans);</text:span></text:p>
      <text:p text:style-name="P4"><text:s text:c="2"/><text:span text:style-name="T10">printf(</text:span><text:span text:style-name="T11">"Closest point from P[0] to line <text:s text:c="8"/>(P[2]-P[3]): (%.2lf, %.2lf), dist = %.2lf</text:span><text:span text:style-name="T12">\n</text:span><text:span text:style-name="T11">"</text:span><text:span text:style-name="T10">, ans.x, ans.y, d);</text:span></text:p>
      <text:p text:style-name="P4"><text:s text:c="2"/><text:span text:style-name="T10">closestPoint(l3, P[</text:span><text:span text:style-name="T13">0</text:span><text:span text:style-name="T10">], ans);</text:span></text:p>
      <text:p text:style-name="P4"><text:s text:c="2"/><text:span text:style-name="T10">printf(</text:span><text:span text:style-name="T11">"Closest point from P[0] to line V2 <text:s text:c="5"/>(P[2]-P[3]): (%.2lf, %.2lf), dist = %.2lf</text:span><text:span text:style-name="T12">\n</text:span><text:span text:style-name="T11">"</text:span><text:span text:style-name="T10">, ans.x, ans.y, dist(P[</text:span><text:span text:style-name="T13">0</text:span><text:span text:style-name="T10">], ans));</text:span></text:p>
      <text:p text:style-name="P8"/>
      <text:p text:style-name="P4"><text:s text:c="2"/><text:span text:style-name="T10">d = distToLineSegment(P[</text:span><text:span text:style-name="T13">0</text:span><text:span text:style-name="T10">], P[</text:span><text:span text:style-name="T13">2</text:span><text:span text:style-name="T10">], P[</text:span><text:span text:style-name="T13">3</text:span><text:span text:style-name="T10">], ans);</text:span></text:p>
      <text:p text:style-name="P4"><text:s text:c="2"/><text:span text:style-name="T10">printf(</text:span><text:span text:style-name="T11">"Closest point from P[0] to line SEGMENT (P[2]-P[3]): (%.2lf, %.2lf), dist = %.2lf</text:span><text:span text:style-name="T12">\n</text:span><text:span text:style-name="T11">"</text:span><text:span text:style-name="T10">, ans.x, ans.y, d); </text:span><text:span text:style-name="T6">// closer to A (or P[2]) = (2.00, 4.00)</text:span></text:p>
      <text:p text:style-name="P4"><text:s text:c="2"/><text:span text:style-name="T10">d = distToLineSegment(P[</text:span><text:span text:style-name="T13">1</text:span><text:span text:style-name="T10">], P[</text:span><text:span text:style-name="T13">2</text:span><text:span text:style-name="T10">], P[</text:span><text:span text:style-name="T13">3</text:span><text:span text:style-name="T10">], ans);</text:span></text:p>
      <text:p text:style-name="P4"><text:s text:c="2"/><text:span text:style-name="T10">printf(</text:span><text:span text:style-name="T11">"Closest point from P[1] to line SEGMENT (P[2]-P[3]): (%.2lf, %.2lf), dist = %.2lf</text:span><text:span text:style-name="T12">\n</text:span><text:span text:style-name="T11">"</text:span><text:span text:style-name="T10">, ans.x, ans.y, d); </text:span><text:span text:style-name="T6">// closer to midway between AB = (3.20, 4.60)</text:span></text:p>
      <text:p text:style-name="P4"><text:s text:c="2"/><text:span text:style-name="T10">d = distToLineSegment(P[</text:span><text:span text:style-name="T13">6</text:span><text:span text:style-name="T10">], P[</text:span><text:span text:style-name="T13">2</text:span><text:span text:style-name="T10">], P[</text:span><text:span text:style-name="T13">3</text:span><text:span text:style-name="T10">], ans);</text:span></text:p>
      <text:p text:style-name="P4"><text:s text:c="2"/><text:span text:style-name="T10">printf(</text:span><text:span text:style-name="T11">"Closest point from P[6] to line SEGMENT (P[2]-P[3]): (%.2lf, %.2lf), dist = %.2lf</text:span><text:span text:style-name="T12">\n</text:span><text:span text:style-name="T11">"</text:span><text:span text:style-name="T10">, ans.x, ans.y, d); </text:span><text:span text:style-name="T6">// closer to B (or P[3]) = (6.00, 6.00)</text:span></text:p>
      <text:p text:style-name="P8"/>
      <text:p text:style-name="P4"><text:s text:c="2"/><text:span text:style-name="T10">reflectionPoint(l4, P[</text:span><text:span text:style-name="T13">1</text:span><text:span text:style-name="T10">], ans);</text:span></text:p>
      <text:p text:style-name="P4"><text:s text:c="2"/><text:span text:style-name="T10">printf(</text:span><text:span text:style-name="T11">"Reflection point from P[1] to line <text:s text:c="5"/>(P[2]-P[4]): (%.2lf, %.2lf)</text:span><text:span text:style-name="T12">\n</text:span><text:span text:style-name="T11">"</text:span><text:span text:style-name="T10">, ans.x, ans.y); </text:span><text:span text:style-name="T6">// should be (0.00, 3.00)</text:span></text:p>
      <text:p text:style-name="P8"/>
      <text:p text:style-name="P4"><text:s text:c="2"/><text:span text:style-name="T10">printf(</text:span><text:span text:style-name="T11">"Angle P[0]-P[4]-P[3] = %.2lf</text:span><text:span text:style-name="T12">\n</text:span><text:span text:style-name="T11">"</text:span><text:span text:style-name="T10">, RAD_to_DEG(angle(P[</text:span><text:span text:style-name="T13">0</text:span><text:span text:style-name="T10">], P[</text:span><text:span text:style-name="T13">4</text:span><text:span text:style-name="T10">], P[</text:span><text:span text:style-name="T13">3</text:span><text:span text:style-name="T10">]))); </text:span><text:span text:style-name="T6">// 90 degrees</text:span></text:p>
      <text:p text:style-name="P4"><text:s text:c="2"/><text:span text:style-name="T10">printf(</text:span><text:span text:style-name="T11">"Angle P[0]-P[2]-P[1] = %.2lf</text:span><text:span text:style-name="T12">\n</text:span><text:span text:style-name="T11">"</text:span><text:span text:style-name="T10">, RAD_to_DEG(angle(P[</text:span><text:span text:style-name="T13">0</text:span><text:span text:style-name="T10">], P[</text:span><text:span text:style-name="T13">2</text:span><text:span text:style-name="T10">], P[</text:span><text:span text:style-name="T13">1</text:span><text:span text:style-name="T10">]))); </text:span><text:span text:style-name="T6">// 63.43 degrees</text:span></text:p>
      <text:p text:style-name="P4"><text:s text:c="2"/><text:span text:style-name="T10">printf(</text:span><text:span text:style-name="T11">"Angle P[4]-P[3]-P[6] = %.2lf</text:span><text:span text:style-name="T12">\n</text:span><text:span text:style-name="T11">"</text:span><text:span text:style-name="T10">, RAD_to_DEG(angle(P[</text:span><text:span text:style-name="T13">4</text:span><text:span text:style-name="T10">], P[</text:span><text:span text:style-name="T13">3</text:span><text:span text:style-name="T10">], P[</text:span><text:span text:style-name="T13">6</text:span><text:span text:style-name="T10">]))); </text:span><text:span text:style-name="T6">// 180 degrees</text:span></text:p>
      <text:p text:style-name="P8"/>
      <text:p text:style-name="P4"><text:s text:c="2"/><text:span text:style-name="T10">printf(</text:span><text:span text:style-name="T11">"P[0], P[2], P[3] form A left turn? %d</text:span><text:span text:style-name="T12">\n</text:span><text:span text:style-name="T11">"</text:span><text:span text:style-name="T10">, ccw(P[</text:span><text:span text:style-name="T13">0</text:span><text:span text:style-name="T10">], P[</text:span><text:span text:style-name="T13">2</text:span><text:span text:style-name="T10">], P[</text:span><text:span text:style-name="T13">3</text:span><text:span text:style-name="T10">])); </text:span><text:span text:style-name="T6">// no</text:span></text:p>
      <text:p text:style-name="P4"><text:s text:c="2"/><text:span text:style-name="T10">printf(</text:span><text:span text:style-name="T11">"P[0], P[3], P[2] form A left turn? %d</text:span><text:span text:style-name="T12">\n</text:span><text:span text:style-name="T11">"</text:span><text:span text:style-name="T10">, ccw(P[</text:span><text:span text:style-name="T13">0</text:span><text:span text:style-name="T10">], P[</text:span><text:span text:style-name="T13">3</text:span><text:span text:style-name="T10">], P[</text:span><text:span text:style-name="T13">2</text:span><text:span text:style-name="T10">])); </text:span><text:span text:style-name="T6">// yes</text:span></text:p>
      <text:p text:style-name="P8"/>
      <text:p text:style-name="P4"><text:s text:c="2"/><text:span text:style-name="T10">printf(</text:span><text:span text:style-name="T11">"P[0], P[2], P[3] are collinear? %d</text:span><text:span text:style-name="T12">\n</text:span><text:span text:style-name="T11">"</text:span><text:span text:style-name="T10">, collinear(P[</text:span><text:span text:style-name="T13">0</text:span><text:span text:style-name="T10">], P[</text:span><text:span text:style-name="T13">2</text:span><text:span text:style-name="T10">], P[</text:span><text:span text:style-name="T13">3</text:span><text:span text:style-name="T10">])); </text:span><text:span text:style-name="T6">// no</text:span></text:p>
      <text:p text:style-name="P4"><text:s text:c="2"/><text:span text:style-name="T10">printf(</text:span><text:span text:style-name="T11">"P[0], P[2], P[4] are collinear? %d</text:span><text:span text:style-name="T12">\n</text:span><text:span text:style-name="T11">"</text:span><text:span text:style-name="T10">, collinear(P[</text:span><text:span text:style-name="T13">0</text:span><text:span text:style-name="T10">], P[</text:span><text:span text:style-name="T13">2</text:span><text:span text:style-name="T10">], P[</text:span><text:span text:style-name="T13">4</text:span><text:span text:style-name="T10">])); </text:span><text:span text:style-name="T6">// yes</text:span></text:p>
      <text:p text:style-name="P8"/>
      <text:p text:style-name="P4"><text:s text:c="2"/><text:span text:style-name="T10">point p(</text:span><text:span text:style-name="T13">3</text:span><text:span text:style-name="T10">, </text:span><text:span text:style-name="T13">7</text:span><text:span text:style-name="T10">), q(</text:span><text:span text:style-name="T13">11</text:span><text:span text:style-name="T10">, </text:span><text:span text:style-name="T13">13</text:span><text:span text:style-name="T10">), r(</text:span><text:span text:style-name="T13">35</text:span><text:span text:style-name="T10">, </text:span><text:span text:style-name="T13">30</text:span><text:span text:style-name="T10">); </text:span><text:span text:style-name="T6">// collinear if r(35, 31)</text:span></text:p>
      <text:p text:style-name="P4"><text:s text:c="2"/><text:span text:style-name="T10">printf(</text:span><text:span text:style-name="T11">"r is on the %s of line p-r</text:span><text:span text:style-name="T12">\n</text:span><text:span text:style-name="T11">"</text:span><text:span text:style-name="T10">, ccw(p, q, r) ? </text:span><text:span text:style-name="T11">"left"</text:span><text:span text:style-name="T10"> : </text:span><text:span text:style-name="T11">"right"</text:span><text:span text:style-name="T10">); </text:span><text:span text:style-name="T6">// right</text:span></text:p>
      <text:p text:style-name="P8"/>
      <text:p text:style-name="P4"><text:s text:c="2"/><text:span text:style-name="T6">/*</text:span></text:p>
      <text:p text:style-name="P6"><text:s text:c="2"/><text:span text:style-name="T10">// the positions of these 6 points</text:span></text:p>
      <text:p text:style-name="P6"><text:s text:c="5"/><text:span text:style-name="T10">E&lt;-- <text:s/>4</text:span></text:p>
      <text:p text:style-name="P6"><text:s text:c="11"/><text:span text:style-name="T10">3 <text:s text:c="6"/>B D&lt;--</text:span></text:p>
      <text:p text:style-name="P6"><text:s text:c="11"/><text:span text:style-name="T10">2 <text:s text:c="2"/>A C</text:span></text:p>
      <text:p text:style-name="P6"><text:s text:c="11"/><text:span text:style-name="T10">1</text:span></text:p>
      <text:p text:style-name="P6"><text:s text:c="2"/><text:span text:style-name="T10">-4-3-2-1 0 1 2 3 4 5 6</text:span></text:p>
      <text:p text:style-name="P6"><text:s text:c="10"/><text:span text:style-name="T10">-1</text:span></text:p>
      <text:p text:style-name="P6"><text:s text:c="10"/><text:span text:style-name="T10">-2</text:span></text:p>
      <text:p text:style-name="P6"><text:s text:c="3"/><text:span text:style-name="T10">F&lt;-- <text:s text:c="2"/>-3</text:span></text:p>
      <text:p text:style-name="P6"><text:s text:c="2"/><text:span text:style-name="T10">*/</text:span></text:p>
      <text:p text:style-name="P8"/>
      <text:p text:style-name="P4"><text:s text:c="2"/><text:span text:style-name="T6">// translation</text:span></text:p>
      <text:p text:style-name="P4"><text:soft-page-break/><text:s text:c="2"/><text:span text:style-name="T10">point A(</text:span><text:span text:style-name="T27">2.0</text:span><text:span text:style-name="T10">, </text:span><text:span text:style-name="T27">2.0</text:span><text:span text:style-name="T10">);</text:span></text:p>
      <text:p text:style-name="P4"><text:s text:c="2"/><text:span text:style-name="T10">point B(</text:span><text:span text:style-name="T27">4.0</text:span><text:span text:style-name="T10">, </text:span><text:span text:style-name="T27">3.0</text:span><text:span text:style-name="T10">);</text:span></text:p>
      <text:p text:style-name="P4"><text:s text:c="2"/><text:span text:style-name="T10">vec v = toVec(A, B); </text:span><text:span text:style-name="T6">// imagine there is an arrow from A to B (see the diagram above)</text:span></text:p>
      <text:p text:style-name="P4"><text:s text:c="2"/><text:span text:style-name="T10">point C(</text:span><text:span text:style-name="T27">3.0</text:span><text:span text:style-name="T10">, </text:span><text:span text:style-name="T27">2.0</text:span><text:span text:style-name="T10">);</text:span></text:p>
      <text:p text:style-name="P4"><text:s text:c="2"/><text:span text:style-name="T10">point D = translate(C, v); </text:span><text:span text:style-name="T6">// D will be located in coordinate (3.0 + 2.0, 2.0 + 1.0) = (5.0, 3.0)</text:span></text:p>
      <text:p text:style-name="P4"><text:s text:c="2"/><text:span text:style-name="T10">printf(</text:span><text:span text:style-name="T11">"D = (%.2lf, %.2lf)</text:span><text:span text:style-name="T12">\n</text:span><text:span text:style-name="T11">"</text:span><text:span text:style-name="T10">, D.x, D.y);</text:span></text:p>
      <text:p text:style-name="P4"><text:s text:c="2"/><text:span text:style-name="T10">point E = translate(C, scale(v, </text:span><text:span text:style-name="T27">0.5</text:span><text:span text:style-name="T10">)); </text:span><text:span text:style-name="T6">// E will be located in coordinate (3.0 + 1/2 * 2.0, 2.0 + 1/2 * 1.0) = (4.0, 2.5)</text:span></text:p>
      <text:p text:style-name="P4"><text:s text:c="2"/><text:span text:style-name="T10">printf(</text:span><text:span text:style-name="T11">"E = (%.2lf, %.2lf)</text:span><text:span text:style-name="T12">\n</text:span><text:span text:style-name="T11">"</text:span><text:span text:style-name="T10">, E.x, E.y);</text:span></text:p>
      <text:p text:style-name="P8"/>
      <text:p text:style-name="P4"><text:s text:c="2"/><text:span text:style-name="T6">// rotation</text:span></text:p>
      <text:p text:style-name="P4"><text:s text:c="2"/><text:span text:style-name="T10">printf(</text:span><text:span text:style-name="T11">"B = (%.2lf, %.2lf)</text:span><text:span text:style-name="T12">\n</text:span><text:span text:style-name="T11">"</text:span><text:span text:style-name="T10">, B.x, B.y); </text:span><text:span text:style-name="T6">// B = (4.0, 3.0)</text:span></text:p>
      <text:p text:style-name="P4"><text:s text:c="2"/><text:span text:style-name="T10">point F = rotate(B, </text:span><text:span text:style-name="T13">90</text:span><text:span text:style-name="T10">); </text:span><text:span text:style-name="T6">// rotate B by 90 degrees COUNTER clockwise, F = (-3.0, 4.0)</text:span></text:p>
      <text:p text:style-name="P4"><text:s text:c="2"/><text:span text:style-name="T10">printf(</text:span><text:span text:style-name="T11">"F = (%.2lf, %.2lf)</text:span><text:span text:style-name="T12">\n</text:span><text:span text:style-name="T11">"</text:span><text:span text:style-name="T10">, F.x, F.y);</text:span></text:p>
      <text:p text:style-name="P4"><text:s text:c="2"/><text:span text:style-name="T10">point G = rotate(B, </text:span><text:span text:style-name="T13">180</text:span><text:span text:style-name="T10">); </text:span><text:span text:style-name="T6">// rotate B by 180 degrees COUNTER clockwise, G = (-4.0, -3.0)</text:span></text:p>
      <text:p text:style-name="P4"><text:s text:c="2"/><text:span text:style-name="T10">printf(</text:span><text:span text:style-name="T11">"G = (%.2lf, %.2lf)</text:span><text:span text:style-name="T12">\n</text:span><text:span text:style-name="T11">"</text:span><text:span text:style-name="T10">, G.x, G.y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18">}</text:p>
      <text:p text:style-name="P18"><text:span text:style-name="T24">--------</text:span><text:span text:style-name="T25">---------------------</text:span><text:span text:style-name="T24">----------</text:span></text:p>
      <text:p text:style-name="P28">0<text:span text:style-name="T28">2 </text:span>- <text:span text:style-name="T28">Circles</text:span></text:p>
      <text:p text:style-name="P1">#include &lt;cstdio&gt;</text:p>
      <text:p text:style-name="P1">#include &lt;cmath&gt;</text:p>
      <text:p text:style-name="P3"><text:span text:style-name="T1">using</text:span> <text:span text:style-name="T1">namespace</text:span> std;</text:p>
      <text:p text:style-name="P8"/>
      <text:p text:style-name="P1">#define INF 1e9</text:p>
      <text:p text:style-name="P1">#define EPS 1e-9</text:p>
      <text:p text:style-name="P1">#define PI acos(-1.0)</text:p>
      <text:p text:style-name="P8"/>
      <text:p text:style-name="P3"><text:span text:style-name="T3">double</text:span> <text:span text:style-name="T8">DEG_to_RAD</text:span>(<text:span text:style-name="T3">double</text:span> d) { <text:span text:style-name="T1">return</text:span> d * PI / <text:span text:style-name="T26">180.0</text:span>; }</text:p>
      <text:p text:style-name="P8"/>
      <text:p text:style-name="P3"><text:span text:style-name="T3">double</text:span> <text:span text:style-name="T8">RAD_to_DEG</text:span>(<text:span text:style-name="T3">double</text:span> r) { <text:span text:style-name="T1">return</text:span> r * <text:span text:style-name="T26">180.0</text:span> / PI; }</text:p>
      <text:p text:style-name="P8"/>
      <text:p text:style-name="P3"><text:span text:style-name="T1">struct</text:span> point_i { <text:span text:style-name="T3">int</text:span> x, y; <text:s text:c="4"/><text:span text:style-name="T5">// whenever possible, work with point_i</text:span></text:p>
      <text:p text:style-name="P4"><text:s text:c="2"/><text:span text:style-name="T10">point_i() { x = y = </text:span><text:span text:style-name="T13">0</text:span><text:span text:style-name="T10">; } <text:s text:c="21"/></text:span><text:span text:style-name="T6">// default constructor</text:span></text:p>
      <text:p text:style-name="P4"><text:s text:c="2"/><text:span text:style-name="T10">point_i(</text:span><text:span text:style-name="T4">int</text:span><text:span text:style-name="T10"> _x, </text:span><text:span text:style-name="T4">int</text:span><text:span text:style-name="T10"> _y) : x(_x), y(_y) {} }; <text:s text:c="9"/></text:span><text:span text:style-name="T6">// constructor</text:span></text:p>
      <text:p text:style-name="P8"/>
      <text:p text:style-name="P3"><text:span text:style-name="T1">struct</text:span> point { <text:span text:style-name="T3">double</text:span> x, y; <text:s text:c="2"/><text:span text:style-name="T5">// only used if more precision is needed</text:span></text:p>
      <text:p text:style-name="P4"><text:s text:c="2"/><text:span text:style-name="T10">point() { x = y = </text:span><text:span text:style-name="T27">0.0</text:span><text:span text:style-name="T10">; } <text:s text:c="21"/></text:span><text:span text:style-name="T6">// default constructor</text:span></text:p>
      <text:p text:style-name="P4"><text:s text:c="2"/><text:span text:style-name="T10">point(</text:span><text:span text:style-name="T4">double</text:span><text:span text:style-name="T10"> _x, </text:span><text:span text:style-name="T4">double</text:span><text:span text:style-name="T10"> _y) : x(_x), y(_y) {} }; <text:s text:c="5"/></text:span><text:span text:style-name="T6">// constructor</text:span></text:p>
      <text:p text:style-name="P8"/>
      <text:p text:style-name="P3"><text:span text:style-name="T3">int</text:span> <text:span text:style-name="T8">insideCircle</text:span>(point_i p, point_i c, <text:span text:style-name="T3">int</text:span> r) { <text:span text:style-name="T5">// all integer version</text:span></text:p>
      <text:p text:style-name="P4"><text:s text:c="2"/><text:span text:style-name="T4">int</text:span><text:span text:style-name="T10"> dx = p.x - c.x, dy = p.y - c.y;</text:span></text:p>
      <text:p text:style-name="P4"><text:s text:c="2"/><text:span text:style-name="T4">int</text:span><text:span text:style-name="T10"> Euc = dx * dx + dy * dy, rSq = r * r; <text:s text:c="12"/></text:span><text:span text:style-name="T6">// all integer</text:span></text:p>
      <text:p text:style-name="P4"><text:s text:c="2"/><text:span text:style-name="T2">return</text:span><text:span text:style-name="T10"> Euc &lt; rSq ? </text:span><text:span text:style-name="T13">0</text:span><text:span text:style-name="T10"> : Euc == rSq ? </text:span><text:span text:style-name="T13">1</text:span><text:span text:style-name="T10"> : </text:span><text:span text:style-name="T13">2</text:span><text:span text:style-name="T10">; } </text:span><text:span text:style-name="T6">//inside/border/outside</text:span></text:p>
      <text:p text:style-name="P8"/>
      <text:p text:style-name="P3"><text:span text:style-name="T3">bool</text:span> <text:span text:style-name="T8">circle2PtsRad</text:span>(point p1, point p2, <text:span text:style-name="T3">double</text:span> r, point &amp;c) {</text:p>
      <text:p text:style-name="P4"><text:s text:c="2"/><text:span text:style-name="T4">double</text:span><text:span text:style-name="T10"> d2 = (p1.x - p2.x) * (p1.x - p2.x) + </text:span></text:p>
      <text:p text:style-name="P4"><text:s text:c="14"/><text:span text:style-name="T10">(p1.y - p2.y) * (p1.y - p2.y);</text:span></text:p>
      <text:p text:style-name="P4"><text:s text:c="2"/><text:span text:style-name="T4">double</text:span><text:span text:style-name="T10"> det = r * r / d2 - </text:span><text:span text:style-name="T27">0.25</text:span><text:span text:style-name="T10">;</text:span></text:p>
      <text:p text:style-name="P4"><text:s text:c="2"/><text:span text:style-name="T2">if</text:span><text:span text:style-name="T10"> (det &lt; </text:span><text:span text:style-name="T27">0.0</text:span><text:span text:style-name="T10">) </text:span><text:span text:style-name="T2">return</text:span><text:span text:style-name="T10"> </text:span><text:span text:style-name="T15">false</text:span><text:span text:style-name="T10">;</text:span></text:p>
      <text:p text:style-name="P4"><text:s text:c="2"/><text:span text:style-name="T4">double</text:span><text:span text:style-name="T10"> h = sqrt(det);</text:span></text:p>
      <text:p text:style-name="P4"><text:s text:c="2"/><text:span text:style-name="T10">c.x = (p1.x + p2.x) * </text:span><text:span text:style-name="T27">0.5</text:span><text:span text:style-name="T10"> + (p1.y - p2.y) * h;</text:span></text:p>
      <text:p text:style-name="P4"><text:s text:c="2"/><text:span text:style-name="T10">c.y = (p1.y + p2.y) * </text:span><text:span text:style-name="T27">0.5</text:span><text:span text:style-name="T10"> + (p2.x - p1.x) * h;</text:span></text:p>
      <text:p text:style-name="P4"><text:s text:c="2"/><text:span text:style-name="T2">return</text:span><text:span text:style-name="T10"> </text:span><text:span text:style-name="T15">true</text:span><text:span text:style-name="T10">; } <text:s text:c="8"/></text:span><text:span text:style-name="T6">// to get the other center, reverse p1 and p2</text:span></text:p>
      <text:p text:style-name="P8"><text:soft-page-break/></text:p>
      <text:p text:style-name="P3"><text:span text:style-name="T3">int</text:span> <text:span text:style-name="T8">main</text:span>() {</text:p>
      <text:p text:style-name="P4"><text:s text:c="2"/><text:span text:style-name="T6">// circle equation, inside, border, outside</text:span></text:p>
      <text:p text:style-name="P4"><text:s text:c="2"/><text:span text:style-name="T10">point_i pt(</text:span><text:span text:style-name="T13">2</text:span><text:span text:style-name="T10">, </text:span><text:span text:style-name="T13">2</text:span><text:span text:style-name="T10">);</text:span></text:p>
      <text:p text:style-name="P4"><text:s text:c="2"/><text:span text:style-name="T4">int</text:span><text:span text:style-name="T10"> r = </text:span><text:span text:style-name="T13">7</text:span><text:span text:style-name="T10">;</text:span></text:p>
      <text:p text:style-name="P4"><text:s text:c="2"/><text:span text:style-name="T10">point_i inside(</text:span><text:span text:style-name="T13">8</text:span><text:span text:style-name="T10">, </text:span><text:span text:style-name="T13">2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insideCircle(inside, pt, r)); <text:s text:c="12"/></text:span><text:span text:style-name="T6">// 0-inside</text:span></text:p>
      <text:p text:style-name="P4"><text:s text:c="2"/><text:span text:style-name="T10">point_i border(</text:span><text:span text:style-name="T13">9</text:span><text:span text:style-name="T10">, </text:span><text:span text:style-name="T13">2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insideCircle(border, pt, r)); <text:s text:c="9"/></text:span><text:span text:style-name="T6">// 1-at border</text:span></text:p>
      <text:p text:style-name="P4"><text:s text:c="2"/><text:span text:style-name="T10">point_i outside(</text:span><text:span text:style-name="T13">10</text:span><text:span text:style-name="T10">, </text:span><text:span text:style-name="T13">2</text:span><text:span text:style-name="T10">);</text:span></text:p>
      <text:p text:style-name="P4"><text:s text:c="2"/><text:span text:style-name="T10">printf(</text:span><text:span text:style-name="T11">"%d</text:span><text:span text:style-name="T12">\n</text:span><text:span text:style-name="T11">"</text:span><text:span text:style-name="T10">, insideCircle(outside, pt, r)); <text:s text:c="10"/></text:span><text:span text:style-name="T6">// 2-outside</text:span></text:p>
      <text:p text:style-name="P8"/>
      <text:p text:style-name="P4"><text:s text:c="2"/><text:span text:style-name="T4">double</text:span><text:span text:style-name="T10"> d = </text:span><text:span text:style-name="T13">2</text:span><text:span text:style-name="T10"> * r;</text:span></text:p>
      <text:p text:style-name="P4"><text:s text:c="2"/><text:span text:style-name="T10">printf(</text:span><text:span text:style-name="T11">"Diameter = %.2lf</text:span><text:span text:style-name="T12">\n</text:span><text:span text:style-name="T11">"</text:span><text:span text:style-name="T10">, d);</text:span></text:p>
      <text:p text:style-name="P4"><text:s text:c="2"/><text:span text:style-name="T4">double</text:span><text:span text:style-name="T10"> c = PI * d;</text:span></text:p>
      <text:p text:style-name="P4"><text:s text:c="2"/><text:span text:style-name="T10">printf(</text:span><text:span text:style-name="T11">"Circumference (Perimeter) = %.2lf</text:span><text:span text:style-name="T12">\n</text:span><text:span text:style-name="T11">"</text:span><text:span text:style-name="T10">, c);</text:span></text:p>
      <text:p text:style-name="P4"><text:s text:c="2"/><text:span text:style-name="T4">double</text:span><text:span text:style-name="T10"> A = PI * r * r;</text:span></text:p>
      <text:p text:style-name="P4"><text:s text:c="2"/><text:span text:style-name="T10">printf(</text:span><text:span text:style-name="T11">"Area of circle = %.2lf</text:span><text:span text:style-name="T12">\n</text:span><text:span text:style-name="T11">"</text:span><text:span text:style-name="T10">, A);</text:span></text:p>
      <text:p text:style-name="P8"/>
      <text:p text:style-name="P4"><text:s text:c="2"/><text:span text:style-name="T10">printf(</text:span><text:span text:style-name="T11">"Length of arc <text:s text:c="2"/>(central angle = 60 degrees) = %.2lf</text:span><text:span text:style-name="T12">\n</text:span><text:span text:style-name="T11">"</text:span><text:span text:style-name="T10">, </text:span><text:span text:style-name="T27">60.0</text:span><text:span text:style-name="T10"> / </text:span><text:span text:style-name="T27">360.0</text:span><text:span text:style-name="T10"> * c);</text:span></text:p>
      <text:p text:style-name="P4"><text:s text:c="2"/><text:span text:style-name="T10">printf(</text:span><text:span text:style-name="T11">"Length of chord (central angle = 60 degrees) = %.2lf</text:span><text:span text:style-name="T12">\n</text:span><text:span text:style-name="T11">"</text:span><text:span text:style-name="T10">, sqrt((</text:span><text:span text:style-name="T13">2</text:span><text:span text:style-name="T10"> * r * r) * (</text:span><text:span text:style-name="T13">1</text:span><text:span text:style-name="T10"> - cos(DEG_to_RAD(</text:span><text:span text:style-name="T27">60.0</text:span><text:span text:style-name="T10">)))));</text:span></text:p>
      <text:p text:style-name="P4"><text:s text:c="2"/><text:span text:style-name="T10">printf(</text:span><text:span text:style-name="T11">"Area of sector <text:s/>(central angle = 60 degrees) = %.2lf</text:span><text:span text:style-name="T12">\n</text:span><text:span text:style-name="T11">"</text:span><text:span text:style-name="T10">, </text:span><text:span text:style-name="T27">60.0</text:span><text:span text:style-name="T10"> / </text:span><text:span text:style-name="T27">360.0</text:span><text:span text:style-name="T10"> * A);</text:span></text:p>
      <text:p text:style-name="P8"/>
      <text:p text:style-name="P4"><text:s text:c="2"/><text:span text:style-name="T10">point p1;</text:span></text:p>
      <text:p text:style-name="P4"><text:s text:c="2"/><text:span text:style-name="T10">point p2(</text:span><text:span text:style-name="T27">0.0</text:span><text:span text:style-name="T10">, -</text:span><text:span text:style-name="T27">1.0</text:span><text:span text:style-name="T10">);</text:span></text:p>
      <text:p text:style-name="P4"><text:s text:c="2"/><text:span text:style-name="T10">point ans;</text:span></text:p>
      <text:p text:style-name="P4"><text:s text:c="2"/><text:span text:style-name="T10">circle2PtsRad(p1, p2, </text:span><text:span text:style-name="T27">2.0</text:span><text:span text:style-name="T10">, ans);</text:span></text:p>
      <text:p text:style-name="P4"><text:s text:c="2"/><text:span text:style-name="T10">printf(</text:span><text:span text:style-name="T11">"One of the center is (%.2lf, %.2lf)</text:span><text:span text:style-name="T12">\n</text:span><text:span text:style-name="T11">"</text:span><text:span text:style-name="T10">, ans.x, ans.y);</text:span></text:p>
      <text:p text:style-name="P4"><text:s text:c="2"/><text:span text:style-name="T10">circle2PtsRad(p2, p1, </text:span><text:span text:style-name="T27">2.0</text:span><text:span text:style-name="T10">, ans); <text:s text:c="4"/></text:span><text:span text:style-name="T6">// we simply reverse p1 with p2</text:span></text:p>
      <text:p text:style-name="P4"><text:s text:c="2"/><text:span text:style-name="T10">printf(</text:span><text:span text:style-name="T11">"The other center <text:s/>is (%.2lf, %.2lf)</text:span><text:span text:style-name="T12">\n</text:span><text:span text:style-name="T11">"</text:span><text:span text:style-name="T10">, ans.x, ans.y);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3"/>
      <text:p text:style-name="P18"><text:span text:style-name="T24">--------</text:span><text:span text:style-name="T25">---------------------</text:span><text:span text:style-name="T24">----------</text:span></text:p>
      <text:p text:style-name="P28">0<text:span text:style-name="T28">3 - Triangles</text:span></text:p>
      <text:p text:style-name="P1">#include &lt;cstdio&gt;</text:p>
      <text:p text:style-name="P1">#include &lt;cmath&gt;</text:p>
      <text:p text:style-name="P3"><text:span text:style-name="T1">using</text:span> <text:span text:style-name="T1">namespace</text:span> std;</text:p>
      <text:p text:style-name="P8"/>
      <text:p text:style-name="P1">#define EPS 1e-9</text:p>
      <text:p text:style-name="P1">#define PI acos(-1.0)</text:p>
      <text:p text:style-name="P8"/>
      <text:p text:style-name="P3"><text:span text:style-name="T3">double</text:span> <text:span text:style-name="T8">DEG_to_RAD</text:span>(<text:span text:style-name="T3">double</text:span> d) { <text:span text:style-name="T1">return</text:span> d * PI / <text:span text:style-name="T26">180.0</text:span>; }</text:p>
      <text:p text:style-name="P8"/>
      <text:p text:style-name="P3"><text:span text:style-name="T3">double</text:span> <text:span text:style-name="T8">RAD_to_DEG</text:span>(<text:span text:style-name="T3">double</text:span> r) { <text:span text:style-name="T1">return</text:span> r * <text:span text:style-name="T26">180.0</text:span> / PI; }</text:p>
      <text:p text:style-name="P8"/>
      <text:p text:style-name="P3"><text:span text:style-name="T1">struct</text:span> point_i { <text:span text:style-name="T3">int</text:span> x, y; <text:s text:c="4"/><text:span text:style-name="T5">// whenever possible, work with point_i</text:span></text:p>
      <text:p text:style-name="P4"><text:s text:c="2"/><text:span text:style-name="T10">point_i() { x = y = </text:span><text:span text:style-name="T13">0</text:span><text:span text:style-name="T10">; } <text:s text:c="21"/></text:span><text:span text:style-name="T6">// default constructor</text:span></text:p>
      <text:p text:style-name="P4"><text:s text:c="2"/><text:span text:style-name="T10">point_i(</text:span><text:span text:style-name="T4">int</text:span><text:span text:style-name="T10"> _x, </text:span><text:span text:style-name="T4">int</text:span><text:span text:style-name="T10"> _y) : x(_x), y(_y) {} }; <text:s text:c="9"/></text:span><text:span text:style-name="T6">// constructor</text:span></text:p>
      <text:p text:style-name="P8"/>
      <text:p text:style-name="P3"><text:span text:style-name="T1">struct</text:span> point { <text:span text:style-name="T3">double</text:span> x, y; <text:s text:c="2"/><text:span text:style-name="T5">// only used if more precision is needed</text:span></text:p>
      <text:p text:style-name="P4"><text:s text:c="2"/><text:span text:style-name="T10">point() { x = y = </text:span><text:span text:style-name="T27">0.0</text:span><text:span text:style-name="T10">; } <text:s text:c="21"/></text:span><text:span text:style-name="T6">// default constructor</text:span></text:p>
      <text:p text:style-name="P4"><text:s text:c="2"/><text:span text:style-name="T10">point(</text:span><text:span text:style-name="T4">double</text:span><text:span text:style-name="T10"> _x, </text:span><text:span text:style-name="T4">double</text:span><text:span text:style-name="T10"> _y) : x(_x), y(_y) {} }; <text:s text:c="5"/></text:span><text:span text:style-name="T6">// constructor</text:span></text:p>
      <text:p text:style-name="P8"/>
      <text:p text:style-name="P3"><text:span text:style-name="T3">double</text:span> <text:span text:style-name="T8">dist</text:span>(point p1, point p2) {</text:p>
      <text:p text:style-name="P4"><text:soft-page-break/><text:s text:c="2"/><text:span text:style-name="T2">return</text:span><text:span text:style-name="T10"> hypot(p1.x - p2.x, p1.y - p2.y); }</text:span></text:p>
      <text:p text:style-name="P8"/>
      <text:p text:style-name="P3"><text:span text:style-name="T3">double</text:span> <text:span text:style-name="T8">perimeter</text:span>(<text:span text:style-name="T3">double</text:span> ab, <text:span text:style-name="T3">double</text:span> bc, <text:span text:style-name="T3">double</text:span> ca) {</text:p>
      <text:p text:style-name="P4"><text:s text:c="2"/><text:span text:style-name="T2">return</text:span><text:span text:style-name="T10"> ab + bc + ca; }</text:span></text:p>
      <text:p text:style-name="P8"/>
      <text:p text:style-name="P3"><text:span text:style-name="T3">double</text:span> <text:span text:style-name="T8">perimeter</text:span>(point a, point b, point c) {</text:p>
      <text:p text:style-name="P4"><text:s text:c="2"/><text:span text:style-name="T2">return</text:span><text:span text:style-name="T10"> dist(a, b) + dist(b, c) + dist(c, a); }</text:span></text:p>
      <text:p text:style-name="P8"/>
      <text:p text:style-name="P3"><text:span text:style-name="T3">double</text:span> <text:span text:style-name="T8">area</text:span>(<text:span text:style-name="T3">double</text:span> ab, <text:span text:style-name="T3">double</text:span> bc, <text:span text:style-name="T3">double</text:span> ca) {</text:p>
      <text:p text:style-name="P4"><text:s text:c="2"/><text:span text:style-name="T6">// Heron's formula, split sqrt(a * b) into sqrt(a) * sqrt(b); in implementation</text:span></text:p>
      <text:p text:style-name="P4"><text:s text:c="2"/><text:span text:style-name="T4">double</text:span><text:span text:style-name="T10"> s = </text:span><text:span text:style-name="T27">0.5</text:span><text:span text:style-name="T10"> * perimeter(ab, bc, ca);</text:span></text:p>
      <text:p text:style-name="P4"><text:s text:c="2"/><text:span text:style-name="T2">return</text:span><text:span text:style-name="T10"> sqrt(s) * sqrt(s - ab) * sqrt(s - bc) * sqrt(s - ca); }</text:span></text:p>
      <text:p text:style-name="P8"/>
      <text:p text:style-name="P3"><text:span text:style-name="T3">double</text:span> <text:span text:style-name="T8">area</text:span>(point a, point b, point c) {</text:p>
      <text:p text:style-name="P4"><text:s text:c="2"/><text:span text:style-name="T2">return</text:span><text:span text:style-name="T10"> area(dist(a, b), dist(b, c), dist(c, a)); }</text:span></text:p>
      <text:p text:style-name="P8"/>
      <text:p text:style-name="P5">//====================================================================</text:p>
      <text:p text:style-name="P5">// from ch7_01_points_lines</text:p>
      <text:p text:style-name="P3"><text:span text:style-name="T1">struct</text:span> line { <text:span text:style-name="T3">double</text:span> a, b, c; }; <text:span text:style-name="T5">// a way to represent a line</text:span></text:p>
      <text:p text:style-name="P8"/>
      <text:p text:style-name="P5">// the answer is stored in the third parameter (pass by reference)</text:p>
      <text:p text:style-name="P3"><text:span text:style-name="T3">void</text:span> <text:span text:style-name="T8">pointsToLine</text:span>(point p1, point p2, line &amp;l) {</text:p>
      <text:p text:style-name="P4"><text:s text:c="2"/><text:span text:style-name="T2">if</text:span><text:span text:style-name="T10"> (fabs(p1.x - p2.x) &lt; EPS) { <text:s text:c="13"/></text:span><text:span text:style-name="T6">// vertical line is fine</text:span></text:p>
      <text:p text:style-name="P4"><text:s text:c="4"/><text:span text:style-name="T10">l.a = </text:span><text:span text:style-name="T27">1.0</text:span><text:span text:style-name="T10">; <text:s text:c="2"/>l.b = </text:span><text:span text:style-name="T27">0.0</text:span><text:span text:style-name="T10">; <text:s text:c="2"/>l.c = -p1.x; <text:s text:c="10"/></text:span><text:span text:style-name="T6">// default values</text:span></text:p>
      <text:p text:style-name="P4"><text:s text:c="2"/><text:span text:style-name="T10">} </text:span><text:span text:style-name="T2">else</text:span><text:span text:style-name="T10"> {</text:span></text:p>
      <text:p text:style-name="P4"><text:s text:c="4"/><text:span text:style-name="T10">l.a = -(</text:span><text:span text:style-name="T4">double</text:span><text:span text:style-name="T10">)(p1.y - p2.y) / (p1.x - p2.x);</text:span></text:p>
      <text:p text:style-name="P4"><text:s text:c="4"/><text:span text:style-name="T10">l.b = </text:span><text:span text:style-name="T27">1.0</text:span><text:span text:style-name="T10">; <text:s text:c="13"/></text:span><text:span text:style-name="T6">// IMPORTANT: we fix the value of b to 1.0</text:span></text:p>
      <text:p text:style-name="P4"><text:s text:c="4"/><text:span text:style-name="T10">l.c = -(</text:span><text:span text:style-name="T4">double</text:span><text:span text:style-name="T10">)(l.a * p1.x) - p1.y;</text:span></text:p>
      <text:p text:style-name="P3">} }</text:p>
      <text:p text:style-name="P8"/>
      <text:p text:style-name="P3"><text:span text:style-name="T3">bool</text:span> <text:span text:style-name="T8">areParallel</text:span>(line l1, line l2) { <text:s text:c="7"/><text:span text:style-name="T5">// check coefficient a + b</text:span></text:p>
      <text:p text:style-name="P4"><text:s text:c="2"/><text:span text:style-name="T2">return</text:span><text:span text:style-name="T10"> (fabs(l1.a-l2.a) &lt; EPS) &amp;&amp; (fabs(l1.b-l2.b) &lt; EPS); }</text:span></text:p>
      <text:p text:style-name="P8"/>
      <text:p text:style-name="P5">// returns true (+ intersection point) if two lines are intersect</text:p>
      <text:p text:style-name="P3"><text:span text:style-name="T3">bool</text:span> <text:span text:style-name="T8">areIntersect</text:span>(line l1, line l2, point &amp;p) {</text:p>
      <text:p text:style-name="P4"><text:s text:c="2"/><text:span text:style-name="T2">if</text:span><text:span text:style-name="T10"> (areParallel(l1, l2)) </text:span><text:span text:style-name="T2">return</text:span><text:span text:style-name="T10"> </text:span><text:span text:style-name="T15">false</text:span><text:span text:style-name="T10">; <text:s text:c="11"/></text:span><text:span text:style-name="T6">// no intersection</text:span></text:p>
      <text:p text:style-name="P4"><text:s text:c="2"/><text:span text:style-name="T6">// solve system of 2 linear algebraic equations with 2 unknowns</text:span></text:p>
      <text:p text:style-name="P4"><text:s text:c="2"/><text:span text:style-name="T10">p.x = (l2.b * l1.c - l1.b * l2.c) / (l2.a * l1.b - l1.a * l2.b);</text:span></text:p>
      <text:p text:style-name="P4"><text:s text:c="2"/><text:span text:style-name="T6">// special case: test for vertical line to avoid division by zero</text:span></text:p>
      <text:p text:style-name="P4"><text:s text:c="2"/><text:span text:style-name="T2">if</text:span><text:span text:style-name="T10"> (fabs(l1.b) &gt; EPS) p.y = -(l1.a * p.x + l1.c);</text:span></text:p>
      <text:p text:style-name="P4"><text:s text:c="2"/><text:span text:style-name="T2">else</text:span><text:span text:style-name="T10"> <text:s text:c="17"/>p.y = -(l2.a * p.x + l2.c);</text:span></text:p>
      <text:p text:style-name="P4"><text:s text:c="2"/><text:span text:style-name="T2">return</text:span><text:span text:style-name="T10"> </text:span><text:span text:style-name="T15">true</text:span><text:span text:style-name="T10">; }</text:span></text:p>
      <text:p text:style-name="P8"/>
      <text:p text:style-name="P3"><text:span text:style-name="T1">struct</text:span> vec { <text:span text:style-name="T3">double</text:span> x, y; <text:s/><text:span text:style-name="T5">// name: `vec' is different from STL vector</text:span></text:p>
      <text:p text:style-name="P4"><text:s text:c="2"/><text:span text:style-name="T10">vec(</text:span><text:span text:style-name="T4">double</text:span><text:span text:style-name="T10"> _x, </text:span><text:span text:style-name="T4">double</text:span><text:span text:style-name="T10"> _y) : x(_x), y(_y) {} };</text:span></text:p>
      <text:p text:style-name="P8"/>
      <text:p text:style-name="P3">vec <text:span text:style-name="T8">toVec</text:span>(point a, point b) { <text:s text:c="6"/><text:span text:style-name="T5">// convert 2 points to vector a-&gt;b</text:span></text:p>
      <text:p text:style-name="P4"><text:s text:c="2"/><text:span text:style-name="T2">return</text:span><text:span text:style-name="T10"> vec(b.x - a.x, b.y - a.y); }</text:span></text:p>
      <text:p text:style-name="P8"/>
      <text:p text:style-name="P3">vec <text:span text:style-name="T8">scale</text:span>(vec v, <text:span text:style-name="T3">double</text:span> s) { <text:s text:c="7"/><text:span text:style-name="T5">// nonnegative s = [&lt;1 .. 1 .. &gt;1]</text:span></text:p>
      <text:p text:style-name="P4"><text:s text:c="2"/><text:span text:style-name="T2">return</text:span><text:span text:style-name="T10"> vec(v.x * s, v.y * s); } <text:s text:c="14"/></text:span><text:span text:style-name="T6">// shorter.same.longer</text:span></text:p>
      <text:p text:style-name="P8"/>
      <text:p text:style-name="P3">point <text:span text:style-name="T8">translate</text:span>(point p, vec v) { <text:s text:c="7"/><text:span text:style-name="T5">// translate p according to v</text:span></text:p>
      <text:p text:style-name="P4"><text:s text:c="2"/><text:span text:style-name="T2">return</text:span><text:span text:style-name="T10"> point(p.x + v.x , p.y + v.y); }</text:span></text:p>
      <text:p text:style-name="P5">//====================================================================</text:p>
      <text:p text:style-name="P8"/>
      <text:p text:style-name="P3"><text:span text:style-name="T3">double</text:span> <text:span text:style-name="T8">rInCircle</text:span>(<text:span text:style-name="T3">double</text:span> ab, <text:span text:style-name="T3">double</text:span> bc, <text:span text:style-name="T3">double</text:span> ca) {</text:p>
      <text:p text:style-name="P4"><text:s text:c="2"/><text:span text:style-name="T2">return</text:span><text:span text:style-name="T10"> area(ab, bc, ca) / (</text:span><text:span text:style-name="T27">0.5</text:span><text:span text:style-name="T10"> * perimeter(ab, bc, ca)); }</text:span></text:p>
      <text:p text:style-name="P8"/>
      <text:p text:style-name="P3"><text:span text:style-name="T3">double</text:span> <text:span text:style-name="T8">rInCircle</text:span>(point a, point b, point c) {</text:p>
      <text:p text:style-name="P4"><text:soft-page-break/><text:s text:c="2"/><text:span text:style-name="T2">return</text:span><text:span text:style-name="T10"> rInCircle(dist(a, b), dist(b, c), dist(c, a)); }</text:span></text:p>
      <text:p text:style-name="P8"/>
      <text:p text:style-name="P5">// assumption: the required points/lines functions have been written</text:p>
      <text:p text:style-name="P5">// returns 1 if there is an inCircle center, returns 0 otherwise</text:p>
      <text:p text:style-name="P5">// if this function returns 1, ctr will be the inCircle center</text:p>
      <text:p text:style-name="P5">// and r is the same as rInCircle</text:p>
      <text:p text:style-name="P3"><text:span text:style-name="T3">int</text:span> <text:span text:style-name="T8">inCircle</text:span>(point p1, point p2, point p3, point &amp;ctr, <text:span text:style-name="T3">double</text:span> &amp;r) {</text:p>
      <text:p text:style-name="P4"><text:s text:c="2"/><text:span text:style-name="T10">r = rInCircle(p1, p2, p3);</text:span></text:p>
      <text:p text:style-name="P4"><text:s text:c="2"/><text:span text:style-name="T2">if</text:span><text:span text:style-name="T10"> (fabs(r) &lt; EPS) </text:span><text:span text:style-name="T2">return</text:span><text:span text:style-name="T10"> </text:span><text:span text:style-name="T13">0</text:span><text:span text:style-name="T10">; <text:s text:c="18"/></text:span><text:span text:style-name="T6">// no inCircle center</text:span></text:p>
      <text:p text:style-name="P8"/>
      <text:p text:style-name="P4"><text:s text:c="2"/><text:span text:style-name="T10">line l1, l2; <text:s text:c="19"/></text:span><text:span text:style-name="T6">// compute these two angle bisectors</text:span></text:p>
      <text:p text:style-name="P4"><text:s text:c="2"/><text:span text:style-name="T4">double</text:span><text:span text:style-name="T10"> ratio = dist(p1, p2) / dist(p1, p3);</text:span></text:p>
      <text:p text:style-name="P4"><text:s text:c="2"/><text:span text:style-name="T10">point p = translate(p2, scale(toVec(p2, p3), ratio / (</text:span><text:span text:style-name="T13">1</text:span><text:span text:style-name="T10"> + ratio)));</text:span></text:p>
      <text:p text:style-name="P4"><text:s text:c="2"/><text:span text:style-name="T10">pointsToLine(p1, p, l1);</text:span></text:p>
      <text:p text:style-name="P8"/>
      <text:p text:style-name="P4"><text:s text:c="2"/><text:span text:style-name="T10">ratio = dist(p2, p1) / dist(p2, p3);</text:span></text:p>
      <text:p text:style-name="P4"><text:s text:c="2"/><text:span text:style-name="T10">p = translate(p1, scale(toVec(p1, p3), ratio / (</text:span><text:span text:style-name="T13">1</text:span><text:span text:style-name="T10"> + ratio)));</text:span></text:p>
      <text:p text:style-name="P4"><text:s text:c="2"/><text:span text:style-name="T10">pointsToLine(p2, p, l2);</text:span></text:p>
      <text:p text:style-name="P8"/>
      <text:p text:style-name="P4"><text:s text:c="2"/><text:span text:style-name="T10">areIntersect(l1, l2, ctr); <text:s text:c="10"/></text:span><text:span text:style-name="T6">// get their intersection point</text:span></text:p>
      <text:p text:style-name="P4"><text:s text:c="2"/><text:span text:style-name="T2">return</text:span><text:span text:style-name="T10"> </text:span><text:span text:style-name="T13">1</text:span><text:span text:style-name="T10">; }</text:span></text:p>
      <text:p text:style-name="P8"/>
      <text:p text:style-name="P3"><text:span text:style-name="T3">double</text:span> <text:span text:style-name="T8">rCircumCircle</text:span>(<text:span text:style-name="T3">double</text:span> ab, <text:span text:style-name="T3">double</text:span> bc, <text:span text:style-name="T3">double</text:span> ca) {</text:p>
      <text:p text:style-name="P4"><text:s text:c="2"/><text:span text:style-name="T2">return</text:span><text:span text:style-name="T10"> ab * bc * ca / (</text:span><text:span text:style-name="T27">4.0</text:span><text:span text:style-name="T10"> * area(ab, bc, ca)); }</text:span></text:p>
      <text:p text:style-name="P8"/>
      <text:p text:style-name="P3"><text:span text:style-name="T3">double</text:span> <text:span text:style-name="T8">rCircumCircle</text:span>(point a, point b, point c) {</text:p>
      <text:p text:style-name="P4"><text:s text:c="2"/><text:span text:style-name="T2">return</text:span><text:span text:style-name="T10"> rCircumCircle(dist(a, b), dist(b, c), dist(c, a)); }</text:span></text:p>
      <text:p text:style-name="P8"/>
      <text:p text:style-name="P5">// assumption: the required points/lines functions have been written</text:p>
      <text:p text:style-name="P5">// returns 1 if there is a circumCenter center, returns 0 otherwise</text:p>
      <text:p text:style-name="P5">// if this function returns 1, ctr will be the circumCircle center</text:p>
      <text:p text:style-name="P5">// and r is the same as rCircumCircle</text:p>
      <text:p text:style-name="P3"><text:span text:style-name="T3">int</text:span> <text:span text:style-name="T8">circumCircle</text:span>(point p1, point p2, point p3, point &amp;ctr, <text:span text:style-name="T3">double</text:span> &amp;r){</text:p>
      <text:p text:style-name="P4"><text:s text:c="2"/><text:span text:style-name="T4">double</text:span><text:span text:style-name="T10"> a = p2.x - p1.x, b = p2.y - p1.y;</text:span></text:p>
      <text:p text:style-name="P4"><text:s text:c="2"/><text:span text:style-name="T4">double</text:span><text:span text:style-name="T10"> c = p3.x - p1.x, d = p3.y - p1.y;</text:span></text:p>
      <text:p text:style-name="P4"><text:s text:c="2"/><text:span text:style-name="T4">double</text:span><text:span text:style-name="T10"> e = a * (p1.x + p2.x) + b * (p1.y + p2.y);</text:span></text:p>
      <text:p text:style-name="P4"><text:s text:c="2"/><text:span text:style-name="T4">double</text:span><text:span text:style-name="T10"> f = c * (p1.x + p3.x) + d * (p1.y + p3.y);</text:span></text:p>
      <text:p text:style-name="P4"><text:s text:c="2"/><text:span text:style-name="T4">double</text:span><text:span text:style-name="T10"> g = </text:span><text:span text:style-name="T27">2.0</text:span><text:span text:style-name="T10"> * (a * (p3.y - p2.y) - b * (p3.x - p2.x));</text:span></text:p>
      <text:p text:style-name="P4"><text:s text:c="2"/><text:span text:style-name="T2">if</text:span><text:span text:style-name="T10"> (fabs(g) &lt; EPS) </text:span><text:span text:style-name="T2">return</text:span><text:span text:style-name="T10"> </text:span><text:span text:style-name="T13">0</text:span><text:span text:style-name="T10">;</text:span></text:p>
      <text:p text:style-name="P8"/>
      <text:p text:style-name="P4"><text:s text:c="2"/><text:span text:style-name="T10">ctr.x = (d*e - b*f) / g;</text:span></text:p>
      <text:p text:style-name="P4"><text:s text:c="2"/><text:span text:style-name="T10">ctr.y = (a*f - c*e) / g;</text:span></text:p>
      <text:p text:style-name="P4"><text:s text:c="2"/><text:span text:style-name="T10">r = dist(p1, ctr); <text:s/></text:span><text:span text:style-name="T6">// r = distance from center to 1 of the 3 points</text:span></text:p>
      <text:p text:style-name="P4"><text:s text:c="2"/><text:span text:style-name="T2">return</text:span><text:span text:style-name="T10"> </text:span><text:span text:style-name="T13">1</text:span><text:span text:style-name="T10">; }</text:span></text:p>
      <text:p text:style-name="P8"/>
      <text:p text:style-name="P5">// returns true if point d is inside the circumCircle defined by a,b,c</text:p>
      <text:p text:style-name="P3"><text:span text:style-name="T3">int</text:span> <text:span text:style-name="T8">inCircumCircle</text:span>(point a, point b, point c, point d) {</text:p>
      <text:p text:style-name="P4"><text:s text:c="2"/><text:span text:style-name="T2">return</text:span><text:span text:style-name="T10"> (a.x - d.x) * (b.y - d.y) * ((c.x - d.x) * (c.x - d.x) + (c.y - d.y) * (c.y - d.y)) +</text:span></text:p>
      <text:p text:style-name="P4"><text:s text:c="9"/><text:span text:style-name="T10">(a.y - d.y) * ((b.x - d.x) * (b.x - d.x) + (b.y - d.y) * (b.y - d.y)) * (c.x - d.x) +</text:span></text:p>
      <text:p text:style-name="P4"><text:s text:c="9"/><text:span text:style-name="T10">((a.x - d.x) * (a.x - d.x) + (a.y - d.y) * (a.y - d.y)) * (b.x - d.x) * (c.y - d.y) -</text:span></text:p>
      <text:p text:style-name="P4"><text:s text:c="9"/><text:span text:style-name="T10">((a.x - d.x) * (a.x - d.x) + (a.y - d.y) * (a.y - d.y)) * (b.y - d.y) * (c.x - d.x) -</text:span></text:p>
      <text:p text:style-name="P4"><text:s text:c="9"/><text:span text:style-name="T10">(a.y - d.y) * (b.x - d.x) * ((c.x - d.x) * (c.x - d.x) + (c.y - d.y) * (c.y - d.y)) -</text:span></text:p>
      <text:p text:style-name="P4"><text:s text:c="9"/><text:span text:style-name="T10">(a.x - d.x) * ((b.x - d.x) * (b.x - d.x) + (b.y - d.y) * (b.y - d.y)) * (c.y - d.y) &gt; </text:span><text:span text:style-name="T13">0</text:span><text:span text:style-name="T10"> ? </text:span><text:span text:style-name="T13">1</text:span><text:span text:style-name="T10"> : </text:span><text:span text:style-name="T13">0</text:span><text:span text:style-name="T10">;</text:span></text:p>
      <text:p text:style-name="P3">}</text:p>
      <text:p text:style-name="P8"/>
      <text:p text:style-name="P3"><text:soft-page-break/><text:span text:style-name="T3">bool</text:span> <text:span text:style-name="T8">canFormTriangle</text:span>(<text:span text:style-name="T3">double</text:span> a, <text:span text:style-name="T3">double</text:span> b, <text:span text:style-name="T3">double</text:span> c) {</text:p>
      <text:p text:style-name="P4"><text:s text:c="2"/><text:span text:style-name="T2">return</text:span><text:span text:style-name="T10"> (a + b &gt; c) &amp;&amp; (a + c &gt; b) &amp;&amp; (b + c &gt; a); }</text:span></text:p>
      <text:p text:style-name="P8"/>
      <text:p text:style-name="P3"><text:span text:style-name="T3">int</text:span> <text:span text:style-name="T8">main</text:span>() {</text:p>
      <text:p text:style-name="P4"><text:s text:c="2"/><text:span text:style-name="T4">double</text:span><text:span text:style-name="T10"> base = </text:span><text:span text:style-name="T27">4.0</text:span><text:span text:style-name="T10">, h = </text:span><text:span text:style-name="T27">3.0</text:span><text:span text:style-name="T10">;</text:span></text:p>
      <text:p text:style-name="P4"><text:s text:c="2"/><text:span text:style-name="T4">double</text:span><text:span text:style-name="T10"> A = </text:span><text:span text:style-name="T27">0.5</text:span><text:span text:style-name="T10"> * base * h;</text:span></text:p>
      <text:p text:style-name="P4"><text:s text:c="2"/><text:span text:style-name="T10">printf(</text:span><text:span text:style-name="T11">"Area = %.2lf</text:span><text:span text:style-name="T12">\n</text:span><text:span text:style-name="T11">"</text:span><text:span text:style-name="T10">, A);</text:span></text:p>
      <text:p text:style-name="P8"/>
      <text:p text:style-name="P4"><text:s text:c="2"/><text:span text:style-name="T10">point a; <text:s text:c="40"/></text:span><text:span text:style-name="T6">// a right triangle</text:span></text:p>
      <text:p text:style-name="P4"><text:s text:c="2"/><text:span text:style-name="T10">point b(</text:span><text:span text:style-name="T27">4.0</text:span><text:span text:style-name="T10">, </text:span><text:span text:style-name="T27">0.0</text:span><text:span text:style-name="T10">);</text:span></text:p>
      <text:p text:style-name="P4"><text:s text:c="2"/><text:span text:style-name="T10">point c(</text:span><text:span text:style-name="T27">4.0</text:span><text:span text:style-name="T10">, </text:span><text:span text:style-name="T27">3.0</text:span><text:span text:style-name="T10">);</text:span></text:p>
      <text:p text:style-name="P8"/>
      <text:p text:style-name="P4"><text:s text:c="2"/><text:span text:style-name="T4">double</text:span><text:span text:style-name="T10"> p = perimeter(a, b, c);</text:span></text:p>
      <text:p text:style-name="P4"><text:s text:c="2"/><text:span text:style-name="T4">double</text:span><text:span text:style-name="T10"> s = </text:span><text:span text:style-name="T27">0.5</text:span><text:span text:style-name="T10"> * p;</text:span></text:p>
      <text:p text:style-name="P4"><text:s text:c="2"/><text:span text:style-name="T10">A = area(a, b, c);</text:span></text:p>
      <text:p text:style-name="P4"><text:s text:c="2"/><text:span text:style-name="T10">printf(</text:span><text:span text:style-name="T11">"Area = %.2lf</text:span><text:span text:style-name="T12">\n</text:span><text:span text:style-name="T11">"</text:span><text:span text:style-name="T10">, A); <text:s text:c="11"/></text:span><text:span text:style-name="T6">// must be the same as above</text:span></text:p>
      <text:p text:style-name="P8"/>
      <text:p text:style-name="P4"><text:s text:c="2"/><text:span text:style-name="T4">double</text:span><text:span text:style-name="T10"> r = rInCircle(a, b, c);</text:span></text:p>
      <text:p text:style-name="P4"><text:s text:c="2"/><text:span text:style-name="T10">printf(</text:span><text:span text:style-name="T11">"R1 (radius of incircle) = %.2lf</text:span><text:span text:style-name="T12">\n</text:span><text:span text:style-name="T11">"</text:span><text:span text:style-name="T10">, r); <text:s text:c="13"/></text:span><text:span text:style-name="T6">// 1.00</text:span></text:p>
      <text:p text:style-name="P4"><text:s text:c="2"/><text:span text:style-name="T10">point ctr;</text:span></text:p>
      <text:p text:style-name="P4"><text:s text:c="2"/><text:span text:style-name="T4">int</text:span><text:span text:style-name="T10"> res = inCircle(a, b, c, ctr, r);</text:span></text:p>
      <text:p text:style-name="P4"><text:s text:c="2"/><text:span text:style-name="T10">printf(</text:span><text:span text:style-name="T11">"R1 (radius of incircle) = %.2lf</text:span><text:span text:style-name="T12">\n</text:span><text:span text:style-name="T11">"</text:span><text:span text:style-name="T10">, r); <text:s text:c="7"/></text:span><text:span text:style-name="T6">// same, 1.00</text:span></text:p>
      <text:p text:style-name="P4"><text:s text:c="2"/><text:span text:style-name="T10">printf(</text:span><text:span text:style-name="T11">"Center = (%.2lf, %.2lf)</text:span><text:span text:style-name="T12">\n</text:span><text:span text:style-name="T11">"</text:span><text:span text:style-name="T10">, ctr.x, ctr.y); <text:s text:c="2"/></text:span><text:span text:style-name="T6">// (3.00, 1.00)</text:span></text:p>
      <text:p text:style-name="P8"/>
      <text:p text:style-name="P4"><text:s text:c="2"/><text:span text:style-name="T10">printf(</text:span><text:span text:style-name="T11">"R2 (radius of circumcircle) = %.2lf</text:span><text:span text:style-name="T12">\n</text:span><text:span text:style-name="T11">"</text:span><text:span text:style-name="T10">, rCircumCircle(a, b, c)); </text:span><text:span text:style-name="T6">// 2.50</text:span></text:p>
      <text:p text:style-name="P4"><text:s text:c="2"/><text:span text:style-name="T10">res = circumCircle(a, b, c, ctr, r);</text:span></text:p>
      <text:p text:style-name="P4"><text:s text:c="2"/><text:span text:style-name="T10">printf(</text:span><text:span text:style-name="T11">"R2 (radius of circumcircle) = %.2lf</text:span><text:span text:style-name="T12">\n</text:span><text:span text:style-name="T11">"</text:span><text:span text:style-name="T10">, r); <text:s text:c="2"/></text:span><text:span text:style-name="T6">// same, 2.50</text:span></text:p>
      <text:p text:style-name="P4"><text:s text:c="2"/><text:span text:style-name="T10">printf(</text:span><text:span text:style-name="T11">"Center = (%.2lf, %.2lf)</text:span><text:span text:style-name="T12">\n</text:span><text:span text:style-name="T11">"</text:span><text:span text:style-name="T10">, ctr.x, ctr.y); <text:s text:c="2"/></text:span><text:span text:style-name="T6">// (2.00, 1.50)</text:span></text:p>
      <text:p text:style-name="P8"/>
      <text:p text:style-name="P4"><text:s text:c="2"/><text:span text:style-name="T10">point d(</text:span><text:span text:style-name="T27">2.0</text:span><text:span text:style-name="T10">, </text:span><text:span text:style-name="T27">1.0</text:span><text:span text:style-name="T10">); <text:s text:c="14"/></text:span><text:span text:style-name="T6">// inside triangle and circumCircle</text:span></text:p>
      <text:p text:style-name="P4"><text:s text:c="2"/><text:span text:style-name="T10">printf(</text:span><text:span text:style-name="T11">"d inside circumCircle (a, b, c) ? %d</text:span><text:span text:style-name="T12">\n</text:span><text:span text:style-name="T11">"</text:span><text:span text:style-name="T10">, inCircumCircle(a, b, c, d));</text:span></text:p>
      <text:p text:style-name="P4"><text:s text:c="2"/><text:span text:style-name="T10">point e(</text:span><text:span text:style-name="T27">2.0</text:span><text:span text:style-name="T10">, </text:span><text:span text:style-name="T27">3.9</text:span><text:span text:style-name="T10">); <text:s text:c="2"/></text:span><text:span text:style-name="T6">// outside the triangle but inside circumCircle</text:span></text:p>
      <text:p text:style-name="P4"><text:s text:c="2"/><text:span text:style-name="T10">printf(</text:span><text:span text:style-name="T11">"e inside circumCircle (a, b, c) ? %d</text:span><text:span text:style-name="T12">\n</text:span><text:span text:style-name="T11">"</text:span><text:span text:style-name="T10">, inCircumCircle(a, b, c, e));</text:span></text:p>
      <text:p text:style-name="P4"><text:s text:c="2"/><text:span text:style-name="T10">point f(</text:span><text:span text:style-name="T27">2.0</text:span><text:span text:style-name="T10">, -</text:span><text:span text:style-name="T27">1.1</text:span><text:span text:style-name="T10">); <text:s text:c="29"/></text:span><text:span text:style-name="T6">// slightly outside</text:span></text:p>
      <text:p text:style-name="P4"><text:s text:c="2"/><text:span text:style-name="T10">printf(</text:span><text:span text:style-name="T11">"f inside circumCircle (a, b, c) ? %d</text:span><text:span text:style-name="T12">\n</text:span><text:span text:style-name="T11">"</text:span><text:span text:style-name="T10">, inCircumCircle(a, b, c, f));</text:span></text:p>
      <text:p text:style-name="P8"/>
      <text:p text:style-name="P4"><text:s text:c="2"/><text:span text:style-name="T6">// Law of Cosines</text:span></text:p>
      <text:p text:style-name="P4"><text:s text:c="2"/><text:span text:style-name="T4">double</text:span><text:span text:style-name="T10"> ab = dist(a, b);</text:span></text:p>
      <text:p text:style-name="P4"><text:s text:c="2"/><text:span text:style-name="T4">double</text:span><text:span text:style-name="T10"> bc = dist(b, c);</text:span></text:p>
      <text:p text:style-name="P4"><text:s text:c="2"/><text:span text:style-name="T4">double</text:span><text:span text:style-name="T10"> ca = dist(c, a);</text:span></text:p>
      <text:p text:style-name="P4"><text:s text:c="2"/><text:span text:style-name="T4">double</text:span><text:span text:style-name="T10"> alpha = RAD_to_DEG(acos((ca * ca + ab * ab - bc * bc) / (</text:span><text:span text:style-name="T27">2.0</text:span><text:span text:style-name="T10"> * ca * ab)));</text:span></text:p>
      <text:p text:style-name="P4"><text:s text:c="2"/><text:span text:style-name="T10">printf(</text:span><text:span text:style-name="T11">"alpha = %.2lf</text:span><text:span text:style-name="T12">\n</text:span><text:span text:style-name="T11">"</text:span><text:span text:style-name="T10">, alpha);</text:span></text:p>
      <text:p text:style-name="P4"><text:s text:c="2"/><text:span text:style-name="T4">double</text:span><text:span text:style-name="T10"> beta <text:s/>= RAD_to_DEG(acos((ab * ab + bc * bc - ca * ca) / (</text:span><text:span text:style-name="T27">2.0</text:span><text:span text:style-name="T10"> * ab * bc)));</text:span></text:p>
      <text:p text:style-name="P4"><text:s text:c="2"/><text:span text:style-name="T10">printf(</text:span><text:span text:style-name="T11">"beta <text:s/>= %.2lf</text:span><text:span text:style-name="T12">\n</text:span><text:span text:style-name="T11">"</text:span><text:span text:style-name="T10">, beta);</text:span></text:p>
      <text:p text:style-name="P4"><text:s text:c="2"/><text:span text:style-name="T4">double</text:span><text:span text:style-name="T10"> gamma = RAD_to_DEG(acos((bc * bc + ca * ca - ab * ab) / (</text:span><text:span text:style-name="T27">2.0</text:span><text:span text:style-name="T10"> * bc * ca)));</text:span></text:p>
      <text:p text:style-name="P4"><text:s text:c="2"/><text:span text:style-name="T10">printf(</text:span><text:span text:style-name="T11">"gamma = %.2lf</text:span><text:span text:style-name="T12">\n</text:span><text:span text:style-name="T11">"</text:span><text:span text:style-name="T10">, gamma);</text:span></text:p>
      <text:p text:style-name="P8"/>
      <text:p text:style-name="P4"><text:s text:c="2"/><text:span text:style-name="T6">// Law of Sines</text:span></text:p>
      <text:p text:style-name="P4"><text:s text:c="2"/><text:span text:style-name="T10">printf(</text:span><text:span text:style-name="T11">"%.2lf == %.2lf == %.2lf</text:span><text:span text:style-name="T12">\n</text:span><text:span text:style-name="T11">"</text:span><text:span text:style-name="T10">, bc / sin(DEG_to_RAD(alpha)), ca / sin(DEG_to_RAD(beta)), ab / sin(DEG_to_RAD(gamma)));</text:span></text:p>
      <text:p text:style-name="P8"/>
      <text:p text:style-name="P4"><text:s text:c="2"/><text:span text:style-name="T6">// Phytagorean Theorem</text:span></text:p>
      <text:p text:style-name="P4"><text:s text:c="2"/><text:span text:style-name="T10">printf(</text:span><text:span text:style-name="T11">"%.2lf^2 == %.2lf^2 + %.2lf^2</text:span><text:span text:style-name="T12">\n</text:span><text:span text:style-name="T11">"</text:span><text:span text:style-name="T10">, ca, ab, bc);</text:span></text:p>
      <text:p text:style-name="P8"/>
      <text:p text:style-name="P4"><text:s text:c="2"/><text:span text:style-name="T6">// Triangle Inequality</text:span></text:p>
      <text:p text:style-name="P4"><text:s text:c="2"/><text:span text:style-name="T10">printf(</text:span><text:span text:style-name="T11">"(%d, %d, %d) =&gt; can form triangle? %d</text:span><text:span text:style-name="T12">\n</text:span><text:span text:style-name="T11">"</text:span><text:span text:style-name="T10">, </text:span><text:span text:style-name="T13">3</text:span><text:span text:style-name="T10">, </text:span><text:span text:style-name="T13">4</text:span><text:span text:style-name="T10">, </text:span><text:span text:style-name="T13">5</text:span><text:span text:style-name="T10">, canFormTriangle(</text:span><text:span text:style-name="T13">3</text:span><text:span text:style-name="T10">, </text:span><text:span text:style-name="T13">4</text:span><text:span text:style-name="T10">, </text:span><text:span text:style-name="T13">5</text:span><text:span text:style-name="T10">)); </text:span><text:span text:style-name="T6">// yes</text:span></text:p>
      <text:p text:style-name="P4"><text:soft-page-break/><text:s text:c="2"/><text:span text:style-name="T10">printf(</text:span><text:span text:style-name="T11">"(%d, %d, %d) =&gt; can form triangle? %d</text:span><text:span text:style-name="T12">\n</text:span><text:span text:style-name="T11">"</text:span><text:span text:style-name="T10">, </text:span><text:span text:style-name="T13">3</text:span><text:span text:style-name="T10">, </text:span><text:span text:style-name="T13">4</text:span><text:span text:style-name="T10">, </text:span><text:span text:style-name="T13">7</text:span><text:span text:style-name="T10">, canFormTriangle(</text:span><text:span text:style-name="T13">3</text:span><text:span text:style-name="T10">, </text:span><text:span text:style-name="T13">4</text:span><text:span text:style-name="T10">, </text:span><text:span text:style-name="T13">7</text:span><text:span text:style-name="T10">)); </text:span><text:span text:style-name="T6">// no, actually straight line</text:span></text:p>
      <text:p text:style-name="P4"><text:s text:c="2"/><text:span text:style-name="T10">printf(</text:span><text:span text:style-name="T11">"(%d, %d, %d) =&gt; can form triangle? %d</text:span><text:span text:style-name="T12">\n</text:span><text:span text:style-name="T11">"</text:span><text:span text:style-name="T10">, </text:span><text:span text:style-name="T13">3</text:span><text:span text:style-name="T10">, </text:span><text:span text:style-name="T13">4</text:span><text:span text:style-name="T10">, </text:span><text:span text:style-name="T13">8</text:span><text:span text:style-name="T10">, canFormTriangle(</text:span><text:span text:style-name="T13">3</text:span><text:span text:style-name="T10">, </text:span><text:span text:style-name="T13">4</text:span><text:span text:style-name="T10">, </text:span><text:span text:style-name="T13">8</text:span><text:span text:style-name="T10">)); </text:span><text:span text:style-name="T6">// no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3">}</text:p>
      <text:p text:style-name="P3"/>
      <text:p text:style-name="P18"><text:span text:style-name="T24">--------</text:span><text:span text:style-name="T25">---------------------</text:span><text:span text:style-name="T24">----------</text:span></text:p>
      <text:p text:style-name="P28">0<text:span text:style-name="T28">4 - Polygon</text:span></text:p>
      <text:p text:style-name="P1">#include &lt;algorithm&gt;</text:p>
      <text:p text:style-name="P1">#include &lt;cstdio&gt;</text:p>
      <text:p text:style-name="P1">#include &lt;cmath&gt;</text:p>
      <text:p text:style-name="P1">#include &lt;stack&gt;</text:p>
      <text:p text:style-name="P1">#include &lt;vector&gt;</text:p>
      <text:p text:style-name="P3"><text:span text:style-name="T1">using</text:span> <text:span text:style-name="T1">namespace</text:span> std;</text:p>
      <text:p text:style-name="P8"/>
      <text:p text:style-name="P1">#define EPS 1e-9</text:p>
      <text:p text:style-name="P1">#define PI acos(-1.0)</text:p>
      <text:p text:style-name="P8"/>
      <text:p text:style-name="P3"><text:span text:style-name="T3">double</text:span> <text:span text:style-name="T8">DEG_to_RAD</text:span>(<text:span text:style-name="T3">double</text:span> d) { <text:span text:style-name="T1">return</text:span> d * PI / <text:span text:style-name="T26">180.0</text:span>; }</text:p>
      <text:p text:style-name="P8"/>
      <text:p text:style-name="P3"><text:span text:style-name="T3">double</text:span> <text:span text:style-name="T8">RAD_to_DEG</text:span>(<text:span text:style-name="T3">double</text:span> r) { <text:span text:style-name="T1">return</text:span> r * <text:span text:style-name="T26">180.0</text:span> / PI; }</text:p>
      <text:p text:style-name="P8"/>
      <text:p text:style-name="P3"><text:span text:style-name="T1">struct</text:span> point { <text:span text:style-name="T3">double</text:span> x, y; <text:s text:c="2"/><text:span text:style-name="T5">// only used if more precision is needed</text:span></text:p>
      <text:p text:style-name="P4"><text:s text:c="2"/><text:span text:style-name="T10">point() { x = y = </text:span><text:span text:style-name="T27">0.0</text:span><text:span text:style-name="T10">; } <text:s text:c="21"/></text:span><text:span text:style-name="T6">// default constructor</text:span></text:p>
      <text:p text:style-name="P4"><text:s text:c="2"/><text:span text:style-name="T10">point(</text:span><text:span text:style-name="T4">double</text:span><text:span text:style-name="T10"> _x, </text:span><text:span text:style-name="T4">double</text:span><text:span text:style-name="T10"> _y) : x(_x), y(_y) {} <text:s text:c="7"/></text:span><text:span text:style-name="T6">// user-defined</text:span></text:p>
      <text:p text:style-name="P4"><text:s text:c="2"/><text:span text:style-name="T4">bool</text:span><text:span text:style-name="T10"> </text:span><text:span text:style-name="T2">operator</text:span><text:span text:style-name="T10"> == (point other) </text:span><text:span text:style-name="T2">const</text:span><text:span text:style-name="T10"> {</text:span></text:p>
      <text:p text:style-name="P4"><text:s text:c="3"/><text:span text:style-name="T2">return</text:span><text:span text:style-name="T10"> (fabs(x - other.x) &lt; EPS &amp;&amp; (fabs(y - other.y) &lt; EPS)); } };</text:span></text:p>
      <text:p text:style-name="P8"/>
      <text:p text:style-name="P3"><text:span text:style-name="T1">struct</text:span> vec { <text:span text:style-name="T3">double</text:span> x, y; <text:s/><text:span text:style-name="T5">// name: `vec' is different from STL vector</text:span></text:p>
      <text:p text:style-name="P4"><text:s text:c="2"/><text:span text:style-name="T10">vec(</text:span><text:span text:style-name="T4">double</text:span><text:span text:style-name="T10"> _x, </text:span><text:span text:style-name="T4">double</text:span><text:span text:style-name="T10"> _y) : x(_x), y(_y) {} };</text:span></text:p>
      <text:p text:style-name="P8"/>
      <text:p text:style-name="P3">vec <text:span text:style-name="T8">toVec</text:span>(point a, point b) { <text:s text:c="6"/><text:span text:style-name="T5">// convert 2 points to vector a-&gt;b</text:span></text:p>
      <text:p text:style-name="P4"><text:s text:c="2"/><text:span text:style-name="T2">return</text:span><text:span text:style-name="T10"> vec(b.x - a.x, b.y - a.y); }</text:span></text:p>
      <text:p text:style-name="P8"/>
      <text:p text:style-name="P3"><text:span text:style-name="T3">double</text:span> <text:span text:style-name="T8">dist</text:span>(point p1, point p2) { <text:s text:c="15"/><text:span text:style-name="T5">// Euclidean distance</text:span></text:p>
      <text:p text:style-name="P4"><text:s text:c="2"/><text:span text:style-name="T2">return</text:span><text:span text:style-name="T10"> hypot(p1.x - p2.x, p1.y - p2.y); } <text:s text:c="10"/></text:span><text:span text:style-name="T6">// return double</text:span></text:p>
      <text:p text:style-name="P8"/>
      <text:p text:style-name="P5">// returns the perimeter, which is the sum of Euclidian distances</text:p>
      <text:p text:style-name="P5">// of consecutive line segments (polygon edges)</text:p>
      <text:p text:style-name="P3"><text:span text:style-name="T3">double</text:span> <text:span text:style-name="T8">perimeter</text:span>(<text:span text:style-name="T1">const</text:span> vector&lt;point&gt; &amp;P) {</text:p>
      <text:p text:style-name="P4"><text:s text:c="2"/><text:span text:style-name="T4">double</text:span><text:span text:style-name="T10"> result = </text:span><text:span text:style-name="T27">0.0</text:span><text:span text:style-name="T10">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(</text:span><text:span text:style-name="T4">int</text:span><text:span text:style-name="T10">)P.size()-</text:span><text:span text:style-name="T13">1</text:span><text:span text:style-name="T10">; i++) <text:s/></text:span><text:span text:style-name="T6">// remember that P[0] = P[n-1]</text:span></text:p>
      <text:p text:style-name="P4"><text:s text:c="4"/><text:span text:style-name="T10">result += dist(P[i], P[i+</text:span><text:span text:style-name="T13">1</text:span><text:span text:style-name="T10">]);</text:span></text:p>
      <text:p text:style-name="P4"><text:s text:c="2"/><text:span text:style-name="T2">return</text:span><text:span text:style-name="T10"> result; }</text:span></text:p>
      <text:p text:style-name="P8"/>
      <text:p text:style-name="P5">// returns the area, which is half the determinant</text:p>
      <text:p text:style-name="P3"><text:span text:style-name="T3">double</text:span> <text:span text:style-name="T8">area</text:span>(<text:span text:style-name="T1">const</text:span> vector&lt;point&gt; &amp;P) {</text:p>
      <text:p text:style-name="P4"><text:s text:c="2"/><text:span text:style-name="T4">double</text:span><text:span text:style-name="T10"> result = </text:span><text:span text:style-name="T27">0.0</text:span><text:span text:style-name="T10">, x1, y1, x2, y2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(</text:span><text:span text:style-name="T4">int</text:span><text:span text:style-name="T10">)P.size()-</text:span><text:span text:style-name="T13">1</text:span><text:span text:style-name="T10">; i++) {</text:span></text:p>
      <text:p text:style-name="P4"><text:s text:c="4"/><text:span text:style-name="T10">x1 = P[i].x; x2 = P[i+</text:span><text:span text:style-name="T13">1</text:span><text:span text:style-name="T10">].x;</text:span></text:p>
      <text:p text:style-name="P4"><text:s text:c="4"/><text:span text:style-name="T10">y1 = P[i].y; y2 = P[i+</text:span><text:span text:style-name="T13">1</text:span><text:span text:style-name="T10">].y;</text:span></text:p>
      <text:p text:style-name="P4"><text:s text:c="4"/><text:span text:style-name="T10">result += (x1 * y2 - x2 * y1);</text:span></text:p>
      <text:p text:style-name="P4"><text:s text:c="2"/><text:span text:style-name="T10">}</text:span></text:p>
      <text:p text:style-name="P4"><text:s text:c="2"/><text:span text:style-name="T2">return</text:span><text:span text:style-name="T10"> fabs(result) / </text:span><text:span text:style-name="T27">2.0</text:span><text:span text:style-name="T10">; }</text:span></text:p>
      <text:p text:style-name="P8"/>
      <text:p text:style-name="P3"><text:span text:style-name="T3">double</text:span> <text:span text:style-name="T8">dot</text:span>(vec a, vec b) { <text:span text:style-name="T1">return</text:span> (a.x * b.x + a.y * b.y); }</text:p>
      <text:p text:style-name="P8"/>
      <text:p text:style-name="P3"><text:soft-page-break/><text:span text:style-name="T3">double</text:span> <text:span text:style-name="T8">norm_sq</text:span>(vec v) { <text:span text:style-name="T1">return</text:span> v.x * v.x + v.y * v.y; }</text:p>
      <text:p text:style-name="P8"/>
      <text:p text:style-name="P3"><text:span text:style-name="T3">double</text:span> <text:span text:style-name="T8">angle</text:span>(point a, point o, point b) { <text:s/><text:span text:style-name="T5">// returns angle aob in rad</text:span></text:p>
      <text:p text:style-name="P4"><text:s text:c="2"/><text:span text:style-name="T10">vec oa = toVec(o, a), ob = toVec(o, b);</text:span></text:p>
      <text:p text:style-name="P4"><text:s text:c="2"/><text:span text:style-name="T2">return</text:span><text:span text:style-name="T10"> acos(dot(oa, ob) / sqrt(norm_sq(oa) * norm_sq(ob))); }</text:span></text:p>
      <text:p text:style-name="P8"/>
      <text:p text:style-name="P3"><text:span text:style-name="T3">double</text:span> <text:span text:style-name="T8">cross</text:span>(vec a, vec b) { <text:span text:style-name="T1">return</text:span> a.x * b.y - a.y * b.x; }</text:p>
      <text:p text:style-name="P8"/>
      <text:p text:style-name="P5">// note: to accept collinear points, we have to change the `&gt; 0'</text:p>
      <text:p text:style-name="P5">// returns true if point r is on the left side of line pq</text:p>
      <text:p text:style-name="P3"><text:span text:style-name="T3">bool</text:span> <text:span text:style-name="T8">ccw</text:span>(point p, point q, point r) {</text:p>
      <text:p text:style-name="P4"><text:s text:c="2"/><text:span text:style-name="T2">return</text:span><text:span text:style-name="T10"> cross(toVec(p, q), toVec(p, r)) &gt; </text:span><text:span text:style-name="T13">0</text:span><text:span text:style-name="T10">; }</text:span></text:p>
      <text:p text:style-name="P8"/>
      <text:p text:style-name="P5">// returns true if point r is on the same line as the line pq</text:p>
      <text:p text:style-name="P3"><text:span text:style-name="T3">bool</text:span> <text:span text:style-name="T8">collinear</text:span>(point p, point q, point r) {</text:p>
      <text:p text:style-name="P4"><text:s text:c="2"/><text:span text:style-name="T2">return</text:span><text:span text:style-name="T10"> fabs(cross(toVec(p, q), toVec(p, r))) &lt; EPS; }</text:span></text:p>
      <text:p text:style-name="P8"/>
      <text:p text:style-name="P5">// returns true if we always make the same turn while examining</text:p>
      <text:p text:style-name="P5">// all the edges of the polygon one by one</text:p>
      <text:p text:style-name="P3"><text:span text:style-name="T3">bool</text:span> <text:span text:style-name="T8">isConvex</text:span>(<text:span text:style-name="T1">const</text:span> vector&lt;point&gt; &amp;P) {</text:p>
      <text:p text:style-name="P4"><text:s text:c="2"/><text:span text:style-name="T4">int</text:span><text:span text:style-name="T10"> sz = (</text:span><text:span text:style-name="T4">int</text:span><text:span text:style-name="T10">)P.size();</text:span></text:p>
      <text:p text:style-name="P4"><text:s text:c="2"/><text:span text:style-name="T2">if</text:span><text:span text:style-name="T10"> (sz &lt;= </text:span><text:span text:style-name="T13">3</text:span><text:span text:style-name="T10">) </text:span><text:span text:style-name="T2">return</text:span><text:span text:style-name="T10"> </text:span><text:span text:style-name="T15">false</text:span><text:span text:style-name="T10">; <text:s text:c="2"/></text:span><text:span text:style-name="T6">// a point/sz=2 or a line/sz=3 is not convex</text:span></text:p>
      <text:p text:style-name="P4"><text:s text:c="2"/><text:span text:style-name="T4">bool</text:span><text:span text:style-name="T10"> isLeft = ccw(P[</text:span><text:span text:style-name="T13">0</text:span><text:span text:style-name="T10">], P[</text:span><text:span text:style-name="T13">1</text:span><text:span text:style-name="T10">], P[</text:span><text:span text:style-name="T13">2</text:span><text:span text:style-name="T10">]); <text:s text:c="14"/></text:span><text:span text:style-name="T6">// remember one result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1</text:span><text:span text:style-name="T10">; i &lt; sz-</text:span><text:span text:style-name="T13">1</text:span><text:span text:style-name="T10">; i++) <text:s text:c="11"/></text:span><text:span text:style-name="T6">// then compare with the others</text:span></text:p>
      <text:p text:style-name="P4"><text:s text:c="4"/><text:span text:style-name="T2">if</text:span><text:span text:style-name="T10"> (ccw(P[i], P[i+</text:span><text:span text:style-name="T13">1</text:span><text:span text:style-name="T10">], P[(i+</text:span><text:span text:style-name="T13">2</text:span><text:span text:style-name="T10">) == sz ? </text:span><text:span text:style-name="T13">1</text:span><text:span text:style-name="T10"> : i+</text:span><text:span text:style-name="T13">2</text:span><text:span text:style-name="T10">]) != isLeft)</text:span></text:p>
      <text:p text:style-name="P4"><text:s text:c="6"/><text:span text:style-name="T2">return</text:span><text:span text:style-name="T10"> </text:span><text:span text:style-name="T15">false</text:span><text:span text:style-name="T10">; <text:s text:c="11"/></text:span><text:span text:style-name="T6">// different sign -&gt; this polygon is concave</text:span></text:p>
      <text:p text:style-name="P4"><text:s text:c="2"/><text:span text:style-name="T2">return</text:span><text:span text:style-name="T10"> </text:span><text:span text:style-name="T15">true</text:span><text:span text:style-name="T10">; } <text:s text:c="33"/></text:span><text:span text:style-name="T6">// this polygon is convex</text:span></text:p>
      <text:p text:style-name="P8"/>
      <text:p text:style-name="P5">// returns true if point p is in either convex/concave polygon P</text:p>
      <text:p text:style-name="P3"><text:span text:style-name="T3">bool</text:span> <text:span text:style-name="T8">inPolygon</text:span>(point pt, <text:span text:style-name="T1">const</text:span> vector&lt;point&gt; &amp;P) {</text:p>
      <text:p text:style-name="P4"><text:s text:c="2"/><text:span text:style-name="T2">if</text:span><text:span text:style-name="T10"> ((</text:span><text:span text:style-name="T4">int</text:span><text:span text:style-name="T10">)P.size() == </text:span><text:span text:style-name="T13">0</text:span><text:span text:style-name="T10">) </text:span><text:span text:style-name="T2">return</text:span><text:span text:style-name="T10"> </text:span><text:span text:style-name="T15">false</text:span><text:span text:style-name="T10">;</text:span></text:p>
      <text:p text:style-name="P4"><text:s text:c="2"/><text:span text:style-name="T4">double</text:span><text:span text:style-name="T10"> sum = </text:span><text:span text:style-name="T13">0</text:span><text:span text:style-name="T10">; <text:s text:c="3"/></text:span><text:span text:style-name="T6">// assume the first vertex is equal to the last vertex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(</text:span><text:span text:style-name="T4">int</text:span><text:span text:style-name="T10">)P.size()-</text:span><text:span text:style-name="T13">1</text:span><text:span text:style-name="T10">; i++) {</text:span></text:p>
      <text:p text:style-name="P4"><text:s text:c="4"/><text:span text:style-name="T2">if</text:span><text:span text:style-name="T10"> (ccw(pt, P[i], P[i+</text:span><text:span text:style-name="T13">1</text:span><text:span text:style-name="T10">]))</text:span></text:p>
      <text:p text:style-name="P4"><text:s text:c="9"/><text:span text:style-name="T10">sum += angle(P[i], pt, P[i+</text:span><text:span text:style-name="T13">1</text:span><text:span text:style-name="T10">]); <text:s text:c="18"/></text:span><text:span text:style-name="T6">// left turn/ccw</text:span></text:p>
      <text:p text:style-name="P4"><text:s text:c="4"/><text:span text:style-name="T2">else</text:span><text:span text:style-name="T10"> sum -= angle(P[i], pt, P[i+</text:span><text:span text:style-name="T13">1</text:span><text:span text:style-name="T10">]); } <text:s text:c="16"/></text:span><text:span text:style-name="T6">// right turn/cw</text:span></text:p>
      <text:p text:style-name="P4"><text:s text:c="2"/><text:span text:style-name="T2">return</text:span><text:span text:style-name="T10"> fabs(fabs(sum) - </text:span><text:span text:style-name="T13">2</text:span><text:span text:style-name="T10">*PI) &lt; EPS; }</text:span></text:p>
      <text:p text:style-name="P8"/>
      <text:p text:style-name="P5">// line segment p-q intersect with line A-B.</text:p>
      <text:p text:style-name="P3">point <text:span text:style-name="T8">lineIntersectSeg</text:span>(point p, point q, point A, point B) {</text:p>
      <text:p text:style-name="P4"><text:s text:c="2"/><text:span text:style-name="T4">double</text:span><text:span text:style-name="T10"> a = B.y - A.y;</text:span></text:p>
      <text:p text:style-name="P4"><text:s text:c="2"/><text:span text:style-name="T4">double</text:span><text:span text:style-name="T10"> b = A.x - B.x;</text:span></text:p>
      <text:p text:style-name="P4"><text:s text:c="2"/><text:span text:style-name="T4">double</text:span><text:span text:style-name="T10"> c = B.x * A.y - A.x * B.y;</text:span></text:p>
      <text:p text:style-name="P4"><text:s text:c="2"/><text:span text:style-name="T4">double</text:span><text:span text:style-name="T10"> u = fabs(a * p.x + b * p.y + c);</text:span></text:p>
      <text:p text:style-name="P4"><text:s text:c="2"/><text:span text:style-name="T4">double</text:span><text:span text:style-name="T10"> v = fabs(a * q.x + b * q.y + c);</text:span></text:p>
      <text:p text:style-name="P4"><text:s text:c="2"/><text:span text:style-name="T2">return</text:span><text:span text:style-name="T10"> point((p.x * v + q.x * u) / (u+v), (p.y * v + q.y * u) / (u+v)); }</text:span></text:p>
      <text:p text:style-name="P8"/>
      <text:p text:style-name="P5">// cuts polygon Q along the line formed by point a -&gt; point b</text:p>
      <text:p text:style-name="P5">// (note: the last point must be the same as the first point)</text:p>
      <text:p text:style-name="P3">vector&lt;point&gt; cutPolygon(point a, point b, <text:span text:style-name="T1">const</text:span> vector&lt;point&gt; &amp;Q) {</text:p>
      <text:p text:style-name="P4"><text:s text:c="2"/><text:span text:style-name="T10">vector&lt;point&gt; P;</text:span></text:p>
      <text:p text:style-name="P4"><text:s text:c="2"/><text:span text:style-name="T2">for</text:span><text:span text:style-name="T10"> (</text:span><text:span text:style-name="T4">int</text:span><text:span text:style-name="T10"> i = </text:span><text:span text:style-name="T13">0</text:span><text:span text:style-name="T10">; i &lt; (</text:span><text:span text:style-name="T4">int</text:span><text:span text:style-name="T10">)Q.size(); i++) {</text:span></text:p>
      <text:p text:style-name="P4"><text:s text:c="4"/><text:span text:style-name="T4">double</text:span><text:span text:style-name="T10"> left1 = cross(toVec(a, b), toVec(a, Q[i])), left2 = </text:span><text:span text:style-name="T13">0</text:span><text:span text:style-name="T10">;</text:span></text:p>
      <text:p text:style-name="P4"><text:s text:c="4"/><text:span text:style-name="T2">if</text:span><text:span text:style-name="T10"> (i != (</text:span><text:span text:style-name="T4">int</text:span><text:span text:style-name="T10">)Q.size()-</text:span><text:span text:style-name="T13">1</text:span><text:span text:style-name="T10">) left2 = cross(toVec(a, b), toVec(a, Q[i+</text:span><text:span text:style-name="T13">1</text:span><text:span text:style-name="T10">]));</text:span></text:p>
      <text:p text:style-name="P4"><text:s text:c="4"/><text:span text:style-name="T2">if</text:span><text:span text:style-name="T10"> (left1 &gt; -EPS) P.push_back(Q[i]); <text:s text:c="6"/></text:span><text:span text:style-name="T6">// Q[i] is on the left of ab</text:span></text:p>
      <text:p text:style-name="P4"><text:s text:c="4"/><text:span text:style-name="T2">if</text:span><text:span text:style-name="T10"> (left1 * left2 &lt; -EPS) <text:s text:c="7"/></text:span><text:span text:style-name="T6">// edge (Q[i], Q[i+1]) crosses line ab</text:span></text:p>
      <text:p text:style-name="P4"><text:s text:c="6"/><text:span text:style-name="T10">P.push_back(lineIntersectSeg(Q[i], Q[i+</text:span><text:span text:style-name="T13">1</text:span><text:span text:style-name="T10">], a, b));</text:span></text:p>
      <text:p text:style-name="P4"><text:s text:c="2"/><text:span text:style-name="T10">}</text:span></text:p>
      <text:p text:style-name="P4"><text:s text:c="2"/><text:span text:style-name="T2">if</text:span><text:span text:style-name="T10"> (!P.empty() &amp;&amp; !(P.back() == P.front()))</text:span></text:p>
      <text:p text:style-name="P4"><text:s text:c="4"/><text:span text:style-name="T10">P.push_back(P.front()); <text:s text:c="7"/></text:span><text:span text:style-name="T6">// make P's first point = P's last point</text:span></text:p>
      <text:p text:style-name="P4"><text:s text:c="2"/><text:span text:style-name="T2">return</text:span><text:span text:style-name="T10"> P; }</text:span></text:p>
      <text:p text:style-name="P8"><text:soft-page-break/></text:p>
      <text:p text:style-name="P3">point pivot;</text:p>
      <text:p text:style-name="P3"><text:span text:style-name="T3">bool</text:span> <text:span text:style-name="T8">angleCmp</text:span>(point a, point b) { <text:s text:c="16"/><text:span text:style-name="T5">// angle-sorting function</text:span></text:p>
      <text:p text:style-name="P4"><text:s text:c="2"/><text:span text:style-name="T2">if</text:span><text:span text:style-name="T10"> (collinear(pivot, a, b)) <text:s text:c="30"/></text:span><text:span text:style-name="T6">// special case</text:span></text:p>
      <text:p text:style-name="P4"><text:s text:c="4"/><text:span text:style-name="T2">return</text:span><text:span text:style-name="T10"> dist(pivot, a) &lt; dist(pivot, b); <text:s text:c="3"/></text:span><text:span text:style-name="T6">// check which one is closer</text:span></text:p>
      <text:p text:style-name="P4"><text:s text:c="2"/><text:span text:style-name="T4">double</text:span><text:span text:style-name="T10"> d1x = a.x - pivot.x, d1y = a.y - pivot.y;</text:span></text:p>
      <text:p text:style-name="P4"><text:s text:c="2"/><text:span text:style-name="T4">double</text:span><text:span text:style-name="T10"> d2x = b.x - pivot.x, d2y = b.y - pivot.y;</text:span></text:p>
      <text:p text:style-name="P4"><text:s text:c="2"/><text:span text:style-name="T2">return</text:span><text:span text:style-name="T10"> (atan2(d1y, d1x) - atan2(d2y, d2x)) &lt; </text:span><text:span text:style-name="T13">0</text:span><text:span text:style-name="T10">; } <text:s text:c="2"/></text:span><text:span text:style-name="T6">// compare two angles</text:span></text:p>
      <text:p text:style-name="P8"/>
      <text:p text:style-name="P3">vector&lt;point&gt; CH(vector&lt;point&gt; P) { <text:s text:c="2"/><text:span text:style-name="T5">// the content of P may be reshuffled</text:span></text:p>
      <text:p text:style-name="P4"><text:s text:c="2"/><text:span text:style-name="T4">int</text:span><text:span text:style-name="T10"> i, j, n = (</text:span><text:span text:style-name="T4">int</text:span><text:span text:style-name="T10">)P.size();</text:span></text:p>
      <text:p text:style-name="P4"><text:s text:c="2"/><text:span text:style-name="T2">if</text:span><text:span text:style-name="T10"> (n &lt;= </text:span><text:span text:style-name="T13">3</text:span><text:span text:style-name="T10">) {</text:span></text:p>
      <text:p text:style-name="P4"><text:s text:c="4"/><text:span text:style-name="T2">if</text:span><text:span text:style-name="T10"> (!(P[</text:span><text:span text:style-name="T13">0</text:span><text:span text:style-name="T10">] == P[n-</text:span><text:span text:style-name="T13">1</text:span><text:span text:style-name="T10">])) P.push_back(P[</text:span><text:span text:style-name="T13">0</text:span><text:span text:style-name="T10">]); </text:span><text:span text:style-name="T6">// safeguard from corner case</text:span></text:p>
      <text:p text:style-name="P4"><text:s text:c="4"/><text:span text:style-name="T2">return</text:span><text:span text:style-name="T10"> P; <text:s text:c="26"/></text:span><text:span text:style-name="T6">// special case, the CH is P itself</text:span></text:p>
      <text:p text:style-name="P4"><text:s text:c="2"/><text:span text:style-name="T10">}</text:span></text:p>
      <text:p text:style-name="P8"/>
      <text:p text:style-name="P4"><text:s text:c="2"/><text:span text:style-name="T6">// first, find P0 = point with lowest Y and if tie: rightmost X</text:span></text:p>
      <text:p text:style-name="P4"><text:s text:c="2"/><text:span text:style-name="T4">int</text:span><text:span text:style-name="T10"> P0 = </text:span><text:span text:style-name="T13">0</text:span><text:span text:style-name="T10">;</text:span></text:p>
      <text:p text:style-name="P4"><text:s text:c="2"/><text:span text:style-name="T2">for</text:span><text:span text:style-name="T10"> (i = </text:span><text:span text:style-name="T13">1</text:span><text:span text:style-name="T10">; i &lt; n; i++)</text:span></text:p>
      <text:p text:style-name="P4"><text:s text:c="4"/><text:span text:style-name="T2">if</text:span><text:span text:style-name="T10"> (P[i].y &lt; P[P0].y || (P[i].y == P[P0].y &amp;&amp; P[i].x &gt; P[P0].x))</text:span></text:p>
      <text:p text:style-name="P4"><text:s text:c="6"/><text:span text:style-name="T10">P0 = i;</text:span></text:p>
      <text:p text:style-name="P8"/>
      <text:p text:style-name="P4"><text:s text:c="2"/><text:span text:style-name="T10">point temp = P[</text:span><text:span text:style-name="T13">0</text:span><text:span text:style-name="T10">]; P[</text:span><text:span text:style-name="T13">0</text:span><text:span text:style-name="T10">] = P[P0]; P[P0] = temp; <text:s text:c="3"/></text:span><text:span text:style-name="T6">// swap P[P0] with P[0]</text:span></text:p>
      <text:p text:style-name="P8"/>
      <text:p text:style-name="P4"><text:s text:c="2"/><text:span text:style-name="T6">// second, sort points by angle w.r.t. pivot P0</text:span></text:p>
      <text:p text:style-name="P4"><text:s text:c="2"/><text:span text:style-name="T10">pivot = P[</text:span><text:span text:style-name="T13">0</text:span><text:span text:style-name="T10">]; <text:s text:c="19"/></text:span><text:span text:style-name="T6">// use this global variable as reference</text:span></text:p>
      <text:p text:style-name="P4"><text:s text:c="2"/><text:span text:style-name="T10">sort(++P.begin(), P.end(), angleCmp); <text:s text:c="13"/></text:span><text:span text:style-name="T6">// we do not sort P[0]</text:span></text:p>
      <text:p text:style-name="P8"/>
      <text:p text:style-name="P4"><text:s text:c="2"/><text:span text:style-name="T6">// third, the ccw tests</text:span></text:p>
      <text:p text:style-name="P4"><text:s text:c="2"/><text:span text:style-name="T10">vector&lt;point&gt; S;</text:span></text:p>
      <text:p text:style-name="P4"><text:s text:c="2"/><text:span text:style-name="T10">S.push_back(P[n-</text:span><text:span text:style-name="T13">1</text:span><text:span text:style-name="T10">]); S.push_back(P[</text:span><text:span text:style-name="T13">0</text:span><text:span text:style-name="T10">]); S.push_back(P[</text:span><text:span text:style-name="T13">1</text:span><text:span text:style-name="T10">]); <text:s text:c="2"/></text:span><text:span text:style-name="T6">// initial S</text:span></text:p>
      <text:p text:style-name="P4"><text:s text:c="2"/><text:span text:style-name="T10">i = </text:span><text:span text:style-name="T13">2</text:span><text:span text:style-name="T10">; <text:s text:c="40"/></text:span><text:span text:style-name="T6">// then, we check the rest</text:span></text:p>
      <text:p text:style-name="P4"><text:s text:c="2"/><text:span text:style-name="T2">while</text:span><text:span text:style-name="T10"> (i &lt; n) { <text:s text:c="10"/></text:span><text:span text:style-name="T6">// note: N must be &gt;= 3 for this method to work</text:span></text:p>
      <text:p text:style-name="P4"><text:s text:c="4"/><text:span text:style-name="T10">j = (</text:span><text:span text:style-name="T4">int</text:span><text:span text:style-name="T10">)S.size()-</text:span><text:span text:style-name="T13">1</text:span><text:span text:style-name="T10">;</text:span></text:p>
      <text:p text:style-name="P4"><text:s text:c="4"/><text:span text:style-name="T2">if</text:span><text:span text:style-name="T10"> (ccw(S[j-</text:span><text:span text:style-name="T13">1</text:span><text:span text:style-name="T10">], S[j], P[i])) S.push_back(P[i++]); <text:s/></text:span><text:span text:style-name="T6">// left turn, accept</text:span></text:p>
      <text:p text:style-name="P4"><text:s text:c="4"/><text:span text:style-name="T2">else</text:span><text:span text:style-name="T10"> S.pop_back(); } <text:s text:c="2"/></text:span><text:span text:style-name="T6">// or pop the top of S until we have a left turn</text:span></text:p>
      <text:p text:style-name="P4"><text:s text:c="2"/><text:span text:style-name="T2">return</text:span><text:span text:style-name="T10"> S; } <text:s text:c="41"/></text:span><text:span text:style-name="T6">// return the result</text:span></text:p>
      <text:p text:style-name="P8"/>
      <text:p text:style-name="P3"><text:span text:style-name="T3">int</text:span> main() {</text:p>
      <text:p text:style-name="P4"><text:s text:c="2"/><text:span text:style-name="T6">// 6 points, entered in counter clockwise order, 0-based indexing</text:span></text:p>
      <text:p text:style-name="P4"><text:s text:c="2"/><text:span text:style-name="T10">vector&lt;point&gt; P;</text:span></text:p>
      <text:p text:style-name="P4"><text:s text:c="2"/><text:span text:style-name="T10">P.push_back(point(</text:span><text:span text:style-name="T13">1</text:span><text:span text:style-name="T10">, </text:span><text:span text:style-name="T13">1</text:span><text:span text:style-name="T10">));</text:span></text:p>
      <text:p text:style-name="P4"><text:s text:c="2"/><text:span text:style-name="T10">P.push_back(point(</text:span><text:span text:style-name="T13">3</text:span><text:span text:style-name="T10">, </text:span><text:span text:style-name="T13">3</text:span><text:span text:style-name="T10">));</text:span></text:p>
      <text:p text:style-name="P4"><text:s text:c="2"/><text:span text:style-name="T10">P.push_back(point(</text:span><text:span text:style-name="T13">9</text:span><text:span text:style-name="T10">, </text:span><text:span text:style-name="T13">1</text:span><text:span text:style-name="T10">));</text:span></text:p>
      <text:p text:style-name="P4"><text:s text:c="2"/><text:span text:style-name="T10">P.push_back(point(</text:span><text:span text:style-name="T13">12</text:span><text:span text:style-name="T10">, </text:span><text:span text:style-name="T13">4</text:span><text:span text:style-name="T10">));</text:span></text:p>
      <text:p text:style-name="P4"><text:s text:c="2"/><text:span text:style-name="T10">P.push_back(point(</text:span><text:span text:style-name="T13">9</text:span><text:span text:style-name="T10">, </text:span><text:span text:style-name="T13">7</text:span><text:span text:style-name="T10">));</text:span></text:p>
      <text:p text:style-name="P4"><text:s text:c="2"/><text:span text:style-name="T10">P.push_back(point(</text:span><text:span text:style-name="T13">1</text:span><text:span text:style-name="T10">, </text:span><text:span text:style-name="T13">7</text:span><text:span text:style-name="T10">));</text:span></text:p>
      <text:p text:style-name="P4"><text:s text:c="2"/><text:span text:style-name="T10">P.push_back(P[</text:span><text:span text:style-name="T13">0</text:span><text:span text:style-name="T10">]); </text:span><text:span text:style-name="T6">// loop back</text:span></text:p>
      <text:p text:style-name="P8"/>
      <text:p text:style-name="P4"><text:s text:c="2"/><text:span text:style-name="T10">printf(</text:span><text:span text:style-name="T11">"Perimeter of polygon = %.2lf</text:span><text:span text:style-name="T12">\n</text:span><text:span text:style-name="T11">"</text:span><text:span text:style-name="T10">, perimeter(P)); </text:span><text:span text:style-name="T6">// 31.64</text:span></text:p>
      <text:p text:style-name="P4"><text:s text:c="2"/><text:span text:style-name="T10">printf(</text:span><text:span text:style-name="T11">"Area of polygon = %.2lf</text:span><text:span text:style-name="T12">\n</text:span><text:span text:style-name="T11">"</text:span><text:span text:style-name="T10">, area(P)); </text:span><text:span text:style-name="T6">// 49.00</text:span></text:p>
      <text:p text:style-name="P4"><text:s text:c="2"/><text:span text:style-name="T10">printf(</text:span><text:span text:style-name="T11">"Is convex = %d</text:span><text:span text:style-name="T12">\n</text:span><text:span text:style-name="T11">"</text:span><text:span text:style-name="T10">, isConvex(P)); </text:span><text:span text:style-name="T6">// false (P1 is the culprit)</text:span></text:p>
      <text:p text:style-name="P8"/>
      <text:p text:style-name="P4"><text:s text:c="2"/><text:span text:style-name="T6">//// the positions of P6 and P7 w.r.t the polygon</text:span></text:p>
      <text:p text:style-name="P4"><text:s text:c="2"/><text:span text:style-name="T6">//7 P5--------------P4</text:span></text:p>
      <text:p text:style-name="P4"><text:s text:c="2"/><text:span text:style-name="T6">//6 | <text:s text:c="17"/>\</text:span></text:p>
      <text:p text:style-name="P6"><text:s text:c="2"/><text:span text:style-name="T10">//5 | <text:s text:c="19"/>\</text:span></text:p>
      <text:p text:style-name="P6"><text:s text:c="2"/><text:span text:style-name="T10">//4 | <text:s text:c="2"/>P7 <text:s text:c="15"/>P3</text:span></text:p>
      <text:p text:style-name="P4"><text:s text:c="2"/><text:span text:style-name="T6">//3 | <text:s text:c="2"/>P1___ <text:s text:c="11"/>/</text:span></text:p>
      <text:p text:style-name="P4"><text:s text:c="2"/><text:span text:style-name="T6">//2 | / P6 <text:s text:c="3"/>\ ___ <text:s text:c="3"/>/</text:span></text:p>
      <text:p text:style-name="P4"><text:s text:c="2"/><text:span text:style-name="T6">//1 P0 <text:s text:c="13"/>P2</text:span></text:p>
      <text:p text:style-name="P4"><text:soft-page-break/><text:s text:c="2"/><text:span text:style-name="T6">//0 1 2 3 4 5 6 7 8 9 101112</text:span></text:p>
      <text:p text:style-name="P8"/>
      <text:p text:style-name="P4"><text:s text:c="2"/><text:span text:style-name="T10">point </text:span><text:span text:style-name="T9">P6</text:span><text:span text:style-name="T10">(</text:span><text:span text:style-name="T13">3</text:span><text:span text:style-name="T10">, </text:span><text:span text:style-name="T13">2</text:span><text:span text:style-name="T10">); </text:span><text:span text:style-name="T6">// outside this (concave) polygon</text:span></text:p>
      <text:p text:style-name="P4"><text:s text:c="2"/><text:span text:style-name="T10">printf(</text:span><text:span text:style-name="T11">"Point P6 is inside this polygon = %d</text:span><text:span text:style-name="T12">\n</text:span><text:span text:style-name="T11">"</text:span><text:span text:style-name="T10">, inPolygon(P6, P)); </text:span><text:span text:style-name="T6">// false</text:span></text:p>
      <text:p text:style-name="P4"><text:s text:c="2"/><text:span text:style-name="T10">point </text:span><text:span text:style-name="T9">P7</text:span><text:span text:style-name="T10">(</text:span><text:span text:style-name="T13">3</text:span><text:span text:style-name="T10">, </text:span><text:span text:style-name="T13">4</text:span><text:span text:style-name="T10">); </text:span><text:span text:style-name="T6">// inside this (concave) polygon</text:span></text:p>
      <text:p text:style-name="P4"><text:s text:c="2"/><text:span text:style-name="T10">printf(</text:span><text:span text:style-name="T11">"Point P7 is inside this polygon = %d</text:span><text:span text:style-name="T12">\n</text:span><text:span text:style-name="T11">"</text:span><text:span text:style-name="T10">, inPolygon(P7, P)); </text:span><text:span text:style-name="T6">// true</text:span></text:p>
      <text:p text:style-name="P8"/>
      <text:p text:style-name="P4"><text:s text:c="2"/><text:span text:style-name="T6">// cutting the original polygon based on line P[2] -&gt; P[4] (get the left side)</text:span></text:p>
      <text:p text:style-name="P4"><text:s text:c="2"/><text:span text:style-name="T6">//7 P5--------------P4</text:span></text:p>
      <text:p text:style-name="P4"><text:s text:c="2"/><text:span text:style-name="T6">//6 | <text:s text:c="14"/>| <text:s/>\</text:span></text:p>
      <text:p text:style-name="P6"><text:s text:c="2"/><text:span text:style-name="T10">//5 | <text:s text:c="14"/>| <text:s text:c="3"/>\</text:span></text:p>
      <text:p text:style-name="P6"><text:s text:c="2"/><text:span text:style-name="T10">//4 | <text:s text:c="14"/>| <text:s text:c="4"/>P3</text:span></text:p>
      <text:p text:style-name="P4"><text:s text:c="2"/><text:span text:style-name="T6">//3 | <text:s text:c="2"/>P1___ <text:s text:c="6"/>| <text:s text:c="3"/>/</text:span></text:p>
      <text:p text:style-name="P4"><text:s text:c="2"/><text:span text:style-name="T6">//2 | / <text:s text:c="6"/>\ ___ | <text:s/>/</text:span></text:p>
      <text:p text:style-name="P4"><text:s text:c="2"/><text:span text:style-name="T6">//1 P0 <text:s text:c="13"/>P2</text:span></text:p>
      <text:p text:style-name="P4"><text:s text:c="2"/><text:span text:style-name="T6">//0 1 2 3 4 5 6 7 8 9 101112</text:span></text:p>
      <text:p text:style-name="P4"><text:s text:c="2"/><text:span text:style-name="T6">// new polygon (notice the index are different now):</text:span></text:p>
      <text:p text:style-name="P4"><text:s text:c="2"/><text:span text:style-name="T6">//7 P4--------------P3</text:span></text:p>
      <text:p text:style-name="P4"><text:s text:c="2"/><text:span text:style-name="T6">//6 | <text:s text:c="14"/>|</text:span></text:p>
      <text:p text:style-name="P4"><text:s text:c="2"/><text:span text:style-name="T6">//5 | <text:s text:c="14"/>|</text:span></text:p>
      <text:p text:style-name="P4"><text:s text:c="2"/><text:span text:style-name="T6">//4 | <text:s text:c="14"/>|</text:span></text:p>
      <text:p text:style-name="P4"><text:s text:c="2"/><text:span text:style-name="T6">//3 | <text:s text:c="2"/>P1___ <text:s text:c="6"/>|</text:span></text:p>
      <text:p text:style-name="P4"><text:s text:c="2"/><text:span text:style-name="T6">//2 | / <text:s text:c="6"/>\ ___ |</text:span></text:p>
      <text:p text:style-name="P4"><text:s text:c="2"/><text:span text:style-name="T6">//1 P0 <text:s text:c="13"/>P2</text:span></text:p>
      <text:p text:style-name="P4"><text:s text:c="2"/><text:span text:style-name="T6">//0 1 2 3 4 5 6 7 8 9</text:span></text:p>
      <text:p text:style-name="P8"/>
      <text:p text:style-name="P4"><text:s text:c="2"/><text:span text:style-name="T10">P = cutPolygon(P[</text:span><text:span text:style-name="T13">2</text:span><text:span text:style-name="T10">], P[</text:span><text:span text:style-name="T13">4</text:span><text:span text:style-name="T10">], P);</text:span></text:p>
      <text:p text:style-name="P4"><text:s text:c="2"/><text:span text:style-name="T10">printf(</text:span><text:span text:style-name="T11">"Perimeter of polygon = %.2lf</text:span><text:span text:style-name="T12">\n</text:span><text:span text:style-name="T11">"</text:span><text:span text:style-name="T10">, perimeter(P)); </text:span><text:span text:style-name="T6">// smaller now 29.15</text:span></text:p>
      <text:p text:style-name="P4"><text:s text:c="2"/><text:span text:style-name="T10">printf(</text:span><text:span text:style-name="T11">"Area of polygon = %.2lf</text:span><text:span text:style-name="T12">\n</text:span><text:span text:style-name="T11">"</text:span><text:span text:style-name="T10">, area(P)); </text:span><text:span text:style-name="T6">// 40.00</text:span></text:p>
      <text:p text:style-name="P8"/>
      <text:p text:style-name="P4"><text:s text:c="2"/><text:span text:style-name="T6">// running convex hull of the resulting polygon (index changes again)</text:span></text:p>
      <text:p text:style-name="P4"><text:s text:c="2"/><text:span text:style-name="T6">//7 P3--------------P2</text:span></text:p>
      <text:p text:style-name="P4"><text:s text:c="2"/><text:span text:style-name="T6">//6 | <text:s text:c="14"/>|</text:span></text:p>
      <text:p text:style-name="P4"><text:s text:c="2"/><text:span text:style-name="T6">//5 | <text:s text:c="14"/>|</text:span></text:p>
      <text:p text:style-name="P4"><text:s text:c="2"/><text:span text:style-name="T6">//4 | <text:s text:c="2"/>P7 <text:s text:c="9"/>|</text:span></text:p>
      <text:p text:style-name="P4"><text:s text:c="2"/><text:span text:style-name="T6">//3 | <text:s text:c="14"/>|</text:span></text:p>
      <text:p text:style-name="P4"><text:s text:c="2"/><text:span text:style-name="T6">//2 | <text:s text:c="14"/>|</text:span></text:p>
      <text:p text:style-name="P4"><text:s text:c="2"/><text:span text:style-name="T6">//1 P0--------------P1</text:span></text:p>
      <text:p text:style-name="P4"><text:s text:c="2"/><text:span text:style-name="T6">//0 1 2 3 4 5 6 7 8 9</text:span></text:p>
      <text:p text:style-name="P8"/>
      <text:p text:style-name="P4"><text:s text:c="2"/><text:span text:style-name="T10">P = CH(P); </text:span><text:span text:style-name="T6">// now this is a rectangle</text:span></text:p>
      <text:p text:style-name="P4"><text:s text:c="2"/><text:span text:style-name="T10">printf(</text:span><text:span text:style-name="T11">"Perimeter of polygon = %.2lf</text:span><text:span text:style-name="T12">\n</text:span><text:span text:style-name="T11">"</text:span><text:span text:style-name="T10">, perimeter(P)); </text:span><text:span text:style-name="T6">// precisely 28.00</text:span></text:p>
      <text:p text:style-name="P4"><text:s text:c="2"/><text:span text:style-name="T10">printf(</text:span><text:span text:style-name="T11">"Area of polygon = %.2lf</text:span><text:span text:style-name="T12">\n</text:span><text:span text:style-name="T11">"</text:span><text:span text:style-name="T10">, area(P)); </text:span><text:span text:style-name="T6">// precisely 48.00</text:span></text:p>
      <text:p text:style-name="P4"><text:s text:c="2"/><text:span text:style-name="T10">printf(</text:span><text:span text:style-name="T11">"Is convex = %d</text:span><text:span text:style-name="T12">\n</text:span><text:span text:style-name="T11">"</text:span><text:span text:style-name="T10">, isConvex(P)); </text:span><text:span text:style-name="T6">// true</text:span></text:p>
      <text:p text:style-name="P4"><text:s text:c="2"/><text:span text:style-name="T10">printf(</text:span><text:span text:style-name="T11">"Point P6 is inside this polygon = %d</text:span><text:span text:style-name="T12">\n</text:span><text:span text:style-name="T11">"</text:span><text:span text:style-name="T10">, inPolygon(P6, P)); </text:span><text:span text:style-name="T6">// true</text:span></text:p>
      <text:p text:style-name="P4"><text:s text:c="2"/><text:span text:style-name="T10">printf(</text:span><text:span text:style-name="T11">"Point P7 is inside this polygon = %d</text:span><text:span text:style-name="T12">\n</text:span><text:span text:style-name="T11">"</text:span><text:span text:style-name="T10">, inPolygon(P7, P)); </text:span><text:span text:style-name="T6">// true</text:span></text:p>
      <text:p text:style-name="P8"/>
      <text:p text:style-name="P4"><text:s text:c="2"/><text:span text:style-name="T2">return</text:span><text:span text:style-name="T10"> </text:span><text:span text:style-name="T13">0</text:span><text:span text:style-name="T10">;</text:span></text:p>
      <text:p text:style-name="P13"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background-color="transparen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23:12:22.002448269</meta:creation-date>
    <dc:date>2016-09-14T23:50:19.838395538</dc:date>
    <meta:editing-duration>PT22M46S</meta:editing-duration>
    <meta:editing-cycles>4</meta:editing-cycles>
    <meta:generator>LibreOffice/5.1.4.2$Linux_X86_64 LibreOffice_project/10m0$Build-2</meta:generator>
    <meta:document-statistic meta:table-count="0" meta:image-count="0" meta:object-count="0" meta:page-count="48" meta:paragraph-count="2086" meta:word-count="13757" meta:character-count="86584" meta:non-whitespace-character-count="64129"/>
  </office:meta>
</office:document-meta>
</file>